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2pt" fo:language="zxx" fo:country="none" officeooo:rsid="0016fe51" officeooo:paragraph-rsid="0089c5b6"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ans" fo:font-size="12pt" fo:language="zxx" fo:country="none" officeooo:rsid="0016fe51" officeooo:paragraph-rsid="008b007d" style:font-size-asian="12pt" style:language-asian="zxx" style:country-asian="none" style:font-size-complex="12pt" style:language-complex="zxx" style:country-complex="none"/>
    </style:style>
    <style:style style:name="P3" style:family="paragraph" style:parent-style-name="Standard">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 style:family="paragraph" style:parent-style-name="Preformatted_20_Text">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5" style:family="paragraph" style:parent-style-name="Preformatted_20_Text">
      <style:text-properties style:font-name="Liberation Sans" fo:font-size="12pt" fo:language="zxx" fo:country="none" style:font-size-asian="12pt" style:language-asian="zxx" style:country-asian="none" style:font-size-complex="12pt" style:language-complex="zxx" style:country-complex="none"/>
    </style:style>
    <style:style style:name="P6" style:family="paragraph" style:parent-style-name="Preformatted_20_Text">
      <style:text-properties style:font-name="Liberation San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style:font-name="Liberation Sans" fo:font-size="12pt" fo:language="zxx" fo:country="none" officeooo:rsid="0053d585" officeooo:paragraph-rsid="0053d585" style:font-size-asian="12pt" style:language-asian="zxx" style:country-asian="none" style:font-size-complex="12pt" style:language-complex="zxx" style:country-complex="none"/>
    </style:style>
    <style:style style:name="P8" style:family="paragraph" style:parent-style-name="Preformatted_20_Text">
      <style:text-properties style:font-name="Liberation Sans" fo:font-size="12pt" fo:language="zxx" fo:country="none" officeooo:paragraph-rsid="008b007d" style:font-size-asian="12pt" style:language-asian="zxx" style:country-asian="none" style:font-size-complex="12pt" style:language-complex="zxx" style:country-complex="none"/>
    </style:style>
    <style:style style:name="P9" style:family="paragraph" style:parent-style-name="Preformatted_20_Text">
      <style:text-properties style:font-name="Liberation Sans" fo:font-size="12pt" fo:language="zxx" fo:country="none" officeooo:rsid="0015af69" officeooo:paragraph-rsid="008b007d" style:font-size-asian="12pt" style:language-asian="zxx" style:country-asian="none" style:font-size-complex="12pt" style:language-complex="zxx" style:country-complex="none"/>
    </style:style>
    <style:style style:name="P10" style:family="paragraph" style:parent-style-name="Preformatted_20_Text">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11" style:family="paragraph" style:parent-style-name="Preformatted_20_Text">
      <style:text-properties style:font-name="Liberation Sans" fo:font-size="12pt" fo:language="zxx" fo:country="none" officeooo:paragraph-rsid="008c173f" style:font-size-asian="12pt" style:language-asian="zxx" style:country-asian="none" style:font-size-complex="12pt" style:language-complex="zxx" style:country-complex="none"/>
    </style:style>
    <style:style style:name="P12" style:family="paragraph" style:parent-style-name="Preformatted_20_Text">
      <style:text-properties style:font-name="Liberation Sans" fo:font-size="12pt" fo:language="zxx" fo:country="none" officeooo:rsid="0023c340" officeooo:paragraph-rsid="008deffa" style:font-size-asian="12pt" style:language-asian="zxx" style:country-asian="none" style:font-size-complex="12pt" style:language-complex="zxx" style:country-complex="none"/>
    </style:style>
    <style:style style:name="P13" style:family="paragraph" style:parent-style-name="Preformatted_20_Text">
      <style:text-properties style:font-name="Liberation Sans" fo:font-size="12pt" fo:language="zxx" fo:country="none" officeooo:rsid="00257680" officeooo:paragraph-rsid="008deffa" style:font-size-asian="12pt" style:language-asian="zxx" style:country-asian="none" style:font-size-complex="12pt" style:language-complex="zxx" style:country-complex="none"/>
    </style:style>
    <style:style style:name="P14" style:family="paragraph" style:parent-style-name="Preformatted_20_Text">
      <style:text-properties style:font-name="Liberation Sans" fo:font-size="12pt" fo:language="zxx" fo:country="none" officeooo:rsid="002579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style:font-name="Liberation Sans" fo:font-size="12pt" fo:language="zxx" fo:country="none" officeooo:rsid="00297981"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style:font-name="Liberation Sans" fo:font-size="12pt" fo:language="zxx" fo:country="none" officeooo:paragraph-rsid="01600412" style:font-size-asian="12pt" style:language-asian="zxx" style:country-asian="none" style:font-size-complex="12pt" style:language-complex="zxx" style:country-complex="none"/>
    </style:style>
    <style:style style:name="P17" style:family="paragraph" style:parent-style-name="Preformatted_20_Text">
      <style:text-properties style:font-name="Liberation Sans" fo:font-size="12pt" fo:language="zxx" fo:country="none" officeooo:rsid="002cd72b"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style:font-name="Liberation Sans" fo:font-size="12pt" fo:language="zxx" fo:country="none" officeooo:rsid="002e831b" officeooo:paragraph-rsid="008f9afe" style:font-size-asian="12pt" style:language-asian="zxx" style:country-asian="none" style:font-size-complex="12pt" style:language-complex="zxx" style:country-complex="none"/>
    </style:style>
    <style:style style:name="P19" style:family="paragraph" style:parent-style-name="Preformatted_20_Text">
      <style:text-properties style:font-name="Liberation Sans" fo:font-size="12pt" fo:language="zxx" fo:country="none" officeooo:rsid="00320179" officeooo:paragraph-rsid="008f9afe" style:font-size-asian="12pt" style:language-asian="zxx" style:country-asian="none" style:font-size-complex="12pt" style:language-complex="zxx" style:country-complex="none"/>
    </style:style>
    <style:style style:name="P20" style:family="paragraph" style:parent-style-name="Preformatted_20_Text">
      <style:text-properties style:font-name="Liberation Sans" fo:font-size="12pt" fo:language="zxx" fo:country="none" officeooo:rsid="003324b8"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style:font-name="Liberation San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ans" fo:font-size="12pt" fo:language="zxx" fo:country="none" officeooo:rsid="003594be" officeooo:paragraph-rsid="009034a5" style:font-size-asian="12pt" style:language-asian="zxx" style:country-asian="none" style:font-size-complex="12pt" style:language-complex="zxx" style:country-complex="none"/>
    </style:style>
    <style:style style:name="P23" style:family="paragraph" style:parent-style-name="Preformatted_20_Text">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24" style:family="paragraph" style:parent-style-name="Preformatted_20_Text">
      <style:text-properties style:font-name="Liberation San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style:font-name="Liberation Sans" fo:font-size="12pt" fo:language="zxx" fo:country="none" officeooo:rsid="00467429" officeooo:paragraph-rsid="00908be7" style:font-size-asian="12pt" style:language-asian="zxx" style:country-asian="none" style:font-size-complex="12pt" style:language-complex="zxx" style:country-complex="none"/>
    </style:style>
    <style:style style:name="P26" style:family="paragraph" style:parent-style-name="Preformatted_20_Text">
      <style:text-properties style:font-name="Liberation Sans" fo:font-size="12pt" fo:language="zxx" fo:country="none" officeooo:rsid="004442b0" officeooo:paragraph-rsid="00908be7" style:font-size-asian="12pt" style:language-asian="zxx" style:country-asian="none" style:font-size-complex="12pt" style:language-complex="zxx" style:country-complex="none"/>
    </style:style>
    <style:style style:name="P27" style:family="paragraph" style:parent-style-name="Preformatted_20_Text">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style:font-name="Liberation Sans" fo:font-size="12pt" fo:language="zxx" fo:country="none" officeooo:rsid="004ddac2" officeooo:paragraph-rsid="00927aac" style:font-size-asian="12pt" style:language-asian="zxx" style:country-asian="none" style:font-size-complex="12pt" style:language-complex="zxx" style:country-complex="none"/>
    </style:style>
    <style:style style:name="P29" style:family="paragraph" style:parent-style-name="Preformatted_20_Text">
      <style:text-properties style:font-name="Liberation Sans" fo:font-size="12pt" fo:language="zxx" fo:country="none" officeooo:rsid="0050bf98" officeooo:paragraph-rsid="00927aac" style:font-size-asian="12pt" style:language-asian="zxx" style:country-asian="none" style:font-size-complex="12pt" style:language-complex="zxx" style:country-complex="none"/>
    </style:style>
    <style:style style:name="P30" style:family="paragraph" style:parent-style-name="Preformatted_20_Text">
      <style:text-properties style:font-name="Liberation Sans" fo:font-size="12pt" fo:language="zxx" fo:country="none" officeooo:rsid="00592e66"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style:font-name="Liberation Sans" fo:font-size="12pt" fo:language="zxx" fo:country="none" officeooo:rsid="00592e66"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style:font-name="Liberation Sans" fo:font-size="12pt" fo:language="zxx" fo:country="none" officeooo:rsid="00592e66" officeooo:paragraph-rsid="00946e26" style:font-size-asian="12pt" style:language-asian="zxx" style:country-asian="none" style:font-size-complex="12pt" style:language-complex="zxx" style:country-complex="none"/>
    </style:style>
    <style:style style:name="P33" style:family="paragraph" style:parent-style-name="Preformatted_20_Text">
      <style:text-properties style:font-name="Liberation Sans" fo:font-size="12pt" fo:language="zxx" fo:country="none" officeooo:rsid="005d8157" officeooo:paragraph-rsid="009436ee" style:font-size-asian="12pt" style:language-asian="zxx" style:country-asian="none" style:font-size-complex="12pt" style:language-complex="zxx" style:country-complex="none"/>
    </style:style>
    <style:style style:name="P34" style:family="paragraph" style:parent-style-name="Preformatted_20_Text">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35" style:family="paragraph" style:parent-style-name="Preformatted_20_Text">
      <style:text-properties style:font-name="Liberation Sans" fo:font-size="12pt" fo:language="zxx" fo:country="none" officeooo:rsid="0060f333" officeooo:paragraph-rsid="009436ee" style:font-size-asian="12pt" style:language-asian="zxx" style:country-asian="none" style:font-size-complex="12pt" style:language-complex="zxx" style:country-complex="none"/>
    </style:style>
    <style:style style:name="P36" style:family="paragraph" style:parent-style-name="Preformatted_20_Text">
      <style:text-properties style:font-name="Liberation Sans" fo:font-size="12pt" fo:language="zxx" fo:country="none" officeooo:paragraph-rsid="00946e26" style:font-size-asian="12pt" style:language-asian="zxx" style:country-asian="none" style:font-size-complex="12pt" style:language-complex="zxx" style:country-complex="none"/>
    </style:style>
    <style:style style:name="P37" style:family="paragraph" style:parent-style-name="Preformatted_20_Text">
      <style:text-properties style:font-name="Liberation Sans" fo:font-size="12pt" fo:language="zxx" fo:country="none" officeooo:paragraph-rsid="0174f859" style:font-size-asian="12pt" style:language-asian="zxx" style:country-asian="none" style:font-size-complex="12pt" style:language-complex="zxx" style:country-complex="none"/>
    </style:style>
    <style:style style:name="P38" style:family="paragraph" style:parent-style-name="Preformatted_20_Text">
      <style:text-properties style:font-name="Liberation Sans" fo:font-size="12pt" fo:language="zxx" fo:country="none" officeooo:rsid="00651638" officeooo:paragraph-rsid="00946e26" style:font-size-asian="12pt" style:language-asian="zxx" style:country-asian="none" style:font-size-complex="12pt" style:language-complex="zxx" style:country-complex="none"/>
    </style:style>
    <style:style style:name="P39" style:family="paragraph" style:parent-style-name="Preformatted_20_Text">
      <style:text-properties style:font-name="Liberation Sans" fo:font-size="12pt" fo:language="zxx" fo:country="none" officeooo:paragraph-rsid="0094bfdf" style:font-size-asian="12pt" style:language-asian="zxx" style:country-asian="none" style:font-size-complex="12pt" style:language-complex="zxx" style:country-complex="none"/>
    </style:style>
    <style:style style:name="P40" style:family="paragraph" style:parent-style-name="Preformatted_20_Text">
      <style:text-properties style:font-name="Liberation Sans" fo:font-size="12pt" fo:language="zxx" fo:country="none" officeooo:rsid="0094c045" officeooo:paragraph-rsid="0094c045" style:font-size-asian="12pt" style:language-asian="zxx" style:country-asian="none" style:font-size-complex="12pt" style:language-complex="zxx" style:country-complex="none"/>
    </style:style>
    <style:style style:name="P41" style:family="paragraph" style:parent-style-name="Preformatted_20_Text">
      <style:text-properties style:font-name="Liberation Sans" fo:font-size="12pt" fo:language="zxx" fo:country="none" officeooo:rsid="005ffcff" style:font-size-asian="12pt" style:language-asian="zxx" style:country-asian="none" style:font-size-complex="12pt" style:language-complex="zxx" style:country-complex="none"/>
    </style:style>
    <style:style style:name="P42" style:family="paragraph" style:parent-style-name="Preformatted_20_Text">
      <style:text-properties style:font-name="Liberation Sans" fo:font-size="12pt" fo:language="zxx" fo:country="none" officeooo:paragraph-rsid="0017bef2" style:font-size-asian="12pt" style:language-asian="zxx" style:country-asian="none" style:font-size-complex="12pt" style:language-complex="zxx" style:country-complex="none"/>
    </style:style>
    <style:style style:name="P43" style:family="paragraph" style:parent-style-name="Preformatted_20_Text">
      <style:text-properties style:font-name="Liberation Sans" fo:font-size="12pt" fo:language="zxx" fo:country="none" officeooo:paragraph-rsid="009c5b75" style:font-size-asian="12pt" style:language-asian="zxx" style:country-asian="none" style:font-size-complex="12pt" style:language-complex="zxx" style:country-complex="none"/>
    </style:style>
    <style:style style:name="P44" style:family="paragraph" style:parent-style-name="Preformatted_20_Text">
      <style:text-properties style:font-name="Liberation Sans" fo:font-size="12pt" fo:language="zxx" fo:country="none" officeooo:paragraph-rsid="009e39a4" style:font-size-asian="12pt" style:language-asian="zxx" style:country-asian="none" style:font-size-complex="12pt" style:language-complex="zxx" style:country-complex="none"/>
    </style:style>
    <style:style style:name="P45" style:family="paragraph" style:parent-style-name="Preformatted_20_Text">
      <style:text-properties style:font-name="Liberation Sans" fo:font-size="12pt" fo:language="zxx" fo:country="none" officeooo:rsid="00a0bb15" officeooo:paragraph-rsid="00a0bb15" style:font-size-asian="12pt" style:language-asian="zxx" style:country-asian="none" style:font-size-complex="12pt" style:language-complex="zxx" style:country-complex="none"/>
    </style:style>
    <style:style style:name="P46" style:family="paragraph" style:parent-style-name="Preformatted_20_Text">
      <style:text-properties style:font-name="Liberation Sans" fo:font-size="12pt" fo:language="zxx" fo:country="none" officeooo:paragraph-rsid="003353ed" style:font-size-asian="12pt" style:language-asian="zxx" style:country-asian="none" style:font-size-complex="12pt" style:language-complex="zxx" style:country-complex="none"/>
    </style:style>
    <style:style style:name="P47" style:family="paragraph" style:parent-style-name="Preformatted_20_Text">
      <style:text-properties style:font-name="Liberation Sans" fo:font-size="12pt" fo:language="zxx" fo:country="none" officeooo:paragraph-rsid="00a0bb15" style:font-size-asian="12pt" style:language-asian="zxx" style:country-asian="none" style:font-size-complex="12pt" style:language-complex="zxx" style:country-complex="none"/>
    </style:style>
    <style:style style:name="P48" style:family="paragraph" style:parent-style-name="Preformatted_20_Text">
      <style:text-properties style:font-name="Liberation Sans" fo:font-size="12pt" fo:language="zxx" fo:country="none" officeooo:rsid="00a45222" officeooo:paragraph-rsid="00a45222" style:font-size-asian="12pt" style:language-asian="zxx" style:country-asian="none" style:font-size-complex="12pt" style:language-complex="zxx" style:country-complex="none"/>
    </style:style>
    <style:style style:name="P49" style:family="paragraph" style:parent-style-name="Preformatted_20_Text">
      <style:text-properties style:font-name="Liberation Sans" fo:font-size="12pt" fo:language="zxx" fo:country="none" officeooo:paragraph-rsid="00a788f1" style:font-size-asian="12pt" style:language-asian="zxx" style:country-asian="none" style:font-size-complex="12pt" style:language-complex="zxx" style:country-complex="none"/>
    </style:style>
    <style:style style:name="P50" style:family="paragraph" style:parent-style-name="Preformatted_20_Text">
      <style:text-properties style:font-name="Liberation Sans" fo:font-size="12pt" fo:language="zxx" fo:country="none" officeooo:rsid="00aaaeea" officeooo:paragraph-rsid="00aaaeea" style:font-size-asian="12pt" style:language-asian="zxx" style:country-asian="none" style:font-size-complex="12pt" style:language-complex="zxx" style:country-complex="none"/>
    </style:style>
    <style:style style:name="P51" style:family="paragraph" style:parent-style-name="Preformatted_20_Text">
      <style:text-properties style:font-name="Liberation Sans" fo:font-size="12pt" fo:language="zxx" fo:country="none" officeooo:rsid="00b04b72" officeooo:paragraph-rsid="00b158d0" style:font-size-asian="12pt" style:language-asian="zxx" style:country-asian="none" style:font-size-complex="12pt" style:language-complex="zxx" style:country-complex="none"/>
    </style:style>
    <style:style style:name="P52" style:family="paragraph" style:parent-style-name="Preformatted_20_Text">
      <style:text-properties style:font-name="Liberation Sans" fo:font-size="12pt" fo:language="zxx" fo:country="none" officeooo:rsid="00b04b72" officeooo:paragraph-rsid="00b04b72" style:font-size-asian="12pt" style:language-asian="zxx" style:country-asian="none" style:font-size-complex="12pt" style:language-complex="zxx" style:country-complex="none"/>
    </style:style>
    <style:style style:name="P53" style:family="paragraph" style:parent-style-name="Preformatted_20_Text">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54" style:family="paragraph" style:parent-style-name="Preformatted_20_Text">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55" style:family="paragraph" style:parent-style-name="Preformatted_20_Text">
      <style:text-properties style:font-name="Liberation Sans" fo:font-size="12pt" fo:language="zxx" fo:country="none" officeooo:rsid="00b79a49" officeooo:paragraph-rsid="00b79a49" style:font-size-asian="12pt" style:language-asian="zxx" style:country-asian="none" style:font-size-complex="12pt" style:language-complex="zxx" style:country-complex="none"/>
    </style:style>
    <style:style style:name="P56" style:family="paragraph" style:parent-style-name="Preformatted_20_Text">
      <style:text-properties style:font-name="Liberation Sans" fo:font-size="12pt" fo:language="zxx" fo:country="none" officeooo:rsid="00b969ef" officeooo:paragraph-rsid="00b969ef" style:font-size-asian="12pt" style:language-asian="zxx" style:country-asian="none" style:font-size-complex="12pt" style:language-complex="zxx" style:country-complex="none"/>
    </style:style>
    <style:style style:name="P57" style:family="paragraph" style:parent-style-name="Preformatted_20_Text">
      <style:text-properties style:font-name="Liberation Sans" fo:font-size="12pt" fo:language="zxx" fo:country="none" officeooo:rsid="00ba11f6" officeooo:paragraph-rsid="00ba11f6" style:font-size-asian="12pt" style:language-asian="zxx" style:country-asian="none" style:font-size-complex="12pt" style:language-complex="zxx" style:country-complex="none"/>
    </style:style>
    <style:style style:name="P58" style:family="paragraph" style:parent-style-name="Preformatted_20_Text">
      <style:text-properties style:font-name="Liberation Sans" fo:font-size="12pt" fo:language="zxx" fo:country="none" officeooo:rsid="00bb66af" officeooo:paragraph-rsid="00bb66af" style:font-size-asian="12pt" style:language-asian="zxx" style:country-asian="none" style:font-size-complex="12pt" style:language-complex="zxx" style:country-complex="none"/>
    </style:style>
    <style:style style:name="P59" style:family="paragraph" style:parent-style-name="Preformatted_20_Text">
      <style:text-properties style:font-name="Liberation Sans" fo:font-size="12pt" fo:language="zxx" fo:country="none" officeooo:rsid="00bc8d6d" officeooo:paragraph-rsid="00bc8d6d" style:font-size-asian="12pt" style:language-asian="zxx" style:country-asian="none" style:font-size-complex="12pt" style:language-complex="zxx" style:country-complex="none"/>
    </style:style>
    <style:style style:name="P60" style:family="paragraph" style:parent-style-name="Preformatted_20_Text">
      <style:text-properties style:font-name="Liberation Sans" fo:font-size="12pt" fo:language="zxx" fo:country="none" officeooo:rsid="00bd885d" officeooo:paragraph-rsid="00bd885d" style:font-size-asian="12pt" style:language-asian="zxx" style:country-asian="none" style:font-size-complex="12pt" style:language-complex="zxx" style:country-complex="none"/>
    </style:style>
    <style:style style:name="P61" style:family="paragraph" style:parent-style-name="Preformatted_20_Text">
      <style:text-properties style:font-name="Liberation Sans" fo:font-size="12pt" fo:language="zxx" fo:country="none" officeooo:rsid="00bfb3ca" officeooo:paragraph-rsid="00bfb3ca" style:font-size-asian="12pt" style:language-asian="zxx" style:country-asian="none" style:font-size-complex="12pt" style:language-complex="zxx" style:country-complex="none"/>
    </style:style>
    <style:style style:name="P62" style:family="paragraph" style:parent-style-name="Preformatted_20_Text">
      <style:text-properties style:font-name="Liberation Sans" fo:font-size="12pt" fo:language="zxx" fo:country="none" officeooo:paragraph-rsid="003edd69" style:font-size-asian="12pt" style:language-asian="zxx" style:country-asian="none" style:font-size-complex="12pt" style:language-complex="zxx" style:country-complex="none"/>
    </style:style>
    <style:style style:name="P63" style:family="paragraph" style:parent-style-name="Preformatted_20_Text">
      <style:text-properties style:font-name="Liberation Sans" fo:font-size="12pt" fo:language="zxx" fo:country="none" officeooo:rsid="00c15c19" officeooo:paragraph-rsid="00c15c19" style:font-size-asian="12pt" style:language-asian="zxx" style:country-asian="none" style:font-size-complex="12pt" style:language-complex="zxx" style:country-complex="none"/>
    </style:style>
    <style:style style:name="P64" style:family="paragraph" style:parent-style-name="Preformatted_20_Text">
      <style:text-properties style:font-name="Liberation Sans" fo:font-size="12pt" fo:language="zxx" fo:country="none" officeooo:rsid="00c212d7" officeooo:paragraph-rsid="00c212d7" style:font-size-asian="12pt" style:language-asian="zxx" style:country-asian="none" style:font-size-complex="12pt" style:language-complex="zxx" style:country-complex="none"/>
    </style:style>
    <style:style style:name="P65" style:family="paragraph" style:parent-style-name="Preformatted_20_Text">
      <style:text-properties style:font-name="Liberation Sans" fo:font-size="12pt" fo:language="zxx" fo:country="none" officeooo:rsid="00c2bcf7" officeooo:paragraph-rsid="00c2bcf7" style:font-size-asian="12pt" style:language-asian="zxx" style:country-asian="none" style:font-size-complex="12pt" style:language-complex="zxx" style:country-complex="none"/>
    </style:style>
    <style:style style:name="P66" style:family="paragraph" style:parent-style-name="Preformatted_20_Text">
      <style:text-properties style:font-name="Liberation Sans" fo:font-size="12pt" fo:language="zxx" fo:country="none" officeooo:rsid="00c530f8" officeooo:paragraph-rsid="00c530f8" style:font-size-asian="12pt" style:language-asian="zxx" style:country-asian="none" style:font-size-complex="12pt" style:language-complex="zxx" style:country-complex="none"/>
    </style:style>
    <style:style style:name="P67" style:family="paragraph" style:parent-style-name="Preformatted_20_Text">
      <style:text-properties style:font-name="Liberation Sans" fo:font-size="12pt" fo:language="zxx" fo:country="none" officeooo:rsid="00c8a3ba" officeooo:paragraph-rsid="00c8a3ba" style:font-size-asian="12pt" style:language-asian="zxx" style:country-asian="none" style:font-size-complex="12pt" style:language-complex="zxx" style:country-complex="none"/>
    </style:style>
    <style:style style:name="P68" style:family="paragraph" style:parent-style-name="Preformatted_20_Text">
      <style:text-properties style:font-name="Liberation Sans" fo:font-size="12pt" fo:language="zxx" fo:country="none" officeooo:paragraph-rsid="00c9e381" style:font-size-asian="12pt" style:language-asian="zxx" style:country-asian="none" style:font-size-complex="12pt" style:language-complex="zxx" style:country-complex="none"/>
    </style:style>
    <style:style style:name="P69" style:family="paragraph" style:parent-style-name="Preformatted_20_Text">
      <style:text-properties style:font-name="Liberation Sans" fo:font-size="12pt" fo:language="zxx" fo:country="none" officeooo:paragraph-rsid="00ca062e" style:font-size-asian="12pt" style:language-asian="zxx" style:country-asian="none" style:font-size-complex="12pt" style:language-complex="zxx" style:country-complex="none"/>
    </style:style>
    <style:style style:name="P70" style:family="paragraph" style:parent-style-name="Preformatted_20_Text">
      <style:text-properties style:font-name="Liberation Sans" fo:font-size="12pt" fo:language="zxx" fo:country="none" officeooo:rsid="00cb7659" officeooo:paragraph-rsid="00cb7659" style:font-size-asian="12pt" style:language-asian="zxx" style:country-asian="none" style:font-size-complex="12pt" style:language-complex="zxx" style:country-complex="none"/>
    </style:style>
    <style:style style:name="P71" style:family="paragraph" style:parent-style-name="Preformatted_20_Text">
      <style:text-properties style:font-name="Liberation Sans" fo:font-size="12pt" fo:language="zxx" fo:country="none" officeooo:rsid="00cc304d" officeooo:paragraph-rsid="00cc304d" style:font-size-asian="12pt" style:language-asian="zxx" style:country-asian="none" style:font-size-complex="12pt" style:language-complex="zxx" style:country-complex="none"/>
    </style:style>
    <style:style style:name="P72" style:family="paragraph" style:parent-style-name="Preformatted_20_Text">
      <style:text-properties style:font-name="Liberation Sans" fo:font-size="12pt" fo:language="zxx" fo:country="none" officeooo:rsid="00d1d077" officeooo:paragraph-rsid="00d1d077" style:font-size-asian="12pt" style:language-asian="zxx" style:country-asian="none" style:font-size-complex="12pt" style:language-complex="zxx" style:country-complex="none"/>
    </style:style>
    <style:style style:name="P73" style:family="paragraph" style:parent-style-name="Preformatted_20_Text">
      <style:text-properties style:font-name="Liberation Sans" fo:font-size="12pt" fo:language="zxx" fo:country="none" officeooo:paragraph-rsid="00d721b7" style:font-size-asian="12pt" style:language-asian="zxx" style:country-asian="none" style:font-size-complex="12pt" style:language-complex="zxx" style:country-complex="none"/>
    </style:style>
    <style:style style:name="P74" style:family="paragraph" style:parent-style-name="Preformatted_20_Text">
      <style:text-properties style:font-name="Liberation Sans" fo:font-size="12pt" fo:language="zxx" fo:country="none" officeooo:rsid="00de98da" officeooo:paragraph-rsid="00de98da" style:font-size-asian="12pt" style:language-asian="zxx" style:country-asian="none" style:font-size-complex="12pt" style:language-complex="zxx" style:country-complex="none"/>
    </style:style>
    <style:style style:name="P75" style:family="paragraph" style:parent-style-name="Preformatted_20_Text">
      <style:text-properties style:font-name="Liberation Sans" fo:font-size="12pt" fo:language="zxx" fo:country="none" officeooo:rsid="00df0ab5" officeooo:paragraph-rsid="00df0ab5" style:font-size-asian="12pt" style:language-asian="zxx" style:country-asian="none" style:font-size-complex="12pt" style:language-complex="zxx" style:country-complex="none"/>
    </style:style>
    <style:style style:name="P76" style:family="paragraph" style:parent-style-name="Preformatted_20_Text">
      <style:text-properties style:font-name="Liberation Sans" fo:font-size="12pt" fo:language="zxx" fo:country="none" officeooo:rsid="00e0016a" officeooo:paragraph-rsid="00e0016a" style:font-size-asian="12pt" style:language-asian="zxx" style:country-asian="none" style:font-size-complex="12pt" style:language-complex="zxx" style:country-complex="none"/>
    </style:style>
    <style:style style:name="P77" style:family="paragraph" style:parent-style-name="Preformatted_20_Text">
      <style:text-properties style:font-name="Liberation Sans" fo:font-size="12pt" fo:language="zxx" fo:country="none" officeooo:rsid="00e14d44" officeooo:paragraph-rsid="00e14d44" style:font-size-asian="12pt" style:language-asian="zxx" style:country-asian="none" style:font-size-complex="12pt" style:language-complex="zxx" style:country-complex="none"/>
    </style:style>
    <style:style style:name="P78" style:family="paragraph" style:parent-style-name="Preformatted_20_Text">
      <style:text-properties style:font-name="Liberation Sans" fo:font-size="12pt" fo:language="zxx" fo:country="none" officeooo:rsid="00e2b3e3" officeooo:paragraph-rsid="00e2b3e3" style:font-size-asian="12pt" style:language-asian="zxx" style:country-asian="none" style:font-size-complex="12pt" style:language-complex="zxx" style:country-complex="none"/>
    </style:style>
    <style:style style:name="P79" style:family="paragraph" style:parent-style-name="Preformatted_20_Text">
      <style:text-properties style:font-name="Liberation Sans" fo:font-size="12pt" fo:language="zxx" fo:country="none" officeooo:rsid="00e3ecbf" officeooo:paragraph-rsid="00e3ecbf" style:font-size-asian="12pt" style:language-asian="zxx" style:country-asian="none" style:font-size-complex="12pt" style:language-complex="zxx" style:country-complex="none"/>
    </style:style>
    <style:style style:name="P80" style:family="paragraph" style:parent-style-name="Preformatted_20_Text">
      <style:text-properties style:font-name="Liberation Sans" fo:font-size="12pt" fo:language="zxx" fo:country="none" officeooo:paragraph-rsid="00e5b4ca" style:font-size-asian="12pt" style:language-asian="zxx" style:country-asian="none" style:font-size-complex="12pt" style:language-complex="zxx" style:country-complex="none"/>
    </style:style>
    <style:style style:name="P81" style:family="paragraph" style:parent-style-name="Preformatted_20_Text">
      <style:text-properties style:font-name="Liberation Sans" fo:font-size="12pt" fo:language="zxx" fo:country="none" officeooo:paragraph-rsid="00eb827b" style:font-size-asian="12pt" style:language-asian="zxx" style:country-asian="none" style:font-size-complex="12pt" style:language-complex="zxx" style:country-complex="none"/>
    </style:style>
    <style:style style:name="P82" style:family="paragraph" style:parent-style-name="Preformatted_20_Text">
      <style:text-properties style:font-name="Liberation Sans" fo:font-size="12pt" fo:language="zxx" fo:country="none" officeooo:rsid="00eb827b" officeooo:paragraph-rsid="00eb827b" style:font-size-asian="12pt" style:language-asian="zxx" style:country-asian="none" style:font-size-complex="12pt" style:language-complex="zxx" style:country-complex="none"/>
    </style:style>
    <style:style style:name="P83" style:family="paragraph" style:parent-style-name="Preformatted_20_Text">
      <style:text-properties style:font-name="Liberation Sans" fo:font-size="12pt" fo:language="zxx" fo:country="none" officeooo:paragraph-rsid="00ec74d9" style:font-size-asian="12pt" style:language-asian="zxx" style:country-asian="none" style:font-size-complex="12pt" style:language-complex="zxx" style:country-complex="none"/>
    </style:style>
    <style:style style:name="P84" style:family="paragraph" style:parent-style-name="Preformatted_20_Text">
      <style:text-properties style:font-name="Liberation Sans" fo:font-size="12pt" fo:language="zxx" fo:country="none" officeooo:paragraph-rsid="01107b9f" style:font-size-asian="12pt" style:language-asian="zxx" style:country-asian="none" style:font-size-complex="12pt" style:language-complex="zxx" style:country-complex="none"/>
    </style:style>
    <style:style style:name="P85" style:family="paragraph" style:parent-style-name="Preformatted_20_Text">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86" style:family="paragraph" style:parent-style-name="Preformatted_20_Text">
      <style:text-properties style:font-name="Liberation Sans" fo:font-size="12pt" fo:language="zxx" fo:country="none" officeooo:rsid="011411c6" officeooo:paragraph-rsid="011411c6" style:font-size-asian="12pt" style:language-asian="zxx" style:country-asian="none" style:font-size-complex="12pt" style:language-complex="zxx" style:country-complex="none"/>
    </style:style>
    <style:style style:name="P87" style:family="paragraph" style:parent-style-name="Preformatted_20_Text">
      <style:text-properties style:font-name="Liberation Sans" fo:font-size="12pt" fo:language="zxx" fo:country="none" officeooo:paragraph-rsid="01141640" style:font-size-asian="12pt" style:language-asian="zxx" style:country-asian="none" style:font-size-complex="12pt" style:language-complex="zxx" style:country-complex="none"/>
    </style:style>
    <style:style style:name="P88" style:family="paragraph" style:parent-style-name="Preformatted_20_Text">
      <style:text-properties style:font-name="Liberation Sans" fo:font-size="12pt" fo:language="zxx" fo:country="none" officeooo:paragraph-rsid="0117ad71" style:font-size-asian="12pt" style:language-asian="zxx" style:country-asian="none" style:font-size-complex="12pt" style:language-complex="zxx" style:country-complex="none"/>
    </style:style>
    <style:style style:name="P89" style:family="paragraph" style:parent-style-name="Preformatted_20_Text">
      <style:text-properties style:font-name="Liberation Sans" fo:font-size="12pt" fo:language="zxx" fo:country="none" officeooo:rsid="0117ad71" officeooo:paragraph-rsid="0117ad71" style:font-size-asian="12pt" style:language-asian="zxx" style:country-asian="none" style:font-size-complex="12pt" style:language-complex="zxx" style:country-complex="none"/>
    </style:style>
    <style:style style:name="P90" style:family="paragraph" style:parent-style-name="Preformatted_20_Text">
      <style:text-properties style:font-name="Liberation Sans" fo:font-size="12pt" fo:language="zxx" fo:country="none" officeooo:rsid="01196434" officeooo:paragraph-rsid="01196434" style:font-size-asian="12pt" style:language-asian="zxx" style:country-asian="none" style:font-size-complex="12pt" style:language-complex="zxx" style:country-complex="none"/>
    </style:style>
    <style:style style:name="P91" style:family="paragraph" style:parent-style-name="Preformatted_20_Text">
      <style:text-properties style:font-name="Liberation Sans" fo:font-size="12pt" fo:language="zxx" fo:country="none" officeooo:rsid="011c7fe2" officeooo:paragraph-rsid="011c7fe2" style:font-size-asian="12pt" style:language-asian="zxx" style:country-asian="none" style:font-size-complex="12pt" style:language-complex="zxx" style:country-complex="none"/>
    </style:style>
    <style:style style:name="P92" style:family="paragraph" style:parent-style-name="Preformatted_20_Text">
      <style:paragraph-properties fo:text-align="start" style:justify-single-word="false"/>
      <style:text-properties style:font-name="Liberation San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style:font-name="Liberation Sans"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text-properties style:font-name="Liberation San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5" style:family="paragraph" style:parent-style-name="Preformatted_20_Text">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6" style:family="paragraph" style:parent-style-name="Preformatted_20_Text">
      <style:paragraph-properties fo:text-align="start" style:justify-single-word="false"/>
      <style:text-properties style:font-name="Liberation San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7" style:family="paragraph" style:parent-style-name="Preformatted_20_Text">
      <style:paragraph-properties fo:text-align="start" style:justify-single-word="false"/>
      <style:text-properties style:font-name="Liberation San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Preformatted_20_Text">
      <style:paragraph-properties fo:text-align="start" style:justify-single-word="false"/>
      <style:text-properties style:font-name="Liberation San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Preformatted_20_Text">
      <style:paragraph-properties fo:text-align="start" style:justify-single-word="false"/>
      <style:text-properties style:font-name="Liberation San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0" style:family="paragraph" style:parent-style-name="Preformatted_20_Text">
      <style:paragraph-properties fo:text-align="start" style:justify-single-word="false"/>
      <style:text-properties style:font-name="Liberation San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1" style:family="paragraph" style:parent-style-name="Preformatted_20_Text">
      <style:paragraph-properties fo:text-align="start" style:justify-single-word="false"/>
      <style:text-properties style:font-name="Liberation San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2"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3"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4" style:family="paragraph" style:parent-style-name="Preformatted_20_Text">
      <style:paragraph-properties fo:text-align="start" style:justify-single-word="false"/>
      <style:text-properties style:font-name="Liberation San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5" style:family="paragraph" style:parent-style-name="Preformatted_20_Text">
      <style:paragraph-properties fo:text-align="start" style:justify-single-word="false"/>
      <style:text-properties style:font-name="Liberation Sans" fo:font-size="12pt" fo:language="zxx" fo:country="none" fo:font-style="italic" fo:font-weight="normal" officeooo:rsid="021d4038" officeooo:paragraph-rsid="021b5f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6" style:family="paragraph" style:parent-style-name="Preformatted_20_Text">
      <style:text-properties style:font-name="Liberation San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7" style:family="paragraph" style:parent-style-name="Preformatted_20_Text">
      <style:text-properties style:font-name="Liberation Sans"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08" style:family="paragraph" style:parent-style-name="Preformatted_20_Text">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09" style:family="paragraph" style:parent-style-name="Preformatted_20_Text">
      <style:text-properties style:font-name="Liberation San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110" style:family="paragraph" style:parent-style-name="Preformatted_20_Text">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1" style:family="paragraph" style:parent-style-name="Preformatted_20_Text">
      <style:paragraph-properties fo:text-align="start" style:justify-single-word="false"/>
      <style:text-properties style:font-name="Liberation San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2" style:family="paragraph" style:parent-style-name="Preformatted_20_Text">
      <style:paragraph-properties fo:text-align="start" style:justify-single-word="false"/>
      <style:text-properties style:font-name="Liberation San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3" style:family="paragraph" style:parent-style-name="Preformatted_20_Text">
      <style:paragraph-properties fo:text-align="start" style:justify-single-word="false"/>
      <style:text-properties style:font-name="Liberation San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4" style:family="paragraph" style:parent-style-name="Preformatted_20_Text">
      <style:paragraph-properties fo:text-align="start" style:justify-single-word="false"/>
      <style:text-properties style:font-name="Liberation San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5" style:family="paragraph" style:parent-style-name="Preformatted_20_Text">
      <style:paragraph-properties fo:text-align="start" style:justify-single-word="false"/>
      <style:text-properties style:font-name="Liberation San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6" style:family="paragraph" style:parent-style-name="Preformatted_20_Text">
      <style:paragraph-properties fo:text-align="start" style:justify-single-word="false"/>
      <style:text-properties style:font-name="Liberation San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7" style:family="paragraph" style:parent-style-name="Preformatted_20_Text">
      <style:paragraph-properties fo:text-align="start" style:justify-single-word="false"/>
      <style:text-properties style:font-name="Liberation San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8" style:family="paragraph" style:parent-style-name="Preformatted_20_Text">
      <style:paragraph-properties fo:text-align="start" style:justify-single-word="false"/>
      <style:text-properties style:font-name="Liberation San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9" style:family="paragraph" style:parent-style-name="Preformatted_20_Text">
      <style:text-properties style:font-name="Liberation San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120" style:family="paragraph" style:parent-style-name="Preformatted_20_Text">
      <style:text-properties style:font-name="Liberation San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121" style:family="paragraph" style:parent-style-name="Preformatted_20_Text">
      <style:text-properties style:font-name="Liberation San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122" style:family="paragraph" style:parent-style-name="Preformatted_20_Text">
      <style:text-properties style:font-name="Liberation Sans"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style:font-name="Liberation Sans"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style:font-name="Liberation Sans"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style:font-name="Liberation San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style:font-name="Liberation San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style:font-name="Liberation San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style:font-name="Liberation San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style:font-name="Liberation San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style:font-name="Liberation San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style:font-name="Liberation San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style:font-name="Liberation San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style:font-name="Liberation San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style:font-name="Liberation San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style:font-name="Liberation San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style:font-name="Liberation San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style:font-name="Liberation San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style:font-name="Liberation San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style:font-name="Liberation San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style:font-name="Liberation San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text-properties style:font-name="Liberation San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style:font-name="Liberation San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text-properties style:font-name="Liberation San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text-properties style:font-name="Liberation San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text-properties style:font-name="Liberation San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text-properties style:font-name="Liberation San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text-properties style:font-name="Liberation San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style:font-name="Liberation San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style:font-name="Liberation San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style:font-name="Liberation San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style:font-name="Liberation San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style:font-name="Liberation San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style:font-name="Liberation San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style:font-name="Liberation San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style:font-name="Liberation San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style:font-name="Liberation San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style:font-name="Liberation San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style:font-name="Liberation San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style:font-name="Liberation San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style:font-name="Liberation San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style:font-name="Liberation San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style:font-name="Liberation San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style:font-name="Liberation San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style:font-name="Liberation San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style:font-name="Liberation San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style:font-name="Liberation San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style:font-name="Liberation San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style:font-name="Liberation San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style:font-name="Liberation San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style:font-name="Liberation San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style:font-name="Liberation San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style:font-name="Liberation San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style:font-name="Liberation San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style:font-name="Liberation San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style:font-name="Liberation San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style:font-name="Liberation San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style:font-name="Liberation San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paragraph-properties fo:text-align="start" style:justify-single-word="false"/>
      <style:text-properties style:font-name="Liberation San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paragraph-properties fo:text-align="start" style:justify-single-word="false"/>
      <style:text-properties style:font-name="Liberation San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paragraph-properties fo:text-align="start" style:justify-single-word="false"/>
      <style:text-properties style:font-name="Liberation San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paragraph-properties fo:text-align="start" style:justify-single-word="false"/>
      <style:text-properties style:font-name="Liberation San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style:font-name="Liberation San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style:font-name="Liberation San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style:font-name="Liberation San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style:font-name="Liberation San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style:font-name="Liberation San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style:font-name="Liberation San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style:font-name="Liberation San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style:font-name="Liberation San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style:font-name="Liberation San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paragraph-properties fo:text-align="start" style:justify-single-word="false"/>
      <style:text-properties style:font-name="Liberation San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style:font-name="Liberation San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style:font-name="Liberation San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style:font-name="Liberation San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paragraph-properties fo:text-align="start" style:justify-single-word="false"/>
      <style:text-properties style:font-name="Liberation San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paragraph-properties fo:text-align="start" style:justify-single-word="false"/>
      <style:text-properties style:font-name="Liberation San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paragraph-properties fo:text-align="start" style:justify-single-word="false"/>
      <style:text-properties style:font-name="Liberation San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style:font-name="Liberation San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paragraph-properties fo:text-align="start" style:justify-single-word="false"/>
      <style:text-properties style:font-name="Liberation San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paragraph-properties fo:text-align="start" style:justify-single-word="false"/>
      <style:text-properties style:font-name="Liberation San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paragraph-properties fo:text-align="start" style:justify-single-word="false"/>
      <style:text-properties style:font-name="Liberation San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paragraph-properties fo:text-align="start" style:justify-single-word="false"/>
      <style:text-properties style:font-name="Liberation San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paragraph-properties fo:text-align="start" style:justify-single-word="false"/>
      <style:text-properties style:font-name="Liberation San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paragraph-properties fo:text-align="start" style:justify-single-word="false"/>
      <style:text-properties style:font-name="Liberation San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paragraph-properties fo:text-align="start" style:justify-single-word="false"/>
      <style:text-properties style:font-name="Liberation San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paragraph-properties fo:text-align="start" style:justify-single-word="false"/>
      <style:text-properties style:font-name="Liberation San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paragraph-properties fo:text-align="start" style:justify-single-word="false"/>
      <style:text-properties style:font-name="Liberation San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paragraph-properties fo:text-align="start" style:justify-single-word="false"/>
      <style:text-properties style:font-name="Liberation San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paragraph-properties fo:text-align="start" style:justify-single-word="false"/>
      <style:text-properties style:font-name="Liberation San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paragraph-properties fo:text-align="start" style:justify-single-word="false"/>
      <style:text-properties style:font-name="Liberation San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paragraph-properties fo:text-align="start" style:justify-single-word="false"/>
      <style:text-properties style:font-name="Liberation San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paragraph-properties fo:text-align="start" style:justify-single-word="false"/>
      <style:text-properties style:font-name="Liberation San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Preformatted_20_Text">
      <style:paragraph-properties fo:text-align="start" style:justify-single-word="false"/>
      <style:text-properties style:font-name="Liberation San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Preformatted_20_Text">
      <style:paragraph-properties fo:text-align="start" style:justify-single-word="false"/>
      <style:text-properties style:font-name="Liberation San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Preformatted_20_Text">
      <style:paragraph-properties fo:text-align="start" style:justify-single-word="false"/>
      <style:text-properties style:font-name="Liberation San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Preformatted_20_Text">
      <style:paragraph-properties fo:text-align="start" style:justify-single-word="false"/>
      <style:text-properties style:font-name="Liberation San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Preformatted_20_Text">
      <style:paragraph-properties fo:text-align="start" style:justify-single-word="false"/>
      <style:text-properties style:font-name="Liberation San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Preformatted_20_Text">
      <style:paragraph-properties fo:text-align="start" style:justify-single-word="false"/>
      <style:text-properties style:font-name="Liberation San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Preformatted_20_Text">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paragraph-properties fo:text-align="start" style:justify-single-word="false"/>
      <style:text-properties style:font-name="Liberation San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paragraph-properties fo:text-align="start" style:justify-single-word="false"/>
      <style:text-properties style:font-name="Liberation San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Preformatted_20_Text">
      <style:paragraph-properties fo:text-align="start" style:justify-single-word="false"/>
      <style:text-properties style:font-name="Liberation San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Preformatted_20_Text">
      <style:paragraph-properties fo:text-align="start" style:justify-single-word="false"/>
      <style:text-properties style:font-name="Liberation San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Preformatted_20_Text">
      <style:paragraph-properties fo:text-align="start" style:justify-single-word="false"/>
      <style:text-properties style:font-name="Liberation San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Preformatted_20_Text">
      <style:paragraph-properties fo:text-align="start" style:justify-single-word="false"/>
      <style:text-properties style:font-name="Liberation San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Preformatted_20_Text">
      <style:paragraph-properties fo:text-align="start" style:justify-single-word="false"/>
      <style:text-properties style:font-name="Liberation San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Preformatted_20_Text">
      <style:paragraph-properties fo:text-align="start" style:justify-single-word="false"/>
      <style:text-properties style:font-name="Liberation Sans" fo:font-size="12pt" fo:language="zxx" fo:country="none" fo:font-style="normal" fo:font-weight="normal" officeooo:rsid="022b45d9" officeooo:paragraph-rsid="022b45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Preformatted_20_Text">
      <style:paragraph-properties fo:text-align="start" style:justify-single-word="false"/>
      <style:text-properties style:font-name="Liberation Sans" fo:font-size="12pt" fo:language="zxx" fo:country="none" fo:font-style="normal" fo:font-weight="normal" officeooo:rsid="022c5309" officeooo:paragraph-rsid="022c53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Preformatted_20_Text">
      <style:paragraph-properties fo:text-align="start" style:justify-single-word="false"/>
      <style:text-properties style:font-name="Liberation Sans" fo:font-size="12pt" fo:language="zxx" fo:country="none" fo:font-style="normal" fo:font-weight="normal" officeooo:rsid="022dbcf2" officeooo:paragraph-rsid="022dbcf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paragraph-properties fo:text-align="start" style:justify-single-word="false"/>
      <style:text-properties style:font-name="Liberation Sans" fo:font-size="12pt" fo:language="zxx" fo:country="none" fo:font-style="normal" fo:font-weight="normal" officeooo:rsid="02325cd2" officeooo:paragraph-rsid="02325cd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paragraph-properties fo:text-align="start" style:justify-single-word="false"/>
      <style:text-properties style:font-name="Liberation Sans" fo:font-size="12pt" fo:language="zxx" fo:country="none" fo:font-style="normal" fo:font-weight="normal" officeooo:rsid="0233f6e0" officeooo:paragraph-rsid="0233f6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paragraph-properties fo:text-align="start" style:justify-single-word="false"/>
      <style:text-properties style:font-name="Liberation Sans" fo:font-size="12pt" fo:language="zxx" fo:country="none" fo:font-style="normal" fo:font-weight="normal" officeooo:rsid="02353d86" officeooo:paragraph-rsid="0234d7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Preformatted_20_Text">
      <style:paragraph-properties fo:text-align="start" style:justify-single-word="false"/>
      <style:text-properties style:font-name="Liberation Sans" fo:font-size="12pt" fo:language="zxx" fo:country="none" fo:font-style="normal" fo:font-weight="normal" officeooo:rsid="02367635" officeooo:paragraph-rsid="0235a3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paragraph-properties fo:text-align="start" style:justify-single-word="false"/>
      <style:text-properties style:font-name="Liberation Sans" fo:font-size="12pt" fo:language="zxx" fo:country="none" fo:font-style="normal" fo:font-weight="normal" officeooo:rsid="023779a1" officeooo:paragraph-rsid="023779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style:font-name="Liberation Sans" fo:font-size="12pt" fo:language="zxx" fo:country="none" fo:font-style="normal" fo:font-weight="normal" officeooo:rsid="023a176a" officeooo:paragraph-rsid="0237e5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style:font-name="Liberation Sans" fo:font-size="12pt" fo:language="zxx" fo:country="none" fo:font-style="normal" fo:font-weight="normal" officeooo:rsid="023ecffd" officeooo:paragraph-rsid="023ecff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style:font-name="Liberation Sans" fo:font-size="12pt" fo:language="zxx" fo:country="none" fo:font-style="normal" fo:font-weight="normal" officeooo:rsid="02433c06" officeooo:paragraph-rsid="02433c0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style:font-name="Liberation Sans" fo:font-size="12pt" fo:language="zxx" fo:country="none" fo:font-style="normal" fo:font-weight="normal" officeooo:rsid="0246395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paragraph-properties fo:text-align="start" style:justify-single-word="false"/>
      <style:text-properties style:font-name="Liberation Sans" fo:font-size="12pt" fo:language="zxx" fo:country="none" fo:font-style="normal" fo:font-weight="normal" officeooo:rsid="0247df1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paragraph-properties fo:text-align="start" style:justify-single-word="false"/>
      <style:text-properties style:font-name="Liberation Sans" fo:font-size="12pt" fo:language="zxx" fo:country="none" fo:font-style="normal" fo:font-weight="normal" officeooo:rsid="02486df5" officeooo:paragraph-rsid="02486d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paragraph-properties fo:text-align="start" style:justify-single-word="false"/>
      <style:text-properties style:font-name="Liberation Sans" fo:font-size="12pt" fo:language="zxx" fo:country="none" fo:font-style="normal" fo:font-weight="normal" officeooo:rsid="0249883c"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paragraph-properties fo:text-align="start" style:justify-single-word="false"/>
      <style:text-properties style:font-name="Liberation Sans" fo:font-size="12pt" fo:language="zxx" fo:country="none" fo:font-style="normal" fo:font-weight="normal" officeooo:rsid="024a4398"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paragraph-properties fo:text-align="start" style:justify-single-word="false"/>
      <style:text-properties style:font-name="Liberation Sans" fo:font-size="12pt" fo:language="zxx" fo:country="none" fo:font-style="normal" fo:font-weight="normal" officeooo:rsid="024f0bb1" officeooo:paragraph-rsid="024f0b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paragraph-properties fo:text-align="start" style:justify-single-word="false"/>
      <style:text-properties style:font-name="Liberation Sans" fo:font-size="12pt" fo:language="zxx" fo:country="none" fo:font-style="normal" fo:font-weight="normal" officeooo:rsid="0250cb85" officeooo:paragraph-rsid="0250cb8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paragraph-properties fo:text-align="start" style:justify-single-word="false"/>
      <style:text-properties style:font-name="Liberation Sans" fo:font-size="12pt" fo:language="zxx" fo:country="none" fo:font-style="normal" fo:font-weight="normal" officeooo:rsid="02521b51" officeooo:paragraph-rsid="02521b5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paragraph-properties fo:text-align="start" style:justify-single-word="false"/>
      <style:text-properties style:font-name="Liberation Sans" fo:font-size="12pt" fo:language="zxx" fo:country="none" fo:font-style="normal" fo:font-weight="normal" officeooo:rsid="025462a3" officeooo:paragraph-rsid="025462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paragraph-properties fo:text-align="start" style:justify-single-word="false"/>
      <style:text-properties style:font-name="Liberation Sans" fo:font-size="12pt" fo:language="zxx" fo:country="none" fo:font-style="normal" fo:font-weight="normal" officeooo:rsid="02572723" officeooo:paragraph-rsid="025727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paragraph-properties fo:text-align="start" style:justify-single-word="false"/>
      <style:text-properties style:font-name="Liberation Sans" fo:font-size="12pt" fo:language="zxx" fo:country="none" fo:font-style="normal" fo:font-weight="normal" officeooo:rsid="0258dcc8" officeooo:paragraph-rsid="0258dc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paragraph-properties fo:text-align="start" style:justify-single-word="false"/>
      <style:text-properties style:font-name="Liberation Sans" fo:font-size="12pt" fo:language="zxx" fo:country="none" fo:font-style="normal" fo:font-weight="normal" officeooo:rsid="025a1afa" officeooo:paragraph-rsid="025a1a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paragraph-properties fo:text-align="start" style:justify-single-word="false"/>
      <style:text-properties style:font-name="Liberation Sans" fo:font-size="12pt" fo:language="zxx" fo:country="none" fo:font-style="normal" fo:font-weight="normal" officeooo:rsid="025b6ca7" officeooo:paragraph-rsid="025b6c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paragraph-properties fo:text-align="start" style:justify-single-word="false"/>
      <style:text-properties style:font-name="Liberation Sans" fo:font-size="12pt" fo:language="zxx" fo:country="none" fo:font-style="normal" fo:font-weight="normal" officeooo:rsid="025cf860" officeooo:paragraph-rsid="025cf8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paragraph-properties fo:text-align="start" style:justify-single-word="false"/>
      <style:text-properties style:font-name="Liberation Sans" fo:font-size="12pt" fo:language="zxx" fo:country="none" fo:font-style="normal" fo:font-weight="normal" officeooo:rsid="025e279d" officeooo:paragraph-rsid="025e279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paragraph-properties fo:text-align="start" style:justify-single-word="false"/>
      <style:text-properties style:font-name="Liberation Sans" fo:font-size="12pt" fo:language="zxx" fo:country="none" fo:font-style="normal" fo:font-weight="normal" officeooo:rsid="025e9c0f" officeooo:paragraph-rsid="025e9c0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paragraph-properties fo:text-align="start" style:justify-single-word="false"/>
      <style:text-properties style:font-name="Liberation Sans" fo:font-size="12pt" fo:language="zxx" fo:country="none" fo:font-style="normal" fo:font-weight="normal" officeooo:rsid="02601bb9" officeooo:paragraph-rsid="02601b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Preformatted_20_Text">
      <style:paragraph-properties fo:text-align="start" style:justify-single-word="false"/>
      <style:text-properties style:font-name="Liberation Sans" fo:font-size="12pt" fo:language="zxx" fo:country="none" fo:font-style="normal" fo:font-weight="normal" officeooo:rsid="02624026" officeooo:paragraph-rsid="026240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Preformatted_20_Text">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Preformatted_20_Text">
      <style:paragraph-properties fo:text-align="start" style:justify-single-word="false"/>
      <style:text-properties style:font-name="Liberation Sans" fo:font-size="12pt" fo:language="zxx" fo:country="none" fo:font-style="normal" fo:font-weight="normal" officeooo:rsid="0262f847" officeooo:paragraph-rsid="0262f84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Preformatted_20_Text">
      <style:paragraph-properties fo:text-align="start" style:justify-single-word="false"/>
      <style:text-properties style:font-name="Liberation Sans" fo:font-size="12pt" fo:language="zxx" fo:country="none" fo:font-style="normal" fo:font-weight="normal" officeooo:rsid="0264331c" officeooo:paragraph-rsid="026433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Preformatted_20_Text">
      <style:paragraph-properties fo:text-align="start" style:justify-single-word="false"/>
      <style:text-properties style:font-name="Liberation Sans" fo:font-size="12pt" fo:language="zxx" fo:country="none" fo:font-style="normal" fo:font-weight="normal" officeooo:rsid="0267ebd6" officeooo:paragraph-rsid="0266b1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Preformatted_20_Text">
      <style:paragraph-properties fo:text-align="start" style:justify-single-word="false"/>
      <style:text-properties style:font-name="Liberation Sans" fo:font-size="12pt" fo:language="zxx" fo:country="none" fo:font-style="normal" fo:font-weight="normal" officeooo:rsid="0269ad62" officeooo:paragraph-rsid="0269ad6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Preformatted_20_Text">
      <style:paragraph-properties fo:text-align="start" style:justify-single-word="false"/>
      <style:text-properties style:font-name="Liberation Sans" fo:font-size="12pt" fo:language="zxx" fo:country="none" fo:font-style="normal" fo:font-weight="normal" officeooo:rsid="026c0878" officeooo:paragraph-rsid="026ba8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Preformatted_20_Text">
      <style:text-properties style:font-name="Liberation San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text-properties style:font-name="Liberation San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text-properties style:font-name="Liberation San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text-properties style:font-name="Liberation San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text-properties style:font-name="Liberation San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text-properties style:font-name="Liberation San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text-properties style:font-name="Liberation San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text-properties style:font-name="Liberation San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Preformatted_20_Text">
      <style:text-properties style:font-name="Liberation San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Preformatted_20_Text">
      <style:text-properties style:font-name="Liberation San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Preformatted_20_Text">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Preformatted_20_Text">
      <style:text-properties style:font-name="Liberation San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Preformatted_20_Text">
      <style:text-properties style:font-name="Liberation San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Preformatted_20_Text">
      <style:text-properties style:font-name="Liberation San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285" style:family="paragraph" style:parent-style-name="Preformatted_20_Text">
      <style:text-properties style:font-name="Liberation San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286" style:family="paragraph" style:parent-style-name="Preformatted_20_Text">
      <style:text-properties style:font-name="Liberation San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287" style:family="paragraph" style:parent-style-name="Preformatted_20_Text">
      <style:text-properties style:font-name="Liberation San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288" style:family="paragraph" style:parent-style-name="Preformatted_20_Text">
      <style:text-properties style:font-name="Liberation San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289" style:family="paragraph" style:parent-style-name="Preformatted_20_Text">
      <style:text-properties style:font-name="Liberation San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290" style:family="paragraph" style:parent-style-name="Preformatted_20_Text">
      <style:text-properties style:font-name="Liberation San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1" style:family="paragraph" style:parent-style-name="Preformatted_20_Text">
      <style:paragraph-properties fo:text-align="start" style:justify-single-word="false"/>
      <style:text-properties style:font-name="Liberation San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2" style:family="paragraph" style:parent-style-name="Preformatted_20_Text">
      <style:paragraph-properties fo:text-align="start" style:justify-single-word="false"/>
      <style:text-properties style:font-name="Liberation San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3" style:family="paragraph" style:parent-style-name="Preformatted_20_Text">
      <style:paragraph-properties fo:text-align="start" style:justify-single-word="false"/>
      <style:text-properties style:font-name="Liberation San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4" style:family="paragraph" style:parent-style-name="Preformatted_20_Text">
      <style:paragraph-properties fo:text-align="start" style:justify-single-word="false"/>
      <style:text-properties style:font-name="Liberation San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5" style:family="paragraph" style:parent-style-name="Preformatted_20_Text">
      <style:paragraph-properties fo:text-align="start" style:justify-single-word="false"/>
      <style:text-properties style:font-name="Liberation San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6" style:family="paragraph" style:parent-style-name="Preformatted_20_Text">
      <style:paragraph-properties fo:text-align="start" style:justify-single-word="false"/>
      <style:text-properties style:font-name="Liberation San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7" style:family="paragraph" style:parent-style-name="Preformatted_20_Text">
      <style:paragraph-properties fo:text-align="start" style:justify-single-word="false"/>
      <style:text-properties style:font-name="Liberation San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8" style:family="paragraph" style:parent-style-name="Preformatted_20_Text">
      <style:paragraph-properties fo:text-align="start" style:justify-single-word="false"/>
      <style:text-properties style:font-name="Liberation San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9" style:family="paragraph" style:parent-style-name="Preformatted_20_Text">
      <style:paragraph-properties fo:text-align="start" style:justify-single-word="false"/>
      <style:text-properties style:font-name="Liberation San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0" style:family="paragraph" style:parent-style-name="Preformatted_20_Text">
      <style:paragraph-properties fo:text-align="start" style:justify-single-word="false"/>
      <style:text-properties style:font-name="Liberation San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1" style:family="paragraph" style:parent-style-name="Preformatted_20_Text">
      <style:paragraph-properties fo:text-align="start" style:justify-single-word="false"/>
      <style:text-properties style:font-name="Liberation San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2" style:family="paragraph" style:parent-style-name="Preformatted_20_Text">
      <style:paragraph-properties fo:text-align="start" style:justify-single-word="false"/>
      <style:text-properties style:font-name="Liberation San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3" style:family="paragraph" style:parent-style-name="Preformatted_20_Text">
      <style:paragraph-properties fo:text-align="start" style:justify-single-word="false"/>
      <style:text-properties style:font-name="Liberation San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4" style:family="paragraph" style:parent-style-name="Preformatted_20_Text">
      <style:paragraph-properties fo:text-align="start" style:justify-single-word="false"/>
      <style:text-properties style:font-name="Liberation San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5" style:family="paragraph" style:parent-style-name="Preformatted_20_Text">
      <style:paragraph-properties fo:text-align="start" style:justify-single-word="false"/>
      <style:text-properties style:font-name="Liberation San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6" style:family="paragraph" style:parent-style-name="Preformatted_20_Text">
      <style:paragraph-properties fo:text-align="start" style:justify-single-word="false"/>
      <style:text-properties style:font-name="Liberation San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7" style:family="paragraph" style:parent-style-name="Preformatted_20_Text">
      <style:paragraph-properties fo:text-align="start" style:justify-single-word="false"/>
      <style:text-properties style:font-name="Liberation San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8" style:family="paragraph" style:parent-style-name="Preformatted_20_Text">
      <style:paragraph-properties fo:text-align="start" style:justify-single-word="false"/>
      <style:text-properties style:font-name="Liberation San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9" style:family="paragraph" style:parent-style-name="Preformatted_20_Text">
      <style:paragraph-properties fo:text-align="start" style:justify-single-word="false"/>
      <style:text-properties style:font-name="Liberation San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0" style:family="paragraph" style:parent-style-name="Preformatted_20_Text">
      <style:paragraph-properties fo:text-align="start" style:justify-single-word="false"/>
      <style:text-properties style:font-name="Liberation San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1" style:family="paragraph" style:parent-style-name="Preformatted_20_Text">
      <style:paragraph-properties fo:text-align="start" style:justify-single-word="false"/>
      <style:text-properties style:font-name="Liberation San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2" style:family="paragraph" style:parent-style-name="Preformatted_20_Text">
      <style:paragraph-properties fo:text-align="start" style:justify-single-word="false"/>
      <style:text-properties style:font-name="Liberation Sans" fo:font-size="12pt" fo:language="zxx" fo:country="none" fo:font-style="normal" fo:font-weight="bold" officeooo:rsid="024c0a3c" officeooo:paragraph-rsid="024c0a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3" style:family="paragraph" style:parent-style-name="Preformatted_20_Text">
      <style:paragraph-properties fo:text-align="start" style:justify-single-word="false"/>
      <style:text-properties style:font-name="Liberation Sans" fo:font-size="12pt" fo:language="zxx" fo:country="none" fo:font-style="normal" fo:font-weight="bold" officeooo:rsid="024f0bb1" officeooo:paragraph-rsid="024f0bb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4" style:family="paragraph" style:parent-style-name="Preformatted_20_Text">
      <style:paragraph-properties fo:text-align="start" style:justify-single-word="false"/>
      <style:text-properties style:font-name="Liberation Sans" fo:font-size="12pt" fo:language="zxx" fo:country="none" fo:font-style="normal" fo:font-weight="bold" officeooo:rsid="0250cb85" officeooo:paragraph-rsid="0250cb8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5" style:family="paragraph" style:parent-style-name="Preformatted_20_Text">
      <style:paragraph-properties fo:text-align="start" style:justify-single-word="false"/>
      <style:text-properties style:font-name="Liberation Sans" fo:font-size="12pt" fo:language="zxx" fo:country="none" fo:font-style="normal" fo:font-weight="bold" officeooo:rsid="0251fa74" officeooo:paragraph-rsid="0251fa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6" style:family="paragraph" style:parent-style-name="Preformatted_20_Text">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7" style:family="paragraph" style:parent-style-name="Preformatted_20_Text">
      <style:paragraph-properties fo:text-align="start" style:justify-single-word="false"/>
      <style:text-properties style:font-name="Liberation Sans" fo:font-size="12pt" fo:language="zxx" fo:country="none" fo:font-style="normal" fo:font-weight="bold" officeooo:rsid="025546e1" officeooo:paragraph-rsid="02564a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8" style:family="paragraph" style:parent-style-name="Preformatted_20_Text">
      <style:paragraph-properties fo:text-align="start" style:justify-single-word="false"/>
      <style:text-properties style:font-name="Liberation Sans" fo:font-size="12pt" fo:language="zxx" fo:country="none" fo:font-style="normal" fo:font-weight="bold" officeooo:rsid="0257ae34" officeooo:paragraph-rsid="0257ae3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9" style:family="paragraph" style:parent-style-name="Preformatted_20_Text">
      <style:paragraph-properties fo:text-align="start" style:justify-single-word="false"/>
      <style:text-properties style:font-name="Liberation San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0" style:family="paragraph" style:parent-style-name="Preformatted_20_Text">
      <style:paragraph-properties fo:text-align="start" style:justify-single-word="false"/>
      <style:text-properties style:font-name="Liberation Sans" fo:font-size="12pt" fo:language="zxx" fo:country="none" fo:font-style="normal" fo:font-weight="bold" officeooo:rsid="0259f283" officeooo:paragraph-rsid="0259f28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1" style:family="paragraph" style:parent-style-name="Preformatted_20_Text">
      <style:paragraph-properties fo:text-align="start" style:justify-single-word="false"/>
      <style:text-properties style:font-name="Liberation Sans" fo:font-size="12pt" fo:language="zxx" fo:country="none" fo:font-style="normal" fo:font-weight="bold" officeooo:rsid="025a1afa" officeooo:paragraph-rsid="025a1af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2" style:family="paragraph" style:parent-style-name="Preformatted_20_Text">
      <style:paragraph-properties fo:text-align="start" style:justify-single-word="false"/>
      <style:text-properties style:font-name="Liberation Sans" fo:font-size="12pt" fo:language="zxx" fo:country="none" fo:font-style="normal" fo:font-weight="bold" officeooo:rsid="025b6ca7" officeooo:paragraph-rsid="025b6c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3" style:family="paragraph" style:parent-style-name="Preformatted_20_Text">
      <style:paragraph-properties fo:text-align="start" style:justify-single-word="false"/>
      <style:text-properties style:font-name="Liberation Sans" fo:font-size="12pt" fo:language="zxx" fo:country="none" fo:font-style="normal" fo:font-weight="bold" officeooo:rsid="025cf860" officeooo:paragraph-rsid="025cf86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4" style:family="paragraph" style:parent-style-name="Preformatted_20_Text">
      <style:paragraph-properties fo:text-align="start" style:justify-single-word="false"/>
      <style:text-properties style:font-name="Liberation Sans" fo:font-size="12pt" fo:language="zxx" fo:country="none" fo:font-style="normal" fo:font-weight="bold" officeooo:rsid="025e279d" officeooo:paragraph-rsid="025e279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5" style:family="paragraph" style:parent-style-name="Preformatted_20_Text">
      <style:paragraph-properties fo:text-align="start" style:justify-single-word="false"/>
      <style:text-properties style:font-name="Liberation Sans" fo:font-size="12pt" fo:language="zxx" fo:country="none" fo:font-style="normal" fo:font-weight="bold" officeooo:rsid="025e9c0f" officeooo:paragraph-rsid="025e9c0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6" style:family="paragraph" style:parent-style-name="Preformatted_20_Text">
      <style:paragraph-properties fo:text-align="start" style:justify-single-word="false"/>
      <style:text-properties style:font-name="Liberation Sans" fo:font-size="12pt" fo:language="zxx" fo:country="none" fo:font-style="normal" fo:font-weight="bold" officeooo:rsid="02601bb9" officeooo:paragraph-rsid="02601bb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7" style:family="paragraph" style:parent-style-name="Preformatted_20_Text">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8" style:family="paragraph" style:parent-style-name="Preformatted_20_Text">
      <style:paragraph-properties fo:text-align="start" style:justify-single-word="false"/>
      <style:text-properties style:font-name="Liberation Sans" fo:font-size="12pt" fo:language="zxx" fo:country="none" fo:font-style="normal" fo:font-weight="bold" officeooo:rsid="02624026" officeooo:paragraph-rsid="0262402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9" style:family="paragraph" style:parent-style-name="Preformatted_20_Text">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0" style:family="paragraph" style:parent-style-name="Preformatted_20_Text">
      <style:paragraph-properties fo:text-align="start" style:justify-single-word="false"/>
      <style:text-properties style:font-name="Liberation Sans" fo:font-size="12pt" fo:language="zxx" fo:country="none" fo:font-style="normal" fo:font-weight="bold" officeooo:rsid="0262f847" officeooo:paragraph-rsid="0262f8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1" style:family="paragraph" style:parent-style-name="Preformatted_20_Text">
      <style:paragraph-properties fo:text-align="start" style:justify-single-word="false"/>
      <style:text-properties style:font-name="Liberation Sans" fo:font-size="12pt" fo:language="zxx" fo:country="none" fo:font-style="normal" fo:font-weight="bold" officeooo:rsid="0264331c" officeooo:paragraph-rsid="026433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2" style:family="paragraph" style:parent-style-name="Preformatted_20_Text">
      <style:paragraph-properties fo:text-align="start" style:justify-single-word="false"/>
      <style:text-properties style:font-name="Liberation Sans" fo:font-size="12pt" fo:language="zxx" fo:country="none" fo:font-style="normal" fo:font-weight="bold" officeooo:rsid="0266b1e5" officeooo:paragraph-rsid="0266b1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3" style:family="paragraph" style:parent-style-name="Preformatted_20_Text">
      <style:paragraph-properties fo:text-align="start" style:justify-single-word="false"/>
      <style:text-properties style:font-name="Liberation Sans" fo:font-size="12pt" fo:language="zxx" fo:country="none" fo:font-style="normal" fo:font-weight="bold" officeooo:rsid="0269ad62" officeooo:paragraph-rsid="0269ad6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4" style:family="paragraph" style:parent-style-name="Preformatted_20_Text">
      <style:paragraph-properties fo:text-align="start" style:justify-single-word="false"/>
      <style:text-properties style:font-name="Liberation Sans" fo:font-size="12pt" fo:language="zxx" fo:country="none" fo:font-style="normal" fo:font-weight="bold" officeooo:rsid="026ba8f6" officeooo:paragraph-rsid="026ba8f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5" style:family="paragraph" style:parent-style-name="Preformatted_20_Text">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6" style:family="paragraph" style:parent-style-name="Preformatted_20_Text">
      <style:text-properties style:font-name="Liberation San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337" style:family="paragraph" style:parent-style-name="Preformatted_20_Text">
      <style:text-properties style:font-name="Liberation San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338" style:family="paragraph" style:parent-style-name="Preformatted_20_Text">
      <style:text-properties style:font-name="Liberation San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339" style:family="paragraph" style:parent-style-name="Preformatted_20_Text">
      <style:text-properties style:font-name="Liberation San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340" style:family="paragraph" style:parent-style-name="Preformatted_20_Text">
      <style:text-properties style:font-name="Liberation San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341" style:family="paragraph" style:parent-style-name="Preformatted_20_Text">
      <style:text-properties style:font-name="Liberation San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342" style:family="paragraph" style:parent-style-name="Preformatted_20_Text">
      <style:text-properties style:font-name="Liberation San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343" style:family="paragraph" style:parent-style-name="Preformatted_20_Text">
      <style:text-properties style:font-name="Liberation San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344" style:family="paragraph" style:parent-style-name="Preformatted_20_Text">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45" style:family="paragraph" style:parent-style-name="Preformatted_20_Text">
      <style:text-properties style:font-name="Liberation San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346" style:family="paragraph" style:parent-style-name="Preformatted_20_Text">
      <style:text-properties style:font-name="Liberation San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347" style:family="paragraph" style:parent-style-name="Preformatted_20_Text">
      <style:text-properties style:font-name="Liberation San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348" style:family="paragraph" style:parent-style-name="Preformatted_20_Text">
      <style:text-properties style:font-name="Liberation San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349" style:family="paragraph" style:parent-style-name="Preformatted_20_Text">
      <style:text-properties style:font-name="Liberation San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350" style:family="paragraph" style:parent-style-name="Preformatted_20_Text">
      <style:text-properties style:font-name="Liberation San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351" style:family="paragraph" style:parent-style-name="Preformatted_20_Text">
      <style:text-properties style:font-name="Liberation San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352" style:family="paragraph" style:parent-style-name="Preformatted_20_Text">
      <style:text-properties style:font-name="Liberation San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353" style:family="paragraph" style:parent-style-name="Preformatted_20_Text">
      <style:text-properties style:font-name="Liberation San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354" style:family="paragraph" style:parent-style-name="Preformatted_20_Text">
      <style:text-properties style:font-name="Liberation San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355" style:family="paragraph" style:parent-style-name="Preformatted_20_Text">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56" style:family="paragraph" style:parent-style-name="Preformatted_20_Text">
      <style:text-properties style:font-name="Liberation San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357" style:family="paragraph" style:parent-style-name="Preformatted_20_Text">
      <style:text-properties style:font-name="Liberation San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358" style:family="paragraph" style:parent-style-name="Preformatted_20_Text">
      <style:text-properties style:font-name="Liberation San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359" style:family="paragraph" style:parent-style-name="Preformatted_20_Text">
      <style:text-properties style:font-name="Liberation San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360" style:family="paragraph" style:parent-style-name="Preformatted_20_Text">
      <style:paragraph-properties fo:text-align="center" style:justify-single-word="fals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361" style:family="paragraph" style:parent-style-name="Preformatted_20_Text">
      <style:paragraph-properties fo:text-align="start" style:justify-single-word="false"/>
      <style:text-properties style:font-name="Liberation San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2" style:family="paragraph" style:parent-style-name="Preformatted_20_Text">
      <style:text-properties style:font-name="Liberation San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363" style:family="paragraph" style:parent-style-name="Preformatted_20_Text">
      <style:text-properties style:font-name="Liberation San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364" style:family="paragraph" style:parent-style-name="Preformatted_20_Text">
      <style:text-properties style:font-name="Liberation San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365" style:family="paragraph" style:parent-style-name="Preformatted_20_Text">
      <style:text-properties style:font-name="Liberation San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366" style:family="paragraph" style:parent-style-name="Preformatted_20_Text">
      <style:text-properties style:font-name="Liberation San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367" style:family="paragraph" style:parent-style-name="Preformatted_20_Text">
      <style:text-properties style:font-name="Liberation San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368" style:family="paragraph" style:parent-style-name="Preformatted_20_Text">
      <style:text-properties style:font-name="Liberation San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369" style:family="paragraph" style:parent-style-name="Preformatted_20_Text">
      <style:text-properties style:font-name="Liberation San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370" style:family="paragraph" style:parent-style-name="Preformatted_20_Text">
      <style:paragraph-properties fo:text-align="start" style:justify-single-word="false"/>
      <style:text-properties style:font-name="Liberation San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1" style:family="paragraph" style:parent-style-name="Preformatted_20_Text">
      <style:paragraph-properties fo:text-align="start" style:justify-single-word="false"/>
      <style:text-properties style:font-name="Liberation San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2"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3"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4"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4c0a3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5" style:family="paragraph" style:parent-style-name="Preformatted_20_Text">
      <style:paragraph-properties fo:text-align="start" style:justify-single-word="false"/>
      <style:text-properties style:font-name="Liberation Sans" fo:font-style="italic" officeooo:rsid="013b1194" officeooo:paragraph-rsid="013b1194" style:font-style-asian="italic" style:font-style-complex="italic"/>
    </style:style>
    <style:style style:name="P376" style:family="paragraph" style:parent-style-name="Preformatted_20_Text">
      <style:paragraph-properties fo:text-align="start" style:justify-single-word="false"/>
      <style:text-properties style:font-name="Liberation Sans" fo:font-style="italic" officeooo:rsid="013ba06a" officeooo:paragraph-rsid="013ba06a" style:font-style-asian="italic" style:font-style-complex="italic"/>
    </style:style>
    <style:style style:name="P377" style:family="paragraph" style:parent-style-name="Preformatted_20_Text">
      <style:paragraph-properties fo:text-align="start" style:justify-single-word="false"/>
      <style:text-properties style:font-name="Liberation Sans" fo:font-style="italic" officeooo:rsid="013bc4e0" officeooo:paragraph-rsid="013d7664" style:font-style-asian="italic" style:font-style-complex="italic"/>
    </style:style>
    <style:style style:name="P378" style:family="paragraph" style:parent-style-name="Preformatted_20_Text">
      <style:paragraph-properties fo:text-align="start" style:justify-single-word="false"/>
      <style:text-properties style:font-name="Liberation Sans" fo:font-style="italic" officeooo:rsid="013f884e" officeooo:paragraph-rsid="013f884e" style:font-style-asian="italic" style:font-style-complex="italic"/>
    </style:style>
    <style:style style:name="P379" style:family="paragraph" style:parent-style-name="Preformatted_20_Text">
      <style:paragraph-properties fo:text-align="start" style:justify-single-word="false"/>
      <style:text-properties style:font-name="Liberation Sans" fo:font-style="italic" officeooo:rsid="01473023" officeooo:paragraph-rsid="01473023" style:font-style-asian="italic" style:font-style-complex="italic"/>
    </style:style>
    <style:style style:name="P380" style:family="paragraph" style:parent-style-name="Preformatted_20_Text">
      <style:paragraph-properties fo:text-align="start" style:justify-single-word="false"/>
      <style:text-properties style:font-name="Liberation Sans" fo:font-style="italic" officeooo:rsid="018005ed" officeooo:paragraph-rsid="018005ed" style:font-style-asian="italic" style:font-style-complex="italic"/>
    </style:style>
    <style:style style:name="P381" style:family="paragraph" style:parent-style-name="Preformatted_20_Text">
      <style:paragraph-properties fo:text-align="start" style:justify-single-word="false"/>
      <style:text-properties style:font-name="Liberation Sans" fo:font-style="italic" officeooo:rsid="01814079" officeooo:paragraph-rsid="01814079" style:font-style-asian="italic" style:font-style-complex="italic"/>
    </style:style>
    <style:style style:name="P382" style:family="paragraph" style:parent-style-name="Preformatted_20_Text">
      <style:paragraph-properties fo:text-align="start" style:justify-single-word="false"/>
      <style:text-properties style:font-name="Liberation Sans" fo:font-style="italic" officeooo:rsid="01816bde" officeooo:paragraph-rsid="01816bde" style:font-style-asian="italic" style:font-style-complex="italic"/>
    </style:style>
    <style:style style:name="P383" style:family="paragraph" style:parent-style-name="Preformatted_20_Text">
      <style:paragraph-properties fo:text-align="start" style:justify-single-word="false"/>
      <style:text-properties style:font-name="Liberation Sans" fo:font-style="italic" officeooo:rsid="0184c15d" officeooo:paragraph-rsid="0184c15d" style:font-style-asian="italic" style:font-style-complex="italic"/>
    </style:style>
    <style:style style:name="P384" style:family="paragraph" style:parent-style-name="Preformatted_20_Text">
      <style:paragraph-properties fo:text-align="start" style:justify-single-word="false"/>
      <style:text-properties style:font-name="Liberation Sans" fo:font-style="italic" officeooo:rsid="01859018" officeooo:paragraph-rsid="01859018" style:font-style-asian="italic" style:font-style-complex="italic"/>
    </style:style>
    <style:style style:name="P385" style:family="paragraph" style:parent-style-name="Preformatted_20_Text">
      <style:text-properties style:font-name="Liberation Sans" fo:font-style="normal" officeooo:rsid="00f034f9" officeooo:paragraph-rsid="00f034f9" style:font-style-asian="normal" style:font-style-complex="normal"/>
    </style:style>
    <style:style style:name="P386" style:family="paragraph" style:parent-style-name="Preformatted_20_Text">
      <style:text-properties style:font-name="Liberation Sans" fo:font-style="normal" officeooo:rsid="00f50a8b" officeooo:paragraph-rsid="00f50a8b" style:font-style-asian="normal" style:font-style-complex="normal"/>
    </style:style>
    <style:style style:name="P387" style:family="paragraph" style:parent-style-name="Preformatted_20_Text">
      <style:text-properties style:font-name="Liberation Sans" officeooo:paragraph-rsid="0114b0fa"/>
    </style:style>
    <style:style style:name="P388" style:family="paragraph" style:parent-style-name="Preformatted_20_Text">
      <style:text-properties style:font-name="Liberation Sans" officeooo:paragraph-rsid="0137ec84"/>
    </style:style>
    <style:style style:name="P389" style:family="paragraph" style:parent-style-name="Preformatted_20_Text">
      <style:text-properties style:font-name="Liberation Sans" officeooo:rsid="0139e171" officeooo:paragraph-rsid="0139e171"/>
    </style:style>
    <style:style style:name="P390" style:family="paragraph" style:parent-style-name="Preformatted_20_Text">
      <style:paragraph-properties fo:text-align="start" style:justify-single-word="false"/>
      <style:text-properties style:font-name="Liberation Sans" officeooo:rsid="0185c95b" officeooo:paragraph-rsid="0185c95b"/>
    </style:style>
    <style:style style:name="P391" style:family="paragraph" style:parent-style-name="Preformatted_20_Text">
      <style:paragraph-properties fo:text-align="start" style:justify-single-word="false"/>
      <style:text-properties style:font-name="Liberation Sans" officeooo:rsid="01870837" officeooo:paragraph-rsid="01870837"/>
    </style:style>
    <style:style style:name="P392" style:family="paragraph" style:parent-style-name="Preformatted_20_Text">
      <style:paragraph-properties fo:text-align="start" style:justify-single-word="false"/>
      <style:text-properties style:font-name="Liberation Sans" officeooo:rsid="018887d3" officeooo:paragraph-rsid="018887d3"/>
    </style:style>
    <style:style style:name="P393" style:family="paragraph" style:parent-style-name="Preformatted_20_Text">
      <style:paragraph-properties fo:text-align="start" style:justify-single-word="false"/>
      <style:text-properties style:font-name="Liberation Sans" officeooo:rsid="018b6014" officeooo:paragraph-rsid="018b6014"/>
    </style:style>
    <style:style style:name="P394" style:family="paragraph" style:parent-style-name="Preformatted_20_Text" style:list-style-name="L1">
      <style:text-properties style:font-name="Liberation Sans" fo:font-size="12pt" fo:language="zxx" fo:country="none" style:font-size-asian="12pt" style:language-asian="zxx" style:country-asian="none" style:font-size-complex="12pt" style:language-complex="zxx" style:country-complex="none"/>
    </style:style>
    <style:style style:name="P395" style:family="paragraph" style:parent-style-name="Preformatted_20_Text" style:list-style-name="L1">
      <style:text-properties style:font-name="Liberation Sans" fo:font-size="12pt" fo:language="zxx" fo:country="none" officeooo:paragraph-rsid="00264ad4" style:font-size-asian="12pt" style:language-asian="zxx" style:country-asian="none" style:font-size-complex="12pt" style:language-complex="zxx" style:country-complex="none"/>
    </style:style>
    <style:style style:name="P396" style:family="paragraph" style:parent-style-name="Preformatted_20_Text" style:list-style-name="L2">
      <style:text-properties style:font-name="Liberation Sans" fo:font-size="12pt" fo:language="zxx" fo:country="none" style:font-size-asian="12pt" style:language-asian="zxx" style:country-asian="none" style:font-size-complex="12pt" style:language-complex="zxx" style:country-complex="none"/>
    </style:style>
    <style:style style:name="P397" style:family="paragraph" style:parent-style-name="Preformatted_20_Text" style:list-style-name="L3">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398" style:family="paragraph" style:parent-style-name="Preformatted_20_Text" style:list-style-name="L4">
      <style:text-properties style:font-name="Liberation Sans" fo:font-size="12pt" fo:language="zxx" fo:country="none" officeooo:paragraph-rsid="008deffa" style:font-size-asian="12pt" style:language-asian="zxx" style:country-asian="none" style:font-size-complex="12pt" style:language-complex="zxx" style:country-complex="none"/>
    </style:style>
    <style:style style:name="P399" style:family="paragraph" style:parent-style-name="Preformatted_20_Text" style:list-style-name="L5">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00" style:family="paragraph" style:parent-style-name="Preformatted_20_Text" style:list-style-name="L6">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401" style:family="paragraph" style:parent-style-name="Preformatted_20_Text" style:list-style-name="L8">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402" style:family="paragraph" style:parent-style-name="Preformatted_20_Text" style:list-style-name="L9">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403" style:family="paragraph" style:parent-style-name="Preformatted_20_Text" style:list-style-name="L10">
      <style:text-properties style:font-name="Liberation Sans" fo:font-size="12pt" fo:language="zxx" fo:country="none" style:font-size-asian="12pt" style:language-asian="zxx" style:country-asian="none" style:font-size-complex="12pt" style:language-complex="zxx" style:country-complex="none"/>
    </style:style>
    <style:style style:name="P404" style:family="paragraph" style:parent-style-name="Preformatted_20_Text" style:list-style-name="L11">
      <style:text-properties style:font-name="Liberation Sans" fo:font-size="12pt" fo:language="zxx" fo:country="none" style:font-size-asian="12pt" style:language-asian="zxx" style:country-asian="none" style:font-size-complex="12pt" style:language-complex="zxx" style:country-complex="none"/>
    </style:style>
    <style:style style:name="P405" style:family="paragraph" style:parent-style-name="Preformatted_20_Text" style:list-style-name="L12">
      <style:text-properties style:font-name="Liberation Sans" fo:font-size="12pt" fo:language="zxx" fo:country="none" style:font-size-asian="12pt" style:language-asian="zxx" style:country-asian="none" style:font-size-complex="12pt" style:language-complex="zxx" style:country-complex="none"/>
    </style:style>
    <style:style style:name="P406" style:family="paragraph" style:parent-style-name="Preformatted_20_Text" style:list-style-name="L15">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407" style:family="paragraph" style:parent-style-name="Preformatted_20_Text" style:list-style-name="L15">
      <style:text-properties style:font-name="Liberation Sans" fo:font-size="12pt" fo:language="zxx" fo:country="none" style:font-size-asian="12pt" style:language-asian="zxx" style:country-asian="none" style:font-size-complex="12pt" style:language-complex="zxx" style:country-complex="none"/>
    </style:style>
    <style:style style:name="P408" style:family="paragraph" style:parent-style-name="Preformatted_20_Text" style:list-style-name="L16">
      <style:text-properties style:font-name="Liberation Sans" fo:font-size="12pt" fo:language="zxx" fo:country="none" style:font-size-asian="12pt" style:language-asian="zxx" style:country-asian="none" style:font-size-complex="12pt" style:language-complex="zxx" style:country-complex="none"/>
    </style:style>
    <style:style style:name="P409" style:family="paragraph" style:parent-style-name="Preformatted_20_Text" style:list-style-name="L17">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410" style:family="paragraph" style:parent-style-name="Preformatted_20_Text" style:list-style-name="L19">
      <style:text-properties style:font-name="Liberation Sans" fo:font-size="12pt" fo:language="zxx" fo:country="none" style:font-size-asian="12pt" style:language-asian="zxx" style:country-asian="none" style:font-size-complex="12pt" style:language-complex="zxx" style:country-complex="none"/>
    </style:style>
    <style:style style:name="P411" style:family="paragraph" style:parent-style-name="Preformatted_20_Text" style:list-style-name="L22">
      <style:text-properties style:font-name="Liberation Sans" fo:font-size="12pt" fo:language="zxx" fo:country="none" style:font-size-asian="12pt" style:language-asian="zxx" style:country-asian="none" style:font-size-complex="12pt" style:language-complex="zxx" style:country-complex="none"/>
    </style:style>
    <style:style style:name="P412" style:family="paragraph" style:parent-style-name="Preformatted_20_Text" style:list-style-name="L25">
      <style:text-properties style:font-name="Liberation Sans" fo:font-size="12pt" fo:language="zxx" fo:country="none" officeooo:rsid="00db9049" officeooo:paragraph-rsid="00db9049" style:font-size-asian="12pt" style:language-asian="zxx" style:country-asian="none" style:font-size-complex="12pt" style:language-complex="zxx" style:country-complex="none"/>
    </style:style>
    <style:style style:name="P413" style:family="paragraph" style:parent-style-name="Preformatted_20_Text" style:list-style-name="L26">
      <style:text-properties style:font-name="Liberation Sans" fo:font-size="12pt" fo:language="zxx" fo:country="none" officeooo:rsid="00e5b4ca" officeooo:paragraph-rsid="00e5b4ca" style:font-size-asian="12pt" style:language-asian="zxx" style:country-asian="none" style:font-size-complex="12pt" style:language-complex="zxx" style:country-complex="none"/>
    </style:style>
    <style:style style:name="P414" style:family="paragraph" style:parent-style-name="Preformatted_20_Text" style:list-style-name="L32">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415" style:family="paragraph" style:parent-style-name="Preformatted_20_Text" style:list-style-name="L34">
      <style:text-properties style:font-name="Liberation Sans" fo:font-size="12pt" fo:language="zxx" fo:country="none" style:font-size-asian="12pt" style:language-asian="zxx" style:country-asian="none" style:font-size-complex="12pt" style:language-complex="zxx" style:country-complex="none"/>
    </style:style>
    <style:style style:name="P416" style:family="paragraph" style:parent-style-name="Preformatted_20_Text" style:list-style-name="L37">
      <style:text-properties style:font-name="Liberation Sans" fo:font-size="12pt" fo:language="zxx" fo:country="none" officeooo:paragraph-rsid="004a84f5" style:font-size-asian="12pt" style:language-asian="zxx" style:country-asian="none" style:font-size-complex="12pt" style:language-complex="zxx" style:country-complex="none"/>
    </style:style>
    <style:style style:name="P417" style:family="paragraph" style:parent-style-name="Preformatted_20_Text" style:list-style-name="L38">
      <style:text-properties style:font-name="Liberation Sans" fo:font-size="12pt" fo:language="zxx" fo:country="none" style:font-size-asian="12pt" style:language-asian="zxx" style:country-asian="none" style:font-size-complex="12pt" style:language-complex="zxx" style:country-complex="none"/>
    </style:style>
    <style:style style:name="P418" style:family="paragraph" style:parent-style-name="Preformatted_20_Text" style:list-style-name="L2">
      <style:text-properties style:font-name="Liberation San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419" style:family="paragraph" style:parent-style-name="Preformatted_20_Text" style:list-style-name="L32">
      <style:text-properties style:font-name="Liberation San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420" style:family="paragraph" style:parent-style-name="Preformatted_20_Text" style:list-style-name="L33">
      <style:text-properties style:font-name="Liberation San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421" style:family="paragraph" style:parent-style-name="Preformatted_20_Text" style:list-style-name="L4">
      <style:text-properties style:font-name="Liberation Sans"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422" style:family="paragraph" style:parent-style-name="Preformatted_20_Text" style:list-style-name="L28">
      <style:text-properties style:font-name="Liberation San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3" style:family="paragraph" style:parent-style-name="Preformatted_20_Text" style:list-style-name="L30">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4" style:family="paragraph" style:parent-style-name="Preformatted_20_Text" style:list-style-name="L45">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5" style:family="paragraph" style:parent-style-name="Preformatted_20_Text" style:list-style-name="L46">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6" style:family="paragraph" style:parent-style-name="Preformatted_20_Text" style:list-style-name="L47">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7" style:family="paragraph" style:parent-style-name="Preformatted_20_Text" style:list-style-name="L48">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8" style:family="paragraph" style:parent-style-name="Preformatted_20_Text" style:list-style-name="L50">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9"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0"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1" style:family="paragraph" style:parent-style-name="Preformatted_20_Text" style:list-style-name="L52">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2" style:family="paragraph" style:parent-style-name="Preformatted_20_Text" style:list-style-name="L53">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3" style:family="paragraph" style:parent-style-name="Preformatted_20_Text" style:list-style-name="L57">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4"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5"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88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6" style:family="paragraph" style:parent-style-name="Preformatted_20_Text" style:list-style-name="L62">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7" style:family="paragraph" style:parent-style-name="Preformatted_20_Text" style:list-style-name="L70">
      <style:paragraph-properties fo:text-align="start" style:justify-single-word="false"/>
      <style:text-properties style:font-name="Liberation Sans" fo:font-size="12pt" fo:language="zxx" fo:country="none" fo:font-style="normal" fo:font-weight="normal" officeooo:rsid="0260a746" officeooo:paragraph-rsid="0260a74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8" style:family="paragraph" style:parent-style-name="Preformatted_20_Text" style:list-style-name="L71">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9" style:family="paragraph" style:parent-style-name="Preformatted_20_Text" style:list-style-name="L72">
      <style:paragraph-properties fo:text-align="start" style:justify-single-word="false"/>
      <style:text-properties style:font-name="Liberation Sans" fo:font-size="12pt" fo:language="zxx" fo:country="none" fo:font-style="normal" fo:font-weight="normal" officeooo:rsid="026d7e63" officeooo:paragraph-rsid="026d7e6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0" style:family="paragraph" style:parent-style-name="Preformatted_20_Text" style:list-style-name="L31">
      <style:text-properties style:font-name="Liberation San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41" style:family="paragraph" style:parent-style-name="Preformatted_20_Text" style:list-style-name="L42">
      <style:text-properties style:font-name="Liberation San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2" style:family="paragraph" style:parent-style-name="Preformatted_20_Text" style:list-style-name="L54">
      <style:paragraph-properties fo:text-align="start" style:justify-single-word="false"/>
      <style:text-properties style:font-name="Liberation San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3" style:family="paragraph" style:parent-style-name="Preformatted_20_Text" style:list-style-name="L55">
      <style:paragraph-properties fo:text-align="start" style:justify-single-word="false"/>
      <style:text-properties style:font-name="Liberation San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4" style:family="paragraph" style:parent-style-name="Preformatted_20_Text" style:list-style-name="L56">
      <style:paragraph-properties fo:text-align="start" style:justify-single-word="false"/>
      <style:text-properties style:font-name="Liberation San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5"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6"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7"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8" style:family="paragraph" style:parent-style-name="Preformatted_20_Text" style:list-style-name="L63">
      <style:paragraph-properties fo:text-align="start" style:justify-single-word="false"/>
      <style:text-properties style:font-name="Liberation San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9"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0"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1" style:family="paragraph" style:parent-style-name="Preformatted_20_Text" style:list-style-name="L65">
      <style:paragraph-properties fo:text-align="start" style:justify-single-word="false"/>
      <style:text-properties style:font-name="Liberation San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2" style:family="paragraph" style:parent-style-name="Preformatted_20_Text" style:list-style-name="L66">
      <style:paragraph-properties fo:text-align="start" style:justify-single-word="false"/>
      <style:text-properties style:font-name="Liberation San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3"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521b5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4"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4f0bb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5" style:family="paragraph" style:parent-style-name="Preformatted_20_Text" style:list-style-name="L68">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6" style:family="paragraph" style:parent-style-name="Preformatted_20_Text" style:list-style-name="L69">
      <style:paragraph-properties fo:text-align="start" style:justify-single-word="false"/>
      <style:text-properties style:font-name="Liberation Sans" fo:font-size="12pt" fo:language="zxx" fo:country="none" fo:font-style="normal" fo:font-weight="bold" officeooo:rsid="02572723" officeooo:paragraph-rsid="0257272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7" style:family="paragraph" style:parent-style-name="Preformatted_20_Text" style:list-style-name="L70">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8" style:family="paragraph" style:parent-style-name="Preformatted_20_Text" style:list-style-name="L71">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9" style:family="paragraph" style:parent-style-name="Preformatted_20_Text" style:list-style-name="L72">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0" style:family="paragraph" style:parent-style-name="Preformatted_20_Text">
      <style:paragraph-properties fo:text-align="start" style:justify-single-word="false"/>
      <style:text-properties style:font-name="Liberation San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1" style:family="paragraph" style:parent-style-name="Preformatted_20_Text" style:list-style-name="L7">
      <style:text-properties style:font-name="Liberation San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462" style:family="paragraph" style:parent-style-name="Preformatted_20_Text" style:list-style-name="L7">
      <style:text-properties style:font-name="Liberation San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463" style:family="paragraph" style:parent-style-name="Preformatted_20_Text" style:list-style-name="L20">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464" style:family="paragraph" style:parent-style-name="Preformatted_20_Text" style:list-style-name="L21">
      <style:text-properties style:font-name="Liberation San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465" style:family="paragraph" style:parent-style-name="Preformatted_20_Text" style:list-style-name="L29">
      <style:text-properties style:font-name="Liberation San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66" style:family="paragraph" style:parent-style-name="Preformatted_20_Text" style:list-style-name="L40">
      <style:text-properties style:font-name="Liberation San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7" style:family="paragraph" style:parent-style-name="Preformatted_20_Text" style:list-style-name="L49">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8" style:family="paragraph" style:parent-style-name="Preformatted_20_Text" style:list-style-name="L59">
      <style:paragraph-properties fo:text-align="start" style:justify-single-word="false"/>
      <style:text-properties style:font-name="Liberation San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9" style:family="paragraph" style:parent-style-name="Preformatted_20_Text" style:list-style-name="L41">
      <style:text-properties style:font-name="Liberation San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0"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1"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2"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3"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4"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5" style:family="paragraph" style:parent-style-name="Preformatted_20_Text" style:list-style-name="L28">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76" style:family="paragraph" style:parent-style-name="Preformatted_20_Text" style:list-style-name="L39">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77" style:family="paragraph" style:parent-style-name="Preformatted_20_Text" style:list-style-name="L13">
      <style:text-properties style:font-name="Liberation Sans" officeooo:paragraph-rsid="009c5b75"/>
    </style:style>
    <style:style style:name="P478" style:family="paragraph" style:parent-style-name="Preformatted_20_Text" style:list-style-name="L13">
      <style:text-properties style:font-name="Liberation Sans" fo:font-style="italic" officeooo:rsid="009cc10d" officeooo:paragraph-rsid="009cc10d" style:font-style-asian="italic" style:font-style-complex="italic"/>
    </style:style>
    <style:style style:name="P479" style:family="paragraph" style:parent-style-name="Preformatted_20_Text" style:list-style-name="L43">
      <style:text-properties style:font-name="Liberation Sans" fo:font-style="italic" officeooo:rsid="0139e171" officeooo:paragraph-rsid="0139e171" style:font-style-asian="italic" style:font-style-complex="italic"/>
    </style:style>
    <style:style style:name="P480" style:family="paragraph" style:parent-style-name="Preformatted_20_Text" style:list-style-name="L44">
      <style:paragraph-properties fo:text-align="start" style:justify-single-word="false"/>
      <style:text-properties style:font-name="Liberation Sans" fo:font-style="italic" officeooo:rsid="014058ee" officeooo:paragraph-rsid="014058ee" style:font-style-asian="italic" style:font-style-complex="italic"/>
    </style:style>
    <style:style style:name="P481" style:family="paragraph" style:parent-style-name="Preformatted_20_Text" style:list-style-name="L44">
      <style:paragraph-properties fo:text-align="start" style:justify-single-word="false"/>
      <style:text-properties style:font-name="Liberation Sans" fo:font-style="italic" officeooo:rsid="0141c165" officeooo:paragraph-rsid="0141c165" style:font-style-asian="italic" style:font-style-complex="italic"/>
    </style:style>
    <style:style style:name="P482" style:family="paragraph" style:parent-style-name="Preformatted_20_Text" style:list-style-name="L44">
      <style:paragraph-properties fo:text-align="start" style:justify-single-word="false"/>
      <style:text-properties style:font-name="Liberation Sans" fo:font-style="italic" officeooo:rsid="01450bbe" officeooo:paragraph-rsid="01450bbe" style:font-style-asian="italic" style:font-style-complex="italic"/>
    </style:style>
    <style:style style:name="P483" style:family="paragraph" style:parent-style-name="Preformatted_20_Text" style:list-style-name="L14">
      <style:text-properties style:font-name="Liberation Sans" officeooo:paragraph-rsid="00b158d0"/>
    </style:style>
    <style:style style:name="P484" style:family="paragraph" style:parent-style-name="Preformatted_20_Text" style:list-style-name="L18">
      <style:text-properties style:font-name="Liberation Sans" officeooo:paragraph-rsid="00be1fba"/>
    </style:style>
    <style:style style:name="P485" style:family="paragraph" style:parent-style-name="Preformatted_20_Text" style:list-style-name="L18">
      <style:text-properties style:font-name="Liberation Sans" officeooo:rsid="00be1fba" officeooo:paragraph-rsid="00be1fba"/>
    </style:style>
    <style:style style:name="P486" style:family="paragraph" style:parent-style-name="Preformatted_20_Text" style:list-style-name="L23">
      <style:text-properties style:font-name="Liberation Sans" officeooo:paragraph-rsid="00d2bbe6"/>
    </style:style>
    <style:style style:name="P487" style:family="paragraph" style:parent-style-name="Preformatted_20_Text" style:list-style-name="L23">
      <style:text-properties style:font-name="Liberation Sans" officeooo:rsid="00d44722" officeooo:paragraph-rsid="00d44722"/>
    </style:style>
    <style:style style:name="P488" style:family="paragraph" style:parent-style-name="Preformatted_20_Text" style:list-style-name="L23">
      <style:text-properties style:font-name="Liberation Sans" officeooo:rsid="00d710f1" officeooo:paragraph-rsid="00d710f1"/>
    </style:style>
    <style:style style:name="P489" style:family="paragraph" style:parent-style-name="Preformatted_20_Text" style:list-style-name="L24">
      <style:text-properties style:font-name="Liberation Sans" officeooo:rsid="00d710f1" officeooo:paragraph-rsid="00d710f1"/>
    </style:style>
    <style:style style:name="P490" style:family="paragraph" style:parent-style-name="Preformatted_20_Text" style:list-style-name="L27">
      <style:text-properties style:font-name="Liberation Sans" officeooo:paragraph-rsid="00efe2ea"/>
    </style:style>
    <style:style style:name="P491" style:family="paragraph" style:parent-style-name="Preformatted_20_Text" style:list-style-name="L27">
      <style:text-properties style:font-name="Liberation Sans" fo:font-style="normal" officeooo:rsid="00efe2ea" officeooo:paragraph-rsid="00efe2ea" style:font-style-asian="normal" style:font-style-complex="normal"/>
    </style:style>
    <style:style style:name="P492" style:family="paragraph" style:parent-style-name="Preformatted_20_Text" style:list-style-name="L34">
      <style:text-properties style:font-name="Liberation Sans" officeooo:paragraph-rsid="01141640"/>
    </style:style>
    <style:style style:name="P493" style:family="paragraph" style:parent-style-name="Preformatted_20_Text" style:list-style-name="L35">
      <style:text-properties style:font-name="Liberation Sans" officeooo:paragraph-rsid="0114b0fa"/>
    </style:style>
    <style:style style:name="P494" style:family="paragraph" style:parent-style-name="Preformatted_20_Text" style:list-style-name="L36">
      <style:text-properties style:font-name="Liberation Sans" fo:font-weight="normal" officeooo:rsid="0117ad71" officeooo:paragraph-rsid="0117ad71" style:font-weight-asian="normal" style:font-weight-complex="normal"/>
    </style:style>
    <style:style style:name="P495" style:family="paragraph" style:parent-style-name="Preformatted_20_Text" style:list-style-name="L36">
      <style:text-properties style:font-name="Liberation Sans" fo:font-weight="bold" officeooo:rsid="0117ad71" officeooo:paragraph-rsid="0117ad71" style:font-weight-asian="bold" style:font-weight-complex="bold"/>
    </style:style>
    <style:style style:name="P496" style:family="paragraph" style:parent-style-name="Preformatted_20_Text" style:list-style-name="L36">
      <style:text-properties style:font-name="Liberation Sans" officeooo:paragraph-rsid="0117ad71"/>
    </style:style>
    <style:style style:name="P497" style:family="paragraph" style:parent-style-name="Preformatted_20_Text" style:list-style-name="L45">
      <style:paragraph-properties fo:text-align="start" style:justify-single-word="false"/>
      <style:text-properties style:font-name="Liberation Sans" officeooo:paragraph-rsid="01859018"/>
    </style:style>
    <style:style style:name="P498" style:family="paragraph" style:parent-style-name="Preformatted_20_Text" style:list-style-name="L48">
      <style:paragraph-properties fo:text-align="start" style:justify-single-word="false"/>
      <style:text-properties officeooo:paragraph-rsid="018d5f84"/>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fo:font-weight="normal" officeooo:rsid="024d0d7d" style:font-weight-asian="normal" style:font-weight-complex="normal"/>
    </style:style>
    <style:style style:name="T74" style:family="text">
      <style:text-properties fo:font-weight="normal" officeooo:rsid="024f0bb1" style:font-weight-asian="normal" style:font-weight-complex="normal"/>
    </style:style>
    <style:style style:name="T75" style:family="text">
      <style:text-properties fo:font-weight="normal" officeooo:rsid="02521b51" style:font-weight-asian="normal" style:font-weight-complex="normal"/>
    </style:style>
    <style:style style:name="T76" style:family="text">
      <style:text-properties fo:font-weight="normal" officeooo:rsid="02572723" style:font-weight-asian="normal" style:font-weight-complex="normal"/>
    </style:style>
    <style:style style:name="T77" style:family="text">
      <style:text-properties fo:font-weight="normal" officeooo:rsid="025a1afa" style:font-weight-asian="normal" style:font-weight-complex="normal"/>
    </style:style>
    <style:style style:name="T78" style:family="text">
      <style:text-properties fo:font-weight="normal" officeooo:rsid="0267ebd6" style:font-weight-asian="normal" style:font-weight-complex="normal"/>
    </style:style>
    <style:style style:name="T79" style:family="text">
      <style:text-properties fo:font-weight="normal" officeooo:rsid="026c0878" style:font-weight-asian="normal" style:font-weight-complex="normal"/>
    </style:style>
    <style:style style:name="T80" style:family="text">
      <style:text-properties fo:font-weight="normal" officeooo:rsid="027e2e06" style:font-weight-asian="normal" style:font-weight-complex="normal"/>
    </style:style>
    <style:style style:name="T81" style:family="text">
      <style:text-properties fo:font-weight="normal" officeooo:rsid="028ef7b6" style:font-weight-asian="normal" style:font-weight-complex="normal"/>
    </style:style>
    <style:style style:name="T82" style:family="text">
      <style:text-properties fo:font-weight="normal" officeooo:rsid="0290a8ef" style:font-weight-asian="normal" style:font-weight-complex="normal"/>
    </style:style>
    <style:style style:name="T83" style:family="text">
      <style:text-properties fo:font-weight="normal" officeooo:rsid="02934762" style:font-weight-asian="normal" style:font-weight-complex="normal"/>
    </style:style>
    <style:style style:name="T84" style:family="text">
      <style:text-properties fo:font-weight="normal" officeooo:rsid="0294b8ae" style:font-weight-asian="normal" style:font-weight-complex="normal"/>
    </style:style>
    <style:style style:name="T85" style:family="text">
      <style:text-properties fo:font-weight="normal" officeooo:rsid="0295fe41" style:font-weight-asian="normal" style:font-weight-complex="normal"/>
    </style:style>
    <style:style style:name="T86" style:family="text">
      <style:text-properties fo:font-weight="normal" officeooo:rsid="0296fef4" style:font-weight-asian="normal" style:font-weight-complex="normal"/>
    </style:style>
    <style:style style:name="T87" style:family="text">
      <style:text-properties fo:font-weight="normal" officeooo:rsid="029a861e" style:font-weight-asian="normal" style:font-weight-complex="normal"/>
    </style:style>
    <style:style style:name="T88" style:family="text">
      <style:text-properties fo:font-weight="normal" officeooo:rsid="029b86cd" style:font-weight-asian="normal" style:font-weight-complex="normal"/>
    </style:style>
    <style:style style:name="T89" style:family="text">
      <style:text-properties fo:font-weight="normal" officeooo:rsid="029d0552" style:font-weight-asian="normal" style:font-weight-complex="normal"/>
    </style:style>
    <style:style style:name="T90" style:family="text">
      <style:text-properties officeooo:rsid="005263fa"/>
    </style:style>
    <style:style style:name="T91" style:family="text">
      <style:text-properties officeooo:rsid="0052dcca"/>
    </style:style>
    <style:style style:name="T92" style:family="text">
      <style:text-properties officeooo:rsid="0053199f"/>
    </style:style>
    <style:style style:name="T93" style:family="text">
      <style:text-properties officeooo:rsid="0053d585"/>
    </style:style>
    <style:style style:name="T94" style:family="text">
      <style:text-properties officeooo:rsid="0056d05c"/>
    </style:style>
    <style:style style:name="T95" style:family="text">
      <style:text-properties fo:font-style="italic" style:font-style-asian="italic" style:font-style-complex="italic"/>
    </style:style>
    <style:style style:name="T96" style:family="text">
      <style:text-properties fo:font-style="italic" officeooo:rsid="0056d05c" style:font-style-asian="italic" style:font-style-complex="italic"/>
    </style:style>
    <style:style style:name="T97" style:family="text">
      <style:text-properties fo:font-style="italic" officeooo:rsid="002577c9" style:font-style-asian="italic" style:font-style-complex="italic"/>
    </style:style>
    <style:style style:name="T98" style:family="text">
      <style:text-properties fo:font-style="italic" officeooo:rsid="00300f42" style:font-style-asian="italic" style:font-style-complex="italic"/>
    </style:style>
    <style:style style:name="T99" style:family="text">
      <style:text-properties fo:font-style="italic" officeooo:rsid="003df72b" style:font-style-asian="italic" style:font-style-complex="italic"/>
    </style:style>
    <style:style style:name="T100" style:family="text">
      <style:text-properties fo:font-style="italic" officeooo:rsid="004442b0" style:font-style-asian="italic" style:font-style-complex="italic"/>
    </style:style>
    <style:style style:name="T101" style:family="text">
      <style:text-properties fo:font-style="italic" officeooo:rsid="0057bea7" style:font-style-asian="italic" style:font-style-complex="italic"/>
    </style:style>
    <style:style style:name="T102" style:family="text">
      <style:text-properties fo:font-style="italic" officeooo:rsid="006c9200" style:font-style-asian="italic" style:font-style-complex="italic"/>
    </style:style>
    <style:style style:name="T103" style:family="text">
      <style:text-properties fo:font-style="italic" officeooo:rsid="0099db7a" style:font-style-asian="italic" style:font-style-complex="italic"/>
    </style:style>
    <style:style style:name="T104" style:family="text">
      <style:text-properties fo:font-style="italic" officeooo:rsid="009ac122" style:font-style-asian="italic" style:font-style-complex="italic"/>
    </style:style>
    <style:style style:name="T105" style:family="text">
      <style:text-properties fo:font-style="italic" officeooo:rsid="009bf3fe" style:font-style-asian="italic" style:font-style-complex="italic"/>
    </style:style>
    <style:style style:name="T106" style:family="text">
      <style:text-properties fo:font-style="italic" officeooo:rsid="009c5b75" style:font-style-asian="italic" style:font-style-complex="italic"/>
    </style:style>
    <style:style style:name="T107" style:family="text">
      <style:text-properties fo:font-style="italic" officeooo:rsid="009e39a4" style:font-style-asian="italic" style:font-style-complex="italic"/>
    </style:style>
    <style:style style:name="T108" style:family="text">
      <style:text-properties fo:font-style="italic" officeooo:rsid="00a4e71e" style:font-style-asian="italic" style:font-style-complex="italic"/>
    </style:style>
    <style:style style:name="T109" style:family="text">
      <style:text-properties fo:font-style="italic" officeooo:rsid="00b3f3e8" style:font-style-asian="italic" style:font-style-complex="italic"/>
    </style:style>
    <style:style style:name="T110" style:family="text">
      <style:text-properties fo:font-style="italic" officeooo:rsid="00b26e1d" style:font-style-asian="italic" style:font-style-complex="italic"/>
    </style:style>
    <style:style style:name="T111" style:family="text">
      <style:text-properties fo:font-style="italic" officeooo:rsid="00c9e381" style:font-style-asian="italic" style:font-style-complex="italic"/>
    </style:style>
    <style:style style:name="T112" style:family="text">
      <style:text-properties fo:font-style="italic" officeooo:rsid="00ca062e" style:font-style-asian="italic" style:font-style-complex="italic"/>
    </style:style>
    <style:style style:name="T113" style:family="text">
      <style:text-properties fo:font-style="italic" officeooo:rsid="00d94554" style:font-style-asian="italic" style:font-style-complex="italic"/>
    </style:style>
    <style:style style:name="T114" style:family="text">
      <style:text-properties fo:font-style="italic" officeooo:rsid="00da144a" style:font-style-asian="italic" style:font-style-complex="italic"/>
    </style:style>
    <style:style style:name="T115" style:family="text">
      <style:text-properties fo:font-style="italic" officeooo:rsid="00eb827b" style:font-style-asian="italic" style:font-style-complex="italic"/>
    </style:style>
    <style:style style:name="T116" style:family="text">
      <style:text-properties fo:font-style="italic" officeooo:rsid="00ebbcf2" style:font-style-asian="italic" style:font-style-complex="italic"/>
    </style:style>
    <style:style style:name="T117" style:family="text">
      <style:text-properties fo:font-style="italic" officeooo:rsid="00f978ed" style:font-style-asian="italic" style:font-style-complex="italic"/>
    </style:style>
    <style:style style:name="T118" style:family="text">
      <style:text-properties fo:font-style="italic" officeooo:rsid="0106da41" style:font-style-asian="italic" style:font-style-complex="italic"/>
    </style:style>
    <style:style style:name="T119" style:family="text">
      <style:text-properties fo:font-style="italic" officeooo:rsid="01107b9f" style:font-style-asian="italic" style:font-style-complex="italic"/>
    </style:style>
    <style:style style:name="T120" style:family="text">
      <style:text-properties fo:font-style="italic" officeooo:rsid="01686ab9" style:font-style-asian="italic" style:font-style-complex="italic"/>
    </style:style>
    <style:style style:name="T121" style:family="text">
      <style:text-properties fo:font-style="italic" officeooo:rsid="019b69b2" style:font-style-asian="italic" style:font-style-complex="italic"/>
    </style:style>
    <style:style style:name="T122" style:family="text">
      <style:text-properties fo:font-style="italic" officeooo:rsid="01aec435" style:font-style-asian="italic" style:font-style-complex="italic"/>
    </style:style>
    <style:style style:name="T123" style:family="text">
      <style:text-properties fo:font-style="italic" officeooo:rsid="01dd61b4" style:font-style-asian="italic" style:font-style-complex="italic"/>
    </style:style>
    <style:style style:name="T124" style:family="text">
      <style:text-properties fo:font-style="italic" officeooo:rsid="021a39ee" style:font-style-asian="italic" style:font-style-complex="italic"/>
    </style:style>
    <style:style style:name="T125" style:family="text">
      <style:text-properties fo:font-style="italic" officeooo:rsid="021d4038" style:font-style-asian="italic" style:font-style-complex="italic"/>
    </style:style>
    <style:style style:name="T126" style:family="text">
      <style:text-properties fo:font-style="italic" officeooo:rsid="02781f42"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16fe51" style:font-style-asian="italic" style:font-weight-asian="normal" style:font-style-complex="italic" style:font-weight-complex="normal"/>
    </style:style>
    <style:style style:name="T129" style:family="text">
      <style:text-properties fo:font-style="italic" fo:font-weight="normal" officeooo:rsid="0017611f" style:font-style-asian="italic" style:font-weight-asian="normal" style:font-style-complex="italic" style:font-weight-complex="normal"/>
    </style:style>
    <style:style style:name="T130" style:family="text">
      <style:text-properties fo:font-style="italic" fo:font-weight="normal" officeooo:rsid="00298a2b" style:font-style-asian="italic" style:font-weight-asian="normal" style:font-style-complex="italic" style:font-weight-complex="normal"/>
    </style:style>
    <style:style style:name="T131" style:family="text">
      <style:text-properties fo:font-style="italic" fo:font-weight="normal" officeooo:rsid="0032f132" style:font-style-asian="italic" style:font-weight-asian="normal" style:font-style-complex="italic" style:font-weight-complex="normal"/>
    </style:style>
    <style:style style:name="T132" style:family="text">
      <style:text-properties fo:font-style="italic" fo:font-weight="normal" officeooo:rsid="005999cd" style:font-style-asian="italic" style:font-weight-asian="normal" style:font-style-complex="italic" style:font-weight-complex="normal"/>
    </style:style>
    <style:style style:name="T133" style:family="text">
      <style:text-properties fo:font-style="italic" fo:font-weight="normal" officeooo:rsid="0060ffbf" style:font-style-asian="italic" style:font-weight-asian="normal" style:font-style-complex="italic" style:font-weight-complex="normal"/>
    </style:style>
    <style:style style:name="T134" style:family="text">
      <style:text-properties fo:font-style="italic" fo:font-weight="normal" officeooo:rsid="006960f3" style:font-style-asian="italic" style:font-weight-asian="normal" style:font-style-complex="italic" style:font-weight-complex="normal"/>
    </style:style>
    <style:style style:name="T135" style:family="text">
      <style:text-properties fo:font-style="italic" fo:font-weight="normal" officeooo:rsid="00618b27" style:font-style-asian="italic" style:font-weight-asian="normal" style:font-style-complex="italic" style:font-weight-complex="normal"/>
    </style:style>
    <style:style style:name="T136" style:family="text">
      <style:text-properties fo:font-style="italic" fo:font-weight="normal" officeooo:rsid="0131449d" style:font-style-asian="italic" style:font-weight-asian="normal" style:font-style-complex="italic" style:font-weight-complex="normal"/>
    </style:style>
    <style:style style:name="T137" style:family="text">
      <style:text-properties fo:font-style="italic" fo:font-weight="normal" officeooo:rsid="0132dbac" style:font-style-asian="italic" style:font-weight-asian="normal" style:font-style-complex="italic" style:font-weight-complex="normal"/>
    </style:style>
    <style:style style:name="T138" style:family="text">
      <style:text-properties fo:font-style="italic" fo:font-weight="normal" officeooo:rsid="0134db0d" style:font-style-asian="italic" style:font-weight-asian="normal" style:font-style-complex="italic" style:font-weight-complex="normal"/>
    </style:style>
    <style:style style:name="T139" style:family="text">
      <style:text-properties fo:font-style="italic" fo:font-weight="normal" officeooo:rsid="01b993e8" style:font-style-asian="italic" style:font-weight-asian="normal" style:font-style-complex="italic" style:font-weight-complex="normal"/>
    </style:style>
    <style:style style:name="T140" style:family="text">
      <style:text-properties fo:font-style="italic" fo:font-weight="normal" officeooo:rsid="02367635" style:font-style-asian="italic" style:font-weight-asian="normal" style:font-style-complex="italic" style:font-weight-complex="normal"/>
    </style:style>
    <style:style style:name="T141" style:family="text">
      <style:text-properties fo:font-style="italic" fo:font-weight="normal" officeooo:rsid="024a4398" style:font-style-asian="italic" style:font-weight-asian="normal" style:font-style-complex="italic" style:font-weight-complex="normal"/>
    </style:style>
    <style:style style:name="T142" style:family="text">
      <style:text-properties fo:font-style="italic" fo:font-weight="normal" officeooo:rsid="02572723" style:font-style-asian="italic" style:font-weight-asian="normal" style:font-style-complex="italic" style:font-weight-complex="normal"/>
    </style:style>
    <style:style style:name="T143" style:family="text">
      <style:text-properties fo:font-style="italic" fo:font-weight="normal" officeooo:rsid="024f0bb1" style:font-style-asian="italic" style:font-weight-asian="normal" style:font-style-complex="italic" style:font-weight-complex="normal"/>
    </style:style>
    <style:style style:name="T144" style:family="text">
      <style:text-properties fo:font-style="italic" fo:font-weight="normal" officeooo:rsid="026c0878" style:font-style-asian="italic" style:font-weight-asian="normal" style:font-style-complex="italic" style:font-weight-complex="normal"/>
    </style:style>
    <style:style style:name="T145" style:family="text">
      <style:text-properties fo:font-style="italic" fo:font-weight="normal" officeooo:rsid="0294ac17" style:font-style-asian="italic" style:font-weight-asian="normal" style:font-style-complex="italic" style:font-weight-complex="normal"/>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fo:font-style="italic" fo:font-weight="bold" officeooo:rsid="0016fe51" style:font-style-asian="italic" style:font-weight-asian="bold" style:font-style-complex="italic" style:font-weight-complex="bold"/>
    </style:style>
    <style:style style:name="T148" style:family="text">
      <style:text-properties officeooo:rsid="0056e717"/>
    </style:style>
    <style:style style:name="T149" style:family="text">
      <style:text-properties officeooo:rsid="0057d3c0"/>
    </style:style>
    <style:style style:name="T150" style:family="text">
      <style:text-properties officeooo:rsid="007051a9"/>
    </style:style>
    <style:style style:name="T151" style:family="text">
      <style:text-properties officeooo:rsid="00711a5f"/>
    </style:style>
    <style:style style:name="T152" style:family="text">
      <style:text-properties officeooo:rsid="006fdcc2"/>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16fe51" style:font-style-asian="normal" style:font-weight-asian="normal" style:font-style-complex="normal" style:font-weight-complex="normal"/>
    </style:style>
    <style:style style:name="T155" style:family="text">
      <style:text-properties fo:font-style="normal" fo:font-weight="normal" officeooo:rsid="0017611f" style:font-style-asian="normal" style:font-weight-asian="normal" style:font-style-complex="normal" style:font-weight-complex="normal"/>
    </style:style>
    <style:style style:name="T156" style:family="text">
      <style:text-properties fo:font-style="normal" fo:font-weight="normal" officeooo:rsid="001ae8d0" style:font-style-asian="normal" style:font-weight-asian="normal" style:font-style-complex="normal" style:font-weight-complex="normal"/>
    </style:style>
    <style:style style:name="T157" style:family="text">
      <style:text-properties fo:font-style="normal" fo:font-weight="normal" officeooo:rsid="001c16bf" style:font-style-asian="normal" style:font-weight-asian="normal" style:font-style-complex="normal" style:font-weight-complex="normal"/>
    </style:style>
    <style:style style:name="T158" style:family="text">
      <style:text-properties fo:font-style="normal" fo:font-weight="normal" officeooo:rsid="0028e5d9" style:font-style-asian="normal" style:font-weight-asian="normal" style:font-style-complex="normal" style:font-weight-complex="normal"/>
    </style:style>
    <style:style style:name="T159" style:family="text">
      <style:text-properties fo:font-style="normal" fo:font-weight="normal" officeooo:rsid="002577c9" style:font-style-asian="normal" style:font-weight-asian="normal" style:font-style-complex="normal" style:font-weight-complex="normal"/>
    </style:style>
    <style:style style:name="T160" style:family="text">
      <style:text-properties fo:font-style="normal" fo:font-weight="normal" officeooo:rsid="00298a2b" style:font-style-asian="normal" style:font-weight-asian="normal" style:font-style-complex="normal" style:font-weight-complex="normal"/>
    </style:style>
    <style:style style:name="T161" style:family="text">
      <style:text-properties fo:font-style="normal" fo:font-weight="normal" officeooo:rsid="0032f132" style:font-style-asian="normal" style:font-weight-asian="normal" style:font-style-complex="normal" style:font-weight-complex="normal"/>
    </style:style>
    <style:style style:name="T162" style:family="text">
      <style:text-properties fo:font-style="normal" fo:font-weight="normal" officeooo:rsid="003889c2" style:font-style-asian="normal" style:font-weight-asian="normal" style:font-style-complex="normal" style:font-weight-complex="normal"/>
    </style:style>
    <style:style style:name="T163" style:family="text">
      <style:text-properties fo:font-style="normal" fo:font-weight="normal" officeooo:rsid="005999cd" style:font-style-asian="normal" style:font-weight-asian="normal" style:font-style-complex="normal" style:font-weight-complex="normal"/>
    </style:style>
    <style:style style:name="T164" style:family="text">
      <style:text-properties fo:font-style="normal" fo:font-weight="normal" officeooo:rsid="0060ffbf" style:font-style-asian="normal" style:font-weight-asian="normal" style:font-style-complex="normal" style:font-weight-complex="normal"/>
    </style:style>
    <style:style style:name="T165" style:family="text">
      <style:text-properties fo:font-style="normal" fo:font-weight="normal" officeooo:rsid="005e10c1" style:font-style-asian="normal" style:font-weight-asian="normal" style:font-style-complex="normal" style:font-weight-complex="normal"/>
    </style:style>
    <style:style style:name="T166" style:family="text">
      <style:text-properties fo:font-style="normal" fo:font-weight="normal" officeooo:rsid="005e6315" style:font-style-asian="normal" style:font-weight-asian="normal" style:font-style-complex="normal" style:font-weight-complex="normal"/>
    </style:style>
    <style:style style:name="T167" style:family="text">
      <style:text-properties fo:font-style="normal" fo:font-weight="normal" officeooo:rsid="006960f3" style:font-style-asian="normal" style:font-weight-asian="normal" style:font-style-complex="normal" style:font-weight-complex="normal"/>
    </style:style>
    <style:style style:name="T168" style:family="text">
      <style:text-properties fo:font-style="normal" fo:font-weight="normal" officeooo:rsid="0069ce57" style:font-style-asian="normal" style:font-weight-asian="normal" style:font-style-complex="normal" style:font-weight-complex="normal"/>
    </style:style>
    <style:style style:name="T169" style:family="text">
      <style:text-properties fo:font-style="normal" fo:font-weight="normal" officeooo:rsid="015bccfc" style:font-style-asian="normal" style:font-weight-asian="normal" style:font-style-complex="normal" style:font-weight-complex="normal"/>
    </style:style>
    <style:style style:name="T170" style:family="text">
      <style:text-properties fo:font-style="normal" fo:font-weight="normal" officeooo:rsid="015c6a75" style:font-style-asian="normal" style:font-weight-asian="normal" style:font-style-complex="normal" style:font-weight-complex="normal"/>
    </style:style>
    <style:style style:name="T171" style:family="text">
      <style:text-properties fo:font-style="normal" fo:font-weight="normal" officeooo:rsid="015fe6a2" style:font-style-asian="normal" style:font-weight-asian="normal" style:font-style-complex="normal" style:font-weight-complex="normal"/>
    </style:style>
    <style:style style:name="T172" style:family="text">
      <style:text-properties fo:font-style="normal" fo:font-weight="normal" officeooo:rsid="01600412" style:font-style-asian="normal" style:font-weight-asian="normal" style:font-style-complex="normal" style:font-weight-complex="normal"/>
    </style:style>
    <style:style style:name="T173" style:family="text">
      <style:text-properties fo:font-style="normal" fo:font-weight="normal" officeooo:rsid="01646532" style:font-style-asian="normal" style:font-weight-asian="normal" style:font-style-complex="normal" style:font-weight-complex="normal"/>
    </style:style>
    <style:style style:name="T174" style:family="text">
      <style:text-properties fo:font-style="normal" fo:font-weight="normal" officeooo:rsid="016dc3ad" style:font-style-asian="normal" style:font-weight-asian="normal" style:font-style-complex="normal" style:font-weight-complex="normal"/>
    </style:style>
    <style:style style:name="T175" style:family="text">
      <style:text-properties fo:font-style="normal" fo:font-weight="normal" officeooo:rsid="016e149d" style:font-style-asian="normal" style:font-weight-asian="normal" style:font-style-complex="normal" style:font-weight-complex="normal"/>
    </style:style>
    <style:style style:name="T176" style:family="text">
      <style:text-properties fo:font-style="normal" fo:font-weight="normal" officeooo:rsid="0171dd09" style:font-style-asian="normal" style:font-weight-asian="normal" style:font-style-complex="normal" style:font-weight-complex="normal"/>
    </style:style>
    <style:style style:name="T177" style:family="text">
      <style:text-properties fo:font-style="normal" fo:font-weight="normal" officeooo:rsid="01f6cd5e" style:font-style-asian="normal" style:font-weight-asian="normal" style:font-style-complex="normal" style:font-weight-complex="normal"/>
    </style:style>
    <style:style style:name="T178" style:family="text">
      <style:text-properties fo:font-style="normal" fo:font-weight="normal" officeooo:rsid="01f71858" style:font-style-asian="normal" style:font-weight-asian="normal" style:font-style-complex="normal" style:font-weight-complex="normal"/>
    </style:style>
    <style:style style:name="T179" style:family="text">
      <style:text-properties fo:font-style="normal" fo:font-weight="normal" officeooo:rsid="01fa56fb" style:font-style-asian="normal" style:font-weight-asian="normal" style:font-style-complex="normal" style:font-weight-complex="normal"/>
    </style:style>
    <style:style style:name="T180" style:family="text">
      <style:text-properties fo:font-style="normal" fo:font-weight="normal" officeooo:rsid="01fd52d5" style:font-style-asian="normal" style:font-weight-asian="normal" style:font-style-complex="normal" style:font-weight-complex="normal"/>
    </style:style>
    <style:style style:name="T181" style:family="text">
      <style:text-properties fo:font-style="normal" fo:font-weight="normal" officeooo:rsid="01fdb849" style:font-style-asian="normal" style:font-weight-asian="normal" style:font-style-complex="normal" style:font-weight-complex="normal"/>
    </style:style>
    <style:style style:name="T182" style:family="text">
      <style:text-properties fo:font-style="normal" fo:font-weight="normal" officeooo:rsid="01ff0a93" style:font-style-asian="normal" style:font-weight-asian="normal" style:font-style-complex="normal" style:font-weight-complex="normal"/>
    </style:style>
    <style:style style:name="T183" style:family="text">
      <style:text-properties fo:font-style="normal" fo:font-weight="normal" officeooo:rsid="02005714" style:font-style-asian="normal" style:font-weight-asian="normal" style:font-style-complex="normal" style:font-weight-complex="normal"/>
    </style:style>
    <style:style style:name="T184" style:family="text">
      <style:text-properties fo:font-style="normal" fo:font-weight="normal" officeooo:rsid="020406c2" style:font-style-asian="normal" style:font-weight-asian="normal" style:font-style-complex="normal" style:font-weight-complex="normal"/>
    </style:style>
    <style:style style:name="T185" style:family="text">
      <style:text-properties fo:font-style="normal" fo:font-weight="normal" officeooo:rsid="02882c16" style:font-style-asian="normal" style:font-weight-asian="normal" style:font-style-complex="normal" style:font-weight-complex="normal"/>
    </style:style>
    <style:style style:name="T186" style:family="text">
      <style:text-properties fo:font-style="normal" style:font-style-asian="normal" style:font-style-complex="normal"/>
    </style:style>
    <style:style style:name="T187" style:family="text">
      <style:text-properties fo:font-style="normal" officeooo:rsid="0016fe51" style:font-style-asian="normal" style:font-style-complex="normal"/>
    </style:style>
    <style:style style:name="T188" style:family="text">
      <style:text-properties fo:font-style="normal" officeooo:rsid="002577c9" style:font-style-asian="normal" style:font-style-complex="normal"/>
    </style:style>
    <style:style style:name="T189" style:family="text">
      <style:text-properties fo:font-style="normal" officeooo:rsid="00300f42" style:font-style-asian="normal" style:font-style-complex="normal"/>
    </style:style>
    <style:style style:name="T190" style:family="text">
      <style:text-properties fo:font-style="normal" officeooo:rsid="003a962a" style:font-style-asian="normal" style:font-style-complex="normal"/>
    </style:style>
    <style:style style:name="T191" style:family="text">
      <style:text-properties fo:font-style="normal" officeooo:rsid="003b84c1" style:font-style-asian="normal" style:font-style-complex="normal"/>
    </style:style>
    <style:style style:name="T192" style:family="text">
      <style:text-properties fo:font-style="normal" officeooo:rsid="003df72b" style:font-style-asian="normal" style:font-style-complex="normal"/>
    </style:style>
    <style:style style:name="T193" style:family="text">
      <style:text-properties fo:font-style="normal" officeooo:rsid="004442b0" style:font-style-asian="normal" style:font-style-complex="normal"/>
    </style:style>
    <style:style style:name="T194" style:family="text">
      <style:text-properties fo:font-style="normal" officeooo:rsid="004ad016" style:font-style-asian="normal" style:font-style-complex="normal"/>
    </style:style>
    <style:style style:name="T195" style:family="text">
      <style:text-properties fo:font-style="normal" officeooo:rsid="0052f85b" style:font-style-asian="normal" style:font-style-complex="normal"/>
    </style:style>
    <style:style style:name="T196" style:family="text">
      <style:text-properties fo:font-style="normal" officeooo:rsid="006c9200" style:font-style-asian="normal" style:font-style-complex="normal"/>
    </style:style>
    <style:style style:name="T197" style:family="text">
      <style:text-properties fo:font-style="normal" officeooo:rsid="006d46d6" style:font-style-asian="normal" style:font-style-complex="normal"/>
    </style:style>
    <style:style style:name="T198" style:family="text">
      <style:text-properties fo:font-style="normal" officeooo:rsid="006e1261" style:font-style-asian="normal" style:font-style-complex="normal"/>
    </style:style>
    <style:style style:name="T199" style:family="text">
      <style:text-properties fo:font-style="normal" officeooo:rsid="009ac122" style:font-style-asian="normal" style:font-style-complex="normal"/>
    </style:style>
    <style:style style:name="T200" style:family="text">
      <style:text-properties fo:font-style="normal" officeooo:rsid="009bf3fe" style:font-style-asian="normal" style:font-style-complex="normal"/>
    </style:style>
    <style:style style:name="T201" style:family="text">
      <style:text-properties fo:font-style="normal" officeooo:rsid="009c5b75" style:font-style-asian="normal" style:font-style-complex="normal"/>
    </style:style>
    <style:style style:name="T202" style:family="text">
      <style:text-properties fo:font-style="normal" officeooo:rsid="009e39a4" style:font-style-asian="normal" style:font-style-complex="normal"/>
    </style:style>
    <style:style style:name="T203" style:family="text">
      <style:text-properties fo:font-style="normal" officeooo:rsid="009fad14" style:font-style-asian="normal" style:font-style-complex="normal"/>
    </style:style>
    <style:style style:name="T204" style:family="text">
      <style:text-properties fo:font-style="normal" officeooo:rsid="00eb827b" style:font-style-asian="normal" style:font-style-complex="normal"/>
    </style:style>
    <style:style style:name="T205" style:family="text">
      <style:text-properties fo:font-style="normal" officeooo:rsid="00ebbcf2" style:font-style-asian="normal" style:font-style-complex="normal"/>
    </style:style>
    <style:style style:name="T206" style:family="text">
      <style:text-properties fo:font-style="normal" officeooo:rsid="00f978ed" style:font-style-asian="normal" style:font-style-complex="normal"/>
    </style:style>
    <style:style style:name="T207" style:family="text">
      <style:text-properties fo:font-style="normal" officeooo:rsid="01107b9f" style:font-style-asian="normal" style:font-style-complex="normal"/>
    </style:style>
    <style:style style:name="T208" style:family="text">
      <style:text-properties fo:font-style="normal" officeooo:rsid="0122d0e0" style:font-style-asian="normal" style:font-style-complex="normal"/>
    </style:style>
    <style:style style:name="T209" style:family="text">
      <style:text-properties fo:font-style="normal" officeooo:rsid="01237551" style:font-style-asian="normal" style:font-style-complex="normal"/>
    </style:style>
    <style:style style:name="T210" style:family="text">
      <style:text-properties fo:font-style="normal" officeooo:rsid="0125fe4e" style:font-style-asian="normal" style:font-style-complex="normal"/>
    </style:style>
    <style:style style:name="T211" style:family="text">
      <style:text-properties fo:font-style="normal" officeooo:rsid="012a399e" style:font-style-asian="normal" style:font-style-complex="normal"/>
    </style:style>
    <style:style style:name="T212" style:family="text">
      <style:text-properties fo:font-style="normal" officeooo:rsid="012bf994" style:font-style-asian="normal" style:font-style-complex="normal"/>
    </style:style>
    <style:style style:name="T213" style:family="text">
      <style:text-properties fo:font-style="normal" officeooo:rsid="0158f629" style:font-style-asian="normal" style:font-style-complex="normal"/>
    </style:style>
    <style:style style:name="T214" style:family="text">
      <style:text-properties fo:font-style="normal" officeooo:rsid="01686ab9" style:font-style-asian="normal" style:font-style-complex="normal"/>
    </style:style>
    <style:style style:name="T215" style:family="text">
      <style:text-properties fo:font-style="normal" officeooo:rsid="016a2dd4" style:font-style-asian="normal" style:font-style-complex="normal"/>
    </style:style>
    <style:style style:name="T216" style:family="text">
      <style:text-properties fo:font-style="normal" officeooo:rsid="016dc3ad" style:font-style-asian="normal" style:font-style-complex="normal"/>
    </style:style>
    <style:style style:name="T217" style:family="text">
      <style:text-properties fo:font-style="normal" officeooo:rsid="017c7217" style:font-style-asian="normal" style:font-style-complex="normal"/>
    </style:style>
    <style:style style:name="T218" style:family="text">
      <style:text-properties fo:font-style="normal" officeooo:rsid="01f2d1e6" style:font-style-asian="normal" style:font-style-complex="normal"/>
    </style:style>
    <style:style style:name="T219" style:family="text">
      <style:text-properties fo:font-style="normal" officeooo:rsid="01f71858" style:font-style-asian="normal" style:font-style-complex="normal"/>
    </style:style>
    <style:style style:name="T220" style:family="text">
      <style:text-properties fo:font-style="normal" officeooo:rsid="020b8ce1" style:font-style-asian="normal" style:font-style-complex="normal"/>
    </style:style>
    <style:style style:name="T221" style:family="text">
      <style:text-properties fo:font-style="normal" officeooo:rsid="020d361f" style:font-style-asian="normal" style:font-style-complex="normal"/>
    </style:style>
    <style:style style:name="T222" style:family="text">
      <style:text-properties fo:font-style="normal" officeooo:rsid="020f5779" style:font-style-asian="normal" style:font-style-complex="normal"/>
    </style:style>
    <style:style style:name="T223" style:family="text">
      <style:text-properties fo:font-style="normal" officeooo:rsid="02122d10" style:font-style-asian="normal" style:font-style-complex="normal"/>
    </style:style>
    <style:style style:name="T224" style:family="text">
      <style:text-properties fo:font-style="normal" officeooo:rsid="0015af69" style:font-style-asian="normal" style:font-style-complex="normal"/>
    </style:style>
    <style:style style:name="T225" style:family="text">
      <style:text-properties fo:font-style="normal" officeooo:rsid="0271ab87" style:font-style-asian="normal" style:font-style-complex="normal"/>
    </style:style>
    <style:style style:name="T226" style:family="text">
      <style:text-properties fo:font-style="normal" officeooo:rsid="0284e08e" style:font-style-asian="normal" style:font-style-complex="normal"/>
    </style:style>
    <style:style style:name="T227" style:family="text">
      <style:text-properties fo:font-style="normal" officeooo:rsid="0289faff" style:font-style-asian="normal" style:font-style-complex="normal"/>
    </style:style>
    <style:style style:name="T228" style:family="text">
      <style:text-properties fo:font-style="normal" officeooo:rsid="028d3af7"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fo:font-weight="bold" officeooo:rsid="00298a2b" style:font-style-asian="normal" style:font-weight-asian="bold" style:font-style-complex="normal" style:font-weight-complex="bold"/>
    </style:style>
    <style:style style:name="T231" style:family="text">
      <style:text-properties fo:font-style="normal" fo:font-weight="bold" officeooo:rsid="0032f132" style:font-style-asian="normal" style:font-weight-asian="bold" style:font-style-complex="normal" style:font-weight-complex="bold"/>
    </style:style>
    <style:style style:name="T232" style:family="text">
      <style:text-properties fo:font-style="normal" fo:font-weight="bold" officeooo:rsid="004ad016" style:font-style-asian="normal" style:font-weight-asian="bold" style:font-style-complex="normal" style:font-weight-complex="bold"/>
    </style:style>
    <style:style style:name="T233" style:family="text">
      <style:text-properties fo:font-style="normal" fo:font-weight="bold" officeooo:rsid="0060ffbf" style:font-style-asian="normal" style:font-weight-asian="bold" style:font-style-complex="normal" style:font-weight-complex="bold"/>
    </style:style>
    <style:style style:name="T234" style:family="text">
      <style:text-properties fo:font-style="normal" fo:font-weight="bold" officeooo:rsid="005e10c1" style:font-style-asian="normal" style:font-weight-asian="bold" style:font-style-complex="normal" style:font-weight-complex="bold"/>
    </style:style>
    <style:style style:name="T235" style:family="text">
      <style:text-properties fo:font-style="normal" fo:font-weight="bold" officeooo:rsid="006960f3" style:font-style-asian="normal" style:font-weight-asian="bold" style:font-style-complex="normal" style:font-weight-complex="bold"/>
    </style:style>
    <style:style style:name="T236" style:family="text">
      <style:text-properties fo:font-style="normal" fo:font-weight="bold" officeooo:rsid="006c9200" style:font-style-asian="normal" style:font-weight-asian="bold" style:font-style-complex="normal" style:font-weight-complex="bold"/>
    </style:style>
    <style:style style:name="T237" style:family="text">
      <style:text-properties fo:font-style="normal" fo:font-weight="bold" officeooo:rsid="01107b9f" style:font-style-asian="normal" style:font-weight-asian="bold" style:font-style-complex="normal" style:font-weight-complex="bold"/>
    </style:style>
    <style:style style:name="T238" style:family="text">
      <style:text-properties fo:font-style="normal" fo:font-weight="bold" officeooo:rsid="0125fe4e" style:font-style-asian="normal" style:font-weight-asian="bold" style:font-style-complex="normal" style:font-weight-complex="bold"/>
    </style:style>
    <style:style style:name="T239" style:family="text">
      <style:text-properties fo:font-style="normal" fo:font-weight="bold" officeooo:rsid="0069ce57" style:font-style-asian="normal" style:font-weight-asian="bold" style:font-style-complex="normal" style:font-weight-complex="bold"/>
    </style:style>
    <style:style style:name="T240" style:family="text">
      <style:text-properties fo:font-style="normal" officeooo:rsid="000467b1" style:font-size-asian="14pt" style:font-style-asian="normal" style:font-style-complex="normal"/>
    </style:style>
    <style:style style:name="T241" style:family="text">
      <style:text-properties fo:font-style="normal" officeooo:rsid="0057d3c0" style:font-size-asian="14pt" style:font-style-asian="normal" style:font-style-complex="normal"/>
    </style:style>
    <style:style style:name="T242" style:family="text">
      <style:text-properties fo:font-style="normal" officeooo:rsid="000fc15e" style:font-size-asian="14pt" style:font-style-asian="normal" style:font-style-complex="normal"/>
    </style:style>
    <style:style style:name="T243" style:family="text">
      <style:text-properties fo:font-style="normal" officeooo:rsid="0056e717" style:font-size-asian="14pt" style:font-style-asian="normal" style:font-style-complex="normal"/>
    </style:style>
    <style:style style:name="T244" style:family="text">
      <style:text-properties officeooo:rsid="001f9826"/>
    </style:style>
    <style:style style:name="T245" style:family="text">
      <style:text-properties officeooo:rsid="0016fe51"/>
    </style:style>
    <style:style style:name="T246" style:family="text">
      <style:text-properties officeooo:rsid="002577c9"/>
    </style:style>
    <style:style style:name="T247" style:family="text">
      <style:text-properties officeooo:rsid="002b2a05"/>
    </style:style>
    <style:style style:name="T248" style:family="text">
      <style:text-properties officeooo:rsid="00300f42"/>
    </style:style>
    <style:style style:name="T249" style:family="text">
      <style:text-properties officeooo:rsid="003b84c1"/>
    </style:style>
    <style:style style:name="T250" style:family="text">
      <style:text-properties officeooo:rsid="003cd007"/>
    </style:style>
    <style:style style:name="T251" style:family="text">
      <style:text-properties officeooo:rsid="003df72b"/>
    </style:style>
    <style:style style:name="T252" style:family="text">
      <style:text-properties officeooo:rsid="003fc4be"/>
    </style:style>
    <style:style style:name="T253" style:family="text">
      <style:text-properties officeooo:rsid="0040ca45"/>
    </style:style>
    <style:style style:name="T254" style:family="text">
      <style:text-properties officeooo:rsid="00423ae4"/>
    </style:style>
    <style:style style:name="T255" style:family="text">
      <style:text-properties officeooo:rsid="004442b0"/>
    </style:style>
    <style:style style:name="T256" style:family="text">
      <style:text-properties officeooo:rsid="004aefea"/>
    </style:style>
    <style:style style:name="T257" style:family="text">
      <style:text-properties officeooo:rsid="004b7c1d"/>
    </style:style>
    <style:style style:name="T258" style:family="text">
      <style:text-properties officeooo:rsid="004ad016"/>
    </style:style>
    <style:style style:name="T259" style:family="text">
      <style:text-properties officeooo:rsid="004d180f"/>
    </style:style>
    <style:style style:name="T260" style:family="text">
      <style:text-properties officeooo:rsid="004da1d1"/>
    </style:style>
    <style:style style:name="T261" style:family="text">
      <style:text-properties officeooo:rsid="004ddac2"/>
    </style:style>
    <style:style style:name="T262" style:family="text">
      <style:text-properties officeooo:rsid="00551d09"/>
    </style:style>
    <style:style style:name="T263" style:family="text">
      <style:text-properties officeooo:rsid="0055b62e"/>
    </style:style>
    <style:style style:name="T264" style:family="text">
      <style:text-properties officeooo:rsid="0055e78b"/>
    </style:style>
    <style:style style:name="T265" style:family="text">
      <style:text-properties officeooo:rsid="00577118"/>
    </style:style>
    <style:style style:name="T266" style:family="text">
      <style:text-properties officeooo:rsid="0057b6e8"/>
    </style:style>
    <style:style style:name="T267" style:family="text">
      <style:text-properties officeooo:rsid="0058a924"/>
    </style:style>
    <style:style style:name="T268" style:family="text">
      <style:text-properties officeooo:rsid="00602756"/>
    </style:style>
    <style:style style:name="T269" style:family="text">
      <style:text-properties officeooo:rsid="00614747"/>
    </style:style>
    <style:style style:name="T270" style:family="text">
      <style:text-properties officeooo:rsid="0065c0dc"/>
    </style:style>
    <style:style style:name="T271" style:family="text">
      <style:text-properties officeooo:rsid="00688adb"/>
    </style:style>
    <style:style style:name="T272" style:family="text">
      <style:text-properties officeooo:rsid="006afc58"/>
    </style:style>
    <style:style style:name="T273" style:family="text">
      <style:text-properties officeooo:rsid="006c9200"/>
    </style:style>
    <style:style style:name="T274" style:family="text">
      <style:text-properties officeooo:rsid="006d7354"/>
    </style:style>
    <style:style style:name="T275" style:family="text">
      <style:text-properties officeooo:rsid="0095a16b"/>
    </style:style>
    <style:style style:name="T276" style:family="text">
      <style:text-properties officeooo:rsid="00971fe6"/>
    </style:style>
    <style:style style:name="T277" style:family="text">
      <style:text-properties officeooo:rsid="0097e1cf"/>
    </style:style>
    <style:style style:name="T278" style:family="text">
      <style:text-properties officeooo:rsid="0099db7a"/>
    </style:style>
    <style:style style:name="T279" style:family="text">
      <style:text-properties officeooo:rsid="009ac122"/>
    </style:style>
    <style:style style:name="T280" style:family="text">
      <style:text-properties officeooo:rsid="009bf3fe"/>
    </style:style>
    <style:style style:name="T281" style:family="text">
      <style:text-properties officeooo:rsid="009c5b75"/>
    </style:style>
    <style:style style:name="T282" style:family="text">
      <style:text-properties fo:font-size="12pt" fo:language="zxx" fo:country="none" style:font-size-asian="12pt" style:language-asian="zxx" style:country-asian="none" style:font-size-complex="12pt" style:language-complex="zxx" style:country-complex="none"/>
    </style:style>
    <style:style style:name="T283" style:family="text">
      <style:text-properties fo:font-size="12pt" fo:language="zxx" fo:country="none" officeooo:rsid="009c5b75" style:font-size-asian="12pt" style:language-asian="zxx" style:country-asian="none" style:font-size-complex="12pt" style:language-complex="zxx" style:country-complex="none"/>
    </style:style>
    <style:style style:name="T284" style:family="text">
      <style:text-properties fo:font-size="12pt" fo:language="zxx" fo:country="none" officeooo:rsid="00b04b72" style:font-size-asian="12pt" style:language-asian="zxx" style:country-asian="none" style:font-size-complex="12pt" style:language-complex="zxx" style:country-complex="none"/>
    </style:style>
    <style:style style:name="T285" style:family="text">
      <style:text-properties fo:font-size="12pt" fo:language="zxx" fo:country="none" officeooo:rsid="00b158d0" style:font-size-asian="12pt" style:language-asian="zxx" style:country-asian="none" style:font-size-complex="12pt" style:language-complex="zxx" style:country-complex="none"/>
    </style:style>
    <style:style style:name="T286" style:family="text">
      <style:text-properties fo:font-size="12pt" fo:language="zxx" fo:country="none" officeooo:rsid="00be1fba" style:font-size-asian="12pt" style:language-asian="zxx" style:country-asian="none" style:font-size-complex="12pt" style:language-complex="zxx" style:country-complex="none"/>
    </style:style>
    <style:style style:name="T287" style:family="text">
      <style:text-properties fo:font-size="12pt" fo:language="zxx" fo:country="none" officeooo:rsid="01141640" style:font-size-asian="12pt" style:language-asian="zxx" style:country-asian="none" style:font-size-complex="12pt" style:language-complex="zxx" style:country-complex="none"/>
    </style:style>
    <style:style style:name="T288" style:family="text">
      <style:text-properties fo:font-size="12pt" fo:language="zxx" fo:country="none" officeooo:rsid="0114b0fa" style:font-size-asian="12pt" style:language-asian="zxx" style:country-asian="none" style:font-size-complex="12pt" style:language-complex="zxx" style:country-complex="none"/>
    </style:style>
    <style:style style:name="T289" style:family="text">
      <style:text-properties fo:font-size="12pt" fo:language="zxx" fo:country="none" officeooo:rsid="0117ad71" style:font-size-asian="12pt" style:language-asian="zxx" style:country-asian="none" style:font-size-complex="12pt" style:language-complex="zxx" style:country-complex="none"/>
    </style:style>
    <style:style style:name="T290"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91"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92"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93"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94"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95"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96"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97"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98"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99"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0"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1"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2"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3"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4"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306"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307"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308"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309"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310"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311"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2"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3"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4"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5"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6"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7"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8"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9"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0"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1"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2"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3"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4"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5"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6"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7"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8"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9"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0"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1"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2" style:family="text">
      <style:text-properties fo:font-size="12pt" fo:language="zxx" fo:country="none" fo:font-style="normal" fo:font-weight="normal" officeooo:rsid="027601a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3"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34"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35"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36"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37"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38"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39"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40" style:family="text">
      <style:text-properties officeooo:rsid="009e39a4"/>
    </style:style>
    <style:style style:name="T341" style:family="text">
      <style:text-properties officeooo:rsid="00a0bb15"/>
    </style:style>
    <style:style style:name="T342" style:family="text">
      <style:text-properties officeooo:rsid="00a29c00"/>
    </style:style>
    <style:style style:name="T343" style:family="text">
      <style:text-properties officeooo:rsid="00a4e71e"/>
    </style:style>
    <style:style style:name="T344" style:family="text">
      <style:text-properties officeooo:rsid="00a59672"/>
    </style:style>
    <style:style style:name="T345" style:family="text">
      <style:text-properties officeooo:rsid="00a788f1"/>
    </style:style>
    <style:style style:name="T346" style:family="text">
      <style:text-properties officeooo:rsid="00a8e12d"/>
    </style:style>
    <style:style style:name="T347" style:family="text">
      <style:text-properties officeooo:rsid="00aaaeea"/>
    </style:style>
    <style:style style:name="T348" style:family="text">
      <style:text-properties officeooo:rsid="00ab8b0f"/>
    </style:style>
    <style:style style:name="T349" style:family="text">
      <style:text-properties officeooo:rsid="00ad6658"/>
    </style:style>
    <style:style style:name="T350" style:family="text">
      <style:text-properties officeooo:rsid="00aedbe2"/>
    </style:style>
    <style:style style:name="T351" style:family="text">
      <style:text-properties officeooo:rsid="00b04b72"/>
    </style:style>
    <style:style style:name="T352" style:family="text">
      <style:text-properties officeooo:rsid="00b26e1d"/>
    </style:style>
    <style:style style:name="T353" style:family="text">
      <style:text-properties officeooo:rsid="00b3f3e8"/>
    </style:style>
    <style:style style:name="T354" style:family="text">
      <style:text-properties officeooo:rsid="00b4c172"/>
    </style:style>
    <style:style style:name="T355" style:family="text">
      <style:text-properties officeooo:rsid="00b60af8"/>
    </style:style>
    <style:style style:name="T356" style:family="text">
      <style:text-properties officeooo:rsid="00b7906c"/>
    </style:style>
    <style:style style:name="T357" style:family="text">
      <style:text-properties officeooo:rsid="00c10ecb"/>
    </style:style>
    <style:style style:name="T358" style:family="text">
      <style:text-properties officeooo:rsid="00c15c19"/>
    </style:style>
    <style:style style:name="T359" style:family="text">
      <style:text-properties officeooo:rsid="00c40ff4"/>
    </style:style>
    <style:style style:name="T360" style:family="text">
      <style:text-properties officeooo:rsid="00c6b539"/>
    </style:style>
    <style:style style:name="T361" style:family="text">
      <style:text-properties officeooo:rsid="00c9e381"/>
    </style:style>
    <style:style style:name="T362" style:family="text">
      <style:text-properties officeooo:rsid="00ca062e"/>
    </style:style>
    <style:style style:name="T363" style:family="text">
      <style:text-properties officeooo:rsid="00cb6f66"/>
    </style:style>
    <style:style style:name="T364" style:family="text">
      <style:text-properties officeooo:rsid="00d0c0b3"/>
    </style:style>
    <style:style style:name="T365" style:family="text">
      <style:text-properties officeooo:rsid="00d14241"/>
    </style:style>
    <style:style style:name="T366" style:family="text">
      <style:text-properties officeooo:rsid="00d29161"/>
    </style:style>
    <style:style style:name="T367" style:family="text">
      <style:text-properties officeooo:rsid="00d721b7"/>
    </style:style>
    <style:style style:name="T368" style:family="text">
      <style:text-properties officeooo:rsid="00d94554"/>
    </style:style>
    <style:style style:name="T369" style:family="text">
      <style:text-properties officeooo:rsid="00da144a"/>
    </style:style>
    <style:style style:name="T370" style:family="text">
      <style:text-properties officeooo:rsid="00da8642"/>
    </style:style>
    <style:style style:name="T371" style:family="text">
      <style:text-properties officeooo:rsid="00e5b4ca"/>
    </style:style>
    <style:style style:name="T372" style:family="text">
      <style:text-properties officeooo:rsid="00eb827b"/>
    </style:style>
    <style:style style:name="T373" style:family="text">
      <style:text-properties officeooo:rsid="00ec74d9"/>
    </style:style>
    <style:style style:name="T374" style:family="text">
      <style:text-properties officeooo:rsid="00fb0734"/>
    </style:style>
    <style:style style:name="T375" style:family="text">
      <style:text-properties officeooo:rsid="0106da41"/>
    </style:style>
    <style:style style:name="T376" style:family="text">
      <style:text-properties officeooo:rsid="010dea4f"/>
    </style:style>
    <style:style style:name="T377" style:family="text">
      <style:text-properties officeooo:rsid="01107b9f"/>
    </style:style>
    <style:style style:name="T378" style:family="text">
      <style:text-properties officeooo:rsid="01141640"/>
    </style:style>
    <style:style style:name="T379" style:family="text">
      <style:text-properties officeooo:rsid="0117ad71"/>
    </style:style>
    <style:style style:name="T380" style:family="text">
      <style:text-properties officeooo:rsid="011aceb5"/>
    </style:style>
    <style:style style:name="T381" style:family="text">
      <style:text-properties officeooo:rsid="011b9fb5"/>
    </style:style>
    <style:style style:name="T382" style:family="text">
      <style:text-properties officeooo:rsid="012e51c9"/>
    </style:style>
    <style:style style:name="T383" style:family="text">
      <style:text-properties officeooo:rsid="014a73fb"/>
    </style:style>
    <style:style style:name="T384" style:family="text">
      <style:text-properties officeooo:rsid="01524809"/>
    </style:style>
    <style:style style:name="T385" style:family="text">
      <style:text-properties officeooo:rsid="01574545"/>
    </style:style>
    <style:style style:name="T386" style:family="text">
      <style:text-properties officeooo:rsid="01583db8"/>
    </style:style>
    <style:style style:name="T387" style:family="text">
      <style:text-properties officeooo:rsid="015ce3aa"/>
    </style:style>
    <style:style style:name="T388" style:family="text">
      <style:text-properties officeooo:rsid="015dee56"/>
    </style:style>
    <style:style style:name="T389" style:family="text">
      <style:text-properties officeooo:rsid="01686ab9"/>
    </style:style>
    <style:style style:name="T390" style:family="text">
      <style:text-properties officeooo:rsid="016a2dd4"/>
    </style:style>
    <style:style style:name="T391" style:family="text">
      <style:text-properties officeooo:rsid="016c7862"/>
    </style:style>
    <style:style style:name="T392" style:family="text">
      <style:text-properties officeooo:rsid="016f6ac0"/>
    </style:style>
    <style:style style:name="T393" style:family="text">
      <style:text-properties officeooo:rsid="01730584"/>
    </style:style>
    <style:style style:name="T394" style:family="text">
      <style:text-properties officeooo:rsid="017504dd"/>
    </style:style>
    <style:style style:name="T395" style:family="text">
      <style:text-properties officeooo:rsid="017799ba"/>
    </style:style>
    <style:style style:name="T396" style:family="text">
      <style:text-properties officeooo:rsid="017844d4"/>
    </style:style>
    <style:style style:name="T397" style:family="text">
      <style:text-properties officeooo:rsid="017a40ff"/>
    </style:style>
    <style:style style:name="T398" style:family="text">
      <style:text-properties officeooo:rsid="017c7217"/>
    </style:style>
    <style:style style:name="T399" style:family="text">
      <style:text-properties officeooo:rsid="017f9315"/>
    </style:style>
    <style:style style:name="T400" style:family="text">
      <style:text-properties officeooo:rsid="01929c64"/>
    </style:style>
    <style:style style:name="T401" style:family="text">
      <style:text-properties officeooo:rsid="01962568"/>
    </style:style>
    <style:style style:name="T402" style:family="text">
      <style:text-properties officeooo:rsid="0197ff87"/>
    </style:style>
    <style:style style:name="T403" style:family="text">
      <style:text-properties officeooo:rsid="019b69b2"/>
    </style:style>
    <style:style style:name="T404" style:family="text">
      <style:text-properties officeooo:rsid="01a0f2a5"/>
    </style:style>
    <style:style style:name="T405" style:family="text">
      <style:text-properties officeooo:rsid="01a2bfaa"/>
    </style:style>
    <style:style style:name="T406" style:family="text">
      <style:text-properties officeooo:rsid="01a52ce4"/>
    </style:style>
    <style:style style:name="T407" style:family="text">
      <style:text-properties officeooo:rsid="01a859ac"/>
    </style:style>
    <style:style style:name="T408" style:family="text">
      <style:text-properties officeooo:rsid="01acff57"/>
    </style:style>
    <style:style style:name="T409" style:family="text">
      <style:text-properties officeooo:rsid="01aec435"/>
    </style:style>
    <style:style style:name="T410" style:family="text">
      <style:text-properties officeooo:rsid="01b2c1da"/>
    </style:style>
    <style:style style:name="T411" style:family="text">
      <style:text-properties officeooo:rsid="01b4a3fa"/>
    </style:style>
    <style:style style:name="T412" style:family="text">
      <style:text-properties officeooo:rsid="01c7b26d"/>
    </style:style>
    <style:style style:name="T413" style:family="text">
      <style:text-properties officeooo:rsid="01ce57d8"/>
    </style:style>
    <style:style style:name="T414" style:family="text">
      <style:text-properties officeooo:rsid="01d128c4"/>
    </style:style>
    <style:style style:name="T415" style:family="text">
      <style:text-properties officeooo:rsid="01dd61b4"/>
    </style:style>
    <style:style style:name="T416" style:family="text">
      <style:text-properties officeooo:rsid="01df1c33"/>
    </style:style>
    <style:style style:name="T417" style:family="text">
      <style:text-properties officeooo:rsid="01df4564"/>
    </style:style>
    <style:style style:name="T418" style:family="text">
      <style:text-properties officeooo:rsid="01df8540"/>
    </style:style>
    <style:style style:name="T419" style:family="text">
      <style:text-properties officeooo:rsid="01e2aa61"/>
    </style:style>
    <style:style style:name="T420" style:family="text">
      <style:text-properties officeooo:rsid="01e7dada"/>
    </style:style>
    <style:style style:name="T421" style:family="text">
      <style:text-properties officeooo:rsid="02122d10"/>
    </style:style>
    <style:style style:name="T422" style:family="text">
      <style:text-properties officeooo:rsid="0216eabd"/>
    </style:style>
    <style:style style:name="T423" style:family="text">
      <style:text-properties officeooo:rsid="021a39ee"/>
    </style:style>
    <style:style style:name="T424" style:family="text">
      <style:text-properties officeooo:rsid="021d4038"/>
    </style:style>
    <style:style style:name="T425" style:family="text">
      <style:text-properties officeooo:rsid="021f9e25"/>
    </style:style>
    <style:style style:name="T426" style:family="text">
      <style:text-properties officeooo:rsid="0224bb0d"/>
    </style:style>
    <style:style style:name="T427" style:family="text">
      <style:text-properties officeooo:rsid="02266b78"/>
    </style:style>
    <style:style style:name="T428" style:family="text">
      <style:text-properties officeooo:rsid="0226ed7c"/>
    </style:style>
    <style:style style:name="T429" style:family="text">
      <style:text-properties officeooo:rsid="023a176a"/>
    </style:style>
    <style:style style:name="T430" style:family="text">
      <style:text-properties officeooo:rsid="023d792a"/>
    </style:style>
    <style:style style:name="T431" style:family="text">
      <style:text-properties officeooo:rsid="024c0a3c"/>
    </style:style>
    <style:style style:name="T432" style:family="text">
      <style:text-properties officeooo:rsid="024f0bb1"/>
    </style:style>
    <style:style style:name="T433" style:family="text">
      <style:text-properties officeooo:rsid="02521b51"/>
    </style:style>
    <style:style style:name="T434" style:family="text">
      <style:text-properties officeooo:rsid="026ff52f"/>
    </style:style>
    <style:style style:name="T435" style:family="text">
      <style:text-properties officeooo:rsid="0271ab87"/>
    </style:style>
    <style:style style:name="T436" style:family="text">
      <style:text-properties officeooo:rsid="02732846"/>
    </style:style>
    <style:style style:name="T437" style:family="text">
      <style:text-properties officeooo:rsid="027351b8"/>
    </style:style>
    <style:style style:name="T438" style:family="text">
      <style:text-properties officeooo:rsid="02735f9a"/>
    </style:style>
    <style:style style:name="T439" style:family="text">
      <style:text-properties style:font-name="Liberation Sans" fo:font-size="12pt" fo:language="zxx" fo:country="none" fo:font-style="normal" fo:font-weight="normal" officeooo: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40" style:family="text">
      <style:text-properties officeooo:rsid="0279ce8b"/>
    </style:style>
    <style:style style:name="T441" style:family="text">
      <style:text-properties officeooo:rsid="0279cec8"/>
    </style:style>
    <style:style style:name="T442" style:family="text">
      <style:text-properties officeooo:rsid="027a1a1d"/>
    </style:style>
    <style:style style:name="T443" style:family="text">
      <style:text-properties officeooo:rsid="027c947b"/>
    </style:style>
    <style:style style:name="T444" style:family="text">
      <style:text-properties officeooo:rsid="027e3d78"/>
    </style:style>
    <style:style style:name="T445" style:family="text">
      <style:text-properties officeooo:rsid="027fba56"/>
    </style:style>
    <style:style style:name="T446" style:family="text">
      <style:text-properties officeooo:rsid="02810bcf"/>
    </style:style>
    <style:style style:name="T447" style:family="text">
      <style:text-properties officeooo:rsid="02810d1d"/>
    </style:style>
    <style:style style:name="T448" style:family="text">
      <style:text-properties officeooo:rsid="02828d74"/>
    </style:style>
    <style:style style:name="T449" style:family="text">
      <style:text-properties officeooo:rsid="0283cc6a"/>
    </style:style>
    <style:style style:name="T450" style:family="text">
      <style:text-properties officeooo:rsid="028442b3"/>
    </style:style>
    <style:style style:name="T451" style:family="text">
      <style:text-properties officeooo:rsid="02849537"/>
    </style:style>
    <style:style style:name="T452" style:family="text">
      <style:text-properties officeooo:rsid="0284a4dd"/>
    </style:style>
    <style:style style:name="T453" style:family="text">
      <style:text-properties officeooo:rsid="0288b89e"/>
    </style:style>
    <style:style style:name="T454" style:family="text">
      <style:text-properties officeooo:rsid="0289faff"/>
    </style:style>
    <style:style style:name="T455" style:family="text">
      <style:text-properties officeooo:rsid="028d44c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0"><text:span text:style-name="T90">RIASSUNTO </text:span>SLIDE CARPENTIERI</text:p>
      <text:p text:style-name="P92">(Nota: il materiale proviene principalmente dalle slide 2022-23, ma sono presenti aggiunte da quelle del 2020-21, che seguono fedelmente la sesta edizione; la presenza di paragrafi non richiesti è specificata <text:span text:style-name="T275">o semplicemente racchiusa da </text:span><text:span text:style-name="T25">[]</text:span>)</text:p>
      <text:p text:style-name="P361"/>
      <text:p text:style-name="P362"><text:span text:style-name="T148">Capitolo 1: </text:span><text:span text:style-name="T434">Introduzione </text:span><text:span text:style-name="T148">[</text:span><text:span text:style-name="T149">con parti di l</text:span><text:span text:style-name="T1">ezione</text:span> 1-<text:span text:style-name="T149">2-3 delle 20-21</text:span><text:span text:style-name="T148">]</text:span></text:p>
      <text:p text:style-name="P5">Un sistema operativo <text:span text:style-name="T93">(SO)</text:span> è un insieme di programmi <text:span text:style-name="T91">(software) </text:span>che funge da intermediario tra un utente e gli elementi fisici <text:span text:style-name="T384">(hardware)</text:span> di un calcolatore, <text:span text:style-name="T91">con lo scopo di gestire </text:span><text:span text:style-name="T384">questi ultimi</text:span><text:span text:style-name="T91"> e </text:span>garant<text:span text:style-name="T384">irne</text:span> un uso efficiente.</text:p>
      <text:p text:style-name="P5">Serve ad eseguire programmi d'applicazione e rende più facile la risoluzione di problemi che gli utenti devono affrontare; <text:span text:style-name="T92">deve inoltre assicurare il corretto funzionamento del calcolatore.</text:span></text:p>
      <text:p text:style-name="P6"/>
      <text:p text:style-name="P5">In un sistema di calcolo troviamo:</text:p>
      <text:list xml:id="list3635331598" text:style-name="L1">
        <text:list-item>
          <text:p text:style-name="P394"><text:span text:style-name="T4">Hardware</text:span>, la parte che fornisce le risorse di calcolo fondamentali quali CPU, memoria, <text:span text:style-name="T92">dispositivi I/O, etc...</text:span>;</text:p>
        </text:list-item>
        <text:list-item>
          <text:p text:style-name="P394"><text:span text:style-name="T4">Sistema Operativo</text:span>, che controlla e coordina l'uso dei dispositivi;</text:p>
        </text:list-item>
        <text:list-item>
          <text:p text:style-name="P395"><text:span text:style-name="T4">Programmi</text:span> <text:span text:style-name="T5">applicativi</text:span>, che definiscono come sono usate le risorse per <text:span text:style-name="T92">i </text:span>risolvere problemi <text:span text:style-name="T92">degli utenti</text:span>;</text:p>
        </text:list-item>
        <text:list-item>
          <text:p text:style-name="P395"><text:span text:style-name="T4">Utenti</text:span>, cioè persone, macchine o altri calcolatori.</text:p>
        </text:list-item>
      </text:list>
      <text:p text:style-name="P5"/>
      <text:p text:style-name="P7">Gran parte della teoria dei SO si è concentrata sull'efficienza e nel tempo hardware e SO si sono influenzati vicendevolmente.</text:p>
      <text:p text:style-name="P5"/>
      <text:p text:style-name="P5">Un sistema operativo <text:span text:style-name="T94">è un programma che </text:span>si compone di diverse parti:</text:p>
      <text:list xml:id="list602097688" text:style-name="L2">
        <text:list-item>
          <text:p text:style-name="P396"><text:span text:style-name="T4">Assegnatore</text:span> <text:span text:style-name="T94">(o </text:span><text:span text:style-name="T96">allocatore</text:span><text:span text:style-name="T94">) </text:span><text:span text:style-name="T6">d</text:span><text:span text:style-name="T4">i</text:span> <text:span text:style-name="T4">risorse</text:span>, che gestisce e assegna le risorse <text:span text:style-name="T94">in maniera efficiente ai programmi</text:span>;</text:p>
        </text:list-item>
        <text:list-item>
          <text:p text:style-name="P396"><text:span text:style-name="T4">Programma di controllo</text:span>, che gestisce l'esecuzione dei programmi utenti e le operazioni I/O <text:span text:style-name="T94">senza che vi siano usi impropri o errori</text:span>;</text:p>
        </text:list-item>
        <text:list-item>
          <text:p text:style-name="P418">Esecutore di funzioni comuni<text:span text:style-name="T32">, che esegue funzioni di utilità generale, comuni ai diversi programmi (ad esempio la routine di I/O);</text:span></text:p>
        </text:list-item>
        <text:list-item>
          <text:p text:style-name="P396"><text:span text:style-name="T4">Nucleo</text:span> (o <text:span text:style-name="T95">Kernel</text:span>), il solo programma che funziona sempre nel calcolatore <text:span text:style-name="T94">(tutti gli altri sono considerati applicativi)</text:span>.</text:p>
        </text:list-item>
      </text:list>
      <text:p text:style-name="P1"/>
      <text:p text:style-name="P1">Al fine di evitare che i programmi utent<text:span text:style-name="T385">e</text:span> interferiscano con le opera<text:span text:style-name="T152">z</text:span>ioni proprie del sistema, l'architettura del calcolatore deve fornire meccanismi appropriati per assicurarne il corretto comportamento.</text:p>
      <text:p text:style-name="P5"/>
      <text:p text:style-name="P8">Un moderno calcolatore è composto da una CPU e da un certo numero di controllori di dispositivi, che sono connessi attraverso un canale di comunicazione comune (<text:span text:style-name="T146">bus</text:span>) che permette l’accesso alla memoria condivisa dal sistema.</text:p>
      <text:p text:style-name="P8">Ciascun controllore ha un buffer locale, <text:span text:style-name="T244">cioè una propria memoria interna, ed un insieme di registri specializzati</text:span> e si occupa di un particolare dispositivo fisico. <text:span text:style-name="T244">Il SO ha un driver per ciascuno di essi in modo da potersi coordinare </text:span><text:span text:style-name="T386">con loro</text:span><text:span text:style-name="T244">.</text:span></text:p>
      <text:p text:style-name="P2">L'avviamento del sistema richiede la presenza di uno specifico programma iniziale: il <text:span text:style-name="T4">bootstrap program </text:span><text:span text:style-name="T32">(o </text:span><text:span text:style-name="T127">programma di avviamento</text:span><text:span text:style-name="T153">) che è un segmento di ROM che si occupa di inizializzare i registri della CPU, i controllori e la memoria e di caricare in memoria il SO, avviandone l'esecuzione.</text:span></text:p>
      <text:p text:style-name="P122"/>
      <text:p text:style-name="P8">La CPU sposta i dati tra la memoria principale e i buffer locali e riceve <text:span text:style-name="T187">dai controllori</text:span> un segnale d'interruzione <text:span text:style-name="T245">(</text:span><text:span text:style-name="T147">interrupt</text:span><text:span text:style-name="T187">) </text:span>quando un'operazione termina. <text:span text:style-name="T245">Tale segnale causa il </text:span><text:soft-page-break/><text:span text:style-name="T245">trasferimento del controllo all'appropriata procedura di servizio in maniera rapida e poiché il loro numero è predefinito, la loro gestione avviene tramite una tabella di puntatori (</text:span><text:span text:style-name="T147">vettore delle interruzioni</text:span><text:span text:style-name="T187">). L'architettura di gestione deve inoltre salvare l'indirizzo dell'istruzione interrotta e disabilitare la possibilità di ulteriori interr</text:span><text:span text:style-name="T213">u</text:span><text:span text:style-name="T187">zioni.</text:span></text:p>
      <text:p text:style-name="P9"><text:span text:style-name="T153">Un segnale d'eccezione (</text:span><text:span text:style-name="T146">trap</text:span><text:span text:style-name="T153">) </text:span><text:span text:style-name="T154">è un</text:span><text:span text:style-name="T128"> </text:span><text:span text:style-name="T129">interrupt software</text:span><text:span text:style-name="T155"> che</text:span><text:span text:style-name="T127"> </text:span><text:span text:style-name="T153">può essere causato da un e</text:span><text:span text:style-name="T155">rrore</text:span><text:span text:style-name="T153"> in un programma in esecuzione oppure da una richiesta </text:span><text:span text:style-name="T155">specifica dell'</text:span><text:span text:style-name="T153">utente.</text:span></text:p>
      <text:p text:style-name="P123"/>
      <text:p text:style-name="P10">La memoria di un calcolatore si compone di diverse parti:</text:p>
      <text:list xml:id="list358635143" text:style-name="L3">
        <text:list-item>
          <text:p text:style-name="P397">La <text:span text:style-name="T4">memoria centrale</text:span>, detta<text:span text:style-name="T153"> principale o </text:span><text:span text:style-name="T127">volatile</text:span><text:span text:style-name="T153">, è realizzata con una tecnologia basata sui semiconduttori detta </text:span><text:span text:style-name="T127">dinamica ad accesso diretto</text:span><text:span text:style-name="T153"> (</text:span><text:span text:style-name="T229">DRAM</text:span><text:span text:style-name="T153">) ed è, assieme ai registri interni, l'unico dispositivo di memoria direttamente accessibile alla CPU.</text:span></text:p>
        </text:list-item>
        <text:list-item>
          <text:p text:style-name="P397"><text:span text:style-name="T153">La </text:span><text:span text:style-name="T229">memoria secondaria</text:span><text:span text:style-name="T153"> è un'estensione </text:span><text:span text:style-name="T127">non volatile</text:span><text:span text:style-name="T153"> della memoria centrale, presenta grande capacità ed è realizzata con dischi magnetici, dischi ottici e nastri magnetici.</text:span></text:p>
        </text:list-item>
      </text:list>
      <text:p text:style-name="P11"/>
      <text:p text:style-name="P11">I componenti della memoria si possono organizzare gerarchicamente in base a velocità, costo e volatilità:</text:p>
      <text:p text:style-name="P124">registri -&gt; memoria centrale -&gt; disco RAM -&gt; dischi magnetici -&gt; dischi ottici -&gt; nastri magnetici</text:p>
      <text:p text:style-name="P124"/>
      <text:p text:style-name="P107"><text:span text:style-name="T153">Tra registri e memoria centrale si inserisce poi la memoria cache, una memoria ad alta velocità in cui si registrano dati recentemente usati e che si prevede saranno usati nuovamente a breve. </text:span><text:span text:style-name="T156">Quando si deve accedere ad un'informazione si controlla se sia presente nella cache, altrimenti la si preleva dalla memoria centrale e la si copia lì. Questo process</text:span><text:span text:style-name="T157">o richiede una politica di </text:span><text:span text:style-name="T33">gestione della chace </text:span><text:span text:style-name="T157">e comporta la presenza di dati memorizzati simultaneamente in più di un livello. </text:span><text:span text:style-name="T169">È possibile, </text:span><text:span text:style-name="T157">soprattutto in sistemi time sharing o con più unità di elaborazione, </text:span><text:span text:style-name="T169">che </text:span><text:span text:style-name="T157">nasca</text:span><text:span text:style-name="T169">no </text:span><text:span text:style-name="T157">problemi di </text:span><text:span text:style-name="T33">consistenza dei dati</text:span><text:span text:style-name="T157"> e </text:span><text:span text:style-name="T170">di</text:span><text:span text:style-name="T157"> </text:span><text:span text:style-name="T33">coerenza della cache.</text:span></text:p>
      <text:p text:style-name="P93"/>
      <text:p text:style-name="P12">Per <text:span text:style-name="T95">avviare un'operazione di I/O</text:span> si seguono diversi step: <text:span text:style-name="T387">i</text:span>l driver carica i registri del controllore, <text:span text:style-name="T387">i</text:span>l <text:span text:style-name="T387">quale</text:span> ne esamina il contenuto e sceglie l'azione da intraprendere. Successivamente trasferisce i dati tra il dispositivo ed il suo buffer locale, <text:span text:style-name="T387">p</text:span>oi informa il driver, tramite un'interruzione, di aver terminato l'operazione. Infine passa il controllo al SO, restituendo i dati e/o delle informazioni di stato.</text:p>
      <text:p text:style-name="P13">Una volta iniziata l'operazione di I/O si hanno due strade:</text:p>
      <text:list xml:id="list4029475216" text:style-name="L4">
        <text:list-item>
          <text:p text:style-name="P398"><text:span text:style-name="T34">Nel</text:span><text:span text:style-name="T50">l'</text:span><text:span text:style-name="T8">I/O sincrono</text:span><text:span text:style-name="T34"> il controllo ritorna al programma utente</text:span> solo dopo il completamento dell'operazione <text:span text:style-name="T246">e dunque è possibile eseguire al più una richiesta per volta. Per fermare il programma utente si può usare una chiamata al</text:span>l'istruzione &lt;<text:span text:style-name="T95">wait</text:span>&gt;, <text:span text:style-name="T246">che</text:span> sospende la CPU, <text:span text:style-name="T388">oppire</text:span> si può generare un ciclo di attesa <text:span text:style-name="T246">(</text:span><text:span text:style-name="T97">busy waiting</text:span><text:span text:style-name="T188">)</text:span>.</text:p>
        </text:list-item>
        <text:list-item>
          <text:p text:style-name="P421"><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5"/>
      <text:p text:style-name="P14">Il sistema tiene traccia delle varie richieste di I/O tramite una <text:span text:style-name="T95">tabella di stato dei dispositivi</text:span><text:span text:style-name="T153">, </text:span><text:span text:style-name="T158">che contiene un record per ciascun dispositivo di I/O indicante il tipo di dispositivo, il suo indirizzo ed il suo stato (disattivato, inattivo, occupato).</text:span></text:p>
      <text:p text:style-name="P15"><text:span text:style-name="T158">S</text:span><text:span text:style-name="T153">e un controllore invia un'interruzione per richiedere il servizio, il SO </text:span><text:span text:style-name="T171">lo </text:span><text:span text:style-name="T159">individua, accede alla tabella di stato dei dispositivi e modifica l'elemento indicando l'occorrenza dell'interruzione.</text:span></text:p>
      <text:p text:style-name="P16"><text:span text:style-name="T160">L'</text:span><text:span text:style-name="T230">accesso diretto alla memoria </text:span><text:span text:style-name="T160">(</text:span><text:span text:style-name="T130">DMA</text:span><text:span text:style-name="T160">) viene usato per dispositivi di I/O molto veloci e consiste nel trasferimento, </text:span><text:span text:style-name="T172">di un blocco di dati senza interventi della CPU. Può avvenire dal buffer del controllore alla memoria o viceversa e richiede una sola interruzione per </text:span><text:soft-page-break/><text:span text:style-name="T172">blocco trasferito.</text:span> <text:span text:style-name="T247">Alla fine il controllore DMA notifica alla CPU il completamento dell'I/O tramite interrupt.</text:span></text:p>
      <text:p text:style-name="P4"/>
      <text:p text:style-name="P17">Nelle <text:span text:style-name="T95">architetture a singolo processore</text:span> ci troviamo di fronte a sistemi che eseguono un set di istruzioni <text:span text:style-name="T95">general-purpose</text:span> e che spesso fanno ricorso anche a processori <text:span text:style-name="T95">special purpose</text:span> per gestire determinate azioni quali i processi di I/O. La comunicazione tra CPU e questi processori è opzionale.</text:p>
      <text:p text:style-name="P17"/>
      <text:p text:style-name="P18">I sistemi <text:span text:style-name="T248">dotati di più unità di elaborazione sono detti </text:span><text:span text:style-name="T98">sistemi multiprocessore</text:span><text:span text:style-name="T189"> o anche </text:span><text:span text:style-name="T98">sistemi paralleli</text:span><text:span text:style-name="T189">. I processori condividono la memoria ed un clock e comunicano, generalmente, attraverso la memoria condivisa. Presentano diversi vantaggi, come una maggiore produttività (</text:span><text:span text:style-name="T98">throughput</text:span><text:span text:style-name="T189">) ed una maggiore affidabilità, in quanto un guasto non blocca il sistema, ma lo rallenta soltanto.</text:span></text:p>
      <text:p text:style-name="P284"/>
      <text:p text:style-name="P19">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31">job pool</text:span><text:span text:style-name="T161">, cioè un sottinsieme dei job, selezionarne uno da eseguire </text:span><text:span text:style-name="T162">tra quelli disponibili </text:span><text:span text:style-name="T161">(</text:span><text:span text:style-name="T231">job scheduling</text:span><text:span text:style-name="T161">) e quando questi è in attesa, ad esempio di un'operazione di I/O, eseguirne un altro.</text:span></text:p>
      <text:p text:style-name="P3">La multielaborazione può avvenire sia in modo <text:span text:style-name="T4">simmetrico</text:span> (<text:span text:style-name="T95">SMP</text:span>) che <text:span text:style-name="T4">asimmetrico</text:span> (<text:span text:style-name="T95">AMP</text:span>):</text:p>
      <text:list xml:id="list1759972854" text:style-name="L5">
        <text:list-item>
          <text:p text:style-name="P399">nel primo ogni unità esegue una copia del sistema operativo, consentendo di eseguire molti processi contemporaneamente;</text:p>
        </text:list-item>
        <text:list-item>
          <text:p text:style-name="P399">nel secondo viene assegnato un compito specifico a ciascuna unità da un'unità principale.</text:p>
        </text:list-item>
      </text:list>
      <text:p text:style-name="P4"/>
      <text:p text:style-name="P20">Un altro concetto chiave è quello del <text:span text:style-name="T4">timesharing </text:span><text:span text:style-name="T32">(</text:span><text:span text:style-name="T127">multitasking</text:span><text:span text:style-name="T153">), </text:span><text:span text:style-name="T173">ch</text:span><text:span text:style-name="T153">e consiste nel far sì che la CPU commuti così frequentemente i job da dare agli utenti la possibilità di interagire con ciascun</text:span><text:span text:style-name="T173">o di essi durante la loro esecuzione.</text:span></text:p>
      <text:p text:style-name="P21"/>
      <text:p text:style-name="P22"><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2"><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95">guidato dalle interruzioni</text:span> o <text:span text:style-name="T95">interrupt driven</text:span><text:span text:style-name="T186">: </text:span><text:span text:style-name="T190">in assenza di processi da eseguire, dispositivi di I/O da servire o utenti con cui interagire, il SO resta inattivo e in arresa. </text:span><text:span text:style-name="T191">Quando invece avviene un'interruzione </text:span>il sistema operativo memorizza <text:span text:style-name="T249">lo stato di registri e contatore di programma e poi si occupa di servire l'interruzione. </text:span><text:span text:style-name="T250">Dopo averne determinato il tipo, segmenti </text:span>diversi di codice determinano le azioni da intraprendere. <text:span text:style-name="T250">Per concludere, il SO ripristina lo stato della CPU e del contatore di programma originali.</text:span></text:p>
      <text:p text:style-name="P23"/>
      <text:p text:style-name="P23">È necessario garantire la protezione per qualsiasi risorsa condivisibile del sistema e l'architettura deve perciò supportare almeno due distinti <text:span text:style-name="T95">modi </text:span><text:span text:style-name="T186">di funzionamento:</text:span></text:p>
      <text:list xml:id="list1212276569" text:style-name="L6">
        <text:list-item>
          <text:p text:style-name="P400"><text:span text:style-name="T229">Modo d'utente</text:span><text:span text:style-name="T186"> (</text:span><text:span text:style-name="T95">User mode</text:span><text:span text:style-name="T186">), in cui avviene l'esecuzione dei programmi utente.</text:span></text:p>
        </text:list-item>
        <text:list-item>
          <text:p text:style-name="P400"><text:span text:style-name="T229">Modo</text:span><text:span text:style-name="T186"> </text:span><text:span text:style-name="T229">di</text:span><text:span text:style-name="T186"> </text:span><text:span text:style-name="T229">sistema</text:span><text:span text:style-name="T186"> (</text:span><text:span text:style-name="T95">Monitor/System mode </text:span><text:span text:style-name="T186">o ancora </text:span><text:span text:style-name="T95">Kernel mode</text:span><text:span text:style-name="T186">), in cui avviene l'esecuzione delle chiamate e dei programmi di sistema.</text:span></text:p>
        </text:list-item>
      </text:list>
      <text:p text:style-name="P23">Le <text:span text:style-name="T95">istruzioni privilegiate</text:span><text:span text:style-name="T186"> possono essere date solo in modo di sistema. </text:span><text:span text:style-name="T389">Dal punto di vista hardware si utilizza un </text:span><text:span text:style-name="T120">bit di modo</text:span><text:span text:style-name="T214">: 1 per il modo d'utente e 0 per il modo di sistema.</text:span></text:p>
      <text:p text:style-name="P285"/>
      <text:p text:style-name="P23"><text:soft-page-break/><text:span text:style-name="T186">L'utente, per richiedere un servizio al SO, usa una </text:span><text:span text:style-name="T95">chiamata di funzione del sistema operativo</text:span><text:span text:style-name="T186">, detta anche </text:span><text:span text:style-name="T229">system call</text:span><text:span text:style-name="T153">, che viene gestita dal sistema tramite interrupt.</text:span></text:p>
      <text:p text:style-name="P125"/>
      <text:p text:style-name="P24"><text:span text:style-name="T251">Un </text:span><text:span text:style-name="T99">processo di elaborazione </text:span><text:span text:style-name="T192">si può considerare come un "programma in esecuzione", ma ci sono alcune differenze tra i due: un programma è un'entità passiva, come il contenuto di un file, mentre un processo è un'entità attiva, </text:span><text:span text:style-name="T215">che presenta</text:span><text:span text:style-name="T192"> un contatore di programma.</text:span></text:p>
      <text:p text:style-name="P24">Un <text:span text:style-name="T4">processo</text:span> richiede varie risorse, tra cui tempo di CPU, memoria <text:span text:style-name="T251">e accesso a</text:span> file e dispositivi di I/O. Il S<text:span text:style-name="T251">O</text:span> crea e cancella processi utenti e di sistema, li sospende, li ripristina e fornisce meccanismi per sincronizzarli, per metterli in comunicazione <text:span text:style-name="T150">e per gestire </text:span><text:span text:style-name="T390">le situazioni d</text:span><text:span text:style-name="T150">i stall</text:span><text:span text:style-name="T390">o</text:span><text:span text:style-name="T150">.</text:span></text:p>
      <text:p text:style-name="P24"/>
      <text:p text:style-name="P24">La <text:span text:style-name="T4">memoria</text:span> è un vastissimo vettore di dati contenente <text:span text:style-name="T252">tra le centinaia di migliaia ed i miliardi di parole</text:span>, ciascuna dotata del proprio indirizzo, ed è condivisa da CPU e dispositivi di I/O. <text:span text:style-name="T253">La memoria centrale è</text:span> velocemente accessibile e volatile, cioè perde informazioni in caso di guasti <text:span text:style-name="T253">o mancata alimentazione</text:span>.</text:p>
      <text:p text:style-name="P24">Il SO tiene traccia di quali parti sono occupate e da cosa, decide quali processi caricarvi e <text:span text:style-name="T151">può </text:span>assegna<text:span text:style-name="T151">re</text:span> e revoca<text:span text:style-name="T151">re</text:span> spazio a seconda delle necessità.</text:p>
      <text:p text:style-name="P25">Per quanto riguarda la <text:span text:style-name="T95">memorizzazione secondaria</text:span><text:span text:style-name="T186">, il SO è responsabile della </text:span><text:span text:style-name="T224">gesti</text:span><text:span text:style-name="T186">on</text:span><text:span text:style-name="T224">e </text:span><text:span text:style-name="T186">e dell'</text:span><text:span text:style-name="T224">assegna</text:span><text:span text:style-name="T186">zione</text:span><text:span text:style-name="T224"> </text:span><text:span text:style-name="T186">del</text:span><text:span text:style-name="T224">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5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6">Uno degli scopi del SO è nascondere all'utente le caratteristiche degli specifici dispositivi.</text:p>
      <text:p text:style-name="P24"><text:span text:style-name="T255">Un</text:span> <text:span text:style-name="T9">sotto</text:span><text:span text:style-name="T4">sistema di I/O</text:span> è composto dai driver per gli specifici dispositivi, un'interfaccia generale per essi <text:span text:style-name="T255">ed una componente di gestione della memoria. </text:span><text:span text:style-name="T391">Quest'ultima comprende</text:span><text:span text:style-name="T255"> a sua volta la gestione delle regioni riservate ai trasferimenti di I/O (</text:span><text:span text:style-name="T100">buffer</text:span><text:span text:style-name="T255">), della cache e della gestione </text:span><text:span text:style-name="T100">asincrona</text:span><text:span text:style-name="T193"> delle operazioni di I/O e dell'esecuzione di più processi (</text:span><text:span text:style-name="T100">spooling</text:span><text:span text:style-name="T193">)</text:span>.</text:p>
      <text:p text:style-name="P24">Tutte le istruzioni I/O sono istruzioni privilegiate, dunque è necessario evitare che l'utente possa ottenere il controllo del calcolatore quando questo è nel modo di sistema.</text:p>
      <text:p text:style-name="P126"/>
      <text:p text:style-name="P27">La protezione della memoria <text:span text:style-name="T256">va effettuata </text:span>in quanto vanno garantite quella per il vettore delle interruzioni e per le relative procedure di servizio. Viene realizzata con due registri, <text:span text:style-name="T257">che determinano il range di indirizzi legali a cui accedere</text:span>: quello di <text:span text:style-name="T95">base</text:span> <text:span text:style-name="T258">(</text:span><text:span text:style-name="T10">base register</text:span><text:span text:style-name="T258">) </text:span>indica il più basso indirizzo <text:span text:style-name="T257">d</text:span><text:span text:style-name="T391">e</text:span><text:span text:style-name="T257">lla memoria fisica </text:span>a cui il programma può accedere, mentre quello di <text:span text:style-name="T95">limite</text:span><text:span text:style-name="T186"> </text:span><text:span text:style-name="T194">(</text:span><text:span text:style-name="T232">limit register</text:span><text:span text:style-name="T194">)</text:span><text:span text:style-name="T186"> </text:span>indica la dimensione dell'intervallo. Le aree al di fuori dell'intervallo sono protette <text:span text:style-name="T257">e dunque non accessibili al programma</text:span>.</text:p>
      <text:p text:style-name="P27"/>
      <text:p text:style-name="P27">Funzionando nel modo di sistema, il <text:span text:style-name="T259">SO</text:span> <text:span text:style-name="T259">può</text:span> accedere sia alla memoria ad esso riservata che a quella riservata agli utenti, <text:span text:style-name="T259">per cui le istruzioni di caricamento dei registri di base e di limite devono essere istruzioni privilegiate.</text:span></text:p>
      <text:p text:style-name="P27"/>
      <text:p text:style-name="P27"><text:span text:style-name="T260">C'è bisogno di proteggere la CPU per impedire che un programma utente entri in un ciclo infinito senza più restituire il controllo. </text:span>Per <text:span text:style-name="T260">farlo </text:span>viene usato il <text:span text:style-name="T4">temporizzatore</text:span> (<text:span text:style-name="T95">timer</text:span>), che <text:soft-page-break/>invia un segnale d'interruzione alla CPU periodicamente, in modo che sia sempre il sistema operativo ad avere il controllo. <text:span text:style-name="T261">Ad ogni ciclo di clock il timer viene decrementato e quando raggiunge lo 0 viene generato un interrupt.</text:span></text:p>
      <text:p text:style-name="P28">Il caricamento del timer è un'istruzione privilegiata.</text:p>
      <text:p text:style-name="P127"><text:span text:style-name="T391">I timer s</text:span>ono usati inoltre per realizzare la partizione del tempo d'elaborazione e <text:span text:style-name="T391">per</text:span> il calcolo dell'ora corrente.</text:p>
      <text:p text:style-name="P127"/>
      <text:p text:style-name="P368"><text:span text:style-name="T186">Capitolo 2: </text:span><text:span text:style-name="T225">Strutture dei Sistemi Operativi</text:span><text:span text:style-name="T186"> [</text:span><text:span text:style-name="T241">con parti di l</text:span><text:span text:style-name="T242">ezione</text:span><text:span text:style-name="T240"> 1-</text:span><text:span text:style-name="T241">2-3 delle 20-21</text:span><text:span text:style-name="T243">]</text:span></text:p>
      <text:p text:style-name="P127"/>
      <text:p text:style-name="P29">Un SO offre un ambiente in <text:span text:style-name="T262">grado di agevolare la programmazione e tra le più comuni classi di servizi offerti troviamo:</text:span></text:p>
      <text:list xml:id="list1188050276" text:style-name="L7">
        <text:list-item>
          <text:p text:style-name="P461">Interfaccia a riga di comando <text:span text:style-name="T186">(</text:span><text:span text:style-name="T229">CLI</text:span><text:span text:style-name="T186">), basata su stringhe che codificano i comandi </text:span><text:span text:style-name="T216">e con incluso</text:span><text:span text:style-name="T186"> ad un metodo per inserirli e modificarli;</text:span></text:p>
        </text:list-item>
        <text:list-item>
          <text:p text:style-name="P461">Interfaccia a lotti<text:span text:style-name="T186">, </text:span><text:span text:style-name="T195">dove </text:span><text:span text:style-name="T186">comandi </text:span><text:span text:style-name="T195">e relative direttive sono codificati nei file ed eseguiti successivamente a lotti;</text:span></text:p>
        </text:list-item>
        <text:list-item>
          <text:p text:style-name="P462">Interfaccia grafica con l'utente <text:span text:style-name="T186">(</text:span><text:span text:style-name="T229">GUI</text:span><text:span text:style-name="T186">), un sistema grafico a finestre dotato di un dispositivo puntatore (mouse ad esempio).</text:span></text:p>
        </text:list-item>
      </text:list>
      <text:p text:style-name="P27"/>
      <text:p text:style-name="P27">Il <text:span text:style-name="T262">SO</text:span> mette a disposizione una serie di funzionalità, tra cui:</text:p>
      <text:list xml:id="list1546456540" text:style-name="L8">
        <text:list-item>
          <text:p text:style-name="P401"><text:span text:style-name="T95">Esecuzione di un programma</text:span>: capacità di caricare ed eseguire un programma;</text:p>
        </text:list-item>
        <text:list-item>
          <text:p text:style-name="P401"><text:span text:style-name="T95">Operazioni di I/O</text:span>: poiché i programmi utenti non possono eseguirli direttamente;</text:p>
        </text:list-item>
        <text:list-item>
          <text:p text:style-name="P401"><text:span text:style-name="T95">Gestione del file system</text:span>: capacità di creare, scrivere, leggere e cancellare file;</text:p>
        </text:list-item>
        <text:list-item>
          <text:p text:style-name="P401"><text:span text:style-name="T95">Comunicazioni</text:span>: scambio di informazioni <text:span text:style-name="T263">tra processi in esecuzione</text:span> tramite memoria condivisa <text:span text:style-name="T263">o</text:span> scambio di messaggi;</text:p>
        </text:list-item>
        <text:list-item>
          <text:p text:style-name="P401"><text:span text:style-name="T95">Rilevamento di errori</text:span>: capacità di rilevare eventuali errori in CPU, <text:span text:style-name="T264">memoria, I/O</text:span> <text:span text:style-name="T264">o</text:span> programmi <text:span text:style-name="T264">utente</text:span>;</text:p>
        </text:list-item>
        <text:list-item>
          <text:p text:style-name="P401"><text:span text:style-name="T95">Assegnazione delle risorse</text:span>: provvede ad <text:span text:style-name="T265">allocare</text:span> le risorse necessarie a<text:span text:style-name="T266">gli utenti ed ai processi</text:span> <text:span text:style-name="T266">concorrenti</text:span>;</text:p>
        </text:list-item>
        <text:list-item>
          <text:p text:style-name="P401"><text:span text:style-name="T95">Contabilizzazione dell'uso delle risorse</text:span>: registrazione di quante e quali risorse vengono usate da ciascun utente;</text:p>
        </text:list-item>
        <text:list-item>
          <text:p text:style-name="P401"><text:span text:style-name="T95">Protezione </text:span><text:span text:style-name="T101">e sicurezza</text:span>: assicura che l'accesso alle risorse del sistema sia controllato, <text:span text:style-name="T267">identificando l'utente</text:span>.</text:p>
        </text:list-item>
      </text:list>
      <text:p text:style-name="P27"/>
      <text:p text:style-name="P30">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32">built-in</text:span><text:span text:style-name="T163">, cioè implementati nel kernel, altre volte sono semplici nomi di programmi speciali di sistema </text:span><text:span text:style-name="T174">da</text:span><text:span text:style-name="T163"> esegui</text:span><text:span text:style-name="T174">re</text:span><text:span text:style-name="T163"> e con questo approccio è possibile aggiungere caratteristiche senza modificare la shell.</text:span></text:p>
      <text:p text:style-name="P128"/>
      <text:p text:style-name="P33"><text:span text:style-name="T163">L</text:span><text:span text:style-name="T153">e </text:span><text:span text:style-name="T229">GUI</text:span><text:span text:style-name="T153">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27">Windows</text:span><text:span text:style-name="T153"> le offre entrambe, </text:span><text:span text:style-name="T127">Apple</text:span><text:span text:style-name="T153"> offre una GUI che poggia su un kernel UNIX e mette a disposizione la shell UNIX e </text:span><text:span text:style-name="T127">Solaris </text:span><text:span text:style-name="T153">offre una CLI ed opzionalmente una GUI.</text:span></text:p>
      <text:p text:style-name="P129"/>
      <text:p text:style-name="P34"><text:span text:style-name="T163">Le </text:span><text:span text:style-name="T132">chiamate del sistema</text:span><text:span text:style-name="T163"> </text:span><text:span text:style-name="T165">(</text:span><text:span text:style-name="T234">system calls</text:span><text:span text:style-name="T165">) </text:span><text:span text:style-name="T163">costituiscono l'interfaccia tra un processo e</text:span><text:span text:style-name="T175">d</text:span><text:span text:style-name="T163"> il SO. In genere sono disponibili in forma di istruzioni in linguaggio assemblativo, </text:span><text:span text:style-name="T165">ma in alcuni sistemi le chiamate possono essere invocate </text:span><text:span text:style-name="T166">tramite funzioni scritte in programmi</text:span><text:span text:style-name="T163"> </text:span><text:span text:style-name="T166">ad</text:span><text:span text:style-name="T163"> alto livello, </text:span><text:span text:style-name="T166">come C e C++</text:span><text:span text:style-name="T163">. </text:span><text:span text:style-name="T166">Tipicamente ad ogni chiamata è associato un numero, che fa da indice ad una tabella.</text:span></text:p>
      <text:p text:style-name="P34"><text:soft-page-break/><text:span text:style-name="T268">Spesso capita di dover fornire informazioni aggiuntive oltre all'identificativo della system call ed è possibile </text:span>passare parametri al SO tramite <text:span text:style-name="T268">diversi</text:span> metodi:</text:p>
      <text:list xml:id="list1173508292" text:style-name="L9">
        <text:list-item>
          <text:p text:style-name="P402">Passare i parametri in registri;</text:p>
        </text:list-item>
        <text:list-item>
          <text:p text:style-name="P402">Memorizzare i parametri in una tabella, o blocco, <text:span text:style-name="T392">di</text:span><text:span text:style-name="T268"> memoria</text:span> e passar<text:span text:style-name="T268">n</text:span>e l'indirizzo <text:span text:style-name="T268">come parametro in un registro</text:span>;</text:p>
        </text:list-item>
        <text:list-item>
          <text:p text:style-name="P402">Collocare <text:span text:style-name="T268">(push) i</text:span> parametri in una pila da cui il sistema può prelevarli <text:span text:style-name="T268">(pop)</text:span>.</text:p>
        </text:list-item>
      </text:list>
      <text:p text:style-name="P34"/>
      <text:p text:style-name="P35">I programmi applicativi accedono ai servizi del sistema principalmente tramite <text:span text:style-name="T4">API </text:span><text:span text:style-name="T32">(</text:span><text:span text:style-name="T127">Application Programming Interface</text:span><text:span text:style-name="T153">) pittosto che direttamente attraverso le system call, poiché questo favorisce la portabilità dei programmi e maschera i dettagli delle system call reali. Tra le più comuni troviavo la </text:span><text:span text:style-name="T127">Win32 API</text:span><text:span text:style-name="T153"> per Windows, la </text:span><text:span text:style-name="T127">POSIX API</text:span><text:span text:style-name="T153"> per i sistemi POSIX-based e la </text:span><text:span text:style-name="T127">Java API</text:span><text:span text:style-name="T153"> per la JVM. Per usare l'interfaccia il chiamante deve semplicemente capire cosa </text:span><text:span text:style-name="T176">fa </text:span><text:span text:style-name="T153">il SO in seguito alla chiamata </text:span><text:span text:style-name="T176">e </text:span><text:span text:style-name="T153">seguire le specifiche dell'API, la quale invoca l'opportuna chiamata e restituisce stato e valore della chiamata stessa.</text:span></text:p>
      <text:p text:style-name="P34"/>
      <text:p text:style-name="P31"><text:span text:style-name="T164">I </text:span><text:span text:style-name="T233">programmi di sistema </text:span><text:span text:style-name="T164">(</text:span><text:span text:style-name="T133">system utilities</text:span><text:span text:style-name="T164">) offrono un ambiente per lo sviluppo e l'esecuzione dei programmi e possono essere divisi in: gestione e modifica dei file, informazioni di stato, ambienti di ausilio alla programmazione, caricamento ed esecuzione dei programmi, comunicazioni. </text:span><text:span text:style-name="T163">Per la maggior parte degli utenti, l'interfaccia col SO è definita dai programmi di sistema piuttosto che da chiamate.</text:span></text:p>
      <text:p text:style-name="P129"/>
      <text:p text:style-name="P36">Quando si progetta un SO, bisogna tener presente diversi scopi: <text:span text:style-name="T269">per </text:span>l'utente il S<text:span text:style-name="T269">O</text:span> deve essere utile, semplice da usare, affidabile e <text:span text:style-name="T269">veloce</text:span>, mentre per il sistema questo deve essere di facile progettazione, realizzazione e manutenzione ed inoltre deve essere flesibile, senza errori ed efficiente</text:p>
      <text:p text:style-name="P37">I <text:span text:style-name="T4">meccanismi</text:span> determinano come eseguire qualcosa, mentre i <text:span text:style-name="T4">criteri</text:span><text:span text:style-name="T32"> </text:span><text:span text:style-name="T37">(</text:span><text:span text:style-name="T135">policy</text:span><text:span text:style-name="T37">) </text:span>stabiliscono il cosa <text:span text:style-name="T393">fare </text:span>e <text:span text:style-name="T393">separarli garantisce massima flessibilità in quanto è sempre possibile modificare i criteti.</text:span></text:p>
      <text:p text:style-name="P37">Tradizionalmente i SO sono scritti in linguaggio assemblativo, mentre oggi si prefisc<text:span text:style-name="T394">e</text:span> C o C++, poiché si hanno codici più veloci da scrivere, compatti e semplici sia da capire che da adattare.</text:p>
      <text:p text:style-name="P36"/>
      <text:p text:style-name="P38">Affinché possa funzionare correttamente ed essere facilmente modificabile, un SO non viene progettato come un unico grande blocco, ma viene suddiviso in piccoli componenti.</text:p>
      <text:p text:style-name="P36"><text:span text:style-name="T270">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diviso in moduli, ha una struttura semplice e non separa bene interfacce e livelli di funzionalità.</text:p>
      <text:p text:style-name="P36">Lo <text:span text:style-name="T4">UNIX</text:span> è un esempio di strutturazione limitata dalle funzioni dell'architettura sottostante, <text:span text:style-name="T271">che lo portarono a non risultare completo</text:span>. È <text:span text:style-name="T395">composto</text:span> da <text:span text:style-name="T271">due parti separate, </text:span>programmi di sistema e <text:span text:style-name="T271">kernel</text:span>, il quale è <text:span text:style-name="T271">formato da </text:span>tutto ciò che si trova tra l'interfaccia delle chiamate di sistema e <text:span text:style-name="T271">l'hardware.</text:span> Combina molteplici funzioni in un singolo livello: fornisce il file system, lo scheduling della CPU e la gestione della memoria. <text:span text:style-name="T271">È difficile da migliorare, in quanto modifiche in una sezione possono avere impatti negativi sulle altre.</text:span></text:p>
      <text:p text:style-name="P36"/>
      <text:p text:style-name="P32"><text:span text:style-name="T167">In presenza di hardware appropriato, è possibile suddividere il SO in un certo numero di </text:span><text:span text:style-name="T235">strati </text:span><text:span text:style-name="T167">(</text:span><text:span text:style-name="T134">livelli</text:span><text:span text:style-name="T167">), </text:span><text:span text:style-name="T163">in cui lo strato fisico, </text:span><text:span text:style-name="T167">il più basso,</text:span><text:span text:style-name="T163"> corrisponde al livello 0 e l'interfaccia utente, </text:span><text:span text:style-name="T167">il più alto,</text:span><text:span text:style-name="T163"> al livello n. </text:span><text:span text:style-name="T168">Gli strati sono composti in modo che ciascuno di essi usi solo funzioni e servizi che appartengono a strati di livello inferiore, considerando solo le azioni che compiono, senza entrare nel merito di come sono realizzate.</text:span></text:p>
      <text:p text:style-name="P130"/>
      <text:p text:style-name="P39"><text:soft-page-break/><text:span text:style-name="T24">[</text:span>Secondo l'orientamento a micronucleo, il S<text:span text:style-name="T272">O</text:span> viene progettato rimuovendo dal nucleo tutti i componenti non essenziali, <text:span text:style-name="T397">che vengono </text:span>realizza<text:span text:style-name="T397">t</text:span>i come programmi utente <text:span text:style-name="T397">o</text:span> di sistema <text:span text:style-name="T272">e comunic</text:span><text:span text:style-name="T396">ando </text:span>tramite scambio di messaggi. <text:span text:style-name="T272">Si hanno</text:span> diversi vantaggi: è più sicuro e affidabile e consente di estendere il SO facilmente, adatta<text:span text:style-name="T397">ndol</text:span>o a diverse architetture.<text:span text:style-name="T24">]</text:span></text:p>
      <text:p text:style-name="P39"/>
      <text:p text:style-name="P39">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73">divi</text:span><text:span text:style-name="T274">dono le risorse. </text:span><text:span text:style-name="T273">L</text:span><text:span text:style-name="T274">o scheduling </text:span><text:span text:style-name="T273">della CPU si può usare sia per condividere la CPU che per dare l'illusione </text:span><text:span text:style-name="T274">a</text:span><text:span text:style-name="T273">gli utenti </text:span><text:span text:style-name="T274">di </text:span><text:span text:style-name="T273">dispo</text:span><text:span text:style-name="T274">rne</text:span><text:span text:style-name="T273"> di una propria; i meccanismi di </text:span><text:span text:style-name="T102">spooling</text:span><text:span text:style-name="T196">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98">tali</text:span> risorse.</text:p>
      <text:p text:style-name="P39"><text:span text:style-name="T196">Offrono un ambiente perfetto per lo sviluppo di nuovi SO, in quanto evitano di apportare modifiche fisiche che potrebbero portare errori altrove </text:span><text:span text:style-name="T197">e non interrompono le normali operazioni del sistema. È però difficile implementare macchine virtuali, a causa della necessità di fornire un esatto duplicato dell'architettura fisica sottostante.</text:span></text:p>
      <text:p text:style-name="P286"/>
      <text:p text:style-name="P39"><text:span text:style-name="T196">I programmi Java sono </text:span><text:span text:style-name="T198">compilati in un formato 'neutro' ed</text:span><text:span text:style-name="T196"> eseguiti sulla </text:span><text:span text:style-name="T236">Java Virtual Machine</text:span><text:span text:style-name="T196">, che consiste </text:span><text:span text:style-name="T198">in</text:span><text:span text:style-name="T196"> un caricatore delle classi, un verificatore delle classi e</text:span><text:span text:style-name="T217">d</text:span><text:span text:style-name="T196"> un interprete del linguaggio che esegue il bytecode; in più le prestazioni sono migliorate da un compilatore Just-In-Time </text:span><text:span text:style-name="T198">(JIT)</text:span><text:span text:style-name="T196">.</text:span></text:p>
      <text:p text:style-name="P131"/>
      <text:p text:style-name="P40"><text:span text:style-name="T239">[</text:span><text:span text:style-name="T153">Qui ci sono alcuni esempi di sistemi operativi che non hanno trovato riscontri in questa sezione introduttiva, si possono benissimo saltare, almeno per ora credo, ma non mi andava di rimuoverli del tutto</text:span><text:span text:style-name="T229">]</text:span></text:p>
      <text:p text:style-name="P41"/>
      <text:p text:style-name="P5">Un primo, rudimentale sistema operativo è il sistema mainframe, che è monitor residente: trasferisce automaticamente il controllo da un lavoro al successivo e raggruppa lavori con requisiti simili.</text:p>
      <text:p text:style-name="P5"/>
      <text:p text:style-name="P5">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5"/>
      <text:p text:style-name="P5">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5"/>
      <text:p text:style-name="P5">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5"/>
      <text:p text:style-name="P5">I sistemi di elaborazione in tempo reale sono usati nella gestione di dispositivi di controllo per applicazioni specifiche e presentano vincoli di tempo fissati e ben definiti entro i quali si deve effettuare l'elaborazione.</text:p>
      <text:p text:style-name="P5">Possono essere di due tipi: stretto (hard real-time) oppure debole (soft real-time).</text:p>
      <text:p text:style-name="P5"/>
      <text:p text:style-name="P5">I sistemi palmari sono usati per i telefoni cellulari e viste le dimensioni ridotte questi <text:soft-page-break/>dispongono di memoria limitata ed unità di elaborazione lente.</text:p>
      <text:p text:style-name="P42"/>
      <text:p text:style-name="P5">Un sistema distribuito è un insieme di unità d'elaborazione distinte collegate tramite una rete di comunicazione, la quale avviene secondo un protocollo.</text:p>
      <text:p text:style-name="P5">Essi offrono all'utente varie risorse in modo da accellerare i calcoli, aumentare la disponibilità dei dati e incrementare l'affidabilità.</text:p>
      <text:p text:style-name="P5">La protezione è definita da ogni meccanismo che controlla l'accesso da parte di programmi, processi o utenti alle risorse di un sistema di calcolo.</text:p>
      <text:p text:style-name="P5">Esso deve distinguere tra uso autorizzato e non, specificare i controlli che devono essere attivati e migliorare l'affidabilità.</text:p>
      <text:p text:style-name="P336"/>
      <text:p text:style-name="P363"><text:span text:style-name="T276">Capitolo 3: </text:span><text:span text:style-name="T435">Processi</text:span><text:span text:style-name="T276"> [con parti di l</text:span>ezione 4 <text:span text:style-name="T276">di 20-21]</text:span></text:p>
      <text:p text:style-name="P5">Un sistema operativo esegue <text:span text:style-name="T277">una varietà</text:span> 'programmi':</text:p>
      <text:list xml:id="list1321222345" text:style-name="L10">
        <text:list-item>
          <text:p text:style-name="P403"><text:span text:style-name="T278">I</text:span> sistem<text:span text:style-name="T278">i</text:span> a lotti (<text:span text:style-name="T95">batch</text:span> <text:span text:style-name="T95">system</text:span>) esegu<text:span text:style-name="T278">ivano</text:span> lavori <text:span text:style-name="T278">(</text:span><text:span text:style-name="T103">job</text:span><text:span text:style-name="T278">)</text:span>;</text:p>
        </text:list-item>
        <text:list-item>
          <text:p text:style-name="P403">Un sistema a partizione d<text:span text:style-name="T278">i</text:span> tempo (<text:span text:style-name="T95">time-shared system</text:span>) esegue programmi utenti <text:span text:style-name="T278">(</text:span><text:span text:style-name="T95">task</text:span><text:span text:style-name="T278">)</text:span>.</text:p>
        </text:list-item>
      </text:list>
      <text:p text:style-name="P5"/>
      <text:p text:style-name="P5"><text:span text:style-name="T279">Spesso i termini </text:span><text:span text:style-name="T13">lavoro </text:span><text:span text:style-name="T41"><text:s/>e </text:span><text:span text:style-name="T13">processo</text:span><text:span text:style-name="T41"> sono usati in modo intercambiabile e si considera il </text:span>processo <text:span text:style-name="T279">come un programma in esecuzione</text:span>, <text:span text:style-name="T279">ma un programma non è di per sé un processo.</text:span> <text:span text:style-name="T279">Il programma, detto </text:span><text:span text:style-name="T104">sezione testo</text:span><text:span text:style-name="T199">, è un'entità passiva, mentre il processo è un'entità attiva che include:</text:span></text:p>
      <text:list xml:id="list3532352788" text:style-name="L11">
        <text:list-item>
          <text:p text:style-name="P404">Contatore di programma (<text:span text:style-name="T95">program counter</text:span>);</text:p>
        </text:list-item>
        <text:list-item>
          <text:p text:style-name="P404">Pila (<text:span text:style-name="T95">stack</text:span>);</text:p>
        </text:list-item>
        <text:list-item>
          <text:p text:style-name="P404">Sezione di dati (<text:span text:style-name="T95">data section</text:span>).</text:p>
        </text:list-item>
      </text:list>
      <text:p text:style-name="P5">Durante l'esecuzione, <text:span text:style-name="T280">che deve essere</text:span> <text:span text:style-name="T280">sequenziale, un processo</text:span> è soggetto a diversi <text:span text:style-name="T4">cambiamenti di stato</text:span>:</text:p>
      <text:list xml:id="list2940947141" text:style-name="L12">
        <text:list-item>
          <text:p text:style-name="P405"><text:span text:style-name="T95">Nuovo</text:span><text:span text:style-name="T186"> </text:span><text:span text:style-name="T200">(</text:span><text:span text:style-name="T105">new</text:span><text:span text:style-name="T200">):</text:span><text:span text:style-name="T186"> </text:span>il processo <text:span text:style-name="T280">viene creato</text:span>;</text:p>
        </text:list-item>
        <text:list-item>
          <text:p text:style-name="P405"><text:span text:style-name="T105">In e</text:span><text:span text:style-name="T95">secuzione </text:span><text:span text:style-name="T200">(</text:span><text:span text:style-name="T105">running</text:span><text:span text:style-name="T200">): quando è in memoria ed ha il controllo della CPU</text:span>;</text:p>
        </text:list-item>
        <text:list-item>
          <text:p text:style-name="P405"><text:span text:style-name="T105">In a</text:span><text:span text:style-name="T95">ttesa </text:span><text:span text:style-name="T200">(</text:span><text:span text:style-name="T105">waiting</text:span><text:span text:style-name="T200">): quando è temporaneamente sospeso per</text:span> il verificarsi di qualche evento;</text:p>
        </text:list-item>
        <text:list-item>
          <text:p text:style-name="P405"><text:span text:style-name="T95">Pronto </text:span><text:span text:style-name="T200">(</text:span><text:span text:style-name="T105">ready</text:span><text:span text:style-name="T200">): quando è in memoria e pronto all'esecuzione, ma</text:span> <text:span text:style-name="T280">non ha il controllo della CPU e attende</text:span> di assere assegnato ad un'unità di elaborazione;</text:p>
        </text:list-item>
        <text:list-item>
          <text:p text:style-name="P405"><text:span text:style-name="T95">Terminato </text:span><text:span text:style-name="T200">(</text:span><text:span text:style-name="T105">terminated</text:span><text:span text:style-name="T200">): quando</text:span> ha terminato l'esecuzione <text:span text:style-name="T280">e abbandona il sistema</text:span>.</text:p>
        </text:list-item>
      </text:list>
      <text:p text:style-name="P5"/>
      <text:p text:style-name="P43"><text:span text:style-name="T281">In un sistema operativo ogni processo è rappresentato da un descrittore di processo: il </text:span><text:span text:style-name="T106">process descriptor </text:span><text:span text:style-name="T201">(</text:span><text:span text:style-name="T106">PD</text:span><text:span text:style-name="T201">), detto anche </text:span><text:span text:style-name="T4">Process Control Block</text:span> (<text:span text:style-name="T4">PCB</text:span>), <text:span text:style-name="T281">che</text:span> è un blocco di informazioni specifiche connesse ad un processo: </text:p>
      <text:list xml:id="list4008319949" text:style-name="L13">
        <text:list-item>
          <text:p text:style-name="P477"><text:span text:style-name="T291">St</text:span><text:span text:style-name="T290">ato del processo</text:span><text:span text:style-name="T305">.</text:span></text:p>
        </text:list-item>
        <text:list-item>
          <text:p text:style-name="P477"><text:span text:style-name="T291">C</text:span><text:span text:style-name="T290">ontatore di programma</text:span><text:span text:style-name="T282">: </text:span><text:span text:style-name="T283">indica l'indirizzo della successiva istruzione da seguire.</text:span></text:p>
        </text:list-item>
        <text:list-item>
          <text:p text:style-name="P477"><text:span text:style-name="T291">R</text:span><text:span text:style-name="T290">egistri </text:span><text:span text:style-name="T291">di CPU</text:span><text:span text:style-name="T283">: accumulatori, registri indice, puntatori alla cima della pila (stack pointer), registri d'uso generale e registri contenenti informazioni sui codici di condizione.</text:span></text:p>
        </text:list-item>
        <text:list-item>
          <text:p text:style-name="P477"><text:span text:style-name="T291">I</text:span><text:span text:style-name="T290">nformazioni su</text:span><text:span text:style-name="T292">llo</text:span><text:span text:style-name="T290"> scheduling </text:span><text:span text:style-name="T291">di CPU</text:span><text:span text:style-name="T283">: priorità del processo, puntatori alle code di scheduling e altri parametri.</text:span></text:p>
        </text:list-item>
        <text:list-item>
          <text:p text:style-name="P478"><text:span text:style-name="T283">I</text:span><text:span text:style-name="T282">nformazioni sulla gestione della memoria</text:span><text:span text:style-name="T305">: registri di base e di limite, tabelle delle pagine in memoria o dei segmenti.</text:span></text:p>
        </text:list-item>
        <text:list-item>
          <text:p text:style-name="P478"><text:span text:style-name="T282">Informazioni di contabilizzazione delle risorse</text:span><text:span text:style-name="T305">: tempo di CPU, tempo reale di CPU, numero del processo, ecc...</text:span></text:p>
        </text:list-item>
        <text:list-item>
          <text:p text:style-name="P478"><text:span text:style-name="T282">Informazioni di I/O</text:span><text:span text:style-name="T305">: lista dei dispositivi di I/O asssegnati al processo, elenco file aperti, ecc...</text:span></text:p>
        </text:list-item>
      </text:list>
      <text:p text:style-name="P287"/>
      <text:p text:style-name="P44"><text:span text:style-name="T340">Esistono alcuni tipi di </text:span><text:span text:style-name="T14">code di scheduling</text:span><text:span text:style-name="T42"> dei processi: q</text:span><text:span text:style-name="T340">uando entrano nel sistema </text:span><text:soft-page-break/><text:span text:style-name="T340">vengono inseriti in una </text:span><text:span text:style-name="T107">coda dei processi </text:span><text:span text:style-name="T202">(</text:span><text:span text:style-name="T107">job queue</text:span><text:span text:style-name="T202">), quelli</text:span> già caricari in memoria e in attesa di essere eseguiti <text:span text:style-name="T340">si trovano nella</text:span><text:span text:style-name="T107"> coda dei processi pronti</text:span><text:span text:style-name="T202"> (</text:span><text:span text:style-name="T107">ready queue</text:span><text:span text:style-name="T202">), </text:span><text:span text:style-name="T203">che generalmente è una lista concatenata,</text:span><text:span text:style-name="T186"> </text:span>e infine la <text:span text:style-name="T107">coda del dispositivo </text:span><text:span text:style-name="T340">(</text:span><text:span text:style-name="T95">device</text:span> <text:span text:style-name="T95">queue</text:span><text:span text:style-name="T340">)</text:span> comprende i processi che attendono la disponibilità di un particolare dispositivo di I/O.</text:p>
      <text:p text:style-name="P5"/>
      <text:p text:style-name="P45">Lo <text:span text:style-name="T229">scheduler</text:span>, in generale, si occupa di selezionare e caricare i processi in memoria in modo da ottimizzare l'uso della CPU.</text:p>
      <text:p text:style-name="P5">Lo <text:span text:style-name="T95">scheduler a lungo termine</text:span> <text:span text:style-name="T341">(</text:span><text:span text:style-name="T95">job scheduler</text:span><text:span text:style-name="T341">)</text:span> seleziona i processi che devono essere <text:span text:style-name="T341">inseriti</text:span> nella coda dei processi pronti, mentre lo <text:span text:style-name="T95">scheduler di CPU</text:span> <text:span text:style-name="T341">(</text:span><text:span text:style-name="T95">short-term scheduler</text:span><text:span text:style-name="T341">)</text:span> si occupa di selezionare un <text:span text:style-name="T341">processo</text:span> tra quelli pronti da assegnare alla CPU.</text:p>
      <text:p text:style-name="P46">Mentre quest'ultimo viene invocato frequentemente (millisecondi) e deve dunque essere veloce, il primo può essere invece lento in quanto invocato meno frequentemente (secondi o minuti).</text:p>
      <text:p text:style-name="P47">Lo scheduler a lungo termine controlla il grado di multiprogrammazione, <text:span text:style-name="T341">cioè il numero di processi in memoria</text:span>.</text:p>
      <text:p text:style-name="P45">In un sistema stabile, la velocità media della creazione dei processi è uguale a quella con cui lasciano il sistema.</text:p>
      <text:p text:style-name="P5"/>
      <text:p text:style-name="P5">I processi possono essere divisi in <text:span text:style-name="T4">I/O-bound</text:span> se impiegano la maggior parte del proprio tempo nell'esecuzione di operazioni di I/O, oppure <text:span text:style-name="T4">CPU-bound</text:span> se si concentrano sulle elaborazioni. <text:span text:style-name="T342">Uno scheduler efficiente è in grado di bilanciare queste due tipologie di processi.</text:span></text:p>
      <text:p text:style-name="P48">Esiste anche lo <text:span text:style-name="T95">scheduler a medio termine</text:span><text:span text:style-name="T186">, il quale si occupa di rimuovere temporaneamente un processo dalla memoria per poi reinserirlo facendo riprendere l'esecuzione da dove era terminata.</text:span></text:p>
      <text:p text:style-name="P288"/>
      <text:p text:style-name="P5">Il <text:span text:style-name="T4">cambio di contesto</text:span> <text:span text:style-name="T343">(</text:span><text:span text:style-name="T108">context switch</text:span><text:span text:style-name="T343">) </text:span>è il passaggio <text:span text:style-name="T343">della CPU </text:span>a<text:span text:style-name="T343">d</text:span> un <text:span text:style-name="T343">nuovo</text:span> processo e la sua velocità <text:span text:style-name="T345">(in genere tra 1 e 1000 ms)</text:span> dipende <text:span text:style-name="T343">molto </text:span>dall'architettura. <text:span text:style-name="T345">D</text:span>urante questo lasso di tempo<text:span text:style-name="T344">, c</text:span><text:span text:style-name="T343">he è </text:span><text:span text:style-name="T15">overhead</text:span><text:span text:style-name="T343"> poiché il sistema non compie nessun lavoro direttamente utile alla computazione,</text:span> viene registrato lo stato del vecchio processo e caricato <text:span text:style-name="T343">lo stato di quello</text:span> nuovo.</text:p>
      <text:p text:style-name="P5"/>
      <text:p text:style-name="P49"><text:span text:style-name="T345">Durante la sua esecuzione, un processo può creare altri processi e prendere il nome di 'padre', ma anche i 'figli' possono diventare a loro volta genitori, dunque</text:span> si possono generare <text:span text:style-name="T95">alberi di processi</text:span>. <text:span text:style-name="T346">U</text:span>n genitore e un figlio possono condividere tutte, alcune o nessuna risorsa, <text:span text:style-name="T346">mentre per l'esecuzione</text:span> <text:span text:style-name="T346">è possibile che il padre continui e lavori concorrentemente al figlio oppure può attenderlo.</text:span></text:p>
      <text:p text:style-name="P5"/>
      <text:p text:style-name="P50">Per quanto riguarda lo spazio indirizzi, un figlio è un duplicato del padre.</text:p>
      <text:p text:style-name="P5">In UNIX la chiamata di sistema &lt;<text:span text:style-name="T95">fork</text:span>&gt; crea un nuovo processo e chiamare immediatamente dopo &lt;<text:span text:style-name="T95">exec</text:span>&gt; <text:span text:style-name="T347">vi carica</text:span> nuovo programma.</text:p>
      <text:p text:style-name="P5"/>
      <text:p text:style-name="P5">Quando un processo termina, <text:span text:style-name="T348">cioè si arriva alla sua ultima istruzione,</text:span> può esserci una <text:span text:style-name="T348">system call</text:span> &lt;<text:span text:style-name="T95">wait</text:span>&gt;, se alcuni dati vanno riportati al processo genitore, oppure una &lt;<text:span text:style-name="T95">exit</text:span>&gt; se il processo vuole essere cancellato subito.</text:p>
      <text:p text:style-name="P5">Un processo genitore può inoltre porre termine all'esecuzione di un figlio <text:span text:style-name="T348">con &lt;</text:span><text:span text:style-name="T95">abort</text:span>&gt; <text:span text:style-name="T348">se</text:span> il figlio ha ecceduto nell'uso di alcune risorse o non è più richiesto oppure quando è il processo genitore stesso a terminare, comportando una <text:span text:style-name="T95">terminazione a cascata</text:span>.</text:p>
      <text:p text:style-name="P5"/>
      <text:p text:style-name="P5">Se un processo non può influire o essere influenzato da altri processi <text:span text:style-name="T349">durante la sua esecuzione </text:span>è detto <text:span text:style-name="T4">indipendente</text:span>, altrimenti è detto <text:span text:style-name="T4">cooperante</text:span>. <text:span text:style-name="T350">La cooperazione tra processi porta </text:span><text:span text:style-name="T351">diversi vantaggi, tra cui: condivisione di informazioni, accelerazione del </text:span><text:soft-page-break/><text:span text:style-name="T351">calcolo, se vi sono più CPU o canali di I/O, modularità, convenienza, poiché anche un solo utente potrebbe voler compiere più operazioni contemporaneamente.</text:span></text:p>
      <text:p text:style-name="P51">Per i processi cooperanti il paradigma usuale stabilisce una relazione tra <text:span text:style-name="T4">produttore e consumatore</text:span><text:span text:style-name="T32">: </text:span><text:span text:style-name="T43">uno dei due 'produce' informazioni, l'altro le 'consuma'.</text:span></text:p>
      <text:p text:style-name="P52">I modelli fondamentali della comunicazione tra processi sono due:</text:p>
      <text:list xml:id="list700301838" text:style-name="L14">
        <text:list-item>
          <text:p text:style-name="P483"><text:span text:style-name="T285">Il primo è quello </text:span><text:span text:style-name="T284">a </text:span><text:span text:style-name="T293">memoria condivisa </text:span><text:span text:style-name="T306">e necessita di un </text:span><text:span text:style-name="T294">buffer </text:span><text:span text:style-name="T306">in cui è possibile inserire e prelevare informazioni. Può essere sia a memoria illimitata (unbounded-buffer), nel caso non vi siano limiti, oppure a memoria fissata (bounded).</text:span></text:p>
        </text:list-item>
        <text:list-item>
          <text:p text:style-name="P483"><text:span text:style-name="T306">Il secondo è quello a </text:span><text:span text:style-name="T294">scambio di messaggi</text:span><text:span text:style-name="T306">, realizzato tramite </text:span><text:span text:style-name="T294">Inter Process Communication </text:span><text:span text:style-name="T306">(</text:span><text:span text:style-name="T312">IPC</text:span><text:span text:style-name="T306">) che con le sue funzioni consente ai processi di sincronizzarsi senza usare dati condivisi. </text:span><text:span text:style-name="T282">Vengono fornite </text:span><text:span text:style-name="T285">almeno</text:span><text:span text:style-name="T282"> due operazioni, &lt;</text:span><text:span text:style-name="T290">send</text:span><text:span text:style-name="T282">&gt; e &lt;</text:span><text:span text:style-name="T290">receive</text:span><text:span text:style-name="T282">&gt;, che potranno essere usate da due processi P e Q </text:span><text:span text:style-name="T285">per inviarsi messaggi a dimensione fissa o variabile</text:span><text:span text:style-name="T282"> dopo che avranno stabilito un canale di comunicazione, fisico o logico.</text:span></text:p>
        </text:list-item>
      </text:list>
      <text:p text:style-name="P53"/>
      <text:p text:style-name="P53">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53">Esistono diversi modi per effettuare l'implementazione logica di un canale:</text:p>
      <text:list xml:id="list2508085455" text:style-name="L15">
        <text:list-item>
          <text:p text:style-name="P406">Nella <text:span text:style-name="T4">comunicazione diretta</text:span> i processi devono nominarsi in modo esplicito e il canale è unico per ciascuna coppia, stabilito automaticamente e, in genere, bidirezionale.</text:p>
        </text:list-item>
        <text:list-item>
          <text:p text:style-name="P407">Nella <text:span text:style-name="T4">comunicazione indiretta</text:span> i messaggi sono inviati a delle porte <text:span text:style-name="T353">(</text:span><text:span text:style-name="T109">mailboxes</text:span><text:span text:style-name="T353">) </text:span>identificate in modo univoco: tra una coppia si stabilisce un canale solo se entrambi condividono una stessa porta e<text:span text:style-name="T353">d è possibile averne più di uno</text:span>; il canale può essere associato a più di due processi e può essere unidirezionale o bidirezionale. <text:span text:style-name="T352">In questo caso si aggiungono operazioni per creare e rimuovere porte e si modificano &lt;</text:span><text:span text:style-name="T110">send</text:span><text:span text:style-name="T352">&gt; e &lt;</text:span><text:span text:style-name="T110">receive</text:span><text:span text:style-name="T352">&gt; per operare con esse.</text:span></text:p>
        </text:list-item>
      </text:list>
      <text:p text:style-name="P5"/>
      <text:p text:style-name="P5">Lo scambio di messaggi, così come &lt;<text:span text:style-name="T95">send</text:span>&gt; e &lt;<text:span text:style-name="T95">receive</text:span>&gt;, può essere sincrono (bloccante) o asincrono (non bloccante).</text:p>
      <text:p text:style-name="P5"/>
      <text:p text:style-name="P5"><text:span text:style-name="T353">Un canale ha una capacità che determina il numero dei messaggi che vi possono risiedere: tale caratteristica può essere immaginata come una coda di messaggi, di cui esistono</text:span> tre versioni diverse:</text:p>
      <text:list xml:id="list1453231150" text:style-name="L16">
        <text:list-item>
          <text:p text:style-name="P408"><text:span text:style-name="T4">Capacità zero</text:span>, <text:span text:style-name="T353">per cui il canale non può avere messaggi in attesa al suo interno e quindi</text:span> il trasmittente deve <text:span text:style-name="T353">attendere che</text:span> il ricevente <text:span text:style-name="T353">riceva</text:span> il messaggio <text:span text:style-name="T353">prima di inviarne un altro (</text:span><text:span text:style-name="T109">rendezvous</text:span><text:span text:style-name="T353">).</text:span></text:p>
        </text:list-item>
        <text:list-item>
          <text:p text:style-name="P408"><text:span text:style-name="T4">Capacità limitata</text:span>, in cui viene stabilità una lunghezza <text:span text:style-name="T354">n</text:span> <text:span text:style-name="T354">per la coda</text:span> e si <text:span text:style-name="T354">possono inviare messaggi fino al suo riempimento.</text:span></text:p>
        </text:list-item>
        <text:list-item>
          <text:p text:style-name="P408"><text:span text:style-name="T4">Capacità illimitata</text:span>, in cui la coda ha <text:span text:style-name="T354">lunghezza</text:span> infinita ed il trasmittente <text:span text:style-name="T354">può sempre inviare messaggi senza restare in attesa</text:span>.</text:p>
        </text:list-item>
      </text:list>
      <text:p text:style-name="P5"/>
      <text:p text:style-name="P54"><text:span text:style-name="T355">[</text:span>La comunicazione nei sistemi client-server avviene con diversi metodi:</text:p>
      <text:list xml:id="list3411347279" text:style-name="L17">
        <text:list-item>
          <text:p text:style-name="P409">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409">Le <text:span text:style-name="T95">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409">L'invocazione di <text:span text:style-name="T95">metodi remoti</text:span> (<text:span text:style-name="T4">RMI</text:span>) è una funzione Java simile alla RPC che <text:soft-page-break/>consente a un thread di invocare un metodo di un oggetto remoto.<text:span text:style-name="T355">]</text:span></text:p>
        </text:list-item>
      </text:list>
      <text:p text:style-name="P54"/>
      <text:p text:style-name="P364"><text:span text:style-name="T356">Capitolo 4: </text:span><text:span text:style-name="T436">Thread</text:span><text:span text:style-name="T356"> [con parti di l</text:span><text:span text:style-name="T2">ezione 5-1 </text:span><text:span text:style-name="T356">di 20-21]</text:span></text:p>
      <text:p text:style-name="P55">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337"/>
      <text:p text:style-name="P56"><text:span text:style-name="T32">Un thread è talvolta chiamato </text:span><text:span text:style-name="T127">processo leggero </text:span><text:span text:style-name="T153">(</text:span><text:span text:style-name="T127">lightweight process</text:span><text:span text:style-name="T153">) e condivide con gli altri thread appartenenti allo stesso processo la sezione del codice, quella dei dati ed altre risorse quali file aperti e segnali.</text:span></text:p>
      <text:p text:style-name="P132"/>
      <text:p text:style-name="P133">I processi tradizionali lavorano a singolo thread, mentre quelli multithread ne usano di più. Molti kernel sono ormai multithread, ma possono presentare singoli thread per servizi specifici come la gestione dei dispositivi periferici o delle interruzioni.</text:p>
      <text:p text:style-name="P57"><text:span text:style-name="T153">Il </text:span><text:span text:style-name="T229">multithreading </text:span><text:span text:style-name="T153">è la capacità di un SO di supportare thread di esecuzione multipli per ogni processo.</text:span></text:p>
      <text:p text:style-name="P133"/>
      <text:p text:style-name="P58"><text:span text:style-name="T153">Il </text:span><text:span text:style-name="T229">modello a thread </text:span><text:span text:style-name="T153">è un modello che permette la definizione di attività leggere (</text:span><text:span text:style-name="T127">lightweight procesesse </text:span><text:span text:style-name="T153">o </text:span><text:span text:style-name="T229">LWP</text:span><text:span text:style-name="T153">),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337"/>
      <text:p text:style-name="P59"><text:span text:style-name="T32">In un </text:span><text:span text:style-name="T4">modello a thread singolo </text:span><text:span text:style-name="T32">la rappresentazione di un processo contiene il suo PCB, il suo spazio indirizzamento utente, lo stack utente e lo stack del kernel.</text:span></text:p>
      <text:p text:style-name="P60"><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338">Tutti i thread componenti un processo condividono lo stato e le risorse del processo, risiedono nello spazio di indirizzamento ed hanno accesso agli stessi dati.</text:p>
      <text:p text:style-name="P338"/>
      <text:p text:style-name="P339">I vantaggi offerti dalla programmazione multithread fanno riferimento a quattro fattori principali:</text:p>
      <text:list xml:id="list697429708" text:style-name="L18">
        <text:list-item>
          <text:p text:style-name="P484"><text:span text:style-name="T334">Te</text:span><text:span text:style-name="T333">mp</text:span><text:span text:style-name="T334">o</text:span><text:span text:style-name="T333"> di risposta</text:span><text:span text:style-name="T282">: </text:span><text:span text:style-name="T286">l'esecuzione può continuare anche se parte del programma è bloccata o sta eseguendo un'operazione lunga.</text:span></text:p>
        </text:list-item>
        <text:list-item>
          <text:p text:style-name="P484"><text:span text:style-name="T334">C</text:span><text:span text:style-name="T333">ondivisione delle risorse</text:span><text:span text:style-name="T282">: </text:span><text:span text:style-name="T286">poiché condividono memoria e risorse del processo a cui appartengono, è possibile avere più thread di attività diverse nello stesso spazio indirizzi.</text:span></text:p>
        </text:list-item>
        <text:list-item>
          <text:p text:style-name="P485"><text:span text:style-name="T333">Economia</text:span><text:span text:style-name="T282">: assegnare memoria e risorse ai thread è molto più leggero rispetto a fare lo stesso per i processi.</text:span></text:p>
        </text:list-item>
        <text:list-item>
          <text:p text:style-name="P484"><text:span text:style-name="T334">U</text:span><text:span text:style-name="T333">so di più unità di elaborazione</text:span><text:span text:style-name="T282">: </text:span><text:span text:style-name="T286">i thread di uno stesso processo possono essere eseguiti in parallelo.</text:span></text:p>
        </text:list-item>
      </text:list>
      <text:p text:style-name="P61">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5"/>
      <text:p text:style-name="P5"><text:soft-page-break/><text:span text:style-name="T357">[</text:span>I thread al livello d'utente sono gestiti come uno strato separato sopra il nucleo del S.O. e realizzati tramite una libreria di funzioni per la creazione, lo scheduling e la gestione.</text:p>
      <text:p text:style-name="P5">I thread al livello del nucleo sono invece gestiti dal SO.</text:p>
      <text:p text:style-name="P5">Il multithread può essere implementato seguendo diversi modelli:</text:p>
      <text:list xml:id="list2641156820" text:style-name="L19">
        <text:list-item>
          <text:p text:style-name="P410">Nel <text:span text:style-name="T95">modello da molti a uno</text:span>, usato su sistemi che non li gestiscono a livello del nucleo, a molti thread al livello d'utente ne corrisponde uno al livello del nucleo.</text:p>
        </text:list-item>
        <text:list-item>
          <text:p text:style-name="P410">Nel <text:span text:style-name="T95">modello uno a uno</text:span> ad ogni thread al livello d'utente ne corrisponde uno a livello del nucleo.</text:p>
        </text:list-item>
        <text:list-item>
          <text:p text:style-name="P410">Nel <text:span text:style-name="T95">modello molti a molti</text:span> vengono messi in corrispondenza più thread al livello d'utente con al più lo stesso numero di thread al livello del nucleo, consentendo ai programmatori di crearli liberamente.</text:p>
        </text:list-item>
      </text:list>
      <text:p text:style-name="P5"/>
      <text:p text:style-name="P5">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95">UNIX</text:span>.</text:p>
      <text:p text:style-name="P5"/>
      <text:p text:style-name="P5">Nel sistema <text:span text:style-name="T95">Windows 2000</text:span> viene impiegato il modello uno a uno e ciascun thread contiene un identificatore, un insieme di registri, una pila d'utente e una del sistema e un'area di memoria privata.</text:p>
      <text:p text:style-name="P5"/>
      <text:p text:style-name="P5">Nel sistema <text:span text:style-name="T95">Linux</text:span> viene usata il termine 'task' <text:span text:style-name="T357">sia </text:span>per processi <text:span text:style-name="T357">che per </text:span>thread e si usa la chiamata del sistema &lt;<text:span text:style-name="T95">clone</text:span>&gt;, <text:span text:style-name="T357">la quale</text:span> crea un processo distinto che condivide lo spazio d'indirizzi del processo chiamante.</text:p>
      <text:p text:style-name="P5"/>
      <text:p text:style-name="P62">Nel linguaggio <text:span text:style-name="T95">Java</text:span> i thread sono gestiti dalla JVM e possono essere creati in due modi: creando una nuova classe derivata dalla classe Thread o sovrascrivendo il metodo <text:span text:style-name="T95">run</text:span> di quella classe.<text:span text:style-name="T357">]</text:span></text:p>
      <text:p text:style-name="P119"/>
      <text:p text:style-name="P365"><text:span text:style-name="T358">Capitolo 5: </text:span><text:span text:style-name="T437">Sincronizzazione dei processi</text:span><text:span text:style-name="T358"> [con parti di l</text:span><text:span text:style-name="T3">ezione 7 </text:span><text:span text:style-name="T358">di 20-21]</text:span></text:p>
      <text:p text:style-name="P63">I temi centrali della progettazione di un SO sono connessi con la gestione di processi e thread:</text:p>
      <text:list xml:id="list3278811749" text:style-name="L20">
        <text:list-item>
          <text:p text:style-name="P463">Multiprogrammazione<text:span text:style-name="T186">: processi multipli in un sistema monoprocessore.</text:span></text:p>
        </text:list-item>
        <text:list-item>
          <text:p text:style-name="P463">Multiprocessing<text:span text:style-name="T186">: processi multipli in un sistema multiprocessore.</text:span></text:p>
        </text:list-item>
        <text:list-item>
          <text:p text:style-name="P463">Processi Distribuiti<text:span text:style-name="T186">: gestione di processi multipli eseguiti su sistemi distribuiti.</text:span></text:p>
        </text:list-item>
      </text:list>
      <text:p text:style-name="P289"/>
      <text:p text:style-name="P108"><text:span text:style-name="T186">Un concetto fondamentale è quello di </text:span><text:span text:style-name="T229">concorrenza</text:span><text:span text:style-name="T153">, che comprende diversi aspetti di progettazione, come la comunicazione tra processi, la condivisione e la competizione per le risorse, la sincronizzazione delle attività di processi multipli, l'allocazione di tempo di processore ai processi, ecc...</text:span></text:p>
      <text:p text:style-name="P5"/>
      <text:p text:style-name="P64">La concorrenza appare almeno in tre diversi contesti:</text:p>
      <text:list xml:id="list2659157624" text:style-name="L21">
        <text:list-item>
          <text:p text:style-name="P464">Applicazioni Multiple<text:span text:style-name="T186">: la multiprogrammazione è stata inventata per permettere di dividere dinamicamente il tempo di calcolo tra le applicazioni attive.</text:span></text:p>
        </text:list-item>
        <text:list-item>
          <text:p text:style-name="P464">Applicazioni Strutturate<text:span text:style-name="T186">: alcune applicazioni possono essere programmate efficacemente come insiemi di processi concorrenti.</text:span></text:p>
        </text:list-item>
        <text:list-item>
          <text:p text:style-name="P464">Struttura del SO<text:span text:style-name="T186">: spesso anche i SO sono implementati come insiemi di processi.</text:span></text:p>
        </text:list-item>
      </text:list>
      <text:p text:style-name="P65"/>
      <text:p text:style-name="P65">In un sistema a singolo processore con multiprogrammazione viene data l'illusione di esecuzione simultanea alternando i processi nel tempo e questo comporta benefici dal punto di vista dell'efficienza nonostante l'overhead. <text:span text:style-name="T359">Un sistema multiprocessore invece </text:span><text:soft-page-break/><text:span text:style-name="T359">non solo p in grado di alternare le esecuzioni dei processi, ma anche di sovrapporle.</text:span></text:p>
      <text:p text:style-name="P5"/>
      <text:p text:style-name="P66">Nel caso di un singolo processore, non è possibie predire la velocità relativa dei processi, la quale dipende dalle attività degli altri processi, dal modo in cui vengono gestiti gli interrupt e dalla schedulazione del sistema. <text:span text:style-name="T360">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67"/>
      <text:p text:style-name="P67">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5"/>
      <text:p text:style-name="P68">L'accesso concorrente a dati condivisi può causare inco<text:span text:style-name="T361">nsistenza</text:span> negli stessi e per prevenire ciò bisogna elaborare i giusti meccanismi <text:span text:style-name="T361">che assicurino la coordinazione.</text:span> <text:span text:style-name="T361">N</text:span>ella soluzione del problema di produttor<text:span text:style-name="T361">e</text:span> e consumator<text:span text:style-name="T361">e</text:span> con memoria limitata <text:span text:style-name="T361">è possibile inserire nel vettore non più di n-1 elementi: per usare tutti gli n elementi </text:span>si può pensare di aggiungere una variabile intera 'counter' inizalizzata a 0 che va incremementata o decrementata <text:span text:style-name="T361">ad ogni inserimento e rimozione, rispettivamente. Tali azioni vanno eseguite </text:span><text:span text:style-name="T95">atomic</text:span><text:span text:style-name="T111">amente</text:span>, cioè senza interruzione.</text:p>
      <text:p text:style-name="P5"/>
      <text:p text:style-name="P69"><text:span text:style-name="T362">La soluzione non funziona però, p</text:span>oiché <text:span text:style-name="T362">c'è la possibilità che le istruzioni si interfoglino (</text:span><text:span text:style-name="T112">interleaving</text:span><text:span text:style-name="T362">) e </text:span>si fin<text:span text:style-name="T362">isca</text:span> comunque in una situazione di race condition. <text:span text:style-name="T363">La soluzione è </text:span><text:span text:style-name="T17">sincronizzare</text:span><text:span text:style-name="T45"> i processi, facendo sì che solo uno per volta possa modificare i dati condivisi.</text:span></text:p>
      <text:p text:style-name="P69"/>
      <text:p text:style-name="P70">Introduciamo il concetto di <text:span text:style-name="T4">sezione critica</text:span><text:span text:style-name="T32">, cioè un segmento di codice nel quale il processo può modificare variabili comuni, scrivere un file, aggiornare tabelle, ecc...</text:span></text:p>
      <text:p text:style-name="P70"><text:span text:style-name="T32">Quando un processo si trova nella propria sezione critica, a nessun altro processo è consentito entrarvi, dunque si rendono le esecuzioni di tali sezioni </text:span><text:span text:style-name="T127">mutualmente esclusive</text:span><text:span text:style-name="T153">.</text:span></text:p>
      <text:p text:style-name="P5"/>
      <text:p text:style-name="P71">Dati n processi, ciascuno dotato di sezione critica, va progettato un protocollo che consenta ai processi di cooperare: si fa in modo che ogni processo debba chiedere il permesso per entrare nella propria sezione critica in una porzione di codice detta <text:span text:style-name="T95">sezione di ingresso</text:span><text:span text:style-name="T186">. Dopo la sezione critica è possibile trovarne una </text:span><text:span text:style-name="T95">di uscita</text:span><text:span text:style-name="T186"> e la restante parte del codice è detta </text:span><text:span text:style-name="T95">sezione non critica</text:span><text:span text:style-name="T186">.</text:span></text:p>
      <text:p text:style-name="P5"/>
      <text:p text:style-name="P5"><text:span text:style-name="T364">Per risolvere il problema, s</text:span>i <text:span text:style-name="T364">devono soddisfare tre criteri</text:span>:</text:p>
      <text:list xml:id="list3733961386" text:style-name="L22">
        <text:list-item>
          <text:p text:style-name="P411"><text:span text:style-name="T4">Mutua</text:span> <text:span text:style-name="T18">e</text:span><text:span text:style-name="T4">sclusione</text:span>: se un processo è nella sua fase critica, allora esso è l'unico in tale fase <text:span text:style-name="T364">e nessun altro può entrarvi</text:span>.</text:p>
        </text:list-item>
        <text:list-item>
          <text:p text:style-name="P411"><text:span text:style-name="T4">Progresso</text:span>: se nessun processo è in <text:span text:style-name="T365">esecuzione nella sua</text:span> sezione critica e qualcuno vuole entrarv<text:span text:style-name="T365">i, non è possibile rimandare indefinitamente la scelta di chi entrerà per primo</text:span>.</text:p>
        </text:list-item>
        <text:list-item>
          <text:p text:style-name="P411"><text:span text:style-name="T4">Attesa</text:span> <text:span text:style-name="T19">l</text:span><text:span text:style-name="T4">imitata</text:span>: <text:span text:style-name="T365">esiste un limite al numero di volte in cui un certo processo che </text:span>ha già richiesto l'ingresso <text:span text:style-name="T365">nella sua sezione critica</text:span> può essere 'scavalcato' <text:span text:style-name="T365">da altri processi</text:span>.</text:p>
        </text:list-item>
      </text:list>
      <text:p text:style-name="P5"/>
      <text:p text:style-name="P72">Vediamo ora l'analisi di diversi algoritmi per la sincronizzazione tra due processi, <text:span text:style-name="T366">la cui </text:span><text:soft-page-break/><text:span text:style-name="T366">struttura generale è un ciclo do-while sempre vero con una sezione di ingresso, una critica, una di uscita e una non critica</text:span>:</text:p>
      <text:list xml:id="list343684513" text:style-name="L23">
        <text:list-item>
          <text:p text:style-name="P486"><text:span text:style-name="T308">Nel primo algoritmo u</text:span><text:span text:style-name="T307">siamo una variabile intera condivisa </text:span><text:span text:style-name="T295">turno</text:span><text:span text:style-name="T307">, inizializzata a 0, che quando è uguale ad i consente al processo P</text:span><text:span text:style-name="T308">i</text:span><text:span text:style-name="T307"> di entrare in sezione critica. </text:span><text:span text:style-name="T308">La mutua esclusione viene soddisfatta, ma ciò non vale per il progresso, poiché, se turno fosse uguale a 0, anche se P0 fosse in regione non critica P1 non potrebbe entrare nella propria.</text:span></text:p>
        </text:list-item>
        <text:list-item>
          <text:p text:style-name="P487"><text:span text:style-name="T305">Nel secondo algoritmo usiamo un </text:span><text:span text:style-name="T290">vettore</text:span><text:span text:style-name="T305"> di </text:span><text:span text:style-name="T290">boolean</text:span><text:span text:style-name="T305"> di grandezza 2 inizializzato a </text:span><text:span text:style-name="T290">fals</text:span><text:span text:style-name="T296">e</text:span><text:span text:style-name="T305">: </text:span><text:span text:style-name="T290">pronto[i]==true</text:span><text:span text:style-name="T305"> indica che P1 è pronto ad entrare nella sua sezione critica. Anche in questo caso, però, non viene soddisfatto il progresso: </text:span><text:span text:style-name="T309">se consideriamo una sequenza in cui entrambi i processi assegnano </text:span><text:span text:style-name="T296">true</text:span><text:span text:style-name="T310"> </text:span><text:span text:style-name="T309">alle rispettive celle, entreranno in un ciclo infinito nei rispettivi </text:span><text:span text:style-name="T297">while</text:span><text:span text:style-name="T305">.</text:span></text:p>
        </text:list-item>
        <text:list-item>
          <text:p text:style-name="P488"><text:span text:style-name="T305">Nel terzo algoritmo, la </text:span><text:span text:style-name="T311">soluzione di Peterson</text:span><text:span text:style-name="T316">, uniamo le variabili condivise degli altri due e riusciamo a soddisfare tutti i requisiti:</text:span></text:p>
        </text:list-item>
      </text:list>
      <text:list xml:id="list3191290229" text:style-name="L24">
        <text:list-item>
          <text:p text:style-name="P489"><text:span text:style-name="T316">Per quanto riguarda la mutua esclusione, sappiamo che Pi entra nella propria sezione critica solo se </text:span><text:span text:style-name="T299">pronto[j]</text:span><text:span text:style-name="T316"> è </text:span><text:span text:style-name="T299">fals</text:span><text:span text:style-name="T300">e</text:span><text:span text:style-name="T316"> oppure </text:span><text:span text:style-name="T299">turno==i</text:span><text:span text:style-name="T316">. Se entrambi i processi fossero contemporanemente in sezione critica si avrebbero entrambe le celle a vero, ma l'istruzione </text:span><text:span text:style-name="T299">while</text:span><text:span text:style-name="T316"> non può essere eseguita contemporaneamente </text:span><text:span text:style-name="T317">da entrambi</text:span><text:span text:style-name="T316"> perché </text:span><text:span text:style-name="T299">turno</text:span><text:span text:style-name="T316"> può assumere un unico valore alla volta.</text:span></text:p>
        </text:list-item>
        <text:list-item>
          <text:p text:style-name="P489"><text:span text:style-name="T316">Per attesa e progresso invece, sappiamo che Pi è bloccato nel ciclo </text:span><text:span text:style-name="T299">while</text:span><text:span text:style-name="T316"> dalla condizione </text:span><text:span text:style-name="T299">pronto[j]==true e turno==j</text:span><text:span text:style-name="T316">. Se Pj non è pronto ad entrare, Pi può farlo, se invece Pj è pronto si controlla di chi sia il turno. Supponendo che entri Pj, al</text:span><text:span text:style-name="T317">l</text:span><text:span text:style-name="T316">'uscita imposterà </text:span><text:span text:style-name="T299">pronto[j]==false</text:span><text:span text:style-name="T316"> e Pi potrà entrare: Pi entra nella sua sezione critica (progresso) al massimo dopo un ingresso da parte di Pj (attesa limitata).</text:span></text:p>
        </text:list-item>
      </text:list>
      <text:p text:style-name="P109"/>
      <text:p text:style-name="P73"><text:span text:style-name="T367">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69">quello</text:span> più basso; <text:span text:style-name="T367">in caso di</text:span> numer<text:span text:style-name="T367">i uguali (più processi possono averl</text:span><text:span text:style-name="T369">o</text:span><text:span text:style-name="T367">)</text:span> viene servito prim<text:span text:style-name="T369">a</text:span> il processo c<text:span text:style-name="T367">he ha il process id minore, cioè quello che ha ricevuto per primo il ticket</text:span>. <text:span text:style-name="T368">Vengono usati </text:span><text:span text:style-name="T369">come variabili condivise </text:span><text:span text:style-name="T113">due vettori di lunghezza n</text:span><text:span text:style-name="T368">, uno di </text:span><text:span text:style-name="T113">boolean</text:span><text:span text:style-name="T368">, </text:span><text:span text:style-name="T369">inizializzato a </text:span><text:span text:style-name="T114">false</text:span><text:span text:style-name="T369">,</text:span><text:span text:style-name="T368"> e uno di </text:span><text:span text:style-name="T113">interi</text:span><text:span text:style-name="T368">, </text:span><text:span text:style-name="T369">inizializzato a 0</text:span><text:span text:style-name="T368">. </text:span><text:span text:style-name="T370">Verifichiamo la correttezza:</text:span></text:p>
      <text:list xml:id="list235639124" text:style-name="L25">
        <text:list-item>
          <text:p text:style-name="P412">Se Pi si trova nella propria sezione critica e Pk (k!=i) ha già scelto il proprio <text:span text:style-name="T95">numero[k]!=0</text:span>, allora <text:span text:style-name="T95">(numero[i], i)</text:span> è minore della coppia <text:span text:style-name="T95">(numero[k], k)</text:span>. Se Pk tentasse di entrare nella sua sezione critica, eseguirebbe la seconda istruzione <text:span text:style-name="T95">while</text:span> per <text:span text:style-name="T95">j==i</text:span>, trovando la disuguaglianza precedente e che <text:span text:style-name="T95">numero[i]!=0</text:span>. Possiamo dunque dire che la mutua esclusione è rispettata poiché Pk attende che Pi lasci la sezione critica.</text:p>
        </text:list-item>
        <text:list-item>
          <text:p text:style-name="P412">Il progresso e l'attesa limitata sono facilmente dimostrarti in quanto i processi entrano nelle rispettive sezioni critche secondo il <text:span text:style-name="T4">criterio FCFS </text:span><text:span text:style-name="T32">(</text:span><text:span text:style-name="T127">First Come First Serve</text:span><text:span text:style-name="T32">).</text:span></text:p>
        </text:list-item>
      </text:list>
      <text:p text:style-name="P74"/>
      <text:p text:style-name="P74">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75">Per quest'ultimo caso vengono rese disponibili delle istruzioni aggiuntive atomiche, che consentono di controllare e modificare il contenuto di una parola di memoria oppure di scambiare il contenuto di due parole di memoria.</text:p>
      <text:p text:style-name="P76"/>
      <text:p text:style-name="P76"><text:soft-page-break/>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77"><text:span text:style-name="T32">Usando una sola variabile condivisa, </text:span><text:span text:style-name="T127">boolean blocco</text:span><text:span text:style-name="T32">, inizializzata a </text:span><text:span text:style-name="T127">false</text:span><text:span text:style-name="T32">, è possibile soddisfare la mutua esclusione ma non l'attesa limitata.</text:span></text:p>
      <text:p text:style-name="P78"><text:span text:style-name="T32">Introduciamo la seconda istruzione atomica, </text:span><text:span text:style-name="T4">swap</text:span><text:span text:style-name="T32">, che scambia i contenuti di due variabili. Usando la stessa variabile </text:span><text:span text:style-name="T127">blocco</text:span><text:span text:style-name="T32">, è possibile realizzare un algoritmo capace di soddisfare la mutua esclusione, ma che non è in grado di fare lo stesso per l'attesa.</text:span></text:p>
      <text:p text:style-name="P340"/>
      <text:p text:style-name="P79">È in realtà possibile realizzare un algoritmo che rispetti sia mutua esclusione che attesa limitata usando solo TestAndSet, ricorrendo a due variabili condivise <text:span text:style-name="T95">boolean</text:span>, entrambe inizializzate a <text:span text:style-name="T95">false</text:span>: una variabile <text:span text:style-name="T95">blocco</text:span> ed un <text:span text:style-name="T95">vettore</text:span> <text:span text:style-name="T95">attesa</text:span> di dimensione n. <text:span text:style-name="T371">Analizziamo come rispetti i requisiti:</text:span></text:p>
      <text:list xml:id="list3575825667" text:style-name="L26">
        <text:list-item>
          <text:p text:style-name="P413">Un processo può entrare in sezione critica solo se <text:span text:style-name="T95">attesa[i]==false</text:span> <text:span text:style-name="T95">oppure chiave==false</text:span>, condizione ottenibile solo tramite TestAndSet. Il primo processo che esegue TestAndSet trova <text:span text:style-name="T95">chiave==false</text:span>, il che sigifica che tutti gli altri devono attendere. <text:span text:style-name="T95">Attesa[i]</text:span> può diventare <text:span text:style-name="T95">false</text:span> solo se un altro processo esce dalla propria sezione critica e solo una variabile <text:span text:style-name="T95">attesa[i]</text:span> vale false, dunque abbiamo mutua esclusione.</text:p>
        </text:list-item>
        <text:list-item>
          <text:p text:style-name="P413">Un processo che esce dalla sezione critica imposta <text:span text:style-name="T95">blocco a false oppure attesa[j], per j!=i, a false</text:span>, consentendo ad un processo che attende di entrare e realizzando il progresso.</text:p>
        </text:list-item>
        <text:list-item>
          <text:p text:style-name="P413">Un processo, quando esce, scandisce il vettore attesa ciclicamente e designa come prossimo processo il primo ad essere presente nella sezione di ingresso (<text:span text:style-name="T95">attesa[j]==true</text:span>), dunque ogni processo attende al massimo n-1 turni prima di entrare.</text:p>
        </text:list-item>
      </text:list>
      <text:p text:style-name="P80"/>
      <text:p text:style-name="P5"/>
      <text:p text:style-name="P81">Un semaforo S è una variabile intera <text:span text:style-name="T372">a cui si può accedere solo tramite due operazioni atomiche predefinite, &lt;</text:span><text:span text:style-name="T115">wait</text:span><text:span text:style-name="T372">&gt; e &lt;</text:span><text:span text:style-name="T115">signal</text:span><text:span text:style-name="T372">&gt;.</text:span></text:p>
      <text:p text:style-name="P82">Un semplice algoritmo che realizza la mutua esclusione richiede un <text:span text:style-name="T95">semaforo mutex</text:span><text:span text:style-name="T186">, inizializzato ad 1.</text:span></text:p>
      <text:p text:style-name="P81"><text:span text:style-name="T204">Un semaforo realizza</text:span> una sincronizzazione che non richiede <text:span text:style-name="T95">attesa</text:span> <text:span text:style-name="T95">attiva </text:span><text:span text:style-name="T204">(</text:span><text:span text:style-name="T115">busy waiting</text:span><text:span text:style-name="T204">) e può essere definito come una struttura che contiene un </text:span><text:span text:style-name="T115">valore intero </text:span><text:span text:style-name="T204">ed un </text:span><text:span text:style-name="T115">puntatore a processo</text:span>. </text:p>
      <text:p text:style-name="P81"><text:span text:style-name="T372">Assumiamo l'esistenza di due funzioni: &lt;</text:span><text:span text:style-name="T115">block</text:span><text:span text:style-name="T372">&gt;, che sospende il processo che la invoca, ponendolo in una coda d'attesa associata al semaforo, e &lt;</text:span><text:span text:style-name="T115">wakeup</text:span><text:span text:style-name="T204">&gt;, che fa riprendere l'esecuzione, </text:span><text:span text:style-name="T205">e modifichiamo le operazioni </text:span><text:span text:style-name="T116">wait </text:span><text:span text:style-name="T205">e </text:span><text:span text:style-name="T116">signal</text:span><text:span text:style-name="T205">.</text:span></text:p>
      <text:p text:style-name="P83">Si verifica una situazione di <text:span text:style-name="T95">stallo</text:span> (<text:span text:style-name="T4">deadlock</text:span>) quando due <text:span text:style-name="T373">o più </text:span>processi attendono indefinitamente un evento che può essere causato solo da uno dei processi <text:span text:style-name="T373">dello stesso insieme.</text:span></text:p>
      <text:p text:style-name="P83"><text:span text:style-name="T373">S</text:span>i verifica <text:span text:style-name="T95">un'attesa</text:span> <text:span text:style-name="T95">indefinita</text:span> (<text:span text:style-name="T4">starvation</text:span>) quando si attende nella coda di un semaforo indefinitamente.</text:p>
      <text:p text:style-name="P5">Il semaforo può sia essere implementato come <text:span text:style-name="T4">contatore</text:span> ed avere un valore <text:span text:style-name="T373">intero </text:span>appartenente ad un dominio logicamente non limitato oppure come <text:span text:style-name="T4">binario</text:span> ed avere come valori <text:span text:style-name="T373">interi </text:span>possibili 0 e<text:span text:style-name="T373">d</text:span> 1.</text:p>
      <text:p text:style-name="P120"/>
      <text:p text:style-name="P341">Alcuni problemmi tipici di sincronizzazione riguardano il controllo della concorrenza e troviamo adesso varie soluzioni che implementano i semafori.</text:p>
      <text:p text:style-name="P342">[Gran parte dei codici sarà all'interno di un file .c separato perché qui è da pazzi mettere tutto]</text:p>
      <text:p text:style-name="P343">I problemi aff<text:span text:style-name="T383">r</text:span>ontati in questa sezione sono:</text:p>
      <text:list xml:id="list3198072970" text:style-name="L27">
        <text:list-item>
          <text:p text:style-name="P490"><text:soft-page-break/><text:span text:style-name="T336">Produttori e consumatori con memoria limitata, risolto con </text:span><text:span text:style-name="T301">un vettore di item di lunghezza n e tre semafori, piene, vuote e mutex.</text:span></text:p>
        </text:list-item>
        <text:list-item>
          <text:p text:style-name="P491"><text:span text:style-name="T335">Lettori e scrittori (spiegato non qui), risolto con </text:span><text:span text:style-name="T299">una variabile intera numlettori e due semafori, mutex e scrittura.</text:span></text:p>
        </text:list-item>
        <text:list-item>
          <text:p text:style-name="P491"><text:span text:style-name="T335">Cinque filososi, risolto con un </text:span><text:span text:style-name="T299">unico vettore di semafori di lunghezza cinque</text:span><text:span text:style-name="T335">; la soluzione però non esclude la possibilità di stallo.</text:span></text:p>
        </text:list-item>
      </text:list>
      <text:p text:style-name="P134"/>
      <text:p text:style-name="P385"><text:span text:style-name="T335">Un altra primitiva di sincronizzazione ad alto livello è il tipo </text:span><text:span text:style-name="T333">monitor</text:span><text:span text:style-name="T335">, proposto negli anni '70 e che può essere implementato tramite i semafori. </text:span><text:span text:style-name="T337">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38">È possibile definire più di una variabile condizionale tramite il costrutto </text:span><text:span text:style-name="T302">condition</text:span><text:span text:style-name="T338"> e le uniche operazioni eseguibili sono &lt;</text:span><text:span text:style-name="T302">wait</text:span><text:span text:style-name="T338">&gt; e &lt;</text:span><text:span text:style-name="T302">signal</text:span><text:span text:style-name="T338">&gt;; quest'ultima non ha effetto se non ci sono processi sospesi, a differenza della versione per semafori.</text:span></text:p>
      <text:p text:style-name="P386"><text:span text:style-name="T338">L</text:span><text:span text:style-name="T335">a soluzione al problema dei cinque filosofi con monitor è in grado di risolvere lo stallo ma c'è possibilità di attesa indefinita.</text:span></text:p>
      <text:p text:style-name="P121"/>
      <text:p text:style-name="P366">Capitolo 6: <text:span text:style-name="T437">Scheduling della CPU</text:span> [non presente nelle slide 20-21]</text:p>
      <text:p text:style-name="P354">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354">L'elaborazione di un processo è constituita dall'alternarsi di due fasi: un ciclo di esecuzione di CPU e uno di attesa di I/O.</text:p>
      <text:p text:style-name="P354">Le durate delle sequenze di operazioni della CPU sono state misurate sperimentalmente e la loro curva di frequenza è di tipo esponenziale, con molte sequenze brevi intervallate da poche sequenze lunghe.</text:p>
      <text:p text:style-name="P355"/>
      <text:p text:style-name="P355">L<text:span text:style-name="T374">e</text:span> decisioni riguardanti lo scheduling della CPU vengono prese:</text:p>
      <text:list xml:id="list2401567321" text:style-name="L28">
        <text:list-item>
          <text:p text:style-name="P475">Quando un processo passa dallo stato <text:span text:style-name="T95">running </text:span><text:span text:style-name="T186">allo stato </text:span><text:span text:style-name="T95">waiting</text:span><text:span text:style-name="T186">, ad esempio in caso di richiesta di I/O.</text:span></text:p>
        </text:list-item>
        <text:list-item>
          <text:p text:style-name="P475"><text:span text:style-name="T186">Quando un processo passa dallo stato </text:span><text:span text:style-name="T95">running </text:span><text:span text:style-name="T186">allo stato </text:span><text:span text:style-name="T95">ready</text:span><text:span text:style-name="T186">, in caso di interrupt.</text:span></text:p>
        </text:list-item>
        <text:list-item>
          <text:p text:style-name="P475"><text:span text:style-name="T186">Quando un processo passa da uno stato </text:span><text:span text:style-name="T95">waiting </text:span><text:span text:style-name="T186">ad uno stato </text:span><text:span text:style-name="T95">ready</text:span><text:span text:style-name="T186">, in caso di completamento di un I/O.</text:span></text:p>
        </text:list-item>
        <text:list-item>
          <text:p text:style-name="P422">Quando un processo termina.</text:p>
        </text:list-item>
      </text:list>
      <text:p text:style-name="P271"/>
      <text:p text:style-name="P356"><text:span text:style-name="T206">Quando interviene n</text:span><text:span text:style-name="T186">ei casi 1 e 4 si dice che lo scheduling è </text:span><text:span text:style-name="T95">senza diritto di prelazione </text:span><text:span text:style-name="T186">(</text:span><text:span text:style-name="T229">non-preemptive</text:span><text:span text:style-name="T186">), mentre negli altri è </text:span><text:span text:style-name="T95">con diritto di prelazione</text:span><text:span text:style-name="T186"> (</text:span><text:span text:style-name="T229">preemptive</text:span><text:span text:style-name="T186">). </text:span><text:span text:style-name="T206">In quelli della prima tipologia il processo a cui è assegnata la CPU ne rimane in possesso fino al termine dell'esecuzione o se passa in uno stato </text:span><text:span text:style-name="T117">waitinig</text:span><text:span text:style-name="T206">, mentre in quelli del secondo tipo ciò non avviene e vengono prevesti meccanismi per la sincronizzazione dei processi.</text:span></text:p>
      <text:p text:style-name="P271"/>
      <text:p text:style-name="P357"><text:span text:style-name="T206">I</text:span><text:span text:style-name="T186">l </text:span><text:span text:style-name="T229">dispatcher</text:span><text:span text:style-name="T186"> è il modulo che passa effettivamente il controllo della CPU ai processi scelti dallo scheduler a breve termine e dunque opera: il cambio di contesto, il passaggio al modo d'utente e il salto alla giusta posizione del programma utente.</text:span></text:p>
      <text:p text:style-name="P357"><text:span text:style-name="T186">Il tempo richiesto dal dispatcher per queste azioni è noto come </text:span><text:span text:style-name="T229">latenza di dispatch</text:span><text:span text:style-name="T186">.</text:span></text:p>
      <text:p text:style-name="P271"/>
      <text:p text:style-name="P358"><text:span text:style-name="T206">I </text:span><text:span text:style-name="T186">criteri di scheduling sono i seguenti:</text:span></text:p>
      <text:list xml:id="list2917289694" text:style-name="L29">
        <text:list-item>
          <text:p text:style-name="P465"><text:soft-page-break/>Utilizzo della CPU<text:span text:style-name="T186">, che deve essere più attiva possibile.</text:span></text:p>
        </text:list-item>
        <text:list-item>
          <text:p text:style-name="P465">Produttività<text:span text:style-name="T186"> (</text:span><text:span text:style-name="T229">throughput</text:span><text:span text:style-name="T186">), cioè il numero di processi che completano la loro esecuzione nell'unità di tempo.</text:span></text:p>
        </text:list-item>
        <text:list-item>
          <text:p text:style-name="P465">Tempo di completamento<text:span text:style-name="T186"> (</text:span><text:span text:style-name="T229">turnaround time</text:span><text:span text:style-name="T186">),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465">Tempo di attesa<text:span text:style-name="T186">, cioè la somma degli intervalli di attesa passati nella coda dei processi pronti.</text:span></text:p>
        </text:list-item>
        <text:list-item>
          <text:p text:style-name="P465">Tempo di risposta<text:span text:style-name="T186">, cioè il tempo che intercorre tra la sottomissione di una richiesta e la prima risposta prodotta (che non equivale alloutput finale).</text:span></text:p>
        </text:list-item>
      </text:list>
      <text:p text:style-name="P358"><text:span text:style-name="T206">L'</text:span><text:span text:style-name="T186">ottimizzazione di questi criteri comporta un uso massimo della CPU, una produttività massima ed il raggiungimento dei tempi minimi per completamento, attesa e risposta.</text:span></text:p>
      <text:p text:style-name="P272"/>
      <text:p text:style-name="P359"><text:span text:style-name="T186">Il </text:span><text:span text:style-name="T229">diagramma di Gantt </text:span><text:span text:style-name="T186">è un diagramma in cui rappresentare l'ordine e la durata dei processi in arrivo.</text:span></text:p>
      <text:p text:style-name="P273"/>
      <text:p text:style-name="P359"><text:span text:style-name="T186">Lo scheduling </text:span><text:span text:style-name="T229">FCFS</text:span><text:span text:style-name="T186"> (</text:span><text:span text:style-name="T95">First-Come, First-Served</text:span><text:span text:style-name="T186">) è un metodo </text:span><text:span text:style-name="T95">non preemptive</text:span><text:span text:style-name="T186"> che esegue i processi nell'esatto ordine di arrivo, presenta un tempo medio di attesa che varia notevolmente e soffre dell'</text:span><text:span text:style-name="T95">effetto convoglio</text:span><text:span text:style-name="T186">, cioè capita che processi corti finiscano dietro a processi lunghi.</text:span></text:p>
      <text:p text:style-name="P273"/>
      <text:p text:style-name="P274">Lo scheduling <text:span text:style-name="T4">SJF </text:span>(<text:span text:style-name="T95">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95">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95">media esponenziale</text:span> delle effettive lunghezze delle precedenti sequenze di operazioni della CPU:</text:p>
      <text:p text:style-name="P106">Tau(n+1) = alfa*t(n) + (1 – alfa)*Tau(n)</text:p>
      <text:p text:style-name="P275">Dove tn contiene le informazioni più recenti (l'ultimo burst), Tau(n) la storia passata ed alfa è un valore compreso tra 0 ed 1 che serve ad indicare quanto peso dare ai due valori.</text:p>
      <text:p text:style-name="P272"/>
      <text:p text:style-name="P276">Nello <text:span text:style-name="T4">scheduling per priorità</text:span> viene associato un valore intero ad ogni processo e la CPU viene allocata al processo con priorità più alta, cioè a quello con l'intero più basso. Per prevenire il problema del <text:span text:style-name="T95">blocco indefinito </text:span>(<text:span text:style-name="T95">starvation</text:span>), cioè quello che porta i processi a bassa priorità a non essere mai eseguiti, si può ricorrere all'<text:span text:style-name="T95">invecchiamento </text:span>(<text:span text:style-name="T95">aging</text:span>), cioè si incrementa la priorità del processo con il passare del tempo.</text:p>
      <text:p text:style-name="P277">SJF è uno scheduling a priorità dove la priorità è il valore predetto del prossimo burst di CPU.</text:p>
      <text:p text:style-name="P272"/>
      <text:p text:style-name="P278">Nello <text:span text:style-name="T4">scheduling circolare </text:span>(<text:span text:style-name="T95">Round Robin – RR</text:span>) ogni processo ottiene una piccola quantità fissata di tempo di CPU, che in genere varia dai 10 ai 100 ms e che prende il nome di <text:span text:style-name="T95">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279"><text:soft-page-break/>Generalmente comporta un tempo medio maggiore di SJF ma tempi di risposta migliori.</text:p>
      <text:p text:style-name="P279"/>
      <text:p text:style-name="P280">Lo <text:span text:style-name="T4">scheduling a code multiple </text:span>partiziona la coda dei processi pronti in più code separate ed i processi si spostano tra di esse: <text:s/><text:span text:style-name="T375">ad esempio possiamo dividere i processi in quelli che si eseguono in primo piano (</text:span><text:span text:style-name="T118">foreground</text:span><text:span text:style-name="T375">) e quelli in secondo (</text:span><text:span text:style-name="T118">background</text:span><text:span text:style-name="T375">). Ciascuna coda ha il proprio algoritmo di scheduling ed è necessario stabilirne uno anche per le code stesse: possiamo optare per una </text:span><text:span text:style-name="T118">priorità fissa</text:span><text:span text:style-name="T375">, ad esempio eseguendo prima tutti i processi nella coda foreground per poi passare alla background, ma rischiando starvation, oppure possiamo optare per i </text:span><text:span text:style-name="T118">quanti di tempo</text:span><text:span text:style-name="T375">, ad esempio assegnando 80% alla coda foreground ed il restante 20 alla bakground.</text:span></text:p>
      <text:p text:style-name="P281">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4007273019" text:style-name="L30">
        <text:list-item>
          <text:p text:style-name="P423">Numero di code.</text:p>
        </text:list-item>
        <text:list-item>
          <text:p text:style-name="P423">Algoritmo di scheduling per ciascuna coda.</text:p>
        </text:list-item>
        <text:list-item>
          <text:p text:style-name="P423">Metodo usato per determinare quando spostare un processo in una coda con priorità maggiore.</text:p>
        </text:list-item>
        <text:list-item>
          <text:p text:style-name="P423">Metodo usato per determinare quando spostare un processo in una coda con priorità minore.</text:p>
        </text:list-item>
        <text:list-item>
          <text:p text:style-name="P423">Metodo usato per determinare in quale coda si deve mettere un processo quando richiede un servizio.</text:p>
        </text:list-item>
      </text:list>
      <text:p text:style-name="P281"/>
      <text:p text:style-name="P282">Lo <text:span text:style-name="T4">scheduler di Linux </text:span>ricorre ad un algoritmo di scheduling con prelazione basato sulle priorità, di cui sono presenti due gamme: un intervallo <text:span text:style-name="T95">real-time </text:span>che va da 0 a 99 ed uno <text:span text:style-name="T95">nice</text:span> compreso tra 100 e 140. I valori sono mappati in un valore di priorità globale e a numeri bassi corrispondono priorità alte. Il kernel si occupa di mantenere una lista di tutti i task in una <text:span text:style-name="T95">runqueue</text:span>, la quale contiene due array di priorità: quello attivo (<text:span text:style-name="T95">active array</text:span>) contiene tutti i task che hanno ancora tempo da sfruttare, mentre quello scaduto (<text:span text:style-name="T95">expired array</text:span>) contiene i task scaduti.</text:p>
      <text:p text:style-name="P282"/>
      <text:p text:style-name="P283">Esistono diversi modi per valutare gli algoritmi:</text:p>
      <text:list xml:id="list2333739234" text:style-name="L31">
        <text:list-item>
          <text:p text:style-name="P440">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440">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440">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440">Realizzazioni<text:span text:style-name="T32">: l'unico modo assolutamente sicuro di valutare un algoritmo di scheduling, che consiste nel codificarlo, inserirlo nel SO ed osservarne il comportamento.</text:span></text:p>
        </text:list-item>
      </text:list>
      <text:p text:style-name="P282"/>
      <text:p text:style-name="P367"><text:span text:style-name="T376">Capitolo 7: </text:span><text:span text:style-name="T437">Stallo dei processi</text:span><text:span text:style-name="T376"> [con parti di l</text:span>ezione 8 <text:span text:style-name="T376">di 20-21]</text:span></text:p>
      <text:p text:style-name="P5">Il <text:span text:style-name="T4">problema dello stallo</text:span> avviene quando si ha un insieme di processi bloccati, con tutti che detengono una risorsa e ne attendono un altra possseduta da un altro processo.</text:p>
      <text:p text:style-name="P84"><text:span text:style-name="T377">Per avere un buon esempio, s</text:span>i può considerare l'attraversamento di una sezione di un <text:soft-page-break/>ponte che consente il passaggio in una sola direzione: ciascun lato è una risorsa e se si verifica uno stallo, cioè si cerca di attraversare il ponte da ambo i lati contemporaneamente, una delle macchine (o più, <text:span text:style-name="T377">nel caso di un </text:span><text:span text:style-name="T237">deadlock</text:span>) effettua una retromarcia, cioè avviene un <text:span text:style-name="T95">rollback</text:span> che porta a un ristabilirsi di uno stato sicuro. <text:span text:style-name="T377">È possibile che si verifichi un'</text:span><text:span text:style-name="T119">attesa indefinita </text:span><text:span text:style-name="T207">(</text:span><text:span text:style-name="T119">starvation</text:span><text:span text:style-name="T207">).</text:span></text:p>
      <text:p text:style-name="P5"/>
      <text:p text:style-name="P85">Possiamo dividere le risorse in:</text:p>
      <text:list xml:id="list1264099979" text:style-name="L32">
        <text:list-item>
          <text:p text:style-name="P414"><text:span text:style-name="T4">riutilizzabili</text:span><text:span text:style-name="T32">, se possono essere usate in modo sicuro da un processo alla volte ed essere riutilizzate in seguito da un altro processo.</text:span></text:p>
        </text:list-item>
        <text:list-item>
          <text:p text:style-name="P419">Non riutilizzabili<text:span text:style-name="T32">, se dopo essere state create vengono consumate, cioè distrutte.</text:span></text:p>
        </text:list-item>
      </text:list>
      <text:p text:style-name="P86">Sono disponibili Wi istanze di ciascuna risorsa di tipo Ri.</text:p>
      <text:p text:style-name="P86"/>
      <text:p text:style-name="P86">Nelle ordinarie condizioni di funzionamento, un processo può servirsi di una risorsa solo se rispetta la seguente sequenza:</text:p>
      <text:list xml:id="list1859065274" text:style-name="L33">
        <text:list-item>
          <text:p text:style-name="P420">Richiesta:<text:span text:style-name="T32"> se non può essere soddisfatta immediatamente, il processo richiedente dovrà attendere fin quando la risorsa non sarà libera.</text:span></text:p>
        </text:list-item>
        <text:list-item>
          <text:p text:style-name="P420">Utilizzo:<text:span text:style-name="T32"> il processo può operare sulla risorsa.</text:span></text:p>
        </text:list-item>
        <text:list-item>
          <text:p text:style-name="P420">Rilascio:<text:span text:style-name="T32"> il processo rilascia la risorsa.</text:span></text:p>
        </text:list-item>
      </text:list>
      <text:p text:style-name="P86"/>
      <text:p text:style-name="P87">Affinché <text:span text:style-name="T30">ci sia</text:span> un<text:span text:style-name="T4"> </text:span><text:span text:style-name="T21">deadlock</text:span><text:span text:style-name="T4"> </text:span>c'è bisogno che si verifichino <text:span text:style-name="T378">queste quattro </text:span>condizioni <text:span text:style-name="T31">contemporaneamente</text:span>:</text:p>
      <text:list xml:id="list1080572139" text:style-name="L34">
        <text:list-item>
          <text:p text:style-name="P492"><text:span text:style-name="T333">Mutua esclusione</text:span><text:span text:style-name="T282">: </text:span><text:span text:style-name="T287">almeno una risorsa deve essere 'non condivisibile', cioè può essere usata da un processo alla volta. Se un altro la richiede, si deve bloccare il richiedente fino al rilascio della risorsa.</text:span></text:p>
        </text:list-item>
        <text:list-item>
          <text:p text:style-name="P415"><text:span text:style-name="T4">Possesso e</text:span><text:span text:style-name="T21">d</text:span><text:span text:style-name="T4"> attesa</text:span>: un processo in possesso di almeno una risorsa ne attende u<text:span text:style-name="T378">lteriori già</text:span> in possesso di altr<text:span text:style-name="T378">i</text:span> process<text:span text:style-name="T378">i</text:span>.</text:p>
        </text:list-item>
        <text:list-item>
          <text:p text:style-name="P415"><text:span text:style-name="T4">Impossibilità di prelazione</text:span>: <text:span text:style-name="T378">non esiste diritto di prelazione. U</text:span>na risorsa può essere rilasciata solo al termine del processo che la possiede.</text:p>
        </text:list-item>
        <text:list-item>
          <text:p text:style-name="P415"><text:span text:style-name="T4">Attesa circolare</text:span>: esiste un insieme di processi in cui ognuno attende una risorsa dal successivo e l'ultimo processo Pn la attende dal primo processo P0.</text:p>
        </text:list-item>
      </text:list>
      <text:p text:style-name="P5"/>
      <text:p text:style-name="P5">Per disegnare un <text:span text:style-name="T4">grafo di assegnazione delle risorse</text:span> bisogna considerare due insiemi: l'insieme V dei vertici, suddiviso a sua volta nel sottoinsieme P dei processi del sistema ed il</text:p>
      <text:p text:style-name="P5">sottoinsieme R dei tipi di risorse del sistema, e l'insieme E degli archi. Un arco orientato che va da Pi a Rj è un arco di richiesta, viceversa, da Rj a Pi, è di assegnazione.</text:p>
      <text:p text:style-name="P387"><text:span text:style-name="T288">In generale, s</text:span><text:span text:style-name="T282">e il grafo non contiene cicli allora non si verificano stalli, se invece sono presenti dei cicli:</text:span></text:p>
      <text:list xml:id="list676646598" text:style-name="L35">
        <text:list-item>
          <text:p text:style-name="P493"><text:span text:style-name="T282">se c'è una sola istanza per </text:span><text:span text:style-name="T288">ogni </text:span><text:span text:style-name="T282">tipo di risorsa si </text:span><text:span text:style-name="T288">ha deadlock;</text:span></text:p>
        </text:list-item>
        <text:list-item>
          <text:p text:style-name="P493"><text:span text:style-name="T288">se</text:span><text:span text:style-name="T282"> se vi sono più istanze per tipo di risorsa </text:span><text:span text:style-name="T288">allora il deadlock è possibile ma non certo.</text:span></text:p>
        </text:list-item>
      </text:list>
      <text:p text:style-name="P5"/>
      <text:p text:style-name="P88">Per la <text:span text:style-name="T4">gestione de</text:span><text:span text:style-name="T22">i deadlock</text:span><text:span text:style-name="T379"> </text:span>ci sono divers<text:span text:style-name="T379">i</text:span> <text:span text:style-name="T379">metod</text:span>i:</text:p>
      <text:list xml:id="list3415816048" text:style-name="L36">
        <text:list-item>
          <text:p text:style-name="P494"><text:span text:style-name="T282">Assicurarsi che il sistema non vi entri </text:span><text:span text:style-name="T333">mai:</text:span></text:p>
          <text:list>
            <text:list-item>
              <text:p text:style-name="P495"><text:span text:style-name="T282">Prevenire</text:span><text:span text:style-name="T335"> i deadlock, evitando che si verifichino le quattro condizioni contemporaneamente, quindi prevenendone almeno una.</text:span></text:p>
            </text:list-item>
            <text:list-item>
              <text:p text:style-name="P495"><text:span text:style-name="T282">Evitare</text:span><text:span text:style-name="T335"> i deadlock, evitando gli stati del sistema da cui si può evolvere tale situazione.</text:span></text:p>
            </text:list-item>
          </text:list>
        </text:list-item>
        <text:list-item>
          <text:p text:style-name="P494"><text:span text:style-name="T282">Permettere al sistema di entrarvi per poi ripristinarlo, cosa che richiede metodi per </text:span><text:span text:style-name="T290">determinare la presenza</text:span><text:span text:style-name="T305"> di deadlock e </text:span><text:span text:style-name="T290">ripristinare il sistema</text:span><text:span text:style-name="T305">.</text:span></text:p>
        </text:list-item>
        <text:list-item>
          <text:p text:style-name="P496"><text:span text:style-name="T298">I</text:span><text:span text:style-name="T290">gnorare il problema</text:span><text:span text:style-name="T282"> 'fingendo' che non possano mai verificarsi: </text:span><text:span text:style-name="T289">è la strategia</text:span><text:span text:style-name="T282"> più comune </text:span><text:span text:style-name="T289">nei SO, UNIX incluso</text:span><text:span text:style-name="T282">.</text:span></text:p>
        </text:list-item>
      </text:list>
      <text:p text:style-name="P5"><text:soft-page-break/></text:p>
      <text:p text:style-name="P89">[<text:span text:style-name="T95">Tutto il blocco seguente espande quest'ultimo paragrafo</text:span>]</text:p>
      <text:p text:style-name="P5"><text:span text:style-name="T379">[</text:span>Per prevenire gli stalli ci si deve assicurare che almeno una delle 4 condizioni non possa verificarsi:</text:p>
      <text:list xml:id="list258907726" text:style-name="L37">
        <text:list-item>
          <text:p text:style-name="P416">Mutua esclusione: deve valere solo per le risorse non condivisibili, poiché non è richiesta nel caso di quelle condivisibili.</text:p>
        </text:list-item>
        <text:list-item>
          <text:p text:style-name="P416">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416">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416">Attesa circolare: viene imposto un ordinamento totale all'insieme di tutti i tipi di risorse e un ordine crescente di numerazione per le risorse richieste da ciascun processo.</text:p>
        </text:list-item>
      </text:list>
      <text:p text:style-name="P5"/>
      <text:p text:style-name="P5">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5"/>
      <text:p text:style-name="P5">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5">Nel caso le risorse non siano subito disponibili, Pi può attendere che i processi precedenti terminino.</text:p>
      <text:p text:style-name="P5">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5">Le risorse devono essere richiamate a priori nel sistema.</text:p>
      <text:p text:style-name="P5"/>
      <text:p text:style-name="P5">Nell'algoritmo del banchiere ogni processo deve dichiarare a priori il numero massimo delle istanze di ciascun tipo di risorsa necessaria, può dover attendere quando le richiede ed ha un intervallo di tempo definito entro cui restituirle.</text:p>
      <text:p text:style-name="P5"/>
      <text:p text:style-name="P5">Dato n numero di processi del sistema ed m il numero dei tipi di risorsa, abbiamo le seguenti strutture dati:</text:p>
      <text:list xml:id="list3455754069" text:style-name="L38">
        <text:list-item>
          <text:p text:style-name="P417">Disponibili, un vettore di taglia m che indica il numero delle istanze disponibili per ciascun tipo di risorsa.</text:p>
        </text:list-item>
        <text:list-item>
          <text:p text:style-name="P417">Massimo, matrice n*m che definisce la richiesta massima di ciascun processo.</text:p>
        </text:list-item>
        <text:list-item>
          <text:p text:style-name="P417">Assegnate, matrice n*m che definisce il numero delle istanze di ciascun tipo di risorse attualmente assegnate.</text:p>
        </text:list-item>
        <text:list-item>
          <text:p text:style-name="P417">Necessità, matrice n*m che indica la necessità residua di risorse relativa ad ogni processo.</text:p>
        </text:list-item>
      </text:list>
      <text:p text:style-name="P5"/>
      <text:p text:style-name="P5"><text:soft-page-break/>Un sistema che non si avvale di algoritmi di stallo deve prevederne uno per esaminare lo stato del sistema ed un altro che lo ripristini dalla condizione di stallo.</text:p>
      <text:p text:style-name="P5"/>
      <text:p text:style-name="P5">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5">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5"/>
      <text:p text:style-name="P5">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5">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5">Si può anche effettuare una prelazione di risorse: viene scelta una 'vittima' cercando di minimizzare i costi per effettuare un rollback, ma si rischia di scegliere sempre lo stesso processo, portando ad una attesa indefinita.</text:p>
      <text:p text:style-name="P5"/>
      <text:p text:style-name="P5">Combinare i tre approcci di base consente l'uso dell'approccio ottimale per ciascuna delle risorse del sistema; in più si possono dividere le risorse in classi ordinate gerarchicamente ed applicare la tecnica più appropriata in ciascuna classe.<text:span text:style-name="T379">]</text:span></text:p>
      <text:p text:style-name="P5"/>
      <text:p text:style-name="P369">Capitolo 8: <text:span text:style-name="T437">Gestione della memoria</text:span></text:p>
      <text:p text:style-name="P90">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80">La memoria accessibile al programma è delimitata dai registri di base e di limite, che contengono, rispettivamente, il più basso indirizzo accessibile al programma e la dimensione dell'intervallo. </text:span><text:span text:style-name="T381">Le istruzioni di caricamento dei registri devono essere istruzioni privilegiate.</text:span></text:p>
      <text:p text:style-name="P90"/>
      <text:p text:style-name="P91">Un programma utente, prima di essere eseguito, passa attraverso vari stati in cui gli indirizzi possono essere rappresentati in modi diversi.</text:p>
      <text:p text:style-name="P91">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91">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344">È possibile eseguire l'associazione in più momenti:</text:p>
      <text:list xml:id="list2402883515" text:style-name="L39">
        <text:list-item>
          <text:p text:style-name="P476"><text:soft-page-break/>Durante la <text:span text:style-name="T4">compilazione</text:span>, se è possibile sapere dove il processo risiederà in memoria, può essere generato un codice assoluto.</text:p>
        </text:list-item>
        <text:list-item>
          <text:p text:style-name="P476">Durante il <text:span text:style-name="T4">caricamento</text:span>, se in fase di compilazione non è stato possibile e si è generato codice rilocabile.</text:p>
        </text:list-item>
        <text:list-item>
          <text:p text:style-name="P476">Durante l'<text:span text:style-name="T4">esecuzione</text:span>, se il collegamento è stato ritardato fino a questa fase, consentendo di spostare il processo da un segmento all'altro della memoria.</text:p>
        </text:list-item>
      </text:list>
      <text:p text:style-name="P344"/>
      <text:p text:style-name="P345">Il concetto di <text:span text:style-name="T95">spazio degli indirizzi logici </text:span><text:span text:style-name="T186">(generati dalla CPU) associato ad uno </text:span><text:span text:style-name="T95">spazio degli indirizzi fisici </text:span><text:span text:style-name="T186">(per come è visto dall'unità di memoria, cioè caricato nel </text:span><text:span text:style-name="T95">memory address register, </text:span><text:span text:style-name="T186">o</text:span><text:span text:style-name="T95"> MAR</text:span><text:span text:style-name="T186">) separato è fondamentale per una corretta gestione della memoria. Questi due spazi coincidono se l'associazione viene fatta in fase di compilazione o caricamento, mentre differiscono se fatta durante l'esecuzione.</text:span></text:p>
      <text:p text:style-name="P135"/>
      <text:p text:style-name="P346"><text:span text:style-name="T186">L'</text:span><text:span text:style-name="T229">unità di gestione della memoria </text:span><text:span text:style-name="T186">(</text:span><text:span text:style-name="T95">Memory-Management Unit </text:span><text:span text:style-name="T186">o </text:span><text:span text:style-name="T95">MMU</text:span><text:span text:style-name="T186">) è un dispositivo hardware che associa in fase di esecuzione gli indirizzi virtuali a quelli fisici. Il valore del </text:span><text:span text:style-name="T229">registro di rilocazione</text:span><text:span text:style-name="T186"> viene aggiunto ad ogni indirizzo generato da un processo utente prima dell'invio all'unità di memoria, in modo che possa trattare esclusivamente gli indirizzi logici e mai i fisici.</text:span></text:p>
      <text:p text:style-name="P136"/>
      <text:p text:style-name="P347"><text:span text:style-name="T186">Per migliorare l'utilizzo della memoria è possibile adoperare il caricamento dinamico, con cui una routine viene caricata solo quando viene chiamata. </text:span><text:span text:style-name="T208">Quando questo succede, il loader di collegamento rilocabile controlla se la routine sia stata già caricata o meno ed in caso di risposta negativa la carica, aggiorna la tabella degli indirizzi del programma e passa il controllo alla routine. </text:span><text:span text:style-name="T209">È un metodo utile quando sono presenti grandi quantità di codice che sono necessarie alla gestione di casi poco frequenti e non richiede interventi particolari del SO, ma solo di essere progettato dall'utente.</text:span></text:p>
      <text:p text:style-name="P137"/>
      <text:p text:style-name="P348"><text:span text:style-name="T209">I</text:span><text:span text:style-name="T186">n un programma vengono spesso adoperate funzioni di libreria: alcuni sistemi trattano le librerie come delle routine e supportano solo un </text:span><text:span text:style-name="T229">collegamento statico,</text:span><text:span text:style-name="T186"> mentre altri posticipano il collegamento fino all'esecuzione usando quello </text:span><text:span text:style-name="T229">dinamico.</text:span><text:span text:style-name="T186"> </text:span><text:span text:style-name="T210">Piccole porzioni di codice (</text:span><text:span text:style-name="T238">stub</text:span><text:span text:style-name="T210">)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38"/>
      <text:p text:style-name="P349"><text:span text:style-name="T210">L</text:span><text:span text:style-name="T186">a </text:span><text:span text:style-name="T229">sovrapposizione di sezioni </text:span><text:span text:style-name="T186">(</text:span><text:span text:style-name="T229">overlay</text:span><text:span text:style-name="T186">)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39"/>
      <text:p text:style-name="P350"><text:span text:style-name="T186">L'</text:span><text:span text:style-name="T229">avvicendamento dei processi nella memoria </text:span><text:span text:style-name="T186">(</text:span><text:span text:style-name="T229">swapping</text:span><text:span text:style-name="T186">) è un metodo per cui si trasferisce temporaneamente un processo nella </text:span><text:span text:style-name="T95">memoria ausiliaria </text:span><text:span text:style-name="T186">(</text:span><text:span text:style-name="T95">backing store</text:span><text:span text:style-name="T186">)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351"><text:span text:style-name="T186">Una varietà di questa politica di swappig viene usata dagli algoritmi di scheduling basati su priorità: quando bisogna eseguire un processo con priorità maggiore, il gestore effettua lo </text:span><text:span text:style-name="T229">swap out</text:span><text:span text:style-name="T186"> di un altro con priorità inferiore, che verrà ripreso (</text:span><text:span text:style-name="T229">swap in</text:span><text:span text:style-name="T186">) appena quello nuovo sarà terminato.</text:span></text:p>
      <text:p text:style-name="P140"><text:soft-page-break/>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40">Poiché lo swapping 'semplice' richiede un elevato tempo di gestione è usato in pochi sistemi, mentre versioni modificate si trovano su UNIX, Linux e Windows.</text:p>
      <text:p text:style-name="P352"><text:span text:style-name="T186">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211">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41"/>
      <text:p text:style-name="P353"><text:span text:style-name="T211">L</text:span><text:span text:style-name="T186">a memoria centrale è solitamente divisa in due parti:</text:span></text:p>
      <text:list xml:id="list747109594" text:style-name="L40">
        <text:list-item>
          <text:p text:style-name="P466">Sistema operativo residente<text:span text:style-name="T186">, generalmente mantenuto nella parte bassa della memoria assieme al vettore degli interrupt.</text:span></text:p>
        </text:list-item>
        <text:list-item>
          <text:p text:style-name="P466">Processi utenti<text:span text:style-name="T186">, generalmente mantenuti nella parte alta.</text:span></text:p>
        </text:list-item>
      </text:list>
      <text:p text:style-name="P142">La protezione del SO dai processi utenti e tra processi utenti si può realizzare usando un registro di rilocazione, che contiene il valore dell'indirizzo fisico minore, ed uno di limite, che contiene il range di indirizzi logici, tenuto entro il limite.</text:p>
      <text:p text:style-name="P142"/>
      <text:p text:style-name="P94"><text:span text:style-name="T186">Uno dei metodi più semplici di gestione della memoria consiste nel dividerla in </text:span>partizioni<text:span text:style-name="T186"> di dimensione variabile: ognuna deve contenere esattamente un processo. Un </text:span><text:span text:style-name="T229">buco</text:span><text:span text:style-name="T186"> è un blocco di memoria disponibile, ve ne sono di dimensioni diverse in memoria e spetta al SO tenerne traccia tramite una tabella. Quando un processo viene caricato in memoria, riceve un buco sufficientemente grande da contenerlo. </text:span><text:span text:style-name="T212">Per soddisfare una richiesta di n buchi si possono usare diversi metodi:</text:span></text:p>
      <text:list xml:id="list4201053368" text:style-name="L41">
        <text:list-item>
          <text:p text:style-name="P469"><text:span text:style-name="T186">First-fit, </text:span><text:span text:style-name="T153">in cui si alloca il primo buco abbastanza grande.</text:span></text:p>
        </text:list-item>
        <text:list-item>
          <text:p text:style-name="P469"><text:span text:style-name="T186">Best-fit, </text:span><text:span text:style-name="T153">in cui si compie una ricerca e si alloca il buco più piccolo disponibile.</text:span></text:p>
        </text:list-item>
        <text:list-item>
          <text:p text:style-name="P469"><text:span text:style-name="T186">Worst-fit,</text:span><text:span text:style-name="T153"> in cui si compie una ricerca e si alloca il buco più grande disponibile.</text:span></text:p>
        </text:list-item>
      </text:list>
      <text:p text:style-name="P143">First-fit e best-fit sono più efficienti di worst-fit in termini di velocità ed utilizzo della memoria.</text:p>
      <text:p text:style-name="P143"/>
      <text:p text:style-name="P144">La memoria può incorrere <text:span text:style-name="T382">a </text:span><text:span text:style-name="T23">frammentazione</text:span><text:span text:style-name="T382">, che può essere:</text:span></text:p>
      <text:list xml:id="list2694737650" text:style-name="L42">
        <text:list-item>
          <text:p text:style-name="P441">esterna<text:span text:style-name="T32">, quando si è in una situazione in cui lo spazio complessivo di memoria disponibile è sufficiente a soddisfare una richiesta, ma non è contiguo.</text:span></text:p>
        </text:list-item>
        <text:list-item>
          <text:p text:style-name="P441">Interna<text:span text:style-name="T32">, che si ha quando viene allocata una memoria leggermente più grande di quella richiesta, con il risultato di non utilizzare una piccola porzione di memoria residua interna alla partzione.</text:span></text:p>
        </text:list-item>
      </text:list>
      <text:p text:style-name="P145">Per ridurre la frammentazione esterna è possibile eseguire un'operazione di compattamento, possibile solo se la rilocazione è dinamica ed eseguita in fase di esecuzione, che riordina la memoria in modo da ottenere un unico grande blocco.</text:p>
      <text:p text:style-name="P145"/>
      <text:p text:style-name="P290"><text:span text:style-name="T32">La </text:span>segmentazione<text:span text:style-name="T32"> è uno schema di gestione della memoria che imita la visione che l'utente ha della memoria, in quanto divide il programma in un insieme di </text:span><text:span text:style-name="T127">segmenti.</text:span><text:span text:style-name="T32"> </text:span><text:span text:style-name="T47">L'indirizzo logico nell'architettura di segmentazione consiste in una coppia (numero di segmento – scostamento) ed è mappato nella memoria fisica in una </text:span><text:span text:style-name="T136">tabella dei segmenti. </text:span><text:span text:style-name="T48">Ogni elemento è una coppia ordinata con </text:span><text:span text:style-name="T137">base</text:span><text:span text:style-name="T48">, l'indirizzo iniziale della memoria nel quale il segmento risiede, e </text:span><text:span text:style-name="T137">limite</text:span><text:span text:style-name="T48">, che contiene la lunghezza. </text:span><text:span text:style-name="T49">La </text:span><text:span text:style-name="T138">segment-table base register </text:span><text:span text:style-name="T49">(</text:span><text:span text:style-name="T138">STBR</text:span><text:span text:style-name="T49">) punta alla locazione della tabella dei segmenti, mentre la </text:span><text:span text:style-name="T138">segment-table lenght register </text:span><text:span text:style-name="T49">(</text:span><text:span text:style-name="T138">STLR</text:span><text:span text:style-name="T49">) indica il numero di segmenti di un processo.</text:span></text:p>
      <text:p text:style-name="P146"/>
      <text:p text:style-name="P388"><text:soft-page-break/><text:span text:style-name="T318">C</text:span><text:span text:style-name="T319">on il metodo della </text:span><text:span text:style-name="T313">paginazione</text:span><text:span text:style-name="T319"> la memoria viene divisa in blocchi di dimensione fissa, che prendono il nome di </text:span><text:span text:style-name="T313">frame </text:span><text:span text:style-name="T319">nel caso di quella fisica e di </text:span><text:span text:style-name="T313">pagine</text:span><text:span text:style-name="T319"> nel caso di quella logica. Quando un processo è pronto per essere eseguito, si caricano le sue pagine nei blocchi disponibili prendendole dalla memoria ausiliaria, la quale è ugualmente divisa in blocchi. </text:span><text:span text:style-name="T320">Bisogna tenere traccia dei frame liberi e viene usata una </text:span><text:span text:style-name="T303">tabella delle pagine</text:span><text:span text:style-name="T320"> per tradurre l'indirizzo logico in fisico.</text:span><text:span text:style-name="T319"> </text:span><text:span text:style-name="T320">Con questo metodo si risolve la frammentazione esterna, ma è possibile avere quella interna. </text:span><text:span text:style-name="T321">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389"><text:span text:style-name="T321">P</text:span><text:span text:style-name="T316">er le dimensioni di un frame si opta per una potenza di 2 compresa tra 512 e 16MB, in genere.</text:span></text:p>
      <text:p text:style-name="P389"><text:span text:style-name="T321">O</text:span><text:span text:style-name="T316">gni indirizzo generato dalla CPU è diviso in due parti:</text:span></text:p>
      <text:list xml:id="list1039154860" text:style-name="L43">
        <text:list-item>
          <text:p text:style-name="P479"><text:span text:style-name="T335">numero di pagina </text:span><text:span text:style-name="T316">(</text:span><text:span text:style-name="T335">p</text:span><text:span text:style-name="T316">), usato come indice per la tabella delle pagine;</text:span></text:p>
        </text:list-item>
        <text:list-item>
          <text:p text:style-name="P479"><text:span text:style-name="T335">scostamento di pagina </text:span><text:span text:style-name="T316">(</text:span><text:span text:style-name="T335">offset d</text:span><text:span text:style-name="T316">), che unito all'indirizzo di base definisci l'indirizzo della memoria fisica.</text:span></text:p>
        </text:list-item>
      </text:list>
      <text:p text:style-name="P147">Se la dimensione dello spazio degli indirizzi è 2^m e la dimensione di una pagina è di 2^n unità di indirizzamento, allora gli m-n bit più significativi di un indirizzo logico indicano il numero di pagina e gli n meno significativi l'offset.</text:p>
      <text:p text:style-name="P147"/>
      <text:p text:style-name="P148">Supponendo di avere una memoria di 32byte con pagine di 4byte, disponiamo di 8 pagine. La pagina 0 si trova nel frame 5, secondo la tabella, quindi l'indirizzo logico 0 viene mappato nell0indirizzo fisico 20, poiché si ha 5*4 + 0. L'indirizzo logico 3 (pagina 0, offset 3) viene mappato nell'indirizzo fisico 23, poiché si ha 5*4 + 3.</text:p>
      <text:p text:style-name="P148"/>
      <text:p text:style-name="P375"><text:span text:style-name="T316">La tabella delle pagine è mantenuta in memoria centrale e per ottenerne un dato c'è bisogno di due accessi, uno per la tabella delle pagine ed uno per il dato stesso, ma </text:span><text:span text:style-name="T327">s</text:span><text:span text:style-name="T316">i può risolvere usando una memoria cache speciale molto veloce, detta </text:span><text:span text:style-name="T335">memoria associativa </text:span><text:span text:style-name="T316">(</text:span><text:span text:style-name="T335">assiciative memory </text:span><text:span text:style-name="T316">o </text:span><text:span text:style-name="T335">translation look-aside buffers – TLBs</text:span><text:span text:style-name="T316">).</text:span></text:p>
      <text:p text:style-name="P376"><text:span text:style-name="T316">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35">tasso di successi </text:span><text:span text:style-name="T316">(</text:span><text:span text:style-name="T335">hit ratio</text:span><text:span text:style-name="T316">), che dipende anche dal numero di registri.</text:span></text:p>
      <text:p text:style-name="P149"/>
      <text:p text:style-name="P377"><text:span text:style-name="T316">Associato ad ogni frame vi è un </text:span><text:span text:style-name="T311">bit di protezione</text:span><text:span text:style-name="T316">, che normalmente si trova nella tabella delle pagine e viene usato per determinare se una pagina è di lettura e scrittura o di sola lettura. Nel caso si tenti di scrivere su una pagina di sola lettura viene generato un </text:span><text:span text:style-name="T311">trap</text:span><text:span text:style-name="T316"> dell'hardware al SO. Un ulteriore bit, detto </text:span><text:span text:style-name="T311">bit di validità</text:span><text:span text:style-name="T316">, viene associato a ciascun elemento della tabella per indicare se un processo può legalmente accedere ad una pagina.</text:span></text:p>
      <text:p text:style-name="P150">Alcuni sistemi dispongono anche di registri hardware contenenti la lunghezza della tabella delle pagine in modo da stabilire se un indirizzo logico sia valido o meno tramite un confronto.</text:p>
      <text:p text:style-name="P150"/>
      <text:p text:style-name="P378"><text:span text:style-name="T322">L</text:span><text:span text:style-name="T316">a maggior parte dei moderni computer supporta uno spazio di indirizzi logici estremamente grande e per evitare di allocare una tabella delle pagine eccessivamente grande si opta per dividerla in parti più piccole:</text:span></text:p>
      <text:list xml:id="list2705683664" text:style-name="L44">
        <text:list-item>
          <text:p text:style-name="P480"><text:span text:style-name="T316">con il metodo della </text:span><text:span text:style-name="T311">paginazione gerarchica</text:span><text:span text:style-name="T316"> si adotta uno schema di paginazione a </text:span><text:soft-page-break/><text:span text:style-name="T316">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81"><text:span text:style-name="T316">Con il metodo della </text:span><text:span text:style-name="T311">tabella di pagine di tipo hash</text:span><text:span text:style-name="T316">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81"><text:span text:style-name="T316">Con il metodo della </text:span><text:span text:style-name="T311">tabella delle pagine invertite</text:span><text:span text:style-name="T316"> viene associata una tabella delle pagine ad ogni processo che ha un elemento per ogni pagina virtuale usata oppure per ogni indirizzo virtuale. </text:span><text:span text:style-name="T323">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482"><text:span text:style-name="T323">P</text:span><text:span text:style-name="T316">er risolvere il precedete problema è possibile modificare la tabella delle pagine invertite in modo che contenga un elemento per ogni </text:span><text:span text:style-name="T335">pagina reale </text:span><text:span text:style-name="T316">(</text:span><text:span text:style-name="T335">frame</text:span><text:span text:style-name="T316">) di memoria.</text:span><text:span text:style-name="T323"> </text:span><text:span text:style-name="T316">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324">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25">Questo schema riduce l'impiego di memoria, ma aumenta la quantità di tempo necessaria a cercare la tabella.</text:span></text:p>
        </text:list-item>
      </text:list>
      <text:p text:style-name="P151"/>
      <text:p text:style-name="P379"><text:span text:style-name="T316">Un altro vantaggio della paginazione consiste nella possibilità di </text:span><text:span text:style-name="T311">condividere</text:span><text:span text:style-name="T316"> codice comune, caratteristica importante soprattuto in sistemi time-sharing. Un codice eseguibili è detto </text:span><text:span text:style-name="T335">rientrante </text:span><text:span text:style-name="T316">(</text:span><text:span text:style-name="T335">puro</text:span><text:span text:style-name="T316">) se è un codice non automodificante, poiché non cambia con l'esecuzione, e dunque può essere usato da più processi contemporaneamente. Ciascun processo deve disporre di una propria copia dei registri e di una memoria dove conservare i dati: </text:span><text:span text:style-name="T326">ad esempio, nella memoria fisica è presente una sola copia dell'editor, dunque la tabella delle pagine di ogni utente fa corrispondere gli stessi blocchi di memoria contenenti l'editor, mentre le pagine dei dati sono mappate su altri frame.</text:span></text:p>
      <text:p text:style-name="P152"/>
      <text:p text:style-name="P370">Capitolo <text:span text:style-name="T399">9: </text:span><text:span text:style-name="T438">Memoria virtuale</text:span></text:p>
      <text:p text:style-name="P380"><text:span text:style-name="T326">L</text:span><text:span text:style-name="T316">a </text:span><text:span text:style-name="T311">memoria virtuale </text:span><text:span text:style-name="T316">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28">Permette quindi di condividere lo stesso spazio indirizzi tra più processi e di avere tecniche più efficienti di creazione di processi. È possibile implementarla tramite </text:span><text:span text:style-name="T314">paginazione su richiesta</text:span><text:span text:style-name="T328">, con uno swapper </text:span><text:span text:style-name="T339">pigro</text:span><text:span text:style-name="T328"> che sposta solo le pagine che non servono, oppure tramite </text:span><text:span text:style-name="T314">segmentazione su richiesta</text:span><text:span text:style-name="T328">.</text:span></text:p>
      <text:p text:style-name="P153"/>
      <text:p text:style-name="P381"><text:span text:style-name="T328">L</text:span><text:span text:style-name="T316">a maggior parte dei SO usa il metodo della paginazione su richiesta, quindi caricano in memoria soltanto la pagina necessaria in quel momento. Viene impiegato un tempo di I/O </text:span><text:soft-page-break/><text:span text:style-name="T316">minore, dunque aumenta la velocità di esecuzione, non ci sono vincoli sulla quantità di memoria fisica necessaria ed aumenta il grado di multiprogrammazione grazie al minor uso di quest'ultima.</text:span></text:p>
      <text:p text:style-name="P154">Una pagina è necessaria quando viene fatto un riferimento ad essa.</text:p>
      <text:p text:style-name="P381"><text:span text:style-name="T316">Se il processo tenta di accedere ad una pagina non caricata, si genera un </text:span><text:span text:style-name="T335">page fault trap</text:span><text:span text:style-name="T316">: in caso di riferimento valido viene portata la pagina in memoria, altrimenti si termina il processo.</text:span></text:p>
      <text:p text:style-name="P382"><text:span text:style-name="T316">A ciascuna pagina è associato un </text:span><text:span text:style-name="T311">bit di validità</text:span><text:span text:style-name="T316">, 1 se è in memoria, 0 altrimenti.</text:span></text:p>
      <text:p text:style-name="P155"/>
      <text:p text:style-name="P383"><text:span text:style-name="T316">Questo metodo prevede alcuni meccanismi ausiliari: la </text:span><text:span text:style-name="T311">tabella delle pagine</text:span><text:span text:style-name="T316"> </text:span><text:span text:style-name="T329">si occupa di controllare la validità di un elemento, mentre la </text:span><text:span text:style-name="T315">memoria ausiliaria</text:span><text:span text:style-name="T329"> è utilizzata per avere un file system ad alta velocità per la partizione di swap. In Linux troviamo, ad esempio, una partizione distinta da quella del file system convenzionale, in modo da velocizzare la gestione dei dati.</text:span></text:p>
      <text:p text:style-name="P156"/>
      <text:p text:style-name="P384"><text:span text:style-name="T329">I</text:span><text:span text:style-name="T316">l processo di gestione dei page fault è diviso in varie fasi:</text:span></text:p>
      <text:list xml:id="list997162199" text:style-name="L45">
        <text:list-item>
          <text:p text:style-name="P424">Si verifica la validità del riferimento e in caso di risposta negativa si termina.</text:p>
        </text:list-item>
        <text:list-item>
          <text:p text:style-name="P424">Se invece è valido, ma la pagina non è presente in memoria, viene individuato un frame libero in cui caricarla.</text:p>
        </text:list-item>
        <text:list-item>
          <text:p text:style-name="P497"><text:span text:style-name="T330">Si programma un'operazione sui dischi per trasferire tale pagina nel blocco di memoria assegnato (</text:span><text:span text:style-name="T304">swap in</text:span><text:span text:style-name="T330">).</text:span></text:p>
        </text:list-item>
        <text:list-item>
          <text:p text:style-name="P424">Una volta terminato il trasferimento, si modificano la tabella interna del processo e quella delle pagine per indicare che la pagina è disponibile in memoria centrale.</text:p>
        </text:list-item>
        <text:list-item>
          <text:p text:style-name="P424">Si riavvia l'istruzione interrotta ed il processo può riprendere.</text:p>
        </text:list-item>
      </text:list>
      <text:p text:style-name="P390"><text:span text:style-name="T330">N</text:span><text:span text:style-name="T316">e deriva che è possibile avviare l'esecuzione di un processo senza caricare inizialmente alcuna pagina.</text:span></text:p>
      <text:p text:style-name="P157"/>
      <text:p text:style-name="P391"><text:span text:style-name="T330">I</text:span><text:span text:style-name="T316">n assenza di frame liberi vi è il </text:span><text:span text:style-name="T299">rimpiazzamento di una pagina</text:span><text:span text:style-name="T316">, in cui si cerca una di quelle non utilizzate per spostarla in memoria ausiliaria (</text:span><text:span text:style-name="T299">swap out</text:span><text:span text:style-name="T316">).</text:span></text:p>
      <text:p text:style-name="P158">L'algoritmo che si occupa di cercare la pagina da sostituire deve minimizzare il numero di page fault futuri.</text:p>
      <text:p text:style-name="P158"/>
      <text:p text:style-name="P392"><text:span text:style-name="T316">Per calcolare le prestazioni della paginazione su richiesta bisogna definire il </text:span><text:span text:style-name="T299">tempo di accesso alla memoria </text:span><text:span text:style-name="T316">(</text:span><text:span text:style-name="T299">ma</text:span><text:span text:style-name="T316">), che normalmente varia da 10 a 200 nanosecondi finché non si verifica un page fault. C'è da considerare anche la </text:span><text:span text:style-name="T299">probabilità di un'assenza di pagina</text:span><text:span text:style-name="T316"> (</text:span><text:span text:style-name="T299">page fault rate</text:span><text:span text:style-name="T316">), </text:span><text:span text:style-name="T332">un valore </text:span><text:span text:style-name="T316">compreso tra 0 ed 1.</text:span></text:p>
      <text:p text:style-name="P392"><text:span text:style-name="T316">Il </text:span><text:span text:style-name="T311">tempo di accesso effettivo </text:span><text:span text:style-name="T316">(</text:span><text:span text:style-name="T299">EAT</text:span><text:span text:style-name="T316">) è dato da ((1 – p) * ma) + (p * tempo di gestione dell'assenza di pagina)).</text:span></text:p>
      <text:p text:style-name="P159"/>
      <text:p text:style-name="P393"><text:span text:style-name="T331">L</text:span><text:span text:style-name="T316">a gestione dell'assenza di una pagina si divide in più passaggi:</text:span></text:p>
      <text:list xml:id="list2490385389" text:style-name="L46">
        <text:list-item>
          <text:p text:style-name="P425">Segnale di eccezione al SO.</text:p>
        </text:list-item>
        <text:list-item>
          <text:p text:style-name="P425">Salvataggio dei registri utente e dello stato del processo.</text:p>
        </text:list-item>
        <text:list-item>
          <text:p text:style-name="P425">Determinazione della natura di eccezione di pagina mancante.</text:p>
        </text:list-item>
        <text:list-item>
          <text:p text:style-name="P425">Controllo della correttezza del riferimento alla pagina e determinazione della locazione della pagina nel disco.</text:p>
        </text:list-item>
        <text:list-item>
          <text:p text:style-name="P425">Lettura del disco e trasferimento in un blocco di memoria libero:</text:p>
        </text:list-item>
      </text:list>
      <text:list xml:id="list1273741272" text:style-name="L47">
        <text:list-item>
          <text:p text:style-name="P426">Attesa nella coda del dispositivo fin quando la richiesta di lettura non è servita.</text:p>
        </text:list-item>
        <text:list-item>
          <text:p text:style-name="P426">Attesa del tempo di posizionamento e latenza del dispositivo.</text:p>
        </text:list-item>
        <text:list-item>
          <text:p text:style-name="P426">Inizio del trasferimento della pagina in un blocco di memoria libero.</text:p>
        </text:list-item>
        <text:list-item>
          <text:p text:style-name="P426">Durante l'attesa, assegnazione della CPU ad un altro utente.</text:p>
        </text:list-item>
        <text:list-item>
          <text:p text:style-name="P426">Segnale di interruzione emesso dal controllore del disco ad I/O <text:soft-page-break/>completato.</text:p>
        </text:list-item>
        <text:list-item>
          <text:p text:style-name="P426">Salvataggio dei registri e dello stato dell'altro processo utente.</text:p>
        </text:list-item>
      </text:list>
      <text:list xml:id="list65016195" text:style-name="L48">
        <text:list-item>
          <text:p text:style-name="P498"><text:span text:style-name="T439">Determinazione della provenienza dal disco dell'interruzione.</text:span></text:p>
        </text:list-item>
        <text:list-item>
          <text:p text:style-name="P427">Aggiornamento delle tabelle necessarie per segnalare la presenza in memoria della pagina richiesta.</text:p>
        </text:list-item>
        <text:list-item>
          <text:p text:style-name="P427">Attesa che la CPU sia nuovamente assegnata a questo processo.</text:p>
        </text:list-item>
        <text:list-item>
          <text:p text:style-name="P427">Recupero dei registri utente, dello stato del processo e della nuova tabella delle pagine, quindi ripresa dell'istruzione interrotta.</text:p>
        </text:list-item>
      </text:list>
      <text:p text:style-name="P160"/>
      <text:p text:style-name="P161">La memoria virtuale offre altri vantaggi per quel che riguarda la creazione e l'esecuzione dei processi:</text:p>
      <text:list xml:id="list387671526" text:style-name="L49">
        <text:list-item>
          <text:p text:style-name="P467">Copiatura su scrittura <text:span text:style-name="T186">(</text:span>Copy on Write<text:span text:style-name="T186">), una tecnica che permette di creare rapidamente processi minimizzando il numero di pagine da assegnare.</text:span></text:p>
        </text:list-item>
        <text:list-item>
          <text:p text:style-name="P467">Associazione dei file alla memoria <text:span text:style-name="T186">(</text:span>Memory-Mapped Files<text:span text:style-name="T186">), una tecnica che semplifica e velocizza gli accessi al file system trattando l'I/O su file tramite la paginazione in memoria centrale anziché usando </text:span>read()<text:span text:style-name="T186"> e </text:span>write().</text:p>
        </text:list-item>
      </text:list>
      <text:p text:style-name="P95"/>
      <text:p text:style-name="P162">La Copy on Write (<text:span text:style-name="T95">COW</text:span>) permette sia al processo genitore che al figlio di condividere inizialmente le stesse pagine di memoria e solo quelle modificate da uno dei due vengono duplicate. <text:span text:style-name="T400">S</text:span>i attinge ad un pool di pagine libere usate anche per gestire l'ingrandimento di strutture come pile o <text:span text:style-name="T95">heap</text:span> di un processo, che vengono prima riempite di zeri e poi assegnate<text:span text:style-name="T400">.</text:span></text:p>
      <text:p text:style-name="P162"/>
      <text:p text:style-name="P163">Con i <text:span text:style-name="T95">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401">Le operazioni successive di lettura e scrittura si gestiscono come normali accessi alla memoria. </text:span><text:span text:style-name="T402">È anche possibile l'associazione dello stesso file alla memoria virtuale di più processi, in modo da condividere dati.</text:span></text:p>
      <text:p text:style-name="P163"/>
      <text:p text:style-name="P164">Nel caso non siano presenti blocchi di memoria liberi, si può liberarne uno inutilizzato scrivendo il suo contenuto nell'area di avvicendamento e modificando le tabelle per indicare <text:s/>che quella pagina non è più in memoria. <text:s/><text:span text:style-name="T403">L'architettura fisice può disporre di un </text:span><text:span text:style-name="T121">bit di modifica </text:span><text:span text:style-name="T403">(</text:span><text:span text:style-name="T121">modify dirty b</text:span><text:span text:style-name="T126">i</text:span><text:span text:style-name="T121">t</text:span><text:span text:style-name="T403">) associato ad ogni pagina, da mettere a 1 automaticamente ogni volta che la pagina viene modificata. Soltanto le pagine che sono state modificate vengono riscritte su disco.</text:span></text:p>
      <text:p text:style-name="P164">La procedura di servizio dell'eccezione di pagina mancante verrà modificata in modo da includere l'eventuale sostituzione della pagina:</text:p>
      <text:list xml:id="list3332068434" text:style-name="L50">
        <text:list-item>
          <text:p text:style-name="P428">Individuata la locazione nel disco della pagina richiesta, si cerca un blocco di memoria libero:</text:p>
          <text:list>
            <text:list-item>
              <text:p text:style-name="P428">se esiste, lo si usa;</text:p>
            </text:list-item>
            <text:list-item>
              <text:p text:style-name="P428">altrimenti si impiega un algoritmo di sostituzione delle pagine per scegliere un blocco di memoria 'vittima';</text:p>
            </text:list-item>
            <text:list-item>
              <text:p text:style-name="P428">si scrive la pagina 'vittima' nel disco e si modificano le tabelle adeguatamente;</text:p>
            </text:list-item>
          </text:list>
        </text:list-item>
        <text:list-item>
          <text:p text:style-name="P428">Si scrive la pagina richiesta nel blocco appena liberato e si modificano le tabelle, per poi riavviare il processo utente.</text:p>
        </text:list-item>
      </text:list>
      <text:p text:style-name="P165"/>
      <text:p text:style-name="P166">In generale, all'aumentare del numero di frame c'è un calo dei page fault.</text:p>
      <text:p text:style-name="P167">Per valutare un algoritmo lo si esegue su una particolare successione di riferimenti alla memoria e <text:span text:style-name="T440">si </text:span>calcola il numero di page fault. Le successioni possono essere generate artificialmente oppure derivate dall'analisi di un sistema reale.</text:p>
      <text:p text:style-name="P167"/>
      <text:p text:style-name="P166"><text:soft-page-break/>Il più semplice di tutti è un algoritmo <text:span text:style-name="T4">FIFO</text:span> in cui si sostituisce la pagina presente in memoria da più tempo, ma può portare alla sostituzione di pagine tutt'ora utili. <text:span text:style-name="T404">Soffre anche dell'</text:span><text:span text:style-name="T26">anomalia di Belady, </text:span><text:span text:style-name="T405">che porta ad un numero maggiore di page fa</text:span><text:span text:style-name="T441">u</text:span><text:span text:style-name="T405">lts quando si incrementa il numero di frame (ad esempio da 3 a 4).</text:span></text:p>
      <text:p text:style-name="P166"/>
      <text:p text:style-name="P168">Un algoritmo di <text:span text:style-name="T4">sostituzione ottimale </text:span>(<text:span text:style-name="T95">OPT </text:span>o <text:span text:style-name="T95">MIN</text:span>) <text:span text:style-name="T406">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68"/>
      <text:p text:style-name="P169">L'algoritmo di <text:span text:style-name="T4">sostituzione delle pagine usate meno frequentemente </text:span>(<text:span text:style-name="T95">LRU</text:span>) sostituisce la pagina che non è stata usata per il periodo più lungo. <text:span text:style-name="T407">Ci sono due soluzioni principali per determinare un ordine per i frame secondo il momento dell'ultimo uso:</text:span></text:p>
      <text:list xml:id="list1770065265" text:style-name="L51">
        <text:list-item>
          <text:p text:style-name="P429">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430">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70"/>
      <text:p text:style-name="P170">Né sostituzione ottimale né LRU sono soggette all'anomalia di Belady.</text:p>
      <text:p text:style-name="P171">Sono pochi i sistemi ad avere un'architettura tale da supportare l'algoritmo LRU e molti preferiscono usarne un'approssimazione ricorrendo ad un <text:span text:style-name="T95">bit di riferimento</text:span>. <text:span text:style-name="T408">Viene associato ad ogni pagina ed inizialmente vale 0, per poi essere impostato ad 1 quando si ha un riferimento. Ad essere rimpiazzata è la pagina che è a 0, se ne esiste una, ma così non è possibile conoscere l'ordine.</text:span></text:p>
      <text:p text:style-name="P17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71"/>
      <text:p text:style-name="P172"><text:span text:style-name="T408">L'algoritmo di base per la </text:span><text:span text:style-name="T27">sostituzione con la seconda chance</text:span><text:span text:style-name="T408">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72"><text:span text:style-name="T409">Lo si può raffinare considerando la coppia ordinata (</text:span><text:span text:style-name="T122">bit di riferimento – bit di modifica</text:span><text:span text:style-name="T409">), in cui la strategia non cambia, ma si cerca tra 4 classi:</text:span></text:p>
      <text:list xml:id="list213360399" text:style-name="L52">
        <text:list-item>
          <text:p text:style-name="P431"><text:span text:style-name="T146">(0-0)</text:span>, non usat<text:span text:style-name="T442">a</text:span> di recente, non modificat<text:span text:style-name="T442">a</text:span>; migliore da sostituire.</text:p>
        </text:list-item>
        <text:list-item>
          <text:p text:style-name="P431"><text:span text:style-name="T146">(0-1)</text:span>, non usat<text:span text:style-name="T442">a </text:span>di recente, modificat<text:span text:style-name="T442">a</text:span>; non ottimale poiché richiede di essere scritta in memoria secondaria prima di essere sostituita.</text:p>
        </text:list-item>
        <text:list-item>
          <text:p text:style-name="P431"><text:span text:style-name="T146">(1-0)</text:span>, usat<text:span text:style-name="T442">a</text:span> di recente, non modificat<text:span text:style-name="T442">a</text:span>; probabilmente sarà presto ancora usata.</text:p>
        </text:list-item>
        <text:list-item>
          <text:p text:style-name="P431"><text:span text:style-name="T146">(1-1)</text:span>, usat<text:span text:style-name="T442">a</text:span> di recente, modificat<text:span text:style-name="T442">a</text:span>; probabilmente sarà presto usata e dovrà essere scritta in memoria secondaria prima di essere sostituita.</text:p>
        </text:list-item>
      </text:list>
      <text:p text:style-name="P174"/>
      <text:p text:style-name="P175">Nella <text:span text:style-name="T4">sostituzione delle pagine basata su conteggio </text:span>si tiene un contatore dei riferimenti che sono stati fatti ad ogni pagina:</text:p>
      <text:list xml:id="list1636972234" text:style-name="L53">
        <text:list-item>
          <text:p text:style-name="P432">Algoritmo <text:span text:style-name="T4">LFU</text:span> (<text:span text:style-name="T95">Least Frequently Used</text:span>): sostituisce la pagina con il conteggio più <text:soft-page-break/>basso.</text:p>
        </text:list-item>
        <text:list-item>
          <text:p text:style-name="P432">Algoritmo <text:span text:style-name="T4">MFU</text:span> (<text:span text:style-name="T95">Most Frequently Used</text:span>): sostituisce la pagina con il conteggio più alto.</text:p>
        </text:list-item>
      </text:list>
      <text:p text:style-name="P175"/>
      <text:p text:style-name="P176">I sistemi hanno, generalmente, un gruppo di frame liberi per soddisfare le richieste velocemente (<text:span text:style-name="T95">pool of free frames</text:span>), da cui si prendono i frame liberi per quelle pagine che vanno copiate in memoria secondaria dopo essere state scelte come vittime. <text:span text:style-name="T410">Questa procedura permette al processo di ricominciare senza attendere che la pagina vittima sia scritta in memoria secondaria. </text:span><text:span text:style-name="T411">È possibile cercare nel pool una pagina precedentemente sostituita e nuovamente necessaria.</text:span></text:p>
      <text:p text:style-name="P176"/>
      <text:p text:style-name="P177"><text:span text:style-name="T443">I </text:span>limiti di assegnamento <text:span text:style-name="T443">del numero di pagine </text:span>sono definiti dall'a<text:span text:style-name="T443">r</text:span>chitettura per il minimo e dalla quantità fisica di memoria disponibile per il massimo. Per le allocazioni esistono due principali schemi, <text:span text:style-name="T4">statica </text:span>o <text:span text:style-name="T4">dinamica</text:span>:</text:p>
      <text:list xml:id="list4271613084" text:style-name="L54">
        <text:list-item>
          <text:p text:style-name="P442">Allocazione uniforme: <text:span text:style-name="T32">avendo m frame ed n processi, si assegnano m/n frame a ciascun processo.</text:span></text:p>
        </text:list-item>
        <text:list-item>
          <text:p text:style-name="P442">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442">Allocazione a priorità: <text:span text:style-name="T32">simile al proporzionale, ma basato sui valori delle priorità. Se il processo Pi genera un page fault, per la sostituzione si seleziona un</text:span><text:span text:style-name="T80">o</text:span><text:span text:style-name="T32"> dei suoi frames oppure uno di un processo con priorità inferiore a Pi.</text:span></text:p>
        </text:list-item>
      </text:list>
      <text:p text:style-name="P177"/>
      <text:p text:style-name="P178">Per quanto riguarda gli algoritmi di sostituzione delle pagine, esistono due categorie:</text:p>
      <text:list xml:id="list1701986242" text:style-name="L55">
        <text:list-item>
          <text:p text:style-name="P443">Sostituzione globale<text:span text:style-name="T32">, che permette di selezionare un frame a partire dall'insieme di tutti i frame, anche se quel frame è correttamente allocato a qualche altro processo;</text:span></text:p>
        </text:list-item>
        <text:list-item>
          <text:p text:style-name="P443">Sostituzione locale,<text:span text:style-name="T32"> in cui vengono considerati solo i frame allocati al processo.</text:span></text:p>
        </text:list-item>
      </text:list>
      <text:p text:style-name="P178">Nel primo caso è possibile che il numero di frame assegnati a quel processo aumenti, mentre nel secondo resta invariato. Generalmente il primo metodo è quello più usato, poiché genera maggiore produttività.</text:p>
      <text:p text:style-name="P178"/>
      <text:p text:style-name="P179">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91"><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80">È possibile limitare il fenomeno usando un algoritmo di sostituzione locale, in modo che la degenerazione resti confinata ad un solo processo, oppure uno di sostituzione per priorità.</text:p>
      <text:p text:style-name="P181"/>
      <text:p text:style-name="P292"><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82"/>
      <text:p text:style-name="P293"><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293"><text:soft-page-break/><text:span text:style-name="T56">Il working set del processo Pi (</text:span><text:span text:style-name="T139">WSSi</text:span><text:span text:style-name="T56">) è il numero totale di pagine a cui Pi si riferisce nel più recente delta: se è troppo piccolo non comprende l'intera località, se è troppo grande può sovrapporne parecchie, se è uguale ad infinito allora il working set è l'insieme delle pagine toccate durante l'esecuzione del processo.</text:span></text:p>
      <text:p text:style-name="P294"><text:span text:style-name="T56">L</text:span><text:span text:style-name="T32">a richiesta globale dei frame D è uguale alla sommatoria dei working set di ogni processo: se è maggiore del numero di frame si ha thrashing ed occorre sospendere uno dei processi.</text:span></text:p>
      <text:p text:style-name="P183">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83"/>
      <text:p text:style-name="P184">È possibile utilizzare una strategia basata sul controllo della frequenza di assenze di pagine per prevenire la paginazione degenere stabilendo un tasso 'accettabile' di page fault.</text:p>
      <text:p text:style-name="P184"/>
      <text:p text:style-name="P371">Capitolo 10: <text:span text:style-name="T438">Memoria secondaria</text:span></text:p>
      <text:p text:style-name="P185">I moderni dischi, dal punto di vista dell'indirizzamento, si considerano come un grande vettore monodimensionale di <text:span text:style-name="T95">blocchi logici</text:span>, l'unità minima di trasferimento. La sua dimensione è solitamente 512byte, ma è possibile cambiarla tramite <text:span text:style-name="T95">formattazione a basso livello.</text:span> Il vettore corrisponde in modo sequenziale ai settori del disco, dove il settore 0 è il primo della prima traccia sul cilindro più esterno.</text:p>
      <text:p text:style-name="P186"/>
      <text:p text:style-name="P186">I <text:span text:style-name="T95">piatti</text:span> dei dischi magnetici hanno forma piana e rotond<text:span text:style-name="T444">a</text:span> e sono ricoperti di materiale magnetico su cui si memorizzano le informazioni. Su ciascuno di essi è sospesa una <text:span text:style-name="T95">testina,</text:span> che sono attaccate al <text:span text:style-name="T95">braccio </text:span>del disco che le muove in blocco. La superficie di un piatto è divisa logicamente in <text:span text:style-name="T95">tracce</text:span> circolari, <text:span text:style-name="T445">a loro volta composte da</text:span> <text:span text:style-name="T95">settori. </text:span>L'insieme delle tracce corrispondenti ad una posizione del braccio costituisce un <text:span text:style-name="T95">cilindro</text:span>.</text:p>
      <text:p text:style-name="P186"/>
      <text:p text:style-name="P187">Il SO è responsabile per l'uso efficiente dell'hardware, che nel caso del disco significa avere un tempo di accesso veloce ed una grande ampiezza di banda. <text:span text:style-name="T412">Il tempo medio di servizio del disco si può migliorare se il SO pianifica le richieste di accesso tramite scheduling.</text:span></text:p>
      <text:p text:style-name="P188">Il tempo di accesso ha due componenti, entrambe migliorabili con scheduling:</text:p>
      <text:list xml:id="list3856942794" text:style-name="L56">
        <text:list-item>
          <text:p text:style-name="P444">tempo di ricerca,<text:span text:style-name="T32"> cioè il tempo necessario affinché il braccio dell'unità a disco sposti le testine fino al cilindro del settore desiderato;</text:span></text:p>
        </text:list-item>
        <text:list-item>
          <text:p text:style-name="P444">tempo di rotazione, <text:span text:style-name="T32">cioè il tempo aggiuntivo perché il disco ruori per allineare settore e testina.</text:span></text:p>
        </text:list-item>
      </text:list>
      <text:p text:style-name="P188"/>
      <text:p text:style-name="P189">La system call usata per compiere operazioni di I/O contiene diverse informazioni:</text:p>
      <text:list xml:id="list1698793066" text:style-name="L57">
        <text:list-item>
          <text:p text:style-name="P433">se l'operazione sia di immissione o emissione di dati;</text:p>
        </text:list-item>
        <text:list-item>
          <text:p text:style-name="P433">l'indirizzo nel disco e quello di memoria rispetto a cui eseguire il trasferimento;</text:p>
        </text:list-item>
        <text:list-item>
          <text:p text:style-name="P433">il numero di byte da traferire.</text:p>
        </text:list-item>
      </text:list>
      <text:p text:style-name="P189"/>
      <text:p text:style-name="P189">Se l'unità a disco è libera, la richiesta si può soddisfare subito, altrimenti le nuove richieste si ag<text:span text:style-name="T446">g</text:span>iungono ad una coda. Poiché può diventare molto lunga, il SO sceglie quale eseguire prima tra loro.</text:p>
      <text:p text:style-name="P189"/>
      <text:p text:style-name="P190">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90"><text:soft-page-break/></text:p>
      <text:p text:style-name="P191">L'algoritmo di scheduling <text:span text:style-name="T4">SSTF </text:span>(<text:span text:style-name="T95">Shortest Seek Time First</text:span>) seleziona la richiesta con tempo di richiesta minimo a partire dalla posizione corrente. Proprio come nello scheduling SJF, possono verificarsi situazioni di starvation in quanto una traccia lontana dalla posizione iniziale può restare in attesa <text:span text:style-name="T447">p</text:span>er un tempo indefinito.</text:p>
      <text:p text:style-name="P191">Non è ottimale in termini di velocit<text:span text:style-name="T448">à</text:span> di servizio.</text:p>
      <text:p text:style-name="P191"/>
      <text:p text:style-name="P192">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413">Per tale motivo, l'algoritmo prende anche il nome di 'algoritmo dell'ascensore', poiché serve prima tutte le richieste in salita e poi tutte quelle in discesa.</text:span></text:p>
      <text:p text:style-name="P192"/>
      <text:p text:style-name="P193">L'algoritmo di scheduling <text:span text:style-name="T4">per scansione circolare </text:span>(<text:span text:style-name="T4">C-SCAN</text:span>) modifica la scansione classica in modo da rendere più uniforme il tempo di attesa. <text:span text:style-name="T414">Considerando che la testina giunta ad un estremo avrà poche richi</text:span><text:span text:style-name="T449">e</text:span><text:span text:style-name="T414">ste presenti dietro di lei, si fa in modo che torni immediatamente all'altra estremità, senza servire le richieste lungo il percorso di ritorno.</text:span></text:p>
      <text:p text:style-name="P193"/>
      <text:p text:style-name="P194">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94"/>
      <text:p text:style-name="P195">Uno degli algoritmi più usati è l'SSTF, poiché aumenta le prestazioni rispetto a FCFS. SCAN e C-SCAN sono invece preferite nei sistemi che sfruttano molto le unità a disco, poiché riducono il rischio di attesa indefinita.</text:p>
      <text:p text:style-name="P195"/>
      <text:p text:style-name="P196">Il processo di organizzazione della superficie del disco in tracce e settori è chiamato <text:span text:style-name="T4">formattazione di basso livello </text:span>o <text:span text:style-name="T4">fisica.</text:span> In quasi tutti i sistemi contengono un'intestazione, un'area dati ed una coda. Intestazione e coda contengono le informazioni usate dal controllore del disco.</text:p>
      <text:p text:style-name="P196">Per usare un disco, il SO deve <text:span text:style-name="T95">partizionarlo</text:span>, dividendolo in gruppi di cilindri, e <text:span text:style-name="T95">formattarlo logicamente</text:span>, cioè creare il file system.</text:p>
      <text:p text:style-name="P196"/>
      <text:p text:style-name="P197">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95">bootstrap loader</text:span>), il quale carica da disco il programma di avviamento completo, che è registrato in una partizione del <text:span text:style-name="T95">disco di avviamento </text:span>(<text:span text:style-name="T95">disco di sistema</text:span>).</text:p>
      <text:p text:style-name="P197"/>
      <text:p text:style-name="P198">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text:span text:style-name="T450">c</text:span>erca inutilizzati (<text:span text:style-name="T4">accantonamento di settori</text:span>). Il controllore del disco l'aggiorna continuamente.</text:p>
      <text:p text:style-name="P198"/>
      <text:p text:style-name="P199">La gestione dell'area di avvicendamento è un altro compito a basso livello del SO. La memoria virtuale usa lo spazio dei dischi come estensione della memoria centrale.</text:p>
      <text:p text:style-name="P199">I sistemi che adottano l'avvicendamento dei processi nella memoria possono usare l'area di avvicendamento, o <text:span text:style-name="T95">di swap, </text:span>per mantenere l'intera immagine del processo. I sistemi a paginazione possono semplicemente memorizzarvi le pagine non contenute in memoria centrale. Lo spazio di swap può essere collocato all'interno del file sys<text:span text:style-name="T450">t</text:span>em o su una <text:soft-page-break/>partizione indipendente del disco.</text:p>
      <text:p text:style-name="P200"/>
      <text:p text:style-name="P200">La presenza di più dischi rende possibile l'aumento della frequenza con cui i dati si possono leggere e scrivere e migliora l'affidabilità. <text:span text:style-name="T415">Esistono tecniche per l'organizzazione dei dischi note con il nome comune di </text:span><text:span text:style-name="T28">batterie ridondanti di dischi </text:span><text:span text:style-name="T415">(</text:span><text:span text:style-name="T123">Redundant Array of Indipendent Disks – RAID</text:span><text:span text:style-name="T415">), </text:span><text:span text:style-name="T417">in cui si ha </text:span><text:span text:style-name="T416">un array che appare al calcolatore come una singola unità di memorizzazione. </text:span><text:span text:style-name="T418">Originariamente la 'I' significava 'Inexpensive', poiché le strutture RAID venivano viste, in passato, come un'alternativa economicamente vantaggiosa rispetto a costosi dischi di grande capacità.</text:span></text:p>
      <text:p text:style-name="P201">La possibilità che un disco appartenente ad un insieme di n dischi si guasti è più alta di quella di un disco isolato, pertanto viene introdotta una certa <text:span text:style-name="T4">ridondanza</text:span> per non perdere notevoli quantità di dati. </text:p>
      <text:p text:style-name="P201"/>
      <text:p text:style-name="P201">Nella <text:span text:style-name="T4">copiatura speculare </text:span>(<text:span text:style-name="T95">mirroring</text:span>) ogni disco logico consiste di due dischi fisici ed ogni scrittura si effettua su entrambi. <text:span text:style-name="T419">Attraverso l'uso di più dischi, è possibile migliorare la capacità di trasferimento distribuendo i dati in sezioni su più dischi. Ogni blocco di dati è frazionato in diversi sottoblocchi memorizzati in parallelo su dischi differenti.</text:span></text:p>
      <text:p text:style-name="P202">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203">Sono stati proposti numerosi schemi che combinano sezionamento e bit di parità per ottenere buoni compromessi tra costi e prestazioni e che vengono classificati in più <text:span text:style-name="T4">livelli RAID.</text:span></text:p>
      <text:list xml:id="list2102683383" text:style-name="L58">
        <text:list-item>
          <text:p text:style-name="P445">Raid 0:<text:span text:style-name="T32"> batterie di dischi con </text:span><text:span text:style-name="T127">sezionamento al livello dei blocchi</text:span><text:span text:style-name="T32">, ma senza ridondanza.</text:span></text:p>
        </text:list-item>
        <text:list-item>
          <text:p text:style-name="P445">Raid 1:<text:span text:style-name="T95"> </text:span><text:span text:style-name="T127">copiatura speculare</text:span><text:span text:style-name="T32">.</text:span></text:p>
        </text:list-item>
        <text:list-item>
          <text:p text:style-name="P445">Raid 2: <text:span text:style-name="T127">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446">Raid 3: <text:span text:style-name="T127">organizzazione con bit di parità intercalati</text:span><text:span text:style-name="T32">, che sfrutta la possibilità di usare un unico bit di parità per individuare gli errori e correggerli.</text:span></text:p>
        </text:list-item>
        <text:list-item>
          <text:p text:style-name="P446">Raid 4: <text:span text:style-name="T127">organizzazione con blocchi di parità intercalati</text:span><text:span text:style-name="T32">, in cui si impiega il sezionamento dei blocchi e se ne tiene uno di parità in un disco separato.</text:span></text:p>
        </text:list-item>
        <text:list-item>
          <text:p text:style-name="P446">Raid 5: <text:span text:style-name="T127">organizzazione con blocchi intercalati a parità distribuita</text:span><text:span text:style-name="T32">, in cui i dati e la parità sono distribuiti tra gli n+1 dischi.</text:span></text:p>
        </text:list-item>
        <text:list-item>
          <text:p text:style-name="P446">Raid 6: <text:span text:style-name="T127">schema di ridondanza P+Q</text:span><text:span text:style-name="T32">, </text:span><text:span text:style-name="T57">che rispetto al 5 memorizza ulteriori informazioni per gestire guasti contemporanei di più dischi. Invece della parità si usano i codici di </text:span><text:span text:style-name="T420">Reed-Solomon.</text:span></text:p>
        </text:list-item>
        <text:list-item>
          <text:p text:style-name="P447">Raid 0+1: <text:span text:style-name="T32">in cui si sezionano, al livello dei blocchi, i dati in un insieme di dischi e poi si duplica ogni sezione con la tecnica della copiatura speculare.</text:span></text:p>
        </text:list-item>
        <text:list-item>
          <text:p text:style-name="P447">Raid 1+0: <text:span text:style-name="T32">in cui si fa prima la copiatura speculare dei dischi a coppie e poi il sezionamento su di loro.</text:span></text:p>
        </text:list-item>
      </text:list>
      <text:p text:style-name="P204">Nel penultimo caso, se ci sono guasti in un disco l'intera sezione diventa inaccessibile, mentre nell'ultimo si può usare <text:span text:style-name="T451">il</text:span> disco rimanente per entrambe le sezioni.</text:p>
      <text:p text:style-name="P204"/>
      <text:p text:style-name="P295"><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96"><text:span text:style-name="T58">I</text:span><text:span text:style-name="T32">l livello 0 si preferisce in applicazioni ad alte prestazioni in cui le perdite non sono critiche.</text:span></text:p>
      <text:p text:style-name="P205">Il livello 1 si usa in applicazioni che richiedono alta affidabilità ed un rapido ripristino.</text:p>
      <text:p text:style-name="P205"><text:soft-page-break/>Le combinazioni 0+1 e 1+0 si usano dove sono importanti sia prestazioni che affidabilità, come in database piccoli.</text:p>
      <text:p text:style-name="P205">Per grandi quantità di dati si usa il livello <text:span text:style-name="T452">6 se disponibile, altrimenti si ricorre al livello 5.</text:span></text:p>
      <text:p text:style-name="P205"/>
      <text:p text:style-name="P372">Capitolo 11: <text:span text:style-name="T438">Interfaccia del File System</text:span></text:p>
      <text:p text:style-name="P206">Un file è un insieme di informazioni correlate e registrate su memoria secondaria a cui viene assegnato un nome. Il SO provvede ad allocarli e ad eseguire operazioni su essi.</text:p>
      <text:p text:style-name="P207">Le informazioni contenute in un file sono definite dal suo creatore e possono essere di molti tipi. Nel caso di file di testo, troviamo una sequenza di caratteri organizzati in righe, mentre in un eseguibile troviamo una serie di sezioni di codice.</text:p>
      <text:p text:style-name="P207">Essi possono essere vuoti, oppure visti come una sequenza di parole o bytes o ancora record logici.</text:p>
      <text:p text:style-name="P207"/>
      <text:p text:style-name="P208">Un file ha alcuni attributi, variabili a seconda del SO, che tipicamente comprendono:</text:p>
      <text:list xml:id="list3764990948" text:style-name="L59">
        <text:list-item>
          <text:p text:style-name="P468">Nome, <text:span text:style-name="T186">cioè il nome simbolico del file.</text:span></text:p>
        </text:list-item>
        <text:list-item>
          <text:p text:style-name="P468">Identificatore, <text:span text:style-name="T186">un'etichetta unica che identifica il file nel file system.</text:span></text:p>
        </text:list-item>
        <text:list-item>
          <text:p text:style-name="P468">Tipo, <text:span text:style-name="T186">necessatio per sistemi che supportano tipi di file differenti.</text:span></text:p>
        </text:list-item>
        <text:list-item>
          <text:p text:style-name="P468">Locazione, <text:span text:style-name="T186">un puntatore al dispositivo ed alla locazione del file.</text:span></text:p>
        </text:list-item>
        <text:list-item>
          <text:p text:style-name="P468">Dimensione, <text:span text:style-name="T186">generalmente in bytes.</text:span></text:p>
        </text:list-item>
        <text:list-item>
          <text:p text:style-name="P468">Protezione, <text:span text:style-name="T186">cioè informazioni </text:span><text:span text:style-name="T218">di controllo riguardo a chi può leggere, scrivere o eseguire.</text:span></text:p>
        </text:list-item>
        <text:list-item>
          <text:p text:style-name="P468">Ora, data e identificazione dell'utente, <text:span text:style-name="T218">cioè informazioni su creazione, modifica e ultimo uso ed anche dati utili alla protezione e </text:span><text:span text:style-name="T226">dati </text:span><text:span text:style-name="T218">per monitorare l'utilizzo.</text:span></text:p>
        </text:list-item>
      </text:list>
      <text:p text:style-name="P209"/>
      <text:p text:style-name="P96"><text:span text:style-name="T218">È </text:span><text:span text:style-name="T186">possibile eseguire svariate operazioni sui file:</text:span></text:p>
      <text:list xml:id="list2525763375" text:style-name="L60">
        <text:list-item>
          <text:p text:style-name="P470"><text:span text:style-name="T186">Creazione di un file</text:span><text:span text:style-name="T153">, che richiede due passaggi: ricerca dello spazio e creazione dell'elemento nella directory.</text:span></text:p>
        </text:list-item>
        <text:list-item>
          <text:p text:style-name="P470"><text:span text:style-name="T186">Scrittura di un file</text:span><text:span text:style-name="T153">, </text:span><text:span text:style-name="T177">in cui </text:span><text:span text:style-name="T178">si usa una chiamata di sistema per specificare il file e le informazioni da scriverci.</text:span></text:p>
        </text:list-item>
        <text:list-item>
          <text:p text:style-name="P471"><text:span text:style-name="T219">L</text:span><text:span text:style-name="T186">ettura di un file,</text:span><text:span text:style-name="T153"> in cui si usa una chiamata di sistema per specificare il file e la posizione nella memoria dove leggere.</text:span></text:p>
        </text:list-item>
        <text:list-item>
          <text:p text:style-name="P471"><text:span text:style-name="T186">Riposizionamento in un file (seek), </text:span><text:span text:style-name="T153">in cui si cerca l'elemento appropriato nella directory e si assegna un nuovo valore al puntatore alla posizione corrente nel file.</text:span></text:p>
        </text:list-item>
        <text:list-item>
          <text:p text:style-name="P471"><text:span text:style-name="T186">Cancellazione di un file,</text:span><text:span text:style-name="T153"> in cui si cerca l'elemento associato al file designato, si rilascia lo spazio a lui associato e lo si elimina dalla directory.</text:span></text:p>
        </text:list-item>
        <text:list-item>
          <text:p text:style-name="P472"><text:span text:style-name="T186">Troncamento di un file,</text:span><text:span text:style-name="T153"> che consente di azzerare la lunghezza di un file, rilasciando lo spazio occupato e mantenendo immutati gli altri attributi.</text:span></text:p>
        </text:list-item>
      </text:list>
      <text:p text:style-name="P110"><text:span text:style-name="T153">Altre operazioni comuni sono l'aggiunta di informazioni alla fine di un file esistente (</text:span><text:span text:style-name="T186">append</text:span><text:span text:style-name="T153">) e la ridenominazione (</text:span><text:span text:style-name="T186">rename</text:span><text:span text:style-name="T153">).</text:span></text:p>
      <text:p text:style-name="P210"/>
      <text:p text:style-name="P111"><text:span text:style-name="T153">Il SO mantiene una tabella contenente informazioni riguardanti tutti i file aperti in cui effettua inserimenti quando avviene un'operazione </text:span><text:span text:style-name="T32">open </text:span><text:span text:style-name="T153">e rimozioni nel caso di </text:span><text:span text:style-name="T32">close.</text:span></text:p>
      <text:p text:style-name="P211">Fa ricorso a due livelli di tabelle: una per ciascun processo ed una di sistema.</text:p>
      <text:p text:style-name="P111"><text:span text:style-name="T153">La </text:span><text:span text:style-name="T32">tabella dei file aperti</text:span><text:span text:style-name="T153"> presenta anche un contatore delle apertura associato ad ogni file, che viene decrementato ad ogni </text:span><text:span text:style-name="T32">close</text:span><text:span text:style-name="T153">. Raggiunto lo zero, il file non è più in uso e viene eliminato dalla tabella.</text:span></text:p>
      <text:p text:style-name="P211"/>
      <text:p text:style-name="P212">Ci sono diverse informazioni associate a ciascun file aperto:</text:p>
      <text:list xml:id="list996565568" text:style-name="L61">
        <text:list-item>
          <text:p text:style-name="P473"><text:span text:style-name="T186">Puntatore al file,</text:span><text:span text:style-name="T153"> che indica l'ultima posizione di lettura e scrittura </text:span><text:span text:style-name="T179">ed è unico per ogni processo.</text:span></text:p>
        </text:list-item>
        <text:list-item>
          <text:p text:style-name="P474"><text:span text:style-name="T186">Contatore dei file aperti,</text:span><text:span text:style-name="T153"> che tiene traccia del numero di </text:span><text:span text:style-name="T32">open</text:span><text:span text:style-name="T153"> e </text:span><text:span text:style-name="T32">close</text:span><text:span text:style-name="T153">.</text:span></text:p>
        </text:list-item>
        <text:list-item>
          <text:p text:style-name="P474"><text:span text:style-name="T186">Posizione nel disco del file, </text:span><text:span text:style-name="T153">l'informazione necessaria per localizzare il file, che </text:span><text:soft-page-break/><text:span text:style-name="T153">viene mantenuta in memoria.</text:span></text:p>
        </text:list-item>
        <text:list-item>
          <text:p text:style-name="P474"><text:span text:style-name="T186">Diritti di accesso,</text:span><text:span text:style-name="T153"> informazione contenuta nella tabella del processo, in modo che il SO possa permettere o meno le richieste di I/O rispetto alle modalità con cui il file è stato aperto.</text:span></text:p>
        </text:list-item>
      </text:list>
      <text:p text:style-name="P213"/>
      <text:p text:style-name="P112"><text:span text:style-name="T153">Il file system ed il SO devono saper riconoscere e getire i diversi tipi di file ed una tecnica comune per fare ciò è avere </text:span><text:span text:style-name="T32">nome.estensione</text:span><text:span text:style-name="T153">, dove il nome può essere di 8 caratteri e l'estensione di 3.</text:span></text:p>
      <text:p text:style-name="P214"/>
      <text:p text:style-name="P113"><text:span text:style-name="T153">In </text:span><text:span text:style-name="T32">MS-DOS</text:span><text:span text:style-name="T153"> i file erano divisi in </text:span><text:span text:style-name="T186">eseguibili</text:span><text:span text:style-name="T153">, che contenevano programmi eseguibili sotto il controllo del DOS, e </text:span><text:span text:style-name="T186">dati</text:span><text:span text:style-name="T153">, che contenevano informazioni utilizzabili dagli eseguibili. Questi potevano avere 3 estensioni: </text:span><text:span text:style-name="T32">COM </text:span><text:span text:style-name="T153">o </text:span><text:span text:style-name="T32">EXE</text:span><text:span text:style-name="T153">, nel caso contenessero programmi, oppure </text:span><text:span text:style-name="T32">BAT</text:span><text:span text:style-name="T153">, nel caso si trattasse di comandi DO</text:span><text:span text:style-name="T180">S. </text:span><text:span text:style-name="T181">I file dati invece potevano averne una qualsiasi (anche mancante) e venivano creati ed usati dai file eseguibili.</text:span></text:p>
      <text:p text:style-name="P215"/>
      <text:p text:style-name="P114"><text:span text:style-name="T181">I</text:span><text:span text:style-name="T153">n </text:span><text:span text:style-name="T32">UNIX</text:span><text:span text:style-name="T153"> i file sono sequenze di byte eseguibili solo se nel formato appropriato </text:span><text:span text:style-name="T182">e che si presentano divisi in 5 sezioni: </text:span><text:span text:style-name="T183">intestazione, testo, dati, bit di rilocazione e tabella dei simboli.</text:span></text:p>
      <text:p text:style-name="P115"><text:span text:style-name="T183">L'</text:span><text:span text:style-name="T153">intestazione inizia con una parte detta </text:span><text:span text:style-name="T186">magic number</text:span><text:span text:style-name="T153">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216"/>
      <text:p text:style-name="P116"><text:span text:style-name="T153">I metodi di accesso possono essere </text:span><text:span text:style-name="T186">sequenziali</text:span><text:span text:style-name="T153"> (</text:span><text:span text:style-name="T32">read next, write next, reset, rewrite</text:span><text:span text:style-name="T153">), </text:span><text:span text:style-name="T186">diretti </text:span><text:span text:style-name="T153">(</text:span><text:span text:style-name="T32">read n, write n, position to n, read next, write next, rewrite n</text:span><text:span text:style-name="T153">) o di altro tipo ancora.</text:span></text:p>
      <text:p text:style-name="P217"/>
      <text:p text:style-name="P117"><text:span text:style-name="T153">I file sono di solito raggruppati in base alle loro caratteristiche o secondo criteri di comodità. Le directory rispondono a queste necessità e la loro struttura risiede sul disco. </text:span><text:span text:style-name="T184">Il file system viene suddiviso in aree separate dette partizioni, che contengono file e directory.</text:span></text:p>
      <text:p text:style-name="P118"><text:span text:style-name="T184">L</text:span><text:span text:style-name="T153">e informazioni sui file di ciascuna partizione sono memorizzate negli elementi della </text:span><text:span text:style-name="T186">directory del dispositivo </text:span><text:span text:style-name="T153">o </text:span><text:span text:style-name="T186">tabella dei contenuti del volume.</text:span><text:span text:style-name="T153"> </text:span><text:span text:style-name="T185">Essa c</text:span><text:span text:style-name="T153">ontiene: nome, tipo, indirizzo, lunghezza corrente e massima, data di ultimo accesso ed ultima modifica, ID del proprietario ed informazioni di protezione.</text:span></text:p>
      <text:p text:style-name="P435">La directory può essere considerata come una tabel<text:span text:style-name="T453">la </text:span>di simboli che traduce i nomi dei file negli elementi contenuti in essa.</text:p>
      <text:p text:style-name="P434">Può essere organizzata in diversi modi e permette diverse operazioni: ricerca, creazione, cancellazione e ridenominazione di un file, elencazione di una directory ed attraversamento del file system.</text:p>
      <text:p text:style-name="P218">L'organizzazione logica di directory porta diversi vantaggi: rende efficiente la localizzazione di un file, consente di raggrupparli in base alle proprietà ed inoltre consente ad utenti diversi di assegnare lo stesso nome a file differenti.</text:p>
      <text:p text:style-name="P218"/>
      <text:p text:style-name="P97"><text:span text:style-name="T186">Una </text:span><text:span text:style-name="T229">directory a singolo livello</text:span><text:span text:style-name="T186"> presenta una struttura semplice in cui tutti i file sono contenuti nella stessa directory, ma questo diventa problematico nel caso aumenti il numero di utenti e file. Non è possibile avere file con gli stessi nomi e non c'è alcuna divisione in gruppi.</text:span></text:p>
      <text:p text:style-name="P219"/>
      <text:p text:style-name="P98"><text:span text:style-name="T186">Una </text:span><text:span text:style-name="T229">directory a due livelli</text:span><text:span text:style-name="T186"> presenta directory separate per ogni utente </text:span><text:span text:style-name="T454">(</text:span>UFD<text:span text:style-name="T454">) </text:span><text:span text:style-name="T186">e con struttura simile. Contenendo soltanto file del proprietario è possibile avere file con lo stesso nome creati da utenti diversi e si hanno ricerche efficienti.</text:span></text:p>
      <text:p text:style-name="P220"><text:soft-page-break/></text:p>
      <text:p text:style-name="P99"><text:span text:style-name="T186">Nelle </text:span><text:span text:style-name="T229">directory con struttura ad albero, </text:span><text:span text:style-name="T220">in particolare in UNIX, gli utenti dispongono di una directory corrente </text:span><text:span text:style-name="T221">e possono crearvi sottodirectory e file. Se si vuole un file che non è nella directory corrente si può usare il pathname del file oppure si cambia directory corrente. I pathname possono essere assoluti o relativi.</text:span></text:p>
      <text:p text:style-name="P221"/>
      <text:p text:style-name="P100"><text:span text:style-name="T221">L</text:span><text:span text:style-name="T186">e </text:span><text:span text:style-name="T229">directory con struttura a grafo aciclica </text:span><text:span text:style-name="T186">permettono di avere sottodirectory e file condivisi, ma anziché duplicare le informazioni vengono usati collegamenti. </text:span><text:span text:style-name="T222">In tal modo si hanno nomi diversi per riferirisi allo stesso file, cioè si hanno file con più pathname assoluti.</text:span></text:p>
      <text:p text:style-name="P222">La cancellazione è problematica poichè potrebbero esserci altri puntatori o link simbolici che conducono al file condiviso appena rimosso: una soluzione è mantenere un contatore dei riferimenti e procedere all'eliminazione solo se questi è 0.</text:p>
      <text:p text:style-name="P222"/>
      <text:p text:style-name="P101"><text:span text:style-name="T186">Una </text:span><text:span text:style-name="T229">directory con struttura a grafo generale</text:span><text:span text:style-name="T186"> presenta problemi relativi all'attraversamente, in quanto bisogna accettarsi che non vi siano problemi con i cicli. </text:span><text:span text:style-name="T223">È possibile impiegare diverse tecniche per prevenirli: si possono consentire solo link ai file e non alle sottodirectory, si può effettuare </text:span><text:span text:style-name="T421">garbage collection, </text:span><text:span text:style-name="T223">cioè si elimina periodicamente ciò che non è più accessibile, e si </text:span><text:span text:style-name="T228">può</text:span><text:span text:style-name="T223"> controlla</text:span><text:span text:style-name="T228">re</text:span><text:span text:style-name="T223"> che un aggiunta di un nuovo link non comporti la nascita di un ciclo.</text:span></text:p>
      <text:p text:style-name="P223"/>
      <text:p text:style-name="P102"><text:span text:style-name="T223">I</text:span><text:span text:style-name="T186">l file system, prima di essere messo a disposizione dei processi, deve essere </text:span><text:span text:style-name="T229">montato</text:span><text:span text:style-name="T186"> in un punto detto </text:span><text:span text:style-name="T229">punto di montaggio.</text:span></text:p>
      <text:p text:style-name="P297"/>
      <text:p text:style-name="P103"><text:span text:style-name="T186">La condivisione di file può essere molto utile nei sistemi multiutente, in quanto ottimizza l'uso della memoria e permette maggior throughput. Richiede però un opportuno schema di protezione. Nei sistemi distribuiti il tramite per la condivisione è la rete e l'implementazione più nota è il </text:span><text:span text:style-name="T229">Network File System.</text:span></text:p>
      <text:p text:style-name="P104"><text:span text:style-name="T186">Nel caso di utenti multipli, è necessario identificarli e diventano importanti i concetti di </text:span>proprietario <text:span text:style-name="T186">e </text:span>gruppo.</text:p>
      <text:p text:style-name="P224">Per quanto riguarda i file system remoti si ricorre al modello client-server, in cui vengono montati più calcolatori remoti in uno locale, che prende il nome di server. I client sono i calcolatori che richiedono i file del server.</text:p>
      <text:p text:style-name="P224"/>
      <text:p text:style-name="P225">Quando si condividono i file è necessario parlare anche di <text:span text:style-name="T4">semantica</text:span>: nel caso di UNIX, le scritture di un file apert<text:span text:style-name="T455">o</text:span>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422">i.</text:span></text:p>
      <text:p text:style-name="P225"/>
      <text:p text:style-name="P226">Il proprietario di un file deve poter controllare le operazioni possibili sui file e a chi permetterne l'esecuzione, per evitare che avvengano operazioni indesiderate. <text:span text:style-name="T423">I due metodi più comunemente usati sono la memorizzazione degli elementi usando una </text:span><text:span text:style-name="T124">lista di accesso</text:span><text:span text:style-name="T423"> oppure associando ad ogni file una </text:span><text:span text:style-name="T124">parola chiave.</text:span></text:p>
      <text:p text:style-name="P227">Quando si usa un <text:span text:style-name="T4">elenco di controllo degli accessi</text:span> si ricorre a liste <text:span text:style-name="T424">in cui sono specificati i nomi degli utenti ed i relativi tipi di accesso consentiti. Per condensarne la lunghezza, gli utenti sono raggruppati in </text:span><text:span text:style-name="T125">proprietario, gruppo e universo.</text:span></text:p>
      <text:p text:style-name="P105"/>
      <text:p text:style-name="P373"><text:span text:style-name="T424">Capitolo 1</text:span><text:span text:style-name="T425">2: </text:span><text:span text:style-name="T438">Realizzazione del File System</text:span></text:p>
      <text:p text:style-name="P228">Esistono tre requisiti essenziali da soddisfare per memorizzare delle informazioni a lungo termine:</text:p>
      <text:list xml:id="list4160327924" text:style-name="L62">
        <text:list-item>
          <text:p text:style-name="P436">Si deve disporre di un'enorme quantità di spazio.</text:p>
        </text:list-item>
        <text:list-item>
          <text:p text:style-name="P436"><text:soft-page-break/>Le informazioni devono sopravvivere alla terminazione del processo che le usa.</text:p>
        </text:list-item>
        <text:list-item>
          <text:p text:style-name="P436">Più processi devono poter accedere alle informazioni in modo concorrente.</text:p>
        </text:list-item>
      </text:list>
      <text:p text:style-name="P228">Il <text:span text:style-name="T4">file system </text:span>è l'insieme delle strutture dati e dei metodi che ci permettono la registrazione e l'accesso a dati e programmi presenti in un sistema di calcolo. <text:span text:style-name="T427">La </text:span><text:span text:style-name="T428">sua struttura</text:span><text:span text:style-name="T427"> è divisa in una parte di interfaccia utente ed un'altra che comprende algoritmi e strutture dati.</text:span></text:p>
      <text:p text:style-name="P229"/>
      <text:p text:style-name="P230"><text:span text:style-name="T428">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95">settori</text:span>, la cui dimensione varia da 32 a 4096 byte. <text:span text:style-name="T426">I dischi possono essere riscritti localmente, cioè possono essere letti, modificati e riscritti nella stessa posizione, e sono accessibili direttamente.</text:span></text:p>
      <text:p text:style-name="P229"/>
      <text:p text:style-name="P231">Gli strati visibili all'utente sono quello dei <text:span text:style-name="T95">programmi applicativi</text:span> e quello del <text:span text:style-name="T95">file system logico,</text:span> mentre negli strati del SO si trovano il <text:span text:style-name="T95">modulo organizzazione dei file, </text:span>il <text:span text:style-name="T95">file system di base</text:span>, i <text:span text:style-name="T95">controlli I/O</text:span> ed i <text:span text:style-name="T95">dispositivi.</text:span></text:p>
      <text:p text:style-name="P231"/>
      <text:p text:style-name="P232">Il livello più basso, il <text:span text:style-name="T4">controllo dell'I/O</text:span>, è costituito dai driver dei dispositibi e dai gestori di interrupt per trasferire le informazioni tra memoria ed il sistema dei dischi.</text:p>
      <text:p text:style-name="P233">Il <text:span text:style-name="T4">file system di base</text:span> deve inviare generici comandi all'appropriato driver di dispositivo per leggere e scrivere blocchi fisici sul disco, i quali sono identificati dai loro indirizzi numerici.</text:p>
      <text:p text:style-name="P234">Il <text:span text:style-name="T4">modulo di organizzazione dei file</text:span> è a conoscenza dei file e dei loro blocchi logici, così come dei blocchi fisici del disco, e comprende anche il gestore dello spazio libero.</text:p>
      <text:p text:style-name="P234">Il <text:span text:style-name="T4">file system logico</text:span> utilizza la struttura di directory per fornire al modulo di organizzazione dei file le informazioni di cui questo necessita e si occupa anche di protezione e sicurezza.</text:p>
      <text:p text:style-name="P234"/>
      <text:p text:style-name="P234">Alcuni SO, tra cui UNIX, trattano le directory come i file e per distinguerli ricorrono ad un campo aggiuntivo, menter altri, come Windows NT, usano system call diverse.</text:p>
      <text:p text:style-name="P234"/>
      <text:p text:style-name="P235">Le strutture necessarie alla realizzazione di un file system che sono presenti nei dischi sono:</text:p>
      <text:list xml:id="list2111872191" text:style-name="L63">
        <text:list-item>
          <text:p text:style-name="P448">blocco di controllo d'avviamento <text:span text:style-name="T32">(</text:span><text:span text:style-name="T127">boot control block</text:span><text:span text:style-name="T32">), che contiene le informazioni necessarie al sistema per l'avviamento di un SO;</text:span></text:p>
        </text:list-item>
        <text:list-item>
          <text:p text:style-name="P448">blocchi di controllo delle partizioni <text:span text:style-name="T32">(</text:span><text:span text:style-name="T127">partition control block</text:span><text:span text:style-name="T32">), ciascuno con i dati della relativa partizione, come numero e dimensione dei blocchi nel disco ed il contatore dei blocchi liberi;</text:span></text:p>
        </text:list-item>
        <text:list-item>
          <text:p text:style-name="P448">strutture di directory<text:span text:style-name="T32">, che si usano per organizzare i file;</text:span></text:p>
        </text:list-item>
        <text:list-item>
          <text:p text:style-name="P448">descrittori di file<text:span text:style-name="T32">, che contengono i permessi di accesso, proprietari, dimensioni e locazioni dei blocchi di dati,ecc.</text:span></text:p>
        </text:list-item>
      </text:list>
      <text:p text:style-name="P236">Tra le strutture in memoria ci sono invece:</text:p>
      <text:list xml:id="list333334776" text:style-name="L64">
        <text:list-item>
          <text:p text:style-name="P449">tabella delle partizioni,<text:span text:style-name="T32"> che contiene informazioni su ciascuna delle partizioni montate;</text:span></text:p>
        </text:list-item>
        <text:list-item>
          <text:p text:style-name="P449">struttura di directory,<text:span text:style-name="T32"> che contiene le informazioni relative a tutte le directory recentemente utilizzate;</text:span></text:p>
        </text:list-item>
        <text:list-item>
          <text:p text:style-name="P449">tabella generale dei file aperti, <text:span text:style-name="T59">che contiene una copia del descrittore di file per ciascuno di quelli aperti, insieme ad altre informazioni;</text:span></text:p>
        </text:list-item>
        <text:list-item>
          <text:p text:style-name="P450">tabella dei file aperti per ciascun processo, <text:span text:style-name="T32">che contiene un puntatore all'appropriato elemento della tabella generale dei file aperti, assieme ad altre informazioni.</text:span></text:p>
        </text:list-item>
      </text:list>
      <text:p text:style-name="P237"/>
      <text:p text:style-name="P298"><text:soft-page-break/><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27">descrittore di file</text:span><text:span text:style-name="T32">, in Windows NT invece </text:span><text:span text:style-name="T127">file handle</text:span><text:span text:style-name="T32">, mentre in altri ancora </text:span><text:span text:style-name="T127">file control block.</text:span></text:p>
      <text:p text:style-name="P238"/>
      <text:p text:style-name="P299"><text:span text:style-name="T32">I SO moderni gestiscono più file system contemporaneamente e, per 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239">Il file system viene organizzato in tre strati principali:</text:p>
      <text:list xml:id="list294973661" text:style-name="L65">
        <text:list-item>
          <text:p text:style-name="P451"><text:span text:style-name="T32">il primo è </text:span><text:span text:style-name="T127">l'interfaccia del file system</text:span><text:span text:style-name="T32">, basata sulle chiamate &lt;open&gt;, &lt;write&gt;, &lt;read&gt;, &lt;close&gt; e sui descrittori di file;</text:span></text:p>
        </text:list-item>
        <text:list-item>
          <text:p text:style-name="P451"><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27">vnode</text:span><text:span text:style-name="T32">, che contiene un identificatore numerico unico per ciascun file;</text:span></text:p>
        </text:list-item>
        <text:list-item>
          <text:p text:style-name="P451"><text:span text:style-name="T32">lo strato che realizza il </text:span><text:span text:style-name="T127">protocollo NFS</text:span><text:span text:style-name="T32"> è il più basso.</text:span></text:p>
        </text:list-item>
      </text:list>
      <text:p text:style-name="P239"/>
      <text:p text:style-name="P240">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p>
      <text:p text:style-name="P240"/>
      <text:p text:style-name="P300"><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text:span><text:span text:style-name="T81">r</text:span><text:span text:style-name="T32">ca, ma che presenta il problema delle collisioni. </text:span><text:span text:style-name="T61">In entrambi </text:span><text:span text:style-name="T82">i </text:span><text:span text:style-name="T61">casi bisogna anche capire dove memorizzare gli attributi.</text:span></text:p>
      <text:p text:style-name="P241"/>
      <text:p text:style-name="P301"><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40">contigua, concatenata </text:span><text:span text:style-name="T62">oppure</text:span><text:span text:style-name="T140"> indicizzata.</text:span></text:p>
      <text:p text:style-name="P242"/>
      <text:p text:style-name="P302"><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243">Viene usata spesso nei file system di CD-ROM e DVD.</text:p>
      <text:p text:style-name="P243"/>
      <text:p text:style-name="P303"><text:span text:style-name="T32">Nell'</text:span>allocazione concatenata<text:span text:style-name="T32"> ogni file è costituito da una lista concatenata di blocchi del disco, i quali possono essere sparsi ovunque. Ogni blocco ha un puntatore al blocco 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per file ad accesso sequenziale, in quanto per trovare l'i-esimo blocco bisogna partire dall'inizio e seguire tutti i puntatori. </text:span><text:span text:style-name="T65">La soluzione più comune consiste nell'allocare gruppi di blocchi, detti </text:span><text:span text:style-name="T429">cluster</text:span><text:span text:style-name="T65">, il che migliora le prestazioni, ma aumenta la frammentazione </text:span><text:soft-page-break/><text:span text:style-name="T65">interna. Va infine notato che le liste di blocchi sono fragili: basta perdere un unico puntatore ed una gran quantità di dati diventa inaccessibile.</text:span></text:p>
      <text:p text:style-name="P244"/>
      <text:p text:style-name="P304"><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30">tabella di allocazione dei file </text:span><text:span text:style-name="T66">(</text:span><text:span text:style-name="T430">FAT</text:span><text:span text:style-name="T66">) per ogni partizione, che contiene un elemento per ogni blocco del disco.</text:span></text:p>
      <text:p text:style-name="P305"><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245"/>
      <text:p text:style-name="P306"><text:span text:style-name="T32">Nell'</text:span>allocazione indicizzata<text:span text:style-name="T32"> l'elenco dei blocchi che compongono un file viene memorizzato in un blocco detto </text:span><text:span text:style-name="T127">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2840067178" text:style-name="L66">
        <text:list-item>
          <text:p text:style-name="P452">schema concatenato<text:span text:style-name="T32">, che permette la presenza di file lunghi collegando tra loro più blocchi indice.</text:span></text:p>
        </text:list-item>
        <text:list-item>
          <text:p text:style-name="P452">Indice a più livelli,<text:span text:style-name="T95"> </text:span><text:span text:style-name="T32">in cui un blocco indice di primo livello punta ad un insieme di blocchi indice di secondo livello, i quali puntano ai blocchi dei file.</text:span></text:p>
        </text:list-item>
        <text:list-item>
          <text:p text:style-name="P452">Schema combinato,<text:span text:style-name="T32"> in cui ad ogni file viene associato un </text:span><text:span text:style-name="T127">inode</text:span><text:span text:style-name="T32"> contenente 15 puntatori: i primi 12 sono puntatori a blocchi diretti, il 13esimo è </text:span><text:span text:style-name="T127">indiretto singolo</text:span><text:span text:style-name="T32">, cioè punta ad un blocco indice che non contiene dati, ma indirizzi di blocchi che contengono dati; il 14esimo punta ad un blocco indiretto doppi</text:span><text:span text:style-name="T83">o</text:span><text:span text:style-name="T32"> ed il 15esimo ad uno triplo.</text:span></text:p>
        </text:list-item>
      </text:list>
      <text:p text:style-name="P246"/>
      <text:p text:style-name="P307"><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308"><text:span text:style-name="T32">Spesso la lista dei blocchi liberi viene implementata come una </text:span>mappa, o vettore, di bit,<text:span text:style-name="T95">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247"/>
      <text:p text:style-name="P309"><text:span text:style-name="T71">U</text:span><text:span text:style-name="T32">n'altra soluzione è quella di ricorrere ad una </text:span>lista concatenata<text:span text:style-name="T32">, in cui mantenere i blocchi liberi. Un puntatore al primo blocco della lista, che a sua volta contiene un puntatore al secondo, viene mantenuto in una speciale locazione del disco e caricato in memoria. Richiede poco spazio in memoria, ma l'allocazione di un'area di ampie dimensioni è costosa, mentre quella di aree libere contigue è molto difficoltosa.</text:span></text:p>
      <text:p text:style-name="P248"/>
      <text:p text:style-name="P310">Raggruppamento: <text:span text:style-name="T32">memorizzazione degli indirizzi di n blocchi liberi nel primo di questi. I primi n-1 blocchi sono effettivamente liberi, mentre l'ultimo contiene gli indirizzi di altri n blocchi.</text:span></text:p>
      <text:p text:style-name="P310">Conteggio:<text:span text:style-name="T32"> generalmente, i blocchi contigui possono essere allocati o liberati </text:span><text:soft-page-break/><text:span text:style-name="T32">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249"/>
      <text:p text:style-name="P250">I dischi tendono ad essere il principale collo di bottiglia per le prestazioni di un sistema, essendo i più lenti tra i componenti. L'uso efficiente di un disco dipende dalle tecniche di allocazione dello spazio su disco e dagli algoritmi di gestione delle directory.</text:p>
      <text:p text:style-name="P250">UNIX, ad esempio, prealloca gli i-node in una partizione e li distribuisce lungo essa, migliorando le prestazioni del file system. Gli algoritmi usati mantengono i blocchi di dati di un file vicini al blocco che ne contiene l'i-node allo scopo di ridurre il tempo di posizionamento.</text:p>
      <text:p text:style-name="P311"><text:span text:style-name="T32">Solitamente viene memorizzata la </text:span><text:span text:style-name="T127">data di ultima scrittura</text:span><text:span text:style-name="T32">, per fornire informazioni all'utente e determinare se il file necessiti di creazione o aggiornamento di copie di backup.</text:span><text:span text:style-name="T72"> Alcuni sistemi mantengono anche la </text:span><text:span text:style-name="T141">data di ultimo accesso.</text:span><text:span text:style-name="T72"> Mantenere queste informazioni significa che ad ogni lettura di un file c'è bisogno di leggere e scrivere l'elemento della directory ad essa associato.</text:span></text:p>
      <text:p text:style-name="P251"/>
      <text:p text:style-name="P374"><text:span text:style-name="T424">Capitolo 1</text:span><text:span text:style-name="T431">3: </text:span><text:span text:style-name="T438">Sistemi di I/O</text:span></text:p>
      <text:p text:style-name="P312"><text:span text:style-name="T72">I</text:span><text:span text:style-name="T32">l ruolo di un SO nell'I/O di un computer è quello di gestire e controllare le operazioni ed i dispositivi di I/O, i quali sono divisi per funzioni e velocità. Esistono molteplici metodi di controllo, che rappresentano il </text:span>sottosistema di I/O<text:span text:style-name="T32"> del kernel e servono a separare il nucleo dalla complessità di gestione di tali dispositivi. I </text:span>driver dei dispositivi<text:span text:style-name="T32"> offrono ai sottosistemi un'interfaccia uniforme per l'accesso ai dispositivi, </text:span><text:span text:style-name="T73">così come le system call fanno tra applicazioni e SO.</text:span></text:p>
      <text:p text:style-name="P313"><text:span text:style-name="T73">I </text:span><text:span text:style-name="T32">dispositivi di I/O sono divisi in tre categorie: </text:span><text:span text:style-name="T127">memoria secondaria e terziari</text:span><text:span text:style-name="T145">a</text:span><text:span text:style-name="T32">, come dischi e nastri, </text:span><text:span text:style-name="T127">dispositivi di trasmissione,</text:span><text:span text:style-name="T32"> come modem e schede di rete, e </text:span><text:span text:style-name="T127">interfaccia uomo-macchina</text:span><text:span text:style-name="T32">, come tastiera e schermo.</text:span></text:p>
      <text:p text:style-name="P252"/>
      <text:p text:style-name="P313"><text:span text:style-name="T32">Ogni dispositvo comunica con il sistema di calcolo tramite un punto di connessione (</text:span><text:span text:style-name="T127">porta</text:span><text:span text:style-name="T32">), inviando segnali attraverso un cavo o l'etere. Comunicano tra lo</text:span><text:span text:style-name="T84">r</text:span><text:span text:style-name="T32">o ed il nucleo mediante un bus, cioè un insieme formato da file e protocolli che specificano che messaggi si possano inviare lungo essi.</text:span></text:p>
      <text:p text:style-name="P314"><text:span text:style-name="T32">I messaggi vengono inviati tramite configurazione di livelli di tensione elettrica applicati ai fili con una scansione temporale ben definita. Un esempio classico, diven</text:span><text:span text:style-name="T85">u</text:span><text:span text:style-name="T32">to poi standard nei PC, è il bus </text:span>PCI<text:span text:style-name="T32">, che connette il sottosistema processore-memoria ai dispositivi veloci. Un bus di espansione si occupa invece di connettere i dispositivi relativamente lenti, come porte seriali o parallele.</text:span></text:p>
      <text:p text:style-name="P253"/>
      <text:p text:style-name="P315"><text:span text:style-name="T32">La parte hardware che svolge il ruolo di interfaccia tra il bus e i componenti di </text:span><text:span text:style-name="T74">I/O </text:span><text:span text:style-name="T32">è chiamata </text:span>controllore,<text:span text:style-name="T32"> il quale è un insieme di componenti elettronici che può far funzionare una porta, un bus o un dispositivo. La sua complessità dipende dall'attività che deve svolgere il suo dispositivo. Uno semplice è ad esempio quello delle porte seriali, per cui basta un singolo circuito integrato, mentre il controllore del </text:span><text:span text:style-name="T127">bus SCSI</text:span><text:span text:style-name="T32"> è spesso realizzato con una scheda circuitale separata (</text:span><text:span text:style-name="T127">adattatore</text:span><text:span text:style-name="T32">), che contiene un'unità di elaborazione, microcodice e memoria locale.</text:span></text:p>
      <text:p text:style-name="P254"/>
      <text:p text:style-name="P254">La comunicazione tra processore e controller avviene mediante scrittura e lettura di configurazioni di bit nei registri di dati e di controllo. Essa può avvenire in due modi:</text:p>
      <text:list xml:id="list391917393" text:style-name="L67">
        <text:list-item>
          <text:p text:style-name="P453">utilizzo di speciali istruzioni di <text:span text:style-name="T432">I/O, </text:span><text:span text:style-name="T32">che attivano le linee di bus che selezionano il giusto dispositivo e trasferiscono i bit nei, o dai, suoi registri.</text:span></text:p>
        </text:list-item>
        <text:list-item>
          <text:p text:style-name="P454"><text:soft-page-break/>I/O <text:span text:style-name="T433">associato alla memoria</text:span><text:span text:style-name="T75">, in cui ai registri del controller viene assegnata una sequenza di indirizzi in memoria centrale, in modo da avere trasferimenti diretti dei dati. L'efficienza del sistema aumenta, ma c'è il rischio di avere errori software, per cui diventa necessario impiegare tecniche di protezione della memoria.</text:span></text:p>
        </text:list-item>
      </text:list>
      <text:p text:style-name="P254"/>
      <text:p text:style-name="P316"><text:span text:style-name="T75">U</text:span><text:span text:style-name="T32">na</text:span> porta di <text:span text:style-name="T432">I/O </text:span><text:span text:style-name="T32">permette la trasmissione di informazioni tra il sistema centrale ed un dispositivi ed è composta da 4 registri:</text:span></text:p>
      <text:list xml:id="list3264998250" text:style-name="L68">
        <text:list-item>
          <text:p text:style-name="P455">status,<text:span text:style-name="T32"> che contiene dei bit che indicano lo stato della porta.</text:span></text:p>
        </text:list-item>
        <text:list-item>
          <text:p text:style-name="P455">Control<text:span text:style-name="T32">, che viene scritto dall'host per attivare un comando o cambiare il modo operativo del dispositivo.</text:span></text:p>
        </text:list-item>
        <text:list-item>
          <text:p text:style-name="P455">Data-in,<text:span text:style-name="T32"> che mantiene i dati che vengono letti dall'host.</text:span></text:p>
        </text:list-item>
        <text:list-item>
          <text:p text:style-name="P455">Data-out,<text:span text:style-name="T32"> che è il registro in cui l'host scrive i dati in output.</text:span></text:p>
        </text:list-item>
      </text:list>
      <text:p text:style-name="P255">In genere la loro dimensione varia tra 1 e 4 byte.</text:p>
      <text:p text:style-name="P255"/>
      <text:p text:style-name="P317"><text:span text:style-name="T32">Visto il grande numero di dispositivi, si ha l'esigenza di un controllo continuo ed asincrono dell'</text:span><text:span text:style-name="T74">I/O, </text:span><text:span text:style-name="T32">che viene fatto attraverso la negoziazione (</text:span><text:span text:style-name="T127">handshaking</text:span><text:span text:style-name="T32">).</text:span></text:p>
      <text:p text:style-name="P317"><text:span text:style-name="T32">Ad esempio, si assuma l'uso di due bit per controllare la relazione di tipo prod</text:span><text:span text:style-name="T86">uttore</text:span><text:span text:style-name="T32">/cons</text:span><text:span text:style-name="T86">umatore</text:span><text:span text:style-name="T32"> fra il controllore e la CPU. </text:span><text:span text:style-name="T76">Il controllore specifica il suo stato per mezzo del bit </text:span><text:span text:style-name="T142">busy</text:span><text:span text:style-name="T76"> del registro </text:span><text:span text:style-name="T142">status,</text:span><text:span text:style-name="T76"> ponendolo ad 1 in caso sia impegnato in un'operazione o a 0 altrimenti. La CPU comunica le sue richieste tramite il bit </text:span><text:span text:style-name="T142">command-ready</text:span><text:span text:style-name="T76"> del registro </text:span><text:span text:style-name="T142">command</text:span><text:span text:style-name="T76">, ponendolo ad 1 quando il controllore deve eseguire un comando. La CPU scrive in una porta coordinandosi con un controllore in questo modo:</text:span></text:p>
      <text:list xml:id="list2352443321" text:style-name="L69">
        <text:list-item>
          <text:p text:style-name="P456"><text:span text:style-name="T32">La CPU legge ripetutamente il bit </text:span><text:span text:style-name="T127">busy</text:span><text:span text:style-name="T32"> fin quando non è 0 (</text:span>attesa attiva <text:span text:style-name="T32">o </text:span>interrogazione ciclica<text:span text:style-name="T32">).</text:span></text:p>
        </text:list-item>
        <text:list-item>
          <text:p text:style-name="P456"><text:span text:style-name="T32">La CPU pone a 1 il bit </text:span><text:span text:style-name="T127">write</text:span><text:span text:style-name="T32"> nel registro </text:span><text:span text:style-name="T127">command</text:span><text:span text:style-name="T32"> e scrive un byte nel registro </text:span><text:span text:style-name="T127">data-out.</text:span></text:p>
        </text:list-item>
        <text:list-item>
          <text:p text:style-name="P456"><text:span text:style-name="T32">La CPU pone a 1 il bit </text:span><text:span text:style-name="T127">command-ready.</text:span></text:p>
        </text:list-item>
        <text:list-item>
          <text:p text:style-name="P456"><text:span text:style-name="T32">Quando il controller si accorge che il bit </text:span><text:span text:style-name="T127">command-ready</text:span><text:span text:style-name="T32"> è posto a 1, pone il bit </text:span><text:span text:style-name="T127">busy</text:span><text:span text:style-name="T32"> ad 1.</text:span></text:p>
        </text:list-item>
        <text:list-item>
          <text:p text:style-name="P456"><text:span text:style-name="T32">Il controller legge il registro </text:span><text:span text:style-name="T127">command</text:span><text:span text:style-name="T32"> e riceve il comando </text:span><text:span text:style-name="T127">write</text:span><text:span text:style-name="T32">, legge il registro </text:span><text:span text:style-name="T127">data-out</text:span><text:span text:style-name="T32"> ed effettua l'operazione.</text:span></text:p>
        </text:list-item>
        <text:list-item>
          <text:p text:style-name="P456"><text:span text:style-name="T32">Il controller pone a 0 il bit </text:span><text:span text:style-name="T127">command-ready</text:span><text:span text:style-name="T32"> e, se l'operazione è stata eseguita correttamente, pone a 0 il bit </text:span><text:span text:style-name="T127">error </text:span><text:span text:style-name="T32">del registro </text:span><text:span text:style-name="T127">status </text:span><text:span text:style-name="T32">ed il bit </text:span><text:span text:style-name="T127">busy.</text:span></text:p>
        </text:list-item>
      </text:list>
      <text:p text:style-name="P256">Tale sequenza si ripete per ogni byte.</text:p>
      <text:p text:style-name="P256"/>
      <text:p text:style-name="P318"><text:span text:style-name="T32">La CPU ha un contatto detto </text:span>linea di richiesta dell'interruzione<text:span text:style-name="T32">, del quale controlla lo stato dopo l'esecuzione di ogni istruzione. Quando rileva il segnale di un controllore, memorizza lo stato del processo corrente e salta alla </text:span>procedura di gestione delle interruzioni<text:span text:style-name="T32"> che si trova ad un indirizzo prefessito. Quando l'</text:span><text:span text:style-name="T74">I/O </text:span><text:span text:style-name="T32">è terminato, un interrupt segnala i dati che sono pronti ed il processo può essere ripreso. Nel frattempo, la CPU può mandare in esecuzione altri processi o altri thread dello stesso processo.</text:span></text:p>
      <text:p text:style-name="P319"><text:span text:style-name="T32"/></text:p>
      <text:p text:style-name="P319"><text:span text:style-name="T32">Il </text:span>vettore delle interruzioni<text:span text:style-name="T32"> è una tabella che associa ad ogni interrupt l'indirizzo di una corrispondente routine di gestione. In genere esistono due linee di richiesta: le </text:span>non mascherabili<text:span text:style-name="T32">, cioè gli errori di memoria irrecuperabili, e le </text:span>mascherabili<text:span text:style-name="T32">, cioè istruzioni che possono essere disattivate dalla CPU prima di una sequenza critica di istruzioni che non deve essere interrotta.</text:span></text:p>
      <text:p text:style-name="P319"><text:span text:style-name="T32">Un sistema di </text:span>livelli di priorità delle interruzioni<text:span text:style-name="T32"> permette di differire la gestione delle interruzioni permette ad un'interruzione di priorità alta di sospendere l'esecuzione di quella di una bassa.</text:span></text:p>
      <text:p text:style-name="P257"/>
      <text:p text:style-name="P320"><text:span text:style-name="T32">In molti sistemi si utilizza un'unità di elaborazione specializzata, detta controllore </text:span><text:soft-page-break/><text:span text:style-name="T32">dell'accesso diretto alla memoria (</text:span>DMA<text:span text:style-name="T32">). Il suo controllore è dedicato al trasferimento diretto delle informazioni dalle periferiche alla memoria centrale e viene pertanto usato nelle operazioni che coinvolgono grandi quantità di dati. Per dare avvio ad un trasferimento DMA, la CPU scrive in memoria un comando </text:span><text:span text:style-name="T77">che contiene un puntatore alla locazione dei dati ed un altro alla destinazione, ed il numero di byte da trasferire. Successivamente passa l'indirizzo del comando al controllore del DMA e prosegue con l'esecuzione di altro codice.</text:span></text:p>
      <text:p text:style-name="P321"><text:span text:style-name="T32">Con l'accesso diretto alla memoria virtuale (</text:span><text:span text:style-name="T127">DVMA</text:span><text:span text:style-name="T32">), l'accesso avviene allo spazio indirizzi virtuale del processo e non a quello fisico.</text:span></text:p>
      <text:p text:style-name="P258"/>
      <text:p text:style-name="P322"><text:span text:style-name="T32">È necessario avere un trattamento uniforme dei dispositivi di </text:span><text:span text:style-name="T74">I/O, </text:span><text:span text:style-name="T32">quindi le chiamate di sistema di </text:span><text:span text:style-name="T74">I/O </text:span><text:span text:style-name="T32">incapsulano il comportamento dei dispositivi in alcuni tipi generali. Le effettive differenze si trovano nei </text:span><text:span text:style-name="T127">driver</text:span><text:span text:style-name="T32">, moduli kernel dedicati a controllare ogni diverso dispositivo.</text:span></text:p>
      <text:p text:style-name="P322"><text:span text:style-name="T32">Per l'accesso delle applicazioni ai dispositivi, le chiamate di sistema uniformano i modi di accesso, raggruppando tutti i dispositivi in poche classi generali: </text:span><text:span text:style-name="T143">I/O </text:span><text:span text:style-name="T127">a blocchi</text:span><text:span text:style-name="T32"> o </text:span><text:span text:style-name="T127">flusso di caratteri, accesso mappato in memoria, socket di rete.</text:span><text:span text:style-name="T32"> È spesso presente anche una system call scappatoia (</text:span><text:span text:style-name="T127">back-door</text:span><text:span text:style-name="T32">), in cui rientra tutto ciò che non rienta nei casi precedenti (</text:span><text:span text:style-name="T127">ioctl</text:span><text:span text:style-name="T32"> per UNIX).</text:span></text:p>
      <text:p text:style-name="P259"/>
      <text:p text:style-name="P323"><text:span text:style-name="T32">L'interfaccia per i </text:span>dispositivi a blocchi<text:span text:style-name="T32"> sintetizza gli aspetti necessari per accedere alle unità a disco e ad altri dispositivi basati sul trasferimento di blocchi di dati. Di solito, le applicazioni comunicano con i dispositivi tramite un file system che funge da interfaccia, mentre altre volte i dispositivi sono trattati come una semplice sequenza lineare di blocchi. I file possono essere </text:span><text:span text:style-name="T127">associati alla memoria</text:span><text:span text:style-name="T32">, cioè si fa coincidere una parte dello spazio indirizzi virtuale di un processo con il contenuto di un file.</text:span></text:p>
      <text:p text:style-name="P323"><text:span text:style-name="T32">I </text:span>dispositivi a carattere<text:span text:style-name="T32"> sono dispositivi che generano o accettano una stream di dati, come tastiera e porte seriali, e che forniscono comandi come </text:span><text:span text:style-name="T127">get e put</text:span><text:span text:style-name="T32"> per singoli caratteri o parole.</text:span></text:p>
      <text:p text:style-name="P260"/>
      <text:p text:style-name="P324"><text:span text:style-name="T32">I modi di indirizzamento e le prestazioni tipiche di </text:span><text:span text:style-name="T74">I/O </text:span><text:span text:style-name="T32">di rete sono differenti da quelli dei dispositivi a blocchi o caratteri. La maggior parte dei SO fornisce un'interfaccia per l'</text:span><text:span text:style-name="T74">I/O </text:span><text:span text:style-name="T32">di rete diversa da quella per i dischi ed è spesso </text:span>socket.<text:span text:style-name="T32"> Le system call fornite permettono di creare un socket, collegarne uno locale ad un altro indirizzo, controllare se un'applicazione si sia inserita nel socket locale e inviare o ricevere pacchetti. Una funzione </text:span><text:span text:style-name="T127">select</text:span><text:span text:style-name="T32"> gestisce un insieme di socket, restituendo informazioni sui socket per i quali sono presenti pacchetti che attendono di essere ricevuti e su quelli che hanno spazio per accettare un pacchetto da inviare. </text:span><text:span text:style-name="T127">Select </text:span><text:span text:style-name="T32">inoltre elimina la necessità di interrogazione ciclica.</text:span></text:p>
      <text:p text:style-name="P261"/>
      <text:p text:style-name="P262">La maggior parte dei computer ha temporizzatori ed orologi hardware che offrono tre funzioni essenziali: segnare l'ora corrente, segnalare il lasso di tempo nascosto e regolare un temporizzatore per avviare l'operazione x al tempo t.</text:p>
      <text:p text:style-name="P325"><text:span text:style-name="T32">Il dispositivo che si occupa delle ultime due funzioni è detto </text:span>temporizzatore programmabile<text:span text:style-name="T32"> e si può regolare in modo da generare un segnale di interruzione passato un certo tempo. Viene usato anche per segnalare lo scadere della </text:span><text:span text:style-name="T127">slice</text:span><text:span text:style-name="T32"> di tempo di un processo e per riversare periodicamente nei dischi il contenuto della cache. Per l'ora corrente vi è un contatore di interrupt ad alta frequenza chiamato </text:span>orologio hardware<text:span text:style-name="T32">.</text:span></text:p>
      <text:p text:style-name="P262"/>
      <text:p text:style-name="P326"><text:span text:style-name="T32">Un altro aspetto delle chiamate del sistema è la scelta tra </text:span><text:span text:style-name="T74">I/O </text:span>bloccante<text:span text:style-name="T32">, che sospende l'esecuzione dell'applicazione che l'ha invocata, e </text:span>non bloccante, <text:span text:style-name="T32">che restituisce rapidamente il controllo. Un'alternativa a quest'ultime è costituita dalle chiamate del sistema </text:span>asincrone<text:span text:style-name="T32">, con cui l'applicazione continua ad essere eseguita ed il </text:span><text:soft-page-break/><text:span text:style-name="T32">completamento dell'</text:span><text:span text:style-name="T74">I/O </text:span><text:span text:style-name="T32">viene notificato successivamente.</text:span></text:p>
      <text:p text:style-name="P263"/>
      <text:p text:style-name="P327"><text:span text:style-name="T32">Molti dei servizi riguardanti l'</text:span><text:span text:style-name="T74">I/O </text:span><text:span text:style-name="T32">sono offerti dal sottosistema per l'</text:span><text:span text:style-name="T74">I/O </text:span><text:span text:style-name="T32">del nucleo e sono realizzati a partire dai dispositivi e dai rispettivi driver. Fare lo scheduling di un insieme di richieste di </text:span><text:span text:style-name="T74">I/O </text:span><text:span text:style-name="T32">significa stabilirne un ordine di esecuzione efficace ed è necessario per:</text:span></text:p>
      <text:list xml:id="list2261701148" text:style-name="L70">
        <text:list-item>
          <text:p text:style-name="P437">migliorare le prestazioni globali del sistema;</text:p>
        </text:list-item>
        <text:list-item>
          <text:p text:style-name="P437">distribuire equamente gli accessi ai dispositivi;</text:p>
        </text:list-item>
        <text:list-item>
          <text:p text:style-name="P457"><text:span text:style-name="T32">ridurre il tempo di attesa medio per il completamento di un'operazione di </text:span><text:span text:style-name="T74">I/O </text:span><text:span text:style-name="T32">associata ad un dispositivo.</text:span></text:p>
        </text:list-item>
      </text:list>
      <text:p text:style-name="P328"><text:span text:style-name="T32">I progettisti di SO realizzano lo scheduling mantenendo una co</text:span><text:span text:style-name="T87">d</text:span><text:span text:style-name="T32">a di richieste associata ad ogni dispositivo: quando un'applicazione richiede l'esecuzione a sistema di </text:span><text:span text:style-name="T74">I/O </text:span><text:span text:style-name="T32">bloccante viene aggiunta alla coda e lo scheduler si occupa di riordinarla.</text:span></text:p>
      <text:p text:style-name="P264"/>
      <text:p text:style-name="P264">Un altro metodo per migliorare l'efficienza è l'uso di spazio di memorizzazione nella memoria centrale o nei dischi, per tecniche di memorizzazione transitoria, uso di cache e di code.</text:p>
      <text:p text:style-name="P329"><text:span text:style-name="T32">Una </text:span>memoria di transito<text:span text:style-name="T32"> (</text:span>buffer<text:span text:style-name="T32">) è un'area di memoria che contiene dati mentre essi vengono trasferiti. Viene usata per 3 ragioni:</text:span></text:p>
      <text:list xml:id="list2559332683" text:style-name="L71">
        <text:list-item>
          <text:p text:style-name="P438">sincronizzare dispositivi caratterizzati da diverse velocità di trasferimento;</text:p>
        </text:list-item>
        <text:list-item>
          <text:p text:style-name="P438">gestione dei dispositivi che trasferiscono blocchi di dati in blocchi di dimensioni diverse;</text:p>
        </text:list-item>
        <text:list-item>
          <text:p text:style-name="P458"><text:span text:style-name="T32">realizzare la </text:span><text:span text:style-name="T127">semantica delle copie: </text:span><text:span text:style-name="T32">un meccanismo per la coerenza delle informazioni.</text:span></text:p>
        </text:list-item>
      </text:list>
      <text:p text:style-name="P265"/>
      <text:p text:style-name="P330"><text:span text:style-name="T32">Una </text:span>cache<text:span text:style-name="T32"> è una memoria ad alta velocità usata dai dispositivi di </text:span><text:span text:style-name="T74">I/O </text:span><text:span text:style-name="T32">per rendere più efficace il trasferimento di dati, mantenendo copie di dati contenuti in un dispositivo. Si distingue da un buffer poichè le sue informazioni sono per definizione delle copie, mentre i buffer contengono dati di cui non esiste copia.</text:span></text:p>
      <text:p text:style-name="P266"/>
      <text:p text:style-name="P331"><text:span text:style-name="T32">Una coda di file da stampare (</text:span>spool<text:span text:style-name="T88">)</text:span><text:span text:style-name="T32"> è una memoria di transito contenente dati per un dispositivo che non può accettare flussi di dati intercalati. La tecnica di accodamento (</text:span>spooling<text:span text:style-name="T32">) viene realizzata con un buffer particolare, lo </text:span><text:span text:style-name="T127">spool,</text:span><text:span text:style-name="T32"> e con essa si ottiene un uso esclusivo dei dispositivi: se più applicazioni richiedono simultaneamente una stampa, bisogna evitare stampe di documenti con dati interfogliati. In alcuni SO è gestito da un processo di sistema specializzato (</text:span><text:span text:style-name="T127">daemon di spool</text:span><text:span text:style-name="T32">), in altri da un thread di kernel.</text:span></text:p>
      <text:p text:style-name="P267"/>
      <text:p text:style-name="P332"><text:span text:style-name="T32">Il SO deve proteggersi dal malfunzionamento dei dispositivi e gli errori vengono classificati in </text:span><text:span text:style-name="T127">transitori </text:span><text:span text:style-name="T32">e </text:span><text:span text:style-name="T127">permanenti</text:span><text:span text:style-name="T32">. Nel primo caso il SO può tentare di recuperare la situazione, cosa ben più difficile nel secondo caso. Alcuni SO, come UNIX, forniscono una mappatura degli errori, </text:span><text:span text:style-name="T78">mentre alcuni tipi di hardware forniscono un protocollo di rilevazione degli errori.</text:span></text:p>
      <text:p text:style-name="P268"/>
      <text:p text:style-name="P333"><text:span text:style-name="T78">I</text:span><text:span text:style-name="T32">l SO utilizza particolari strutture dati interne al kernel per mantenere informazioni riguardo allo stato dei componenti coinvolti nelle operazioni di </text:span><text:span text:style-name="T74">I/O. </text:span><text:span text:style-name="T32">Sia UNIX che Windows ricorrono all'approccio della programmazione orientata agli oggetti per garantire efficienza.</text:span></text:p>
      <text:p text:style-name="P269"/>
      <text:p text:style-name="P334"><text:span text:style-name="T32">In MS-DOS la prima parte del nome di un file indica in modo univoco una periferica: ad esempio '</text:span>C:<text:span text:style-name="T32">'</text:span> <text:span text:style-name="T32">è la parte iniziale di ogni nome di file residente nell'unità dischi principale e per convenzione vi si associa uno specifico indirizzo di porta.</text:span></text:p>
      <text:p text:style-name="P334"><text:span text:style-name="T32">In UNIX non c'è, nel pathname, una vera separazione tra dispositivo e nome del file, ma si impie</text:span><text:span text:style-name="T89">g</text:span><text:span text:style-name="T32">a una </text:span>tabella di montaggio<text:span text:style-name="T32"> per associare un prefisso di pathname ad uno specifico nome di dispositivo. </text:span><text:span text:style-name="T79">Il nome del dispositivo viene rappresentato come un oggetto </text:span><text:soft-page-break/><text:span text:style-name="T79">del file system con la forma di una coppia di numeri </text:span><text:span text:style-name="T144">&lt;principale, secondario&gt;, </text:span><text:span text:style-name="T79">dove il primo individua il driver del dispositivo ed il secondo l'indirizzo della porta del controller.</text:span></text:p>
      <text:p text:style-name="P270"/>
      <text:p text:style-name="P335"><text:span text:style-name="T79">L'</text:span><text:span text:style-name="T74">I/O </text:span><text:span text:style-name="T32">è un fattore predominante nelle performance di un sistema e per migliorarne l'efficienza si applicano diversi principi:</text:span></text:p>
      <text:list xml:id="list3561345991" text:style-name="L72">
        <text:list-item>
          <text:p text:style-name="P439">ridurre il numero dei cambi di contesto;</text:p>
        </text:list-item>
        <text:list-item>
          <text:p text:style-name="P439">ridurre il numero di copiature dei dati nella memoria durante i trasferimenti tra dispositivi e applicazioni;</text:p>
        </text:list-item>
        <text:list-item>
          <text:p text:style-name="P439">ridurre la frequenza degli interrupt preferendo trasferimenti di grandi quantità di dati: usare controller intelligenti e l'interrogazione ciclica;</text:p>
        </text:list-item>
        <text:list-item>
          <text:p text:style-name="P439">aumentare il tasso di concorrenza usando controllori DMA o bus dedicati, per sollevare la CPU dalle semplici copiature;</text:p>
        </text:list-item>
        <text:list-item>
          <text:p text:style-name="P439">implementare le primitive in hardware, dove possibile, per aumentare il parallelismo;</text:p>
        </text:list-item>
        <text:list-item>
          <text:p text:style-name="P459"><text:span text:style-name="T32">equilibrare le prestazioni di CPU, del sottosistema per la gestione della memoria, del bus e dell'</text:span><text:span text:style-name="T74">I/O: </text:span><text:span text:style-name="T32">il sovraccarico di un elemento comporta l'inutilizzo degli altr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3T17:48:23.668362343</dc:date>
    <meta:editing-duration>P1DT13H32M31S</meta:editing-duration>
    <meta:editing-cycles>607</meta:editing-cycles>
    <meta:generator>LibreOffice/7.3.7.2$Linux_X86_64 LibreOffice_project/30$Build-2</meta:generator>
    <meta:document-statistic meta:table-count="0" meta:image-count="0" meta:object-count="0" meta:page-count="43" meta:paragraph-count="675" meta:word-count="22477" meta:character-count="142464" meta:non-whitespace-character-count="120903"/>
  </office:meta>
</office:document-meta>
</file>